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ptos Narrow" svg:font-family="'Aptos Narrow'"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217in"/>
    </style:style>
    <style:style style:name="co2" style:family="table-column">
      <style:table-column-properties fo:break-before="auto" style:column-width="0.322in"/>
    </style:style>
    <style:style style:name="co3" style:family="table-column">
      <style:table-column-properties fo:break-before="auto" style:column-width="0.302in"/>
    </style:style>
    <style:style style:name="co4" style:family="table-column">
      <style:table-column-properties fo:break-before="auto" style:column-width="1.5929in"/>
    </style:style>
    <style:style style:name="co5" style:family="table-column">
      <style:table-column-properties fo:break-before="auto" style:column-width="9.6528in"/>
    </style:style>
    <style:style style:name="co6" style:family="table-column">
      <style:table-column-properties fo:break-before="auto" style:column-width="1.4398in"/>
    </style:style>
    <style:style style:name="co7" style:family="table-column">
      <style:table-column-properties fo:break-before="auto" style:column-width="0.6028in"/>
    </style:style>
    <style:style style:name="co8" style:family="table-column">
      <style:table-column-properties fo:break-before="auto" style:column-width="1.2882in"/>
    </style:style>
    <style:style style:name="co9" style:family="table-column">
      <style:table-column-properties fo:break-before="auto" style:column-width="0.6346in"/>
    </style:style>
    <style:style style:name="co10" style:family="table-column">
      <style:table-column-properties fo:break-before="auto" style:column-width="0.6075in"/>
    </style:style>
    <style:style style:name="ro1" style:family="table-row">
      <style:table-row-properties style:row-height="0.1965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2083in" fo:break-before="auto" style:use-optimal-row-height="true"/>
    </style:style>
    <style:style style:name="ro5" style:family="table-row">
      <style:table-row-properties style:row-height="0.5492in" fo:break-before="auto" style:use-optimal-row-height="true"/>
    </style:style>
    <style:style style:name="ro6" style:family="table-row">
      <style:table-row-properties style:row-height="0.7252in" fo:break-before="auto" style:use-optimal-row-height="true"/>
    </style:style>
    <style:style style:name="ta1" style:family="table" style:master-page-name="PageStyle_5f_Sheet1">
      <style:table-properties table:display="true" style:writing-mode="lr-tb"/>
    </style:style>
    <number:date-style style:name="N37" number:automatic-order="true">
      <number:month number:style="long"/>
      <number:text>/</number:text>
      <number:day number:style="long"/>
      <number:text>/</number:text>
      <number:year/>
    </number:date-style>
    <style:style style:name="ce6" style:family="table-cell" style:parent-style-name="Default">
      <style:table-cell-properties fo:background-color="#000000"/>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loext:background-complex-color loext:theme-type="dark1" loext:color-type="theme"/>
      </style:table-cell-properties>
      <style:paragraph-properties css3t:text-justify="auto" fo:margin-left="0in" style:writing-mode="page"/>
    </style:style>
    <style:style style:name="ce3" style:family="table-cell" style:parent-style-name="Default" style:data-style-name="N135">
      <style:table-cell-properties fo:border-bottom="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map style:condition="cell-content()=&quot;N/A&quot;" style:apply-style-name="ConditionalStyle_5f_1" style:base-cell-address="Sheet1.F1"/>
      <style:map style:condition="cell-content()=&quot;Fail&quot;" style:apply-style-name="ConditionalStyle_5f_3" style:base-cell-address="Sheet1.F1"/>
      <style:map style:condition="cell-content()=&quot;Pass&quot;" style:apply-style-name="ConditionalStyle_5f_2" style:base-cell-address="Sheet1.F1"/>
    </style:style>
    <style:style style:name="ce4" style:family="table-cell" style:parent-style-name="Default">
      <style:table-cell-properties fo:border-bottom="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map style:condition="cell-content()=&quot;N/A&quot;" style:apply-style-name="ConditionalStyle_5f_1" style:base-cell-address="Sheet1.F1"/>
      <style:map style:condition="cell-content()=&quot;Fail&quot;" style:apply-style-name="ConditionalStyle_5f_3" style:base-cell-address="Sheet1.F1"/>
      <style:map style:condition="cell-content()=&quot;Pass&quot;" style:apply-style-name="ConditionalStyle_5f_2" style:base-cell-address="Sheet1.F1"/>
    </style:style>
    <style:style style:name="ce5" style:family="table-cell" style:parent-style-name="Default">
      <style:table-cell-properties fo:border-bottom="none" fo:background-color="#000000"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loext:background-complex-color loext:theme-type="dark1" loext:color-type="theme"/>
      </style:table-cell-properties>
      <style:paragraph-properties fo:text-align="center" css3t:text-justify="auto" fo:margin-left="0in" style:writing-mode="page"/>
      <style:map style:condition="cell-content()=&quot;N/A&quot;" style:apply-style-name="ConditionalStyle_5f_1" style:base-cell-address="Sheet1.F1"/>
      <style:map style:condition="cell-content()=&quot;Fail&quot;" style:apply-style-name="ConditionalStyle_5f_3" style:base-cell-address="Sheet1.F1"/>
      <style:map style:condition="cell-content()=&quot;Pass&quot;" style:apply-style-name="ConditionalStyle_5f_2" style:base-cell-address="Sheet1.F1"/>
    </style:style>
    <style:style style:name="ce8" style:family="table-cell" style:parent-style-name="Default" style:data-style-name="N37">
      <style:table-cell-properties fo:border-bottom="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map style:condition="cell-content()=&quot;N/A&quot;" style:apply-style-name="ConditionalStyle_5f_1" style:base-cell-address="Sheet1.F1"/>
      <style:map style:condition="cell-content()=&quot;Fail&quot;" style:apply-style-name="ConditionalStyle_5f_3" style:base-cell-address="Sheet1.F1"/>
      <style:map style:condition="cell-content()=&quot;Pass&quot;" style:apply-style-name="ConditionalStyle_5f_2" style:base-cell-address="Sheet1.F1"/>
    </style:style>
    <style:style style:name="ce9" style:family="table-cell" style:parent-style-name="Default">
      <style:table-cell-properties fo:border-bottom="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map style:condition="cell-content()=&quot;N/A&quot;" style:apply-style-name="ConditionalStyle_5f_1" style:base-cell-address="Sheet1.F1"/>
      <style:map style:condition="cell-content()=&quot;Fail&quot;" style:apply-style-name="ConditionalStyle_5f_3" style:base-cell-address="Sheet1.F1"/>
      <style:map style:condition="cell-content()=&quot;Pass&quot;" style:apply-style-name="ConditionalStyle_5f_2" style:base-cell-address="Sheet1.F1"/>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cell-content()=&quot;N/A&quot;" style:apply-style-name="ConditionalStyle_5f_1" style:base-cell-address="Sheet1.F1"/>
      <style:map style:condition="cell-content()=&quot;Fail&quot;" style:apply-style-name="ConditionalStyle_5f_3" style:base-cell-address="Sheet1.F1"/>
      <style:map style:condition="cell-content()=&quot;Pass&quot;" style:apply-style-name="ConditionalStyle_5f_2" style:base-cell-address="Sheet1.F1"/>
    </style:style>
    <style:style style:name="ce11"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loext:background-complex-color loext:theme-type="dark1" loext:color-type="theme"/>
      </style:table-cell-properties>
      <style:paragraph-properties fo:text-align="center" css3t:text-justify="auto" fo:margin-left="0in" style:writing-mode="page"/>
      <style:map style:condition="cell-content()=&quot;N/A&quot;" style:apply-style-name="ConditionalStyle_5f_1" style:base-cell-address="Sheet1.F1"/>
      <style:map style:condition="cell-content()=&quot;Fail&quot;" style:apply-style-name="ConditionalStyle_5f_3" style:base-cell-address="Sheet1.F1"/>
      <style:map style:condition="cell-content()=&quot;Pass&quot;" style:apply-style-name="ConditionalStyle_5f_2" style:base-cell-address="Sheet1.F1"/>
    </style:style>
    <style:style style:name="ce22" style:family="table-cell" style:parent-style-name="Default">
      <style:map style:condition="cell-content()=&quot;N/A&quot;" style:apply-style-name="ConditionalStyle_5f_1" style:base-cell-address="Sheet1.F1"/>
      <style:map style:condition="cell-content()=&quot;Fail&quot;" style:apply-style-name="ConditionalStyle_5f_3" style:base-cell-address="Sheet1.F1"/>
      <style:map style:condition="cell-content()=&quot;Pass&quot;" style:apply-style-name="ConditionalStyle_5f_2" style:base-cell-address="Sheet1.F1"/>
    </style:style>
    <style:style style:name="ce13" style:family="table-cell" style:parent-style-name="Default">
      <style:table-cell-properties fo:background-color="#000000" style:rotation-align="none">
        <loext:background-complex-color loext:theme-type="dark1" loext:color-type="theme"/>
      </style:table-cell-properties>
      <style:map style:condition="cell-content()=&quot;N/A&quot;" style:apply-style-name="ConditionalStyle_5f_1" style:base-cell-address="Sheet1.F1"/>
      <style:map style:condition="cell-content()=&quot;Fail&quot;" style:apply-style-name="ConditionalStyle_5f_3" style:base-cell-address="Sheet1.F1"/>
      <style:map style:condition="cell-content()=&quot;Pass&quot;" style:apply-style-name="ConditionalStyle_5f_2" style:base-cell-address="Sheet1.F1"/>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4"/>
        <table:table-column table:style-name="co7" table:default-cell-style-name="ce4"/>
        <table:table-column table:style-name="co8" table:default-cell-style-name="ce4"/>
        <table:table-column table:style-name="co9" table:number-columns-repeated="6" table:default-cell-style-name="ce4"/>
        <table:table-column table:style-name="co9" table:number-columns-repeated="66" table:default-cell-style-name="ce10"/>
        <table:table-column table:style-name="co10" table:number-columns-repeated="30" table:default-cell-style-name="ce22"/>
        <table:table-column table:style-name="co10" table:number-columns-repeated="16274"/>
        <table:table-row table:style-name="ro1">
          <table:table-cell office:value-type="string" calcext:value-type="string">
            <text:p>Section</text:p>
          </table:table-cell>
          <table:table-cell office:value-type="string" calcext:value-type="string">
            <text:p>Item Number</text:p>
          </table:table-cell>
          <table:table-cell office:value-type="string" calcext:value-type="string">
            <text:p>Concat Number</text:p>
          </table:table-cell>
          <table:table-cell office:value-type="string" calcext:value-type="string">
            <text:p>Name</text:p>
          </table:table-cell>
          <table:table-cell/>
          <table:table-cell table:style-name="ce3" office:value-type="string" calcext:value-type="string">
            <text:p>12/18/2025 -12/20/2025</text:p>
          </table:table-cell>
          <table:table-cell table:style-name="ce8" office:value-type="date" office:date-value="2026-01-26" calcext:value-type="date">
            <text:p>01/26/26</text:p>
          </table:table-cell>
          <table:table-cell table:style-name="ce8" office:value-type="string" calcext:value-type="string">
            <text:p>03/23/2026 – 3/24/26</text:p>
          </table:table-cell>
          <table:table-cell table:style-name="ce9" table:number-columns-repeated="6"/>
          <table:table-cell table:number-columns-repeated="96"/>
          <table:table-cell table:style-name="Default" table:number-columns-repeated="16274"/>
        </table:table-row>
        <table:table-row table:style-name="ro1">
          <table:table-cell office:value-type="float" office:value="1" calcext:value-type="float">
            <text:p>1</text:p>
          </table:table-cell>
          <table:table-cell table:number-columns-repeated="2"/>
          <table:table-cell office:value-type="string" calcext:value-type="string">
            <text:p>Add New Book</text:p>
          </table:table-cell>
          <table:table-cell table:formula="of:=COM.MICROSOFT.CONCAT(&quot;Test &quot;;[.A2];&quot;: &quot;;[.D2])" office:value-type="string" office:string-value="Test 1: Add New Book" calcext:value-type="string">
            <text:p>Test 1: Add New Book</text:p>
          </table:table-cell>
          <table:table-cell table:formula="of:=IF(COUNTIF([.F3:.F9];&quot;Fail&quot;) &gt; 0; &quot;Fail&quot;; IF(COUNTBLANK([.F3:.F9]) &gt; 0; &quot;N/A&quot;; &quot;Pass&quot;))" office:value-type="string" office:string-value="Pass" calcext:value-type="string">
            <text:p>Pass</text:p>
          </table:table-cell>
          <table:table-cell table:formula="of:=IF(COUNTIF([.G3:.G9];&quot;Fail&quot;) &gt; 0; &quot;Fail&quot;; IF(COUNTBLANK([.G3:.G9]) &gt; 0; &quot;N/A&quot;; &quot;Pass&quot;))" office:value-type="string" office:string-value="Pass" calcext:value-type="string">
            <text:p>Pass</text:p>
          </table:table-cell>
          <table:table-cell table:formula="of:=IF(COUNTIF([.H3:.H9];&quot;Fail&quot;) &gt; 0; &quot;Fail&quot;; IF(COUNTBLANK([.H3:.H9]) &gt; 0; &quot;N/A&quot;; &quot;Pass&quot;))" office:value-type="string" office:string-value="Pass" calcext:value-type="string">
            <text:p>Pass</text:p>
          </table:table-cell>
          <table:table-cell table:formula="of:=IF(COUNTIF([.I3:.I9];&quot;Fail&quot;) &gt; 0; &quot;Fail&quot;; IF(COUNTBLANK([.I3:.I9]) &gt; 0; &quot;N/A&quot;; &quot;Pass&quot;))" office:value-type="string" office:string-value="N/A" calcext:value-type="string">
            <text:p>N/A</text:p>
          </table:table-cell>
          <table:table-cell table:formula="of:=IF(COUNTIF([.J3:.J9];&quot;Fail&quot;) &gt; 0; &quot;Fail&quot;; IF(COUNTBLANK([.J3:.J9]) &gt; 0; &quot;N/A&quot;; &quot;Pass&quot;))" office:value-type="string" office:string-value="N/A" calcext:value-type="string">
            <text:p>N/A</text:p>
          </table:table-cell>
          <table:table-cell table:formula="of:=IF(COUNTIF([.K3:.K9];&quot;Fail&quot;) &gt; 0; &quot;Fail&quot;; IF(COUNTBLANK([.K3:.K9]) &gt; 0; &quot;N/A&quot;; &quot;Pass&quot;))" office:value-type="string" office:string-value="N/A" calcext:value-type="string">
            <text:p>N/A</text:p>
          </table:table-cell>
          <table:table-cell table:formula="of:=IF(COUNTIF([.L3:.L9];&quot;Fail&quot;) &gt; 0; &quot;Fail&quot;; IF(COUNTBLANK([.L3:.L9]) &gt; 0; &quot;N/A&quot;; &quot;Pass&quot;))" office:value-type="string" office:string-value="N/A" calcext:value-type="string">
            <text:p>N/A</text:p>
          </table:table-cell>
          <table:table-cell table:formula="of:=IF(COUNTIF([.M3:.M9];&quot;Fail&quot;) &gt; 0; &quot;Fail&quot;; IF(COUNTBLANK([.M3:.M9]) &gt; 0; &quot;N/A&quot;; &quot;Pass&quot;))" office:value-type="string" office:string-value="N/A" calcext:value-type="string">
            <text:p>N/A</text:p>
          </table:table-cell>
          <table:table-cell table:formula="of:=IF(COUNTIF([.N3:.N9];&quot;Fail&quot;) &gt; 0; &quot;Fail&quot;; IF(COUNTBLANK([.N3:.N9])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table:number-columns-repeated="2" office:value-type="float" office:value="1" calcext:value-type="float">
            <text:p>1</text:p>
          </table:table-cell>
          <table:table-cell table:formula="of:=COM.MICROSOFT.CONCAT([.A3]; &quot;.&quot;; [.B3])" office:value-type="string" office:string-value="1.1" calcext:value-type="string">
            <text:p>1.1</text:p>
          </table:table-cell>
          <table:table-cell office:value-type="string" calcext:value-type="string">
            <text:p>Cannot save without title or book format. Popups should show that blank book title and book format are invalid.</text:p>
          </table:table-cell>
          <table:table-cell table:formula="of:=COM.MICROSOFT.CONCAT([.C3]; &quot; &quot;; [.D3])" office:value-type="string" office:string-value="1.1 Cannot save without title or book format. Popups should show that blank book title and book format are invalid." calcext:value-type="string">
            <text:p>1.1 Cannot save without title or book format. Popups should show that blank book title and book format are invali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 calcext:value-type="float">
            <text:p>1</text:p>
          </table:table-cell>
          <table:table-cell office:value-type="float" office:value="2" calcext:value-type="float">
            <text:p>2</text:p>
          </table:table-cell>
          <table:table-cell table:formula="of:=COM.MICROSOFT.CONCAT([.A4]; &quot;.&quot;; [.B4])" office:value-type="string" office:string-value="1.2" calcext:value-type="string">
            <text:p>1.2</text:p>
          </table:table-cell>
          <table:table-cell office:value-type="string" calcext:value-type="string">
            <text:p>Cannot save without title. Popup should show that blank book title is invalid.</text:p>
          </table:table-cell>
          <table:table-cell table:formula="of:=COM.MICROSOFT.CONCAT([.C4]; &quot; &quot;; [.D4])" office:value-type="string" office:string-value="1.2 Cannot save without title. Popup should show that blank book title is invalid." calcext:value-type="string">
            <text:p>1.2 Cannot save without title. Popup should show that blank book title is invali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 calcext:value-type="float">
            <text:p>1</text:p>
          </table:table-cell>
          <table:table-cell office:value-type="float" office:value="3" calcext:value-type="float">
            <text:p>3</text:p>
          </table:table-cell>
          <table:table-cell table:formula="of:=COM.MICROSOFT.CONCAT([.A5]; &quot;.&quot;; [.B5])" office:value-type="string" office:string-value="1.3" calcext:value-type="string">
            <text:p>1.3</text:p>
          </table:table-cell>
          <table:table-cell office:value-type="string" calcext:value-type="string">
            <text:p>Cannot save without book format. Popup should show that blank book format is invalid.</text:p>
          </table:table-cell>
          <table:table-cell table:formula="of:=COM.MICROSOFT.CONCAT([.C5]; &quot; &quot;; [.D5])" office:value-type="string" office:string-value="1.3 Cannot save without book format. Popup should show that blank book format is invalid." calcext:value-type="string">
            <text:p>1.3 Cannot save without book format. Popup should show that blank book format is invali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 calcext:value-type="float">
            <text:p>1</text:p>
          </table:table-cell>
          <table:table-cell office:value-type="float" office:value="4" calcext:value-type="float">
            <text:p>4</text:p>
          </table:table-cell>
          <table:table-cell table:formula="of:=COM.MICROSOFT.CONCAT([.A6]; &quot;.&quot;; [.B6])" office:value-type="string" office:string-value="1.4" calcext:value-type="string">
            <text:p>1.4</text:p>
          </table:table-cell>
          <table:table-cell office:value-type="string" calcext:value-type="string">
            <text:p>Add a title and a book format and click save.</text:p>
          </table:table-cell>
          <table:table-cell table:formula="of:=COM.MICROSOFT.CONCAT([.C6]; &quot; &quot;; [.D6])" office:value-type="string" office:string-value="1.4 Add a title and a book format and click save." calcext:value-type="string">
            <text:p>1.4 Add a title and a book format and click sav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 calcext:value-type="float">
            <text:p>1</text:p>
          </table:table-cell>
          <table:table-cell office:value-type="float" office:value="5" calcext:value-type="float">
            <text:p>5</text:p>
          </table:table-cell>
          <table:table-cell table:formula="of:=COM.MICROSOFT.CONCAT([.A7]; &quot;.&quot;; [.B7])" office:value-type="string" office:string-value="1.5" calcext:value-type="string">
            <text:p>1.5</text:p>
          </table:table-cell>
          <table:table-cell office:value-type="string" calcext:value-type="string">
            <text:p>Book title and book format should show on the main book view.</text:p>
          </table:table-cell>
          <table:table-cell table:formula="of:=COM.MICROSOFT.CONCAT([.C7]; &quot; &quot;; [.D7])" office:value-type="string" office:string-value="1.5 Book title and book format should show on the main book view." calcext:value-type="string">
            <text:p>1.5 Book title and book format should show on the main book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 calcext:value-type="float">
            <text:p>1</text:p>
          </table:table-cell>
          <table:table-cell office:value-type="float" office:value="6" calcext:value-type="float">
            <text:p>6</text:p>
          </table:table-cell>
          <table:table-cell table:formula="of:=COM.MICROSOFT.CONCAT([.A8]; &quot;.&quot;; [.B8])" office:value-type="string" office:string-value="1.6" calcext:value-type="string">
            <text:p>1.6</text:p>
          </table:table-cell>
          <table:table-cell office:value-type="string" calcext:value-type="string">
            <text:p>Book shows up under 'All Books' view and 'To Be Read' view.</text:p>
          </table:table-cell>
          <table:table-cell table:formula="of:=COM.MICROSOFT.CONCAT([.C8]; &quot; &quot;; [.D8])" office:value-type="string" office:string-value="1.6 Book shows up under 'All Books' view and 'To Be Read' view." calcext:value-type="string">
            <text:p>1.6 Book shows up under 'All Books' view and 'To Be Read'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 calcext:value-type="float">
            <text:p>1</text:p>
          </table:table-cell>
          <table:table-cell office:value-type="float" office:value="7" calcext:value-type="float">
            <text:p>7</text:p>
          </table:table-cell>
          <table:table-cell table:formula="of:=COM.MICROSOFT.CONCAT([.A9]; &quot;.&quot;; [.B9])" office:value-type="string" office:string-value="1.7" calcext:value-type="string">
            <text:p>1.7</text:p>
          </table:table-cell>
          <table:table-cell office:value-type="string" calcext:value-type="string">
            <text:p>Book title and book format should show up on the book preview in the book list.</text:p>
          </table:table-cell>
          <table:table-cell table:formula="of:=COM.MICROSOFT.CONCAT([.C9]; &quot; &quot;; [.D9])" office:value-type="string" office:string-value="1.7 Book title and book format should show up on the book preview in the book list." calcext:value-type="string">
            <text:p>1.7 Book title and book format should show up on the book preview in the book lis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2" calcext:value-type="float">
            <text:p>2</text:p>
          </table:table-cell>
          <table:table-cell table:number-columns-repeated="2"/>
          <table:table-cell office:value-type="string" calcext:value-type="string">
            <text:p>Update book: Reading Progress</text:p>
          </table:table-cell>
          <table:table-cell table:formula="of:=COM.MICROSOFT.CONCAT(&quot;Test &quot;;[.A11];&quot;: &quot;;[.D11])" office:value-type="string" office:string-value="Test 2: Update book: Reading Progress" calcext:value-type="string">
            <text:p>Test 2: Update book: Reading Progress</text:p>
          </table:table-cell>
          <table:table-cell table:formula="of:=IF(COUNTIF([.F12:.F22];&quot;Fail&quot;) &gt; 0; &quot;Fail&quot;; IF(COUNTBLANK([.F12:.F22]) &gt; 0; &quot;N/A&quot;; &quot;Pass&quot;))" office:value-type="string" office:string-value="Pass" calcext:value-type="string">
            <text:p>Pass</text:p>
          </table:table-cell>
          <table:table-cell table:formula="of:=IF(COUNTIF([.G12:.G22];&quot;Fail&quot;) &gt; 0; &quot;Fail&quot;; IF(COUNTBLANK([.G12:.G22]) &gt; 0; &quot;N/A&quot;; &quot;Pass&quot;))" office:value-type="string" office:string-value="Pass" calcext:value-type="string">
            <text:p>Pass</text:p>
          </table:table-cell>
          <table:table-cell table:formula="of:=IF(COUNTIF([.H12:.H22];&quot;Fail&quot;) &gt; 0; &quot;Fail&quot;; IF(COUNTBLANK([.H12:.H22]) &gt; 0; &quot;N/A&quot;; &quot;Pass&quot;))" office:value-type="string" office:string-value="Pass" calcext:value-type="string">
            <text:p>Pass</text:p>
          </table:table-cell>
          <table:table-cell table:formula="of:=IF(COUNTIF([.I12:.I22];&quot;Fail&quot;) &gt; 0; &quot;Fail&quot;; IF(COUNTBLANK([.I12:.I22]) &gt; 0; &quot;N/A&quot;; &quot;Pass&quot;))" office:value-type="string" office:string-value="N/A" calcext:value-type="string">
            <text:p>N/A</text:p>
          </table:table-cell>
          <table:table-cell table:formula="of:=IF(COUNTIF([.J12:.J22];&quot;Fail&quot;) &gt; 0; &quot;Fail&quot;; IF(COUNTBLANK([.J12:.J22]) &gt; 0; &quot;N/A&quot;; &quot;Pass&quot;))" office:value-type="string" office:string-value="N/A" calcext:value-type="string">
            <text:p>N/A</text:p>
          </table:table-cell>
          <table:table-cell table:formula="of:=IF(COUNTIF([.K12:.K22];&quot;Fail&quot;) &gt; 0; &quot;Fail&quot;; IF(COUNTBLANK([.K12:.K22]) &gt; 0; &quot;N/A&quot;; &quot;Pass&quot;))" office:value-type="string" office:string-value="N/A" calcext:value-type="string">
            <text:p>N/A</text:p>
          </table:table-cell>
          <table:table-cell table:formula="of:=IF(COUNTIF([.L12:.L22];&quot;Fail&quot;) &gt; 0; &quot;Fail&quot;; IF(COUNTBLANK([.L12:.L22]) &gt; 0; &quot;N/A&quot;; &quot;Pass&quot;))" office:value-type="string" office:string-value="N/A" calcext:value-type="string">
            <text:p>N/A</text:p>
          </table:table-cell>
          <table:table-cell table:formula="of:=IF(COUNTIF([.M12:.M22];&quot;Fail&quot;) &gt; 0; &quot;Fail&quot;; IF(COUNTBLANK([.M12:.M22]) &gt; 0; &quot;N/A&quot;; &quot;Pass&quot;))" office:value-type="string" office:string-value="N/A" calcext:value-type="string">
            <text:p>N/A</text:p>
          </table:table-cell>
          <table:table-cell table:formula="of:=IF(COUNTIF([.N12:.N22];&quot;Fail&quot;) &gt; 0; &quot;Fail&quot;; IF(COUNTBLANK([.N12:.N22])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2" calcext:value-type="float">
            <text:p>2</text:p>
          </table:table-cell>
          <table:table-cell office:value-type="float" office:value="1" calcext:value-type="float">
            <text:p>1</text:p>
          </table:table-cell>
          <table:table-cell table:formula="of:=COM.MICROSOFT.CONCAT([.A12]; &quot;.&quot;; [.B12])" office:value-type="string" office:string-value="2.1" calcext:value-type="string">
            <text:p>2.1</text:p>
          </table:table-cell>
          <table:table-cell office:value-type="string" calcext:value-type="string">
            <text:p>Toggle 'Queue this book up next for reading?' and save book. Book shows up under 'Reading' view and is no longer under 'To Be Read' view.</text:p>
          </table:table-cell>
          <table:table-cell table:formula="of:=COM.MICROSOFT.CONCAT([.C12]; &quot; &quot;; [.D12])" office:value-type="string" office:string-value="2.1 Toggle 'Queue this book up next for reading?' and save book. Book shows up under 'Reading' view and is no longer under 'To Be Read' view." calcext:value-type="string">
            <text:p>2.1 Toggle 'Queue this book up next for reading?' and save book. Book shows up under 'Reading' view and is no longer under 'To Be Read'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table:number-columns-repeated="2" office:value-type="float" office:value="2" calcext:value-type="float">
            <text:p>2</text:p>
          </table:table-cell>
          <table:table-cell table:formula="of:=COM.MICROSOFT.CONCAT([.A13]; &quot;.&quot;; [.B13])" office:value-type="string" office:string-value="2.2" calcext:value-type="string">
            <text:p>2.2</text:p>
          </table:table-cell>
          <table:table-cell office:value-type="string" calcext:value-type="string">
            <text:p>Add 'Total Pages.' 'Book Checkpoints' should update to show 1/4, 1/2, 3/4, and the total pages under the 'Progress Bar.'</text:p>
          </table:table-cell>
          <table:table-cell table:formula="of:=COM.MICROSOFT.CONCAT([.C13]; &quot; &quot;; [.D13])" office:value-type="string" office:string-value="2.2 Add 'Total Pages.' 'Book Checkpoints' should update to show 1/4, 1/2, 3/4, and the total pages under the 'Progress Bar.'" calcext:value-type="string">
            <text:p>2.2 Add 'Total Pages.' 'Book Checkpoints' should update to show 1/4, 1/2, 3/4, and the total pages under the 'Progress Bar.'</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 calcext:value-type="float">
            <text:p>2</text:p>
          </table:table-cell>
          <table:table-cell office:value-type="float" office:value="3" calcext:value-type="float">
            <text:p>3</text:p>
          </table:table-cell>
          <table:table-cell table:formula="of:=COM.MICROSOFT.CONCAT([.A14]; &quot;.&quot;; [.B14])" office:value-type="string" office:string-value="2.3" calcext:value-type="string">
            <text:p>2.3</text:p>
          </table:table-cell>
          <table:table-cell office:value-type="string" calcext:value-type="string">
            <text:p>Click on the 'Pages Read' number. Popup should appear with slider. 'Pages Read' should display a 0 in between the label and the button.</text:p>
          </table:table-cell>
          <table:table-cell table:formula="of:=COM.MICROSOFT.CONCAT([.C14]; &quot; &quot;; [.D14])" office:value-type="string" office:string-value="2.3 Click on the 'Pages Read' number. Popup should appear with slider. 'Pages Read' should display a 0 in between the label and the button." calcext:value-type="string">
            <text:p>2.3 Click on the 'Pages Read' number. Popup should appear with slider. 'Pages Read' should display a 0 in between the label and the button.</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 calcext:value-type="float">
            <text:p>2</text:p>
          </table:table-cell>
          <table:table-cell office:value-type="float" office:value="4" calcext:value-type="float">
            <text:p>4</text:p>
          </table:table-cell>
          <table:table-cell table:formula="of:=COM.MICROSOFT.CONCAT([.A15]; &quot;.&quot;; [.B15])" office:value-type="string" office:string-value="2.4" calcext:value-type="string">
            <text:p>2.4</text:p>
          </table:table-cell>
          <table:table-cell office:value-type="string" calcext:value-type="string">
            <text:p>Drag the slider. 'Pages Read' count should update between 0 and the total number of pages.</text:p>
          </table:table-cell>
          <table:table-cell table:formula="of:=COM.MICROSOFT.CONCAT([.C15]; &quot; &quot;; [.D15])" office:value-type="string" office:string-value="2.4 Drag the slider. 'Pages Read' count should update between 0 and the total number of pages." calcext:value-type="string">
            <text:p>2.4 Drag the slider. 'Pages Read' count should update between 0 and the total number of page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 calcext:value-type="float">
            <text:p>2</text:p>
          </table:table-cell>
          <table:table-cell office:value-type="float" office:value="5" calcext:value-type="float">
            <text:p>5</text:p>
          </table:table-cell>
          <table:table-cell table:formula="of:=COM.MICROSOFT.CONCAT([.A16]; &quot;.&quot;; [.B16])" office:value-type="string" office:string-value="2.5" calcext:value-type="string">
            <text:p>2.5</text:p>
          </table:table-cell>
          <table:table-cell office:value-type="string" calcext:value-type="string">
            <text:p>Click outside of the popup. 'Pages Read' on the book edit view should not update</text:p>
          </table:table-cell>
          <table:table-cell table:formula="of:=COM.MICROSOFT.CONCAT([.C16]; &quot; &quot;; [.D16])" office:value-type="string" office:string-value="2.5 Click outside of the popup. 'Pages Read' on the book edit view should not update" calcext:value-type="string">
            <text:p>2.5 Click outside of the popup. 'Pages Read' on the book edit view should not updat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 calcext:value-type="float">
            <text:p>2</text:p>
          </table:table-cell>
          <table:table-cell office:value-type="float" office:value="6" calcext:value-type="float">
            <text:p>6</text:p>
          </table:table-cell>
          <table:table-cell table:formula="of:=COM.MICROSOFT.CONCAT([.A17]; &quot;.&quot;; [.B17])" office:value-type="string" office:string-value="2.6" calcext:value-type="string">
            <text:p>2.6</text:p>
          </table:table-cell>
          <table:table-cell office:value-type="string" calcext:value-type="string">
            <text:p>Repeat 2.3 and 2.4. This time, click the 'Save' button. 'Pages Read' should update. 'Percentage Read' and the 'Progress Bar' should update, too.</text:p>
          </table:table-cell>
          <table:table-cell table:formula="of:=COM.MICROSOFT.CONCAT([.C17]; &quot; &quot;; [.D17])" office:value-type="string" office:string-value="2.6 Repeat 2.3 and 2.4. This time, click the 'Save' button. 'Pages Read' should update. 'Percentage Read' and the 'Progress Bar' should update, too." calcext:value-type="string">
            <text:p>2.6 Repeat 2.3 and 2.4. This time, click the 'Save' button. 'Pages Read' should update. 'Percentage Read' and the 'Progress Bar' should update, too.</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 calcext:value-type="float">
            <text:p>2</text:p>
          </table:table-cell>
          <table:table-cell office:value-type="float" office:value="7" calcext:value-type="float">
            <text:p>7</text:p>
          </table:table-cell>
          <table:table-cell table:formula="of:=COM.MICROSOFT.CONCAT([.A18]; &quot;.&quot;; [.B18])" office:value-type="string" office:string-value="2.7" calcext:value-type="string">
            <text:p>2.7</text:p>
          </table:table-cell>
          <table:table-cell office:value-type="string" calcext:value-type="string">
            <text:p>Click the plus and minus under the 'Pages Read' number. Should increment and decrement by 1, and the 'Percentage Read' and 'Progress Bar' should still update.</text:p>
          </table:table-cell>
          <table:table-cell table:formula="of:=COM.MICROSOFT.CONCAT([.C18]; &quot; &quot;; [.D18])" office:value-type="string" office:string-value="2.7 Click the plus and minus under the 'Pages Read' number. Should increment and decrement by 1, and the 'Percentage Read' and 'Progress Bar' should still update." calcext:value-type="string">
            <text:p>2.7 Click the plus and minus under the 'Pages Read' number. Should increment and decrement by 1, and the 'Percentage Read' and 'Progress Bar' should still updat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 calcext:value-type="float">
            <text:p>2</text:p>
          </table:table-cell>
          <table:table-cell office:value-type="float" office:value="8" calcext:value-type="float">
            <text:p>8</text:p>
          </table:table-cell>
          <table:table-cell table:formula="of:=COM.MICROSOFT.CONCAT([.A19]; &quot;.&quot;; [.B19])" office:value-type="string" office:string-value="2.8" calcext:value-type="string">
            <text:p>2.8</text:p>
          </table:table-cell>
          <table:table-cell office:value-type="string" calcext:value-type="string">
            <text:p>Click Save.</text:p>
          </table:table-cell>
          <table:table-cell table:formula="of:=COM.MICROSOFT.CONCAT([.C19]; &quot; &quot;; [.D19])" office:value-type="string" office:string-value="2.8 Click Save." calcext:value-type="string">
            <text:p>2.8 Click Sav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 calcext:value-type="float">
            <text:p>2</text:p>
          </table:table-cell>
          <table:table-cell office:value-type="float" office:value="9" calcext:value-type="float">
            <text:p>9</text:p>
          </table:table-cell>
          <table:table-cell table:formula="of:=COM.MICROSOFT.CONCAT([.A20]; &quot;.&quot;; [.B20])" office:value-type="string" office:string-value="2.9" calcext:value-type="string">
            <text:p>2.9</text:p>
          </table:table-cell>
          <table:table-cell office:value-type="string" calcext:value-type="string">
            <text:p>Total Pages,' 'Page Read,' 'Book Checkpoints,' 'Percentage Read,' and 'Progress Bar' should be updated on main book view.</text:p>
          </table:table-cell>
          <table:table-cell table:formula="of:=COM.MICROSOFT.CONCAT([.C20]; &quot; &quot;; [.D20])" office:value-type="string" office:string-value="2.9 Total Pages,' 'Page Read,' 'Book Checkpoints,' 'Percentage Read,' and 'Progress Bar' should be updated on main book view." calcext:value-type="string">
            <text:p>2.9 Total Pages,' 'Page Read,' 'Book Checkpoints,' 'Percentage Read,' and 'Progress Bar' should be updated on main book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 calcext:value-type="float">
            <text:p>2</text:p>
          </table:table-cell>
          <table:table-cell office:value-type="float" office:value="10" calcext:value-type="float">
            <text:p>10</text:p>
          </table:table-cell>
          <table:table-cell table:formula="of:=COM.MICROSOFT.CONCAT([.A21]; &quot;.&quot;; [.B21])" office:value-type="string" office:string-value="2.10" calcext:value-type="string">
            <text:p>2.10</text:p>
          </table:table-cell>
          <table:table-cell office:value-type="string" calcext:value-type="string">
            <text:p>Percentage Read' and 'Total Pages' should show up on the book preview in the book list.</text:p>
          </table:table-cell>
          <table:table-cell table:formula="of:=COM.MICROSOFT.CONCAT([.C21]; &quot; &quot;; [.D21])" office:value-type="string" office:string-value="2.10 Percentage Read' and 'Total Pages' should show up on the book preview in the book list." calcext:value-type="string">
            <text:p>2.10 Percentage Read' and 'Total Pages' should show up on the book preview in the book lis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 calcext:value-type="float">
            <text:p>2</text:p>
          </table:table-cell>
          <table:table-cell office:value-type="float" office:value="11" calcext:value-type="float">
            <text:p>11</text:p>
          </table:table-cell>
          <table:table-cell table:formula="of:=COM.MICROSOFT.CONCAT([.A22]; &quot;.&quot;; [.B22])" office:value-type="string" office:string-value="2.11" calcext:value-type="string">
            <text:p>2.11</text:p>
          </table:table-cell>
          <table:table-cell office:value-type="string" calcext:value-type="string">
            <text:p>Queue this book up next for reading?' toggle should no longer display once book has registered progress and been saved.</text:p>
          </table:table-cell>
          <table:table-cell table:formula="of:=COM.MICROSOFT.CONCAT([.C22]; &quot; &quot;; [.D22])" office:value-type="string" office:string-value="2.11 Queue this book up next for reading?' toggle should no longer display once book has registered progress and been saved." calcext:value-type="string">
            <text:p>2.11 Queue this book up next for reading?' toggle should no longer display once book has registered progress and been sav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3" calcext:value-type="float">
            <text:p>3</text:p>
          </table:table-cell>
          <table:table-cell table:number-columns-repeated="2"/>
          <table:table-cell office:value-type="string" calcext:value-type="string">
            <text:p>Update book: Read Book</text:p>
          </table:table-cell>
          <table:table-cell table:formula="of:=COM.MICROSOFT.CONCAT(&quot;Test &quot;;[.A24];&quot;: &quot;;[.D24])" office:value-type="string" office:string-value="Test 3: Update book: Read Book" calcext:value-type="string">
            <text:p>Test 3: Update book: Read Book</text:p>
          </table:table-cell>
          <table:table-cell table:formula="of:=IF(COUNTIF([.F25:.F30];&quot;Fail&quot;) &gt; 0; &quot;Fail&quot;; IF(COUNTBLANK([.F25:.F30]) &gt; 0; &quot;N/A&quot;; &quot;Pass&quot;))" office:value-type="string" office:string-value="Pass" calcext:value-type="string">
            <text:p>Pass</text:p>
          </table:table-cell>
          <table:table-cell table:formula="of:=IF(COUNTIF([.G25:.G30];&quot;Fail&quot;) &gt; 0; &quot;Fail&quot;; IF(COUNTBLANK([.G25:.G30]) &gt; 0; &quot;N/A&quot;; &quot;Pass&quot;))" office:value-type="string" office:string-value="Pass" calcext:value-type="string">
            <text:p>Pass</text:p>
          </table:table-cell>
          <table:table-cell table:formula="of:=IF(COUNTIF([.H25:.H30];&quot;Fail&quot;) &gt; 0; &quot;Fail&quot;; IF(COUNTBLANK([.H25:.H30]) &gt; 0; &quot;N/A&quot;; &quot;Pass&quot;))" office:value-type="string" office:string-value="Pass" calcext:value-type="string">
            <text:p>Pass</text:p>
          </table:table-cell>
          <table:table-cell table:formula="of:=IF(COUNTIF([.I25:.I30];&quot;Fail&quot;) &gt; 0; &quot;Fail&quot;; IF(COUNTBLANK([.I25:.I30]) &gt; 0; &quot;N/A&quot;; &quot;Pass&quot;))" office:value-type="string" office:string-value="N/A" calcext:value-type="string">
            <text:p>N/A</text:p>
          </table:table-cell>
          <table:table-cell table:formula="of:=IF(COUNTIF([.J25:.J30];&quot;Fail&quot;) &gt; 0; &quot;Fail&quot;; IF(COUNTBLANK([.J25:.J30]) &gt; 0; &quot;N/A&quot;; &quot;Pass&quot;))" office:value-type="string" office:string-value="N/A" calcext:value-type="string">
            <text:p>N/A</text:p>
          </table:table-cell>
          <table:table-cell table:formula="of:=IF(COUNTIF([.K25:.K30];&quot;Fail&quot;) &gt; 0; &quot;Fail&quot;; IF(COUNTBLANK([.K25:.K30]) &gt; 0; &quot;N/A&quot;; &quot;Pass&quot;))" office:value-type="string" office:string-value="N/A" calcext:value-type="string">
            <text:p>N/A</text:p>
          </table:table-cell>
          <table:table-cell table:formula="of:=IF(COUNTIF([.L25:.L30];&quot;Fail&quot;) &gt; 0; &quot;Fail&quot;; IF(COUNTBLANK([.L25:.L30]) &gt; 0; &quot;N/A&quot;; &quot;Pass&quot;))" office:value-type="string" office:string-value="N/A" calcext:value-type="string">
            <text:p>N/A</text:p>
          </table:table-cell>
          <table:table-cell table:formula="of:=IF(COUNTIF([.M25:.M30];&quot;Fail&quot;) &gt; 0; &quot;Fail&quot;; IF(COUNTBLANK([.M25:.M30]) &gt; 0; &quot;N/A&quot;; &quot;Pass&quot;))" office:value-type="string" office:string-value="N/A" calcext:value-type="string">
            <text:p>N/A</text:p>
          </table:table-cell>
          <table:table-cell table:formula="of:=IF(COUNTIF([.N25:.N30];&quot;Fail&quot;) &gt; 0; &quot;Fail&quot;; IF(COUNTBLANK([.N25:.N30])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3" calcext:value-type="float">
            <text:p>3</text:p>
          </table:table-cell>
          <table:table-cell office:value-type="float" office:value="1" calcext:value-type="float">
            <text:p>1</text:p>
          </table:table-cell>
          <table:table-cell table:formula="of:=COM.MICROSOFT.CONCAT([.A25]; &quot;.&quot;; [.B25])" office:value-type="string" office:string-value="3.1" calcext:value-type="string">
            <text:p>3.1</text:p>
          </table:table-cell>
          <table:table-cell office:value-type="string" calcext:value-type="string">
            <text:p>Toggle 'Read?' 'Pages Read, 'Percentage Read,' and 'Progress Bar' should update.</text:p>
          </table:table-cell>
          <table:table-cell table:formula="of:=COM.MICROSOFT.CONCAT([.C25]; &quot; &quot;; [.D25])" office:value-type="string" office:string-value="3.1 Toggle 'Read?' 'Pages Read, 'Percentage Read,' and 'Progress Bar' should update." calcext:value-type="string">
            <text:p>3.1 Toggle 'Read?' 'Pages Read, 'Percentage Read,' and 'Progress Bar' should updat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 calcext:value-type="float">
            <text:p>3</text:p>
          </table:table-cell>
          <table:table-cell office:value-type="float" office:value="2" calcext:value-type="float">
            <text:p>2</text:p>
          </table:table-cell>
          <table:table-cell table:formula="of:=COM.MICROSOFT.CONCAT([.A26]; &quot;.&quot;; [.B26])" office:value-type="string" office:string-value="3.2" calcext:value-type="string">
            <text:p>3.2</text:p>
          </table:table-cell>
          <table:table-cell office:value-type="string" calcext:value-type="string">
            <text:p>Decrement the 'Pages Read' count with the stepper. 'Read?" toggle should set back to false.</text:p>
          </table:table-cell>
          <table:table-cell table:formula="of:=COM.MICROSOFT.CONCAT([.C26]; &quot; &quot;; [.D26])" office:value-type="string" office:string-value="3.2 Decrement the 'Pages Read' count with the stepper. 'Read?&quot; toggle should set back to false." calcext:value-type="string">
            <text:p>3.2 Decrement the 'Pages Read' count with the stepper. 'Read?" toggle should set back to fals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table:number-columns-repeated="2" office:value-type="float" office:value="3" calcext:value-type="float">
            <text:p>3</text:p>
          </table:table-cell>
          <table:table-cell table:formula="of:=COM.MICROSOFT.CONCAT([.A27]; &quot;.&quot;; [.B27])" office:value-type="string" office:string-value="3.3" calcext:value-type="string">
            <text:p>3.3</text:p>
          </table:table-cell>
          <table:table-cell office:value-type="string" calcext:value-type="string">
            <text:p>Increment stepper back to total page count. 'Read?' toggle should set back to true. Save book.</text:p>
          </table:table-cell>
          <table:table-cell table:formula="of:=COM.MICROSOFT.CONCAT([.C27]; &quot; &quot;; [.D27])" office:value-type="string" office:string-value="3.3 Increment stepper back to total page count. 'Read?' toggle should set back to true. Save book." calcext:value-type="string">
            <text:p>3.3 Increment stepper back to total page count. 'Read?' toggle should set back to true. Save boo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 calcext:value-type="float">
            <text:p>3</text:p>
          </table:table-cell>
          <table:table-cell office:value-type="float" office:value="4" calcext:value-type="float">
            <text:p>4</text:p>
          </table:table-cell>
          <table:table-cell table:formula="of:=COM.MICROSOFT.CONCAT([.A28]; &quot;.&quot;; [.B28])" office:value-type="string" office:string-value="3.4" calcext:value-type="string">
            <text:p>3.4</text:p>
          </table:table-cell>
          <table:table-cell office:value-type="string" calcext:value-type="string">
            <text:p>Read?' toggle, 'Pages Read,' 'Percentage Read,' and 'Progress Bar' should update on the main book view.</text:p>
          </table:table-cell>
          <table:table-cell table:formula="of:=COM.MICROSOFT.CONCAT([.C28]; &quot; &quot;; [.D28])" office:value-type="string" office:string-value="3.4 Read?' toggle, 'Pages Read,' 'Percentage Read,' and 'Progress Bar' should update on the main book view." calcext:value-type="string">
            <text:p>3.4 Read?' toggle, 'Pages Read,' 'Percentage Read,' and 'Progress Bar' should update on the main book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 calcext:value-type="float">
            <text:p>3</text:p>
          </table:table-cell>
          <table:table-cell office:value-type="float" office:value="5" calcext:value-type="float">
            <text:p>5</text:p>
          </table:table-cell>
          <table:table-cell table:formula="of:=COM.MICROSOFT.CONCAT([.A29]; &quot;.&quot;; [.B29])" office:value-type="string" office:string-value="3.5" calcext:value-type="string">
            <text:p>3.5</text:p>
          </table:table-cell>
          <table:table-cell office:value-type="string" calcext:value-type="string">
            <text:p>Book should show up under 'Read' view and is no longer under 'Reading' view.</text:p>
          </table:table-cell>
          <table:table-cell table:formula="of:=COM.MICROSOFT.CONCAT([.C29]; &quot; &quot;; [.D29])" office:value-type="string" office:string-value="3.5 Book should show up under 'Read' view and is no longer under 'Reading' view." calcext:value-type="string">
            <text:p>3.5 Book should show up under 'Read' view and is no longer under 'Reading'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 calcext:value-type="float">
            <text:p>3</text:p>
          </table:table-cell>
          <table:table-cell office:value-type="float" office:value="6" calcext:value-type="float">
            <text:p>6</text:p>
          </table:table-cell>
          <table:table-cell table:formula="of:=COM.MICROSOFT.CONCAT([.A30]; &quot;.&quot;; [.B30])" office:value-type="string" office:string-value="3.6" calcext:value-type="string">
            <text:p>3.6</text:p>
          </table:table-cell>
          <table:table-cell office:value-type="string" calcext:value-type="string">
            <text:p>Percentage Read' should show up on the book preview in the book list.</text:p>
          </table:table-cell>
          <table:table-cell table:formula="of:=COM.MICROSOFT.CONCAT([.C30]; &quot; &quot;; [.D30])" office:value-type="string" office:string-value="3.6 Percentage Read' should show up on the book preview in the book list." calcext:value-type="string">
            <text:p>3.6 Percentage Read' should show up on the book preview in the book lis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4" calcext:value-type="float">
            <text:p>4</text:p>
          </table:table-cell>
          <table:table-cell table:number-columns-repeated="2"/>
          <table:table-cell office:value-type="string" calcext:value-type="string">
            <text:p>Update book: Rating and Favorite</text:p>
          </table:table-cell>
          <table:table-cell table:formula="of:=COM.MICROSOFT.CONCAT(&quot;Test &quot;;[.A32];&quot;: &quot;;[.D32])" office:value-type="string" office:string-value="Test 4: Update book: Rating and Favorite" calcext:value-type="string">
            <text:p>Test 4: Update book: Rating and Favorite</text:p>
          </table:table-cell>
          <table:table-cell table:formula="of:=IF(COUNTIF([.F33:.F39];&quot;Fail&quot;) &gt; 0; &quot;Fail&quot;; IF(COUNTBLANK([.F33:.F39]) &gt; 0; &quot;N/A&quot;; &quot;Pass&quot;))" office:value-type="string" office:string-value="Pass" calcext:value-type="string">
            <text:p>Pass</text:p>
          </table:table-cell>
          <table:table-cell table:formula="of:=IF(COUNTIF([.G33:.G39];&quot;Fail&quot;) &gt; 0; &quot;Fail&quot;; IF(COUNTBLANK([.G33:.G39]) &gt; 0; &quot;N/A&quot;; &quot;Pass&quot;))" office:value-type="string" office:string-value="Pass" calcext:value-type="string">
            <text:p>Pass</text:p>
          </table:table-cell>
          <table:table-cell table:formula="of:=IF(COUNTIF([.H33:.H39];&quot;Fail&quot;) &gt; 0; &quot;Fail&quot;; IF(COUNTBLANK([.H33:.H39]) &gt; 0; &quot;N/A&quot;; &quot;Pass&quot;))" office:value-type="string" office:string-value="Pass" calcext:value-type="string">
            <text:p>Pass</text:p>
          </table:table-cell>
          <table:table-cell table:formula="of:=IF(COUNTIF([.I33:.I39];&quot;Fail&quot;) &gt; 0; &quot;Fail&quot;; IF(COUNTBLANK([.I33:.I39]) &gt; 0; &quot;N/A&quot;; &quot;Pass&quot;))" office:value-type="string" office:string-value="N/A" calcext:value-type="string">
            <text:p>N/A</text:p>
          </table:table-cell>
          <table:table-cell table:formula="of:=IF(COUNTIF([.J33:.J39];&quot;Fail&quot;) &gt; 0; &quot;Fail&quot;; IF(COUNTBLANK([.J33:.J39]) &gt; 0; &quot;N/A&quot;; &quot;Pass&quot;))" office:value-type="string" office:string-value="N/A" calcext:value-type="string">
            <text:p>N/A</text:p>
          </table:table-cell>
          <table:table-cell table:formula="of:=IF(COUNTIF([.K33:.K39];&quot;Fail&quot;) &gt; 0; &quot;Fail&quot;; IF(COUNTBLANK([.K33:.K39]) &gt; 0; &quot;N/A&quot;; &quot;Pass&quot;))" office:value-type="string" office:string-value="N/A" calcext:value-type="string">
            <text:p>N/A</text:p>
          </table:table-cell>
          <table:table-cell table:formula="of:=IF(COUNTIF([.L33:.L39];&quot;Fail&quot;) &gt; 0; &quot;Fail&quot;; IF(COUNTBLANK([.L33:.L39]) &gt; 0; &quot;N/A&quot;; &quot;Pass&quot;))" office:value-type="string" office:string-value="N/A" calcext:value-type="string">
            <text:p>N/A</text:p>
          </table:table-cell>
          <table:table-cell table:formula="of:=IF(COUNTIF([.M33:.M39];&quot;Fail&quot;) &gt; 0; &quot;Fail&quot;; IF(COUNTBLANK([.M33:.M39]) &gt; 0; &quot;N/A&quot;; &quot;Pass&quot;))" office:value-type="string" office:string-value="N/A" calcext:value-type="string">
            <text:p>N/A</text:p>
          </table:table-cell>
          <table:table-cell table:formula="of:=IF(COUNTIF([.N33:.N39];&quot;Fail&quot;) &gt; 0; &quot;Fail&quot;; IF(COUNTBLANK([.N33:.N39])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4" calcext:value-type="float">
            <text:p>4</text:p>
          </table:table-cell>
          <table:table-cell office:value-type="float" office:value="1" calcext:value-type="float">
            <text:p>1</text:p>
          </table:table-cell>
          <table:table-cell table:formula="of:=COM.MICROSOFT.CONCAT([.A33]; &quot;.&quot;; [.B33])" office:value-type="string" office:string-value="4.1" calcext:value-type="string">
            <text:p>4.1</text:p>
          </table:table-cell>
          <table:table-cell office:value-type="string" calcext:value-type="string">
            <text:p>Click on 3 stars for the book. 3 stars should now show as filled.</text:p>
          </table:table-cell>
          <table:table-cell table:formula="of:=COM.MICROSOFT.CONCAT([.C33]; &quot; &quot;; [.D33])" office:value-type="string" office:string-value="4.1 Click on 3 stars for the book. 3 stars should now show as filled." calcext:value-type="string">
            <text:p>4.1 Click on 3 stars for the book. 3 stars should now show as fill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 calcext:value-type="float">
            <text:p>4</text:p>
          </table:table-cell>
          <table:table-cell office:value-type="float" office:value="2" calcext:value-type="float">
            <text:p>2</text:p>
          </table:table-cell>
          <table:table-cell table:formula="of:=COM.MICROSOFT.CONCAT([.A34]; &quot;.&quot;; [.B34])" office:value-type="string" office:string-value="4.2" calcext:value-type="string">
            <text:p>4.2</text:p>
          </table:table-cell>
          <table:table-cell office:value-type="string" calcext:value-type="string">
            <text:p>Test the remaining stars. The rating section should fill or empty depending on the star index selected.</text:p>
          </table:table-cell>
          <table:table-cell table:formula="of:=COM.MICROSOFT.CONCAT([.C34]; &quot; &quot;; [.D34])" office:value-type="string" office:string-value="4.2 Test the remaining stars. The rating section should fill or empty depending on the star index selected." calcext:value-type="string">
            <text:p>4.2 Test the remaining stars. The rating section should fill or empty depending on the star index selec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 calcext:value-type="float">
            <text:p>4</text:p>
          </table:table-cell>
          <table:table-cell office:value-type="float" office:value="3" calcext:value-type="float">
            <text:p>3</text:p>
          </table:table-cell>
          <table:table-cell table:formula="of:=COM.MICROSOFT.CONCAT([.A35]; &quot;.&quot;; [.B35])" office:value-type="string" office:string-value="4.3" calcext:value-type="string">
            <text:p>4.3</text:p>
          </table:table-cell>
          <table:table-cell office:value-type="string" calcext:value-type="string">
            <text:p>Click to the left of the rating section. The stars should reset to 0 and be empty.</text:p>
          </table:table-cell>
          <table:table-cell table:formula="of:=COM.MICROSOFT.CONCAT([.C35]; &quot; &quot;; [.D35])" office:value-type="string" office:string-value="4.3 Click to the left of the rating section. The stars should reset to 0 and be empty." calcext:value-type="string">
            <text:p>4.3 Click to the left of the rating section. The stars should reset to 0 and be empt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table:number-columns-repeated="2" office:value-type="float" office:value="4" calcext:value-type="float">
            <text:p>4</text:p>
          </table:table-cell>
          <table:table-cell table:formula="of:=COM.MICROSOFT.CONCAT([.A36]; &quot;.&quot;; [.B36])" office:value-type="string" office:string-value="4.4" calcext:value-type="string">
            <text:p>4.4</text:p>
          </table:table-cell>
          <table:table-cell office:value-type="string" calcext:value-type="string">
            <text:p>Set Rating to any value other than 0.</text:p>
          </table:table-cell>
          <table:table-cell table:formula="of:=COM.MICROSOFT.CONCAT([.C36]; &quot; &quot;; [.D36])" office:value-type="string" office:string-value="4.4 Set Rating to any value other than 0." calcext:value-type="string">
            <text:p>4.4 Set Rating to any value other than 0.</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 calcext:value-type="float">
            <text:p>4</text:p>
          </table:table-cell>
          <table:table-cell office:value-type="float" office:value="5" calcext:value-type="float">
            <text:p>5</text:p>
          </table:table-cell>
          <table:table-cell table:formula="of:=COM.MICROSOFT.CONCAT([.A37]; &quot;.&quot;; [.B37])" office:value-type="string" office:string-value="4.5" calcext:value-type="string">
            <text:p>4.5</text:p>
          </table:table-cell>
          <table:table-cell office:value-type="string" calcext:value-type="string">
            <text:p>Click the heart. It should fill.</text:p>
          </table:table-cell>
          <table:table-cell table:formula="of:=COM.MICROSOFT.CONCAT([.C37]; &quot; &quot;; [.D37])" office:value-type="string" office:string-value="4.5 Click the heart. It should fill." calcext:value-type="string">
            <text:p>4.5 Click the heart. It should fill.</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 calcext:value-type="float">
            <text:p>4</text:p>
          </table:table-cell>
          <table:table-cell office:value-type="float" office:value="6" calcext:value-type="float">
            <text:p>6</text:p>
          </table:table-cell>
          <table:table-cell table:formula="of:=COM.MICROSOFT.CONCAT([.A38]; &quot;.&quot;; [.B38])" office:value-type="string" office:string-value="4.6" calcext:value-type="string">
            <text:p>4.6</text:p>
          </table:table-cell>
          <table:table-cell office:value-type="string" calcext:value-type="string">
            <text:p>Click the heart again and it should empty. Set the value back to true (filled). Save.</text:p>
          </table:table-cell>
          <table:table-cell table:formula="of:=COM.MICROSOFT.CONCAT([.C38]; &quot; &quot;; [.D38])" office:value-type="string" office:string-value="4.6 Click the heart again and it should empty. Set the value back to true (filled). Save." calcext:value-type="string">
            <text:p>4.6 Click the heart again and it should empty. Set the value back to true (filled). Sav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 calcext:value-type="float">
            <text:p>4</text:p>
          </table:table-cell>
          <table:table-cell office:value-type="float" office:value="7" calcext:value-type="float">
            <text:p>7</text:p>
          </table:table-cell>
          <table:table-cell table:formula="of:=COM.MICROSOFT.CONCAT([.A39]; &quot;.&quot;; [.B39])" office:value-type="string" office:string-value="4.7" calcext:value-type="string">
            <text:p>4.7</text:p>
          </table:table-cell>
          <table:table-cell office:value-type="string" calcext:value-type="string">
            <text:p>The Rating and Favorite values on the main book view should show the correct values.</text:p>
          </table:table-cell>
          <table:table-cell table:formula="of:=COM.MICROSOFT.CONCAT([.C39]; &quot; &quot;; [.D39])" office:value-type="string" office:string-value="4.7 The Rating and Favorite values on the main book view should show the correct values." calcext:value-type="string">
            <text:p>4.7 The Rating and Favorite values on the main book view should show the correct value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5" calcext:value-type="float">
            <text:p>5</text:p>
          </table:table-cell>
          <table:table-cell table:number-columns-repeated="2"/>
          <table:table-cell office:value-type="string" calcext:value-type="string">
            <text:p>Update book: Reading Start and End Dates</text:p>
          </table:table-cell>
          <table:table-cell table:formula="of:=COM.MICROSOFT.CONCAT(&quot;Test &quot;;[.A41];&quot;: &quot;;[.D41])" office:value-type="string" office:string-value="Test 5: Update book: Reading Start and End Dates" calcext:value-type="string">
            <text:p>Test 5: Update book: Reading Start and End Dates</text:p>
          </table:table-cell>
          <table:table-cell table:formula="of:=IF(COUNTIF([.F42:.F45];&quot;Fail&quot;) &gt; 0; &quot;Fail&quot;; IF(COUNTBLANK([.F42:.F45]) &gt; 0; &quot;N/A&quot;; &quot;Pass&quot;))" office:value-type="string" office:string-value="Pass" calcext:value-type="string">
            <text:p>Pass</text:p>
          </table:table-cell>
          <table:table-cell table:formula="of:=IF(COUNTIF([.G42:.G45];&quot;Fail&quot;) &gt; 0; &quot;Fail&quot;; IF(COUNTBLANK([.G42:.G45]) &gt; 0; &quot;N/A&quot;; &quot;Pass&quot;))" office:value-type="string" office:string-value="Pass" calcext:value-type="string">
            <text:p>Pass</text:p>
          </table:table-cell>
          <table:table-cell table:formula="of:=IF(COUNTIF([.H42:.H45];&quot;Fail&quot;) &gt; 0; &quot;Fail&quot;; IF(COUNTBLANK([.H42:.H45]) &gt; 0; &quot;N/A&quot;; &quot;Pass&quot;))" office:value-type="string" office:string-value="Pass" calcext:value-type="string">
            <text:p>Pass</text:p>
          </table:table-cell>
          <table:table-cell table:formula="of:=IF(COUNTIF([.I42:.I45];&quot;Fail&quot;) &gt; 0; &quot;Fail&quot;; IF(COUNTBLANK([.I42:.I45]) &gt; 0; &quot;N/A&quot;; &quot;Pass&quot;))" office:value-type="string" office:string-value="N/A" calcext:value-type="string">
            <text:p>N/A</text:p>
          </table:table-cell>
          <table:table-cell table:formula="of:=IF(COUNTIF([.J42:.J45];&quot;Fail&quot;) &gt; 0; &quot;Fail&quot;; IF(COUNTBLANK([.J42:.J45]) &gt; 0; &quot;N/A&quot;; &quot;Pass&quot;))" office:value-type="string" office:string-value="N/A" calcext:value-type="string">
            <text:p>N/A</text:p>
          </table:table-cell>
          <table:table-cell table:formula="of:=IF(COUNTIF([.K42:.K45];&quot;Fail&quot;) &gt; 0; &quot;Fail&quot;; IF(COUNTBLANK([.K42:.K45]) &gt; 0; &quot;N/A&quot;; &quot;Pass&quot;))" office:value-type="string" office:string-value="N/A" calcext:value-type="string">
            <text:p>N/A</text:p>
          </table:table-cell>
          <table:table-cell table:formula="of:=IF(COUNTIF([.L42:.L45];&quot;Fail&quot;) &gt; 0; &quot;Fail&quot;; IF(COUNTBLANK([.L42:.L45]) &gt; 0; &quot;N/A&quot;; &quot;Pass&quot;))" office:value-type="string" office:string-value="N/A" calcext:value-type="string">
            <text:p>N/A</text:p>
          </table:table-cell>
          <table:table-cell table:formula="of:=IF(COUNTIF([.M42:.M45];&quot;Fail&quot;) &gt; 0; &quot;Fail&quot;; IF(COUNTBLANK([.M42:.M45]) &gt; 0; &quot;N/A&quot;; &quot;Pass&quot;))" office:value-type="string" office:string-value="N/A" calcext:value-type="string">
            <text:p>N/A</text:p>
          </table:table-cell>
          <table:table-cell table:formula="of:=IF(COUNTIF([.N42:.N45];&quot;Fail&quot;) &gt; 0; &quot;Fail&quot;; IF(COUNTBLANK([.N42:.N45])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5" calcext:value-type="float">
            <text:p>5</text:p>
          </table:table-cell>
          <table:table-cell office:value-type="float" office:value="1" calcext:value-type="float">
            <text:p>1</text:p>
          </table:table-cell>
          <table:table-cell table:formula="of:=COM.MICROSOFT.CONCAT([.A42]; &quot;.&quot;; [.B42])" office:value-type="string" office:string-value="5.1" calcext:value-type="string">
            <text:p>5.1</text:p>
          </table:table-cell>
          <table:table-cell office:value-type="string" calcext:value-type="string">
            <text:p>Click anywhere between the label and calendar icon for the 'Reading Start Date'. A popup should appear. Select a date and click 'OK.'</text:p>
          </table:table-cell>
          <table:table-cell table:formula="of:=COM.MICROSOFT.CONCAT([.C42]; &quot; &quot;; [.D42])" office:value-type="string" office:string-value="5.1 Click anywhere between the label and calendar icon for the 'Reading Start Date'. A popup should appear. Select a date and click 'OK.'" calcext:value-type="string">
            <text:p>5.1 Click anywhere between the label and calendar icon for the 'Reading Start Date'. A popup should appear. Select a date and click 'O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5" calcext:value-type="float">
            <text:p>5</text:p>
          </table:table-cell>
          <table:table-cell office:value-type="float" office:value="2" calcext:value-type="float">
            <text:p>2</text:p>
          </table:table-cell>
          <table:table-cell table:formula="of:=COM.MICROSOFT.CONCAT([.A43]; &quot;.&quot;; [.B43])" office:value-type="string" office:string-value="5.2" calcext:value-type="string">
            <text:p>5.2</text:p>
          </table:table-cell>
          <table:table-cell office:value-type="string" calcext:value-type="string">
            <text:p>Reading Start Date' should display. Click save.</text:p>
          </table:table-cell>
          <table:table-cell table:formula="of:=COM.MICROSOFT.CONCAT([.C43]; &quot; &quot;; [.D43])" office:value-type="string" office:string-value="5.2 Reading Start Date' should display. Click save." calcext:value-type="string">
            <text:p>5.2 Reading Start Date' should display. Click sav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5" calcext:value-type="float">
            <text:p>5</text:p>
          </table:table-cell>
          <table:table-cell office:value-type="float" office:value="3" calcext:value-type="float">
            <text:p>3</text:p>
          </table:table-cell>
          <table:table-cell table:formula="of:=COM.MICROSOFT.CONCAT([.A44]; &quot;.&quot;; [.B44])" office:value-type="string" office:string-value="5.3" calcext:value-type="string">
            <text:p>5.3</text:p>
          </table:table-cell>
          <table:table-cell office:value-type="string" calcext:value-type="string">
            <text:p>Reading Start Date' on the main book view should only display a date.</text:p>
          </table:table-cell>
          <table:table-cell table:formula="of:=COM.MICROSOFT.CONCAT([.C44]; &quot; &quot;; [.D44])" office:value-type="string" office:string-value="5.3 Reading Start Date' on the main book view should only display a date." calcext:value-type="string">
            <text:p>5.3 Reading Start Date' on the main book view should only display a dat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5" calcext:value-type="float">
            <text:p>5</text:p>
          </table:table-cell>
          <table:table-cell office:value-type="float" office:value="4" calcext:value-type="float">
            <text:p>4</text:p>
          </table:table-cell>
          <table:table-cell table:formula="of:=COM.MICROSOFT.CONCAT([.A45]; &quot;.&quot;; [.B45])" office:value-type="string" office:string-value="5.4" calcext:value-type="string">
            <text:p>5.4</text:p>
          </table:table-cell>
          <table:table-cell office:value-type="string" calcext:value-type="string">
            <text:p>Repeat 5.1-5.3 for the 'Reading End Date'.</text:p>
          </table:table-cell>
          <table:table-cell table:formula="of:=COM.MICROSOFT.CONCAT([.C45]; &quot; &quot;; [.D45])" office:value-type="string" office:string-value="5.4 Repeat 5.1-5.3 for the 'Reading End Date'." calcext:value-type="string">
            <text:p>5.4 Repeat 5.1-5.3 for the 'Reading End Dat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6" calcext:value-type="float">
            <text:p>6</text:p>
          </table:table-cell>
          <table:table-cell table:number-columns-repeated="2"/>
          <table:table-cell office:value-type="string" calcext:value-type="string">
            <text:p>Update book: Chapters</text:p>
          </table:table-cell>
          <table:table-cell table:formula="of:=COM.MICROSOFT.CONCAT(&quot;Test &quot;;[.A47];&quot;: &quot;;[.D47])" office:value-type="string" office:string-value="Test 6: Update book: Chapters" calcext:value-type="string">
            <text:p>Test 6: Update book: Chapters</text:p>
          </table:table-cell>
          <table:table-cell table:formula="of:=IF(COUNTIF([.F48:.F53];&quot;Fail&quot;) &gt; 0; &quot;Fail&quot;; IF(COUNTBLANK([.F48:.F53]) &gt; 0; &quot;N/A&quot;; &quot;Pass&quot;))" office:value-type="string" office:string-value="Pass" calcext:value-type="string">
            <text:p>Pass</text:p>
          </table:table-cell>
          <table:table-cell table:formula="of:=IF(COUNTIF([.G48:.G53];&quot;Fail&quot;) &gt; 0; &quot;Fail&quot;; IF(COUNTBLANK([.G48:.G53]) &gt; 0; &quot;N/A&quot;; &quot;Pass&quot;))" office:value-type="string" office:string-value="Pass" calcext:value-type="string">
            <text:p>Pass</text:p>
          </table:table-cell>
          <table:table-cell table:formula="of:=IF(COUNTIF([.H48:.H53];&quot;Fail&quot;) &gt; 0; &quot;Fail&quot;; IF(COUNTBLANK([.H48:.H53]) &gt; 0; &quot;N/A&quot;; &quot;Pass&quot;))" office:value-type="string" office:string-value="Pass" calcext:value-type="string">
            <text:p>Pass</text:p>
          </table:table-cell>
          <table:table-cell table:formula="of:=IF(COUNTIF([.I48:.I53];&quot;Fail&quot;) &gt; 0; &quot;Fail&quot;; IF(COUNTBLANK([.I48:.I53]) &gt; 0; &quot;N/A&quot;; &quot;Pass&quot;))" office:value-type="string" office:string-value="N/A" calcext:value-type="string">
            <text:p>N/A</text:p>
          </table:table-cell>
          <table:table-cell table:formula="of:=IF(COUNTIF([.J48:.J53];&quot;Fail&quot;) &gt; 0; &quot;Fail&quot;; IF(COUNTBLANK([.J48:.J53]) &gt; 0; &quot;N/A&quot;; &quot;Pass&quot;))" office:value-type="string" office:string-value="N/A" calcext:value-type="string">
            <text:p>N/A</text:p>
          </table:table-cell>
          <table:table-cell table:formula="of:=IF(COUNTIF([.K48:.K53];&quot;Fail&quot;) &gt; 0; &quot;Fail&quot;; IF(COUNTBLANK([.K48:.K53]) &gt; 0; &quot;N/A&quot;; &quot;Pass&quot;))" office:value-type="string" office:string-value="N/A" calcext:value-type="string">
            <text:p>N/A</text:p>
          </table:table-cell>
          <table:table-cell table:formula="of:=IF(COUNTIF([.L48:.L53];&quot;Fail&quot;) &gt; 0; &quot;Fail&quot;; IF(COUNTBLANK([.L48:.L53]) &gt; 0; &quot;N/A&quot;; &quot;Pass&quot;))" office:value-type="string" office:string-value="N/A" calcext:value-type="string">
            <text:p>N/A</text:p>
          </table:table-cell>
          <table:table-cell table:formula="of:=IF(COUNTIF([.M48:.M53];&quot;Fail&quot;) &gt; 0; &quot;Fail&quot;; IF(COUNTBLANK([.M48:.M53]) &gt; 0; &quot;N/A&quot;; &quot;Pass&quot;))" office:value-type="string" office:string-value="N/A" calcext:value-type="string">
            <text:p>N/A</text:p>
          </table:table-cell>
          <table:table-cell table:formula="of:=IF(COUNTIF([.N48:.N53];&quot;Fail&quot;) &gt; 0; &quot;Fail&quot;; IF(COUNTBLANK([.N48:.N53])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6" calcext:value-type="float">
            <text:p>6</text:p>
          </table:table-cell>
          <table:table-cell office:value-type="float" office:value="1" calcext:value-type="float">
            <text:p>1</text:p>
          </table:table-cell>
          <table:table-cell table:formula="of:=COM.MICROSOFT.CONCAT([.A48]; &quot;.&quot;; [.B48])" office:value-type="string" office:string-value="6.1" calcext:value-type="string">
            <text:p>6.1</text:p>
          </table:table-cell>
          <table:table-cell office:value-type="string" calcext:value-type="string">
            <text:p>Click the ‘Add New Chapter to Book’ button under the 'Chapters' section three times. Three rows should appear.</text:p>
          </table:table-cell>
          <table:table-cell table:formula="of:=COM.MICROSOFT.CONCAT([.C48]; &quot; &quot;; [.D48])" office:value-type="string" office:string-value="6.1 Click the ‘Add New Chapter to Book’ button under the 'Chapters' section three times. Three rows should appear." calcext:value-type="string">
            <text:p>6.1 Click the ‘Add New Chapter to Book’ button under the 'Chapters' section three times. Three rows should appear.</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6" calcext:value-type="float">
            <text:p>6</text:p>
          </table:table-cell>
          <table:table-cell office:value-type="float" office:value="2" calcext:value-type="float">
            <text:p>2</text:p>
          </table:table-cell>
          <table:table-cell table:formula="of:=COM.MICROSOFT.CONCAT([.A49]; &quot;.&quot;; [.B49])" office:value-type="string" office:string-value="6.2" calcext:value-type="string">
            <text:p>6.2</text:p>
          </table:table-cell>
          <table:table-cell office:value-type="string" calcext:value-type="string">
            <text:p>Type a 'Chapter Name' and 'Page Range' into one row.</text:p>
          </table:table-cell>
          <table:table-cell table:formula="of:=COM.MICROSOFT.CONCAT([.C49]; &quot; &quot;; [.D49])" office:value-type="string" office:string-value="6.2 Type a 'Chapter Name' and 'Page Range' into one row." calcext:value-type="string">
            <text:p>6.2 Type a 'Chapter Name' and 'Page Range' into one ro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6" calcext:value-type="float">
            <text:p>6</text:p>
          </table:table-cell>
          <table:table-cell office:value-type="float" office:value="3" calcext:value-type="float">
            <text:p>3</text:p>
          </table:table-cell>
          <table:table-cell table:formula="of:=COM.MICROSOFT.CONCAT([.A50]; &quot;.&quot;; [.B50])" office:value-type="string" office:string-value="6.3" calcext:value-type="string">
            <text:p>6.3</text:p>
          </table:table-cell>
          <table:table-cell office:value-type="string" calcext:value-type="string">
            <text:p>Click the minus button next to another row. It should no longer show in the list.</text:p>
          </table:table-cell>
          <table:table-cell table:formula="of:=COM.MICROSOFT.CONCAT([.C50]; &quot; &quot;; [.D50])" office:value-type="string" office:string-value="6.3 Click the minus button next to another row. It should no longer show in the list." calcext:value-type="string">
            <text:p>6.3 Click the minus button next to another row. It should no longer show in the lis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6" calcext:value-type="float">
            <text:p>6</text:p>
          </table:table-cell>
          <table:table-cell office:value-type="float" office:value="4" calcext:value-type="float">
            <text:p>4</text:p>
          </table:table-cell>
          <table:table-cell table:formula="of:=COM.MICROSOFT.CONCAT([.A51]; &quot;.&quot;; [.B51])" office:value-type="string" office:string-value="6.4" calcext:value-type="string">
            <text:p>6.4</text:p>
          </table:table-cell>
          <table:table-cell office:value-type="string" calcext:value-type="string">
            <text:p>Save the book. Only one chapter should appear in the list and the extra empty row should have been removed and not saved.</text:p>
          </table:table-cell>
          <table:table-cell table:formula="of:=COM.MICROSOFT.CONCAT([.C51]; &quot; &quot;; [.D51])" office:value-type="string" office:string-value="6.4 Save the book. Only one chapter should appear in the list and the extra empty row should have been removed and not saved." calcext:value-type="string">
            <text:p>6.4 Save the book. Only one chapter should appear in the list and the extra empty row should have been removed and not sav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6" calcext:value-type="float">
            <text:p>6</text:p>
          </table:table-cell>
          <table:table-cell office:value-type="float" office:value="5" calcext:value-type="float">
            <text:p>5</text:p>
          </table:table-cell>
          <table:table-cell table:formula="of:=COM.MICROSOFT.CONCAT([.A52]; &quot;.&quot;; [.B52])" office:value-type="string" office:string-value="6.5" calcext:value-type="string">
            <text:p>6.5</text:p>
          </table:table-cell>
          <table:table-cell office:value-type="string" calcext:value-type="string">
            <text:p>Add two more chapters and save again. There should be three chapters in the list now.</text:p>
          </table:table-cell>
          <table:table-cell table:formula="of:=COM.MICROSOFT.CONCAT([.C52]; &quot; &quot;; [.D52])" office:value-type="string" office:string-value="6.5 Add two more chapters and save again. There should be three chapters in the list now." calcext:value-type="string">
            <text:p>6.5 Add two more chapters and save again. There should be three chapters in the list no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table:number-columns-repeated="2" office:value-type="float" office:value="6" calcext:value-type="float">
            <text:p>6</text:p>
          </table:table-cell>
          <table:table-cell table:formula="of:=COM.MICROSOFT.CONCAT([.A53]; &quot;.&quot;; [.B53])" office:value-type="string" office:string-value="6.6" calcext:value-type="string">
            <text:p>6.6</text:p>
          </table:table-cell>
          <table:table-cell office:value-type="string" calcext:value-type="string">
            <text:p>Click the minus button next to one of the chapters and save again. There should only be two chapters now.</text:p>
          </table:table-cell>
          <table:table-cell table:formula="of:=COM.MICROSOFT.CONCAT([.C53]; &quot; &quot;; [.D53])" office:value-type="string" office:string-value="6.6 Click the minus button next to one of the chapters and save again. There should only be two chapters now." calcext:value-type="string">
            <text:p>6.6 Click the minus button next to one of the chapters and save again. There should only be two chapters no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7" calcext:value-type="float">
            <text:p>7</text:p>
          </table:table-cell>
          <table:table-cell table:number-columns-repeated="2"/>
          <table:table-cell office:value-type="string" calcext:value-type="string">
            <text:p>Update book: Authors</text:p>
          </table:table-cell>
          <table:table-cell table:formula="of:=COM.MICROSOFT.CONCAT(&quot;Test &quot;;[.A55];&quot;: &quot;;[.D55])" office:value-type="string" office:string-value="Test 7: Update book: Authors" calcext:value-type="string">
            <text:p>Test 7: Update book: Authors</text:p>
          </table:table-cell>
          <table:table-cell table:formula="of:=IF(COUNTIF([.F56:.F62];&quot;Fail&quot;) &gt; 0; &quot;Fail&quot;; IF(COUNTBLANK([.F56:.F62]) &gt; 0; &quot;N/A&quot;; &quot;Pass&quot;))" office:value-type="string" office:string-value="Pass" calcext:value-type="string">
            <text:p>Pass</text:p>
          </table:table-cell>
          <table:table-cell table:formula="of:=IF(COUNTIF([.G56:.G62];&quot;Fail&quot;) &gt; 0; &quot;Fail&quot;; IF(COUNTBLANK([.G56:.G62]) &gt; 0; &quot;N/A&quot;; &quot;Pass&quot;))" office:value-type="string" office:string-value="Pass" calcext:value-type="string">
            <text:p>Pass</text:p>
          </table:table-cell>
          <table:table-cell table:formula="of:=IF(COUNTIF([.H56:.H62];&quot;Fail&quot;) &gt; 0; &quot;Fail&quot;; IF(COUNTBLANK([.H56:.H62]) &gt; 0; &quot;N/A&quot;; &quot;Pass&quot;))" office:value-type="string" office:string-value="Pass" calcext:value-type="string">
            <text:p>Pass</text:p>
          </table:table-cell>
          <table:table-cell table:formula="of:=IF(COUNTIF([.I56:.I62];&quot;Fail&quot;) &gt; 0; &quot;Fail&quot;; IF(COUNTBLANK([.I56:.I62]) &gt; 0; &quot;N/A&quot;; &quot;Pass&quot;))" office:value-type="string" office:string-value="N/A" calcext:value-type="string">
            <text:p>N/A</text:p>
          </table:table-cell>
          <table:table-cell table:formula="of:=IF(COUNTIF([.J56:.J62];&quot;Fail&quot;) &gt; 0; &quot;Fail&quot;; IF(COUNTBLANK([.J56:.J62]) &gt; 0; &quot;N/A&quot;; &quot;Pass&quot;))" office:value-type="string" office:string-value="N/A" calcext:value-type="string">
            <text:p>N/A</text:p>
          </table:table-cell>
          <table:table-cell table:formula="of:=IF(COUNTIF([.K56:.K62];&quot;Fail&quot;) &gt; 0; &quot;Fail&quot;; IF(COUNTBLANK([.K56:.K62]) &gt; 0; &quot;N/A&quot;; &quot;Pass&quot;))" office:value-type="string" office:string-value="N/A" calcext:value-type="string">
            <text:p>N/A</text:p>
          </table:table-cell>
          <table:table-cell table:formula="of:=IF(COUNTIF([.L56:.L62];&quot;Fail&quot;) &gt; 0; &quot;Fail&quot;; IF(COUNTBLANK([.L56:.L62]) &gt; 0; &quot;N/A&quot;; &quot;Pass&quot;))" office:value-type="string" office:string-value="N/A" calcext:value-type="string">
            <text:p>N/A</text:p>
          </table:table-cell>
          <table:table-cell table:formula="of:=IF(COUNTIF([.M56:.M62];&quot;Fail&quot;) &gt; 0; &quot;Fail&quot;; IF(COUNTBLANK([.M56:.M62]) &gt; 0; &quot;N/A&quot;; &quot;Pass&quot;))" office:value-type="string" office:string-value="N/A" calcext:value-type="string">
            <text:p>N/A</text:p>
          </table:table-cell>
          <table:table-cell table:formula="of:=IF(COUNTIF([.N56:.N62];&quot;Fail&quot;) &gt; 0; &quot;Fail&quot;; IF(COUNTBLANK([.N56:.N62])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7" calcext:value-type="float">
            <text:p>7</text:p>
          </table:table-cell>
          <table:table-cell office:value-type="float" office:value="1" calcext:value-type="float">
            <text:p>1</text:p>
          </table:table-cell>
          <table:table-cell table:formula="of:=COM.MICROSOFT.CONCAT([.A56]; &quot;.&quot;; [.B56])" office:value-type="string" office:string-value="7.1" calcext:value-type="string">
            <text:p>7.1</text:p>
          </table:table-cell>
          <table:table-cell office:value-type="string" calcext:value-type="string">
            <text:p>Click the ‘Add New Author to Book’ button under the 'Authors' section three times. Three rows with buttons should appear.</text:p>
          </table:table-cell>
          <table:table-cell table:formula="of:=COM.MICROSOFT.CONCAT([.C56]; &quot; &quot;; [.D56])" office:value-type="string" office:string-value="7.1 Click the ‘Add New Author to Book’ button under the 'Authors' section three times. Three rows with buttons should appear." calcext:value-type="string">
            <text:p>7.1 Click the ‘Add New Author to Book’ button under the 'Authors' section three times. Three rows with buttons should appear.</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7" calcext:value-type="float">
            <text:p>7</text:p>
          </table:table-cell>
          <table:table-cell office:value-type="float" office:value="2" calcext:value-type="float">
            <text:p>2</text:p>
          </table:table-cell>
          <table:table-cell table:formula="of:=COM.MICROSOFT.CONCAT([.A57]; &quot;.&quot;; [.B57])" office:value-type="string" office:string-value="7.2" calcext:value-type="string">
            <text:p>7.2</text:p>
          </table:table-cell>
          <table:table-cell office:value-type="string" calcext:value-type="string">
            <text:p>Click an Author’s name one row.</text:p>
          </table:table-cell>
          <table:table-cell table:formula="of:=COM.MICROSOFT.CONCAT([.C57]; &quot; &quot;; [.D57])" office:value-type="string" office:string-value="7.2 Click an Author’s name one row." calcext:value-type="string">
            <text:p>7.2 Click an Author’s name one ro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7" calcext:value-type="float">
            <text:p>7</text:p>
          </table:table-cell>
          <table:table-cell office:value-type="float" office:value="3" calcext:value-type="float">
            <text:p>3</text:p>
          </table:table-cell>
          <table:table-cell table:formula="of:=COM.MICROSOFT.CONCAT([.A58]; &quot;.&quot;; [.B58])" office:value-type="string" office:string-value="7.3" calcext:value-type="string">
            <text:p>7.3</text:p>
          </table:table-cell>
          <table:table-cell office:value-type="string" calcext:value-type="string">
            <text:p>Click the minus button next to another row. It should no longer show in the list.</text:p>
          </table:table-cell>
          <table:table-cell table:formula="of:=COM.MICROSOFT.CONCAT([.C58]; &quot; &quot;; [.D58])" office:value-type="string" office:string-value="7.3 Click the minus button next to another row. It should no longer show in the list." calcext:value-type="string">
            <text:p>7.3 Click the minus button next to another row. It should no longer show in the lis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7" calcext:value-type="float">
            <text:p>7</text:p>
          </table:table-cell>
          <table:table-cell office:value-type="float" office:value="4" calcext:value-type="float">
            <text:p>4</text:p>
          </table:table-cell>
          <table:table-cell table:formula="of:=COM.MICROSOFT.CONCAT([.A59]; &quot;.&quot;; [.B59])" office:value-type="string" office:string-value="7.4" calcext:value-type="string">
            <text:p>7.4</text:p>
          </table:table-cell>
          <table:table-cell office:value-type="string" calcext:value-type="string">
            <text:p>Save the book. Only one author should appear in the list and the extra empty row should have been removed and not saved.</text:p>
          </table:table-cell>
          <table:table-cell table:formula="of:=COM.MICROSOFT.CONCAT([.C59]; &quot; &quot;; [.D59])" office:value-type="string" office:string-value="7.4 Save the book. Only one author should appear in the list and the extra empty row should have been removed and not saved." calcext:value-type="string">
            <text:p>7.4 Save the book. Only one author should appear in the list and the extra empty row should have been removed and not sav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7" calcext:value-type="float">
            <text:p>7</text:p>
          </table:table-cell>
          <table:table-cell office:value-type="float" office:value="5" calcext:value-type="float">
            <text:p>5</text:p>
          </table:table-cell>
          <table:table-cell table:formula="of:=COM.MICROSOFT.CONCAT([.A60]; &quot;.&quot;; [.B60])" office:value-type="string" office:string-value="7.5" calcext:value-type="string">
            <text:p>7.5</text:p>
          </table:table-cell>
          <table:table-cell office:value-type="string" calcext:value-type="string">
            <text:p>On the book preview in the book list, the author's name should appear, last name first, then first name.</text:p>
          </table:table-cell>
          <table:table-cell table:formula="of:=COM.MICROSOFT.CONCAT([.C60]; &quot; &quot;; [.D60])" office:value-type="string" office:string-value="7.5 On the book preview in the book list, the author's name should appear, last name first, then first name." calcext:value-type="string">
            <text:p>7.5 On the book preview in the book list, the author's name should appear, last name first, then first nam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7" calcext:value-type="float">
            <text:p>7</text:p>
          </table:table-cell>
          <table:table-cell office:value-type="float" office:value="6" calcext:value-type="float">
            <text:p>6</text:p>
          </table:table-cell>
          <table:table-cell table:formula="of:=COM.MICROSOFT.CONCAT([.A61]; &quot;.&quot;; [.B61])" office:value-type="string" office:string-value="7.6" calcext:value-type="string">
            <text:p>7.6</text:p>
          </table:table-cell>
          <table:table-cell office:value-type="string" calcext:value-type="string">
            <text:p>Add two more authors and save again. There should be three authors in the list now. On the book preview, there should be three authors listed, separated with a semi-colon. If the list is too long, it should cut off with an ellipse denoting there is more to the string.</text:p>
          </table:table-cell>
          <table:table-cell table:formula="of:=COM.MICROSOFT.CONCAT([.C61]; &quot; &quot;; [.D61])" office:value-type="string" office:string-value="7.6 Add two more authors and save again. There should be three authors in the list now. On the book preview, there should be three authors listed, separated with a semi-colon. If the list is too long, it should cut off with an ellipse denoting there is more to the string." calcext:value-type="string">
            <text:p>7.6 Add two more authors and save again. There should be three authors in the list now. On the book preview, there should be three authors listed, separated with a semi-colon. If the list is too long, it should cut off with an ellipse denoting there is more to the str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table:number-columns-repeated="2" office:value-type="float" office:value="7" calcext:value-type="float">
            <text:p>7</text:p>
          </table:table-cell>
          <table:table-cell table:formula="of:=COM.MICROSOFT.CONCAT([.A62]; &quot;.&quot;; [.B62])" office:value-type="string" office:string-value="7.7" calcext:value-type="string">
            <text:p>7.7</text:p>
          </table:table-cell>
          <table:table-cell office:value-type="string" calcext:value-type="string">
            <text:p>Click the minus button next to one of the authors and save again. There should only be two authors now. On the book preview, there should also only be two authors.</text:p>
          </table:table-cell>
          <table:table-cell table:formula="of:=COM.MICROSOFT.CONCAT([.C62]; &quot; &quot;; [.D62])" office:value-type="string" office:string-value="7.7 Click the minus button next to one of the authors and save again. There should only be two authors now. On the book preview, there should also only be two authors." calcext:value-type="string">
            <text:p>7.7 Click the minus button next to one of the authors and save again. There should only be two authors now. On the book preview, there should also only be two author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8" calcext:value-type="float">
            <text:p>8</text:p>
          </table:table-cell>
          <table:table-cell table:number-columns-repeated="2"/>
          <table:table-cell office:value-type="string" calcext:value-type="string">
            <text:p>Update book: Series</text:p>
          </table:table-cell>
          <table:table-cell table:formula="of:=COM.MICROSOFT.CONCAT(&quot;Test &quot;;[.A64];&quot;: &quot;;[.D64])" office:value-type="string" office:string-value="Test 8: Update book: Series" calcext:value-type="string">
            <text:p>Test 8: Update book: Series</text:p>
          </table:table-cell>
          <table:table-cell table:formula="of:=IF(COUNTIF([.F65:.F70];&quot;Fail&quot;) &gt; 0; &quot;Fail&quot;; IF(COUNTBLANK([.F65:.F70]) &gt; 0; &quot;N/A&quot;; &quot;Pass&quot;))" office:value-type="string" office:string-value="Pass" calcext:value-type="string">
            <text:p>Pass</text:p>
          </table:table-cell>
          <table:table-cell table:formula="of:=IF(COUNTIF([.G65:.G70];&quot;Fail&quot;) &gt; 0; &quot;Fail&quot;; IF(COUNTBLANK([.G65:.G70]) &gt; 0; &quot;N/A&quot;; &quot;Pass&quot;))" office:value-type="string" office:string-value="Pass" calcext:value-type="string">
            <text:p>Pass</text:p>
          </table:table-cell>
          <table:table-cell table:formula="of:=IF(COUNTIF([.H65:.H70];&quot;Fail&quot;) &gt; 0; &quot;Fail&quot;; IF(COUNTBLANK([.H65:.H70]) &gt; 0; &quot;N/A&quot;; &quot;Pass&quot;))" office:value-type="string" office:string-value="Pass" calcext:value-type="string">
            <text:p>Pass</text:p>
          </table:table-cell>
          <table:table-cell table:formula="of:=IF(COUNTIF([.I65:.I70];&quot;Fail&quot;) &gt; 0; &quot;Fail&quot;; IF(COUNTBLANK([.I65:.I70]) &gt; 0; &quot;N/A&quot;; &quot;Pass&quot;))" office:value-type="string" office:string-value="N/A" calcext:value-type="string">
            <text:p>N/A</text:p>
          </table:table-cell>
          <table:table-cell table:formula="of:=IF(COUNTIF([.J65:.J70];&quot;Fail&quot;) &gt; 0; &quot;Fail&quot;; IF(COUNTBLANK([.J65:.J70]) &gt; 0; &quot;N/A&quot;; &quot;Pass&quot;))" office:value-type="string" office:string-value="N/A" calcext:value-type="string">
            <text:p>N/A</text:p>
          </table:table-cell>
          <table:table-cell table:formula="of:=IF(COUNTIF([.K65:.K70];&quot;Fail&quot;) &gt; 0; &quot;Fail&quot;; IF(COUNTBLANK([.K65:.K70]) &gt; 0; &quot;N/A&quot;; &quot;Pass&quot;))" office:value-type="string" office:string-value="N/A" calcext:value-type="string">
            <text:p>N/A</text:p>
          </table:table-cell>
          <table:table-cell table:formula="of:=IF(COUNTIF([.L65:.L70];&quot;Fail&quot;) &gt; 0; &quot;Fail&quot;; IF(COUNTBLANK([.L65:.L70]) &gt; 0; &quot;N/A&quot;; &quot;Pass&quot;))" office:value-type="string" office:string-value="N/A" calcext:value-type="string">
            <text:p>N/A</text:p>
          </table:table-cell>
          <table:table-cell table:formula="of:=IF(COUNTIF([.M65:.M70];&quot;Fail&quot;) &gt; 0; &quot;Fail&quot;; IF(COUNTBLANK([.M65:.M70]) &gt; 0; &quot;N/A&quot;; &quot;Pass&quot;))" office:value-type="string" office:string-value="N/A" calcext:value-type="string">
            <text:p>N/A</text:p>
          </table:table-cell>
          <table:table-cell table:formula="of:=IF(COUNTIF([.N65:.N70];&quot;Fail&quot;) &gt; 0; &quot;Fail&quot;; IF(COUNTBLANK([.N65:.N70])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8" calcext:value-type="float">
            <text:p>8</text:p>
          </table:table-cell>
          <table:table-cell office:value-type="float" office:value="1" calcext:value-type="float">
            <text:p>1</text:p>
          </table:table-cell>
          <table:table-cell table:formula="of:=COM.MICROSOFT.CONCAT([.A65]; &quot;.&quot;; [.B65])" office:value-type="string" office:string-value="8.1" calcext:value-type="string">
            <text:p>8.1</text:p>
          </table:table-cell>
          <table:table-cell office:value-type="string" calcext:value-type="string">
            <text:p>Click the 'Series' dropdown and select a series. Click save.</text:p>
          </table:table-cell>
          <table:table-cell table:formula="of:=COM.MICROSOFT.CONCAT([.C65]; &quot; &quot;; [.D65])" office:value-type="string" office:string-value="8.1 Click the 'Series' dropdown and select a series. Click save." calcext:value-type="string">
            <text:p>8.1 Click the 'Series' dropdown and select a series. Click sav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8" calcext:value-type="float">
            <text:p>8</text:p>
          </table:table-cell>
          <table:table-cell office:value-type="float" office:value="2" calcext:value-type="float">
            <text:p>2</text:p>
          </table:table-cell>
          <table:table-cell table:formula="of:=COM.MICROSOFT.CONCAT([.A66]; &quot;.&quot;; [.B66])" office:value-type="string" office:string-value="8.2" calcext:value-type="string">
            <text:p>8.2</text:p>
          </table:table-cell>
          <table:table-cell office:value-type="string" calcext:value-type="string">
            <text:p>On the main book view, there should be a line that states this book is part of the selected series.</text:p>
          </table:table-cell>
          <table:table-cell table:formula="of:=COM.MICROSOFT.CONCAT([.C66]; &quot; &quot;; [.D66])" office:value-type="string" office:string-value="8.2 On the main book view, there should be a line that states this book is part of the selected series." calcext:value-type="string">
            <text:p>8.2 On the main book view, there should be a line that states this book is part of the selected serie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8" calcext:value-type="float">
            <text:p>8</text:p>
          </table:table-cell>
          <table:table-cell office:value-type="float" office:value="3" calcext:value-type="float">
            <text:p>3</text:p>
          </table:table-cell>
          <table:table-cell table:formula="of:=COM.MICROSOFT.CONCAT([.A67]; &quot;.&quot;; [.B67])" office:value-type="string" office:string-value="8.3" calcext:value-type="string">
            <text:p>8.3</text:p>
          </table:table-cell>
          <table:table-cell office:value-type="string" calcext:value-type="string">
            <text:p>Click the minus next to the 'Series' and save again. The part of series line should be gone.</text:p>
          </table:table-cell>
          <table:table-cell table:formula="of:=COM.MICROSOFT.CONCAT([.C67]; &quot; &quot;; [.D67])" office:value-type="string" office:string-value="8.3 Click the minus next to the 'Series' and save again. The part of series line should be gone." calcext:value-type="string">
            <text:p>8.3 Click the minus next to the 'Series' and save again. The part of series line should be gon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8" calcext:value-type="float">
            <text:p>8</text:p>
          </table:table-cell>
          <table:table-cell office:value-type="float" office:value="4" calcext:value-type="float">
            <text:p>4</text:p>
          </table:table-cell>
          <table:table-cell table:formula="of:=COM.MICROSOFT.CONCAT([.A68]; &quot;.&quot;; [.B68])" office:value-type="string" office:string-value="8.4" calcext:value-type="string">
            <text:p>8.4</text:p>
          </table:table-cell>
          <table:table-cell office:value-type="string" calcext:value-type="string">
            <text:p>Click the ‘Create New Series’ button next to 'Series.' It should bring up another screen where you can add a series. Add a series name and click save. More testing will be done later.</text:p>
          </table:table-cell>
          <table:table-cell table:formula="of:=COM.MICROSOFT.CONCAT([.C68]; &quot; &quot;; [.D68])" office:value-type="string" office:string-value="8.4 Click the ‘Create New Series’ button next to 'Series.' It should bring up another screen where you can add a series. Add a series name and click save. More testing will be done later." calcext:value-type="string">
            <text:p>8.4 Click the ‘Create New Series’ button next to 'Series.' It should bring up another screen where you can add a series. Add a series name and click save. More testing will be done later.</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8" calcext:value-type="float">
            <text:p>8</text:p>
          </table:table-cell>
          <table:table-cell office:value-type="float" office:value="5" calcext:value-type="float">
            <text:p>5</text:p>
          </table:table-cell>
          <table:table-cell table:formula="of:=COM.MICROSOFT.CONCAT([.A69]; &quot;.&quot;; [.B69])" office:value-type="string" office:string-value="8.5" calcext:value-type="string">
            <text:p>8.5</text:p>
          </table:table-cell>
          <table:table-cell office:value-type="string" calcext:value-type="string">
            <text:p>The new series added should show in the list. Click on it. Add a 'Book Number' in the series and click save again.</text:p>
          </table:table-cell>
          <table:table-cell table:formula="of:=COM.MICROSOFT.CONCAT([.C69]; &quot; &quot;; [.D69])" office:value-type="string" office:string-value="8.5 The new series added should show in the list. Click on it. Add a 'Book Number' in the series and click save again." calcext:value-type="string">
            <text:p>8.5 The new series added should show in the list. Click on it. Add a 'Book Number' in the series and click save again.</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8" calcext:value-type="float">
            <text:p>8</text:p>
          </table:table-cell>
          <table:table-cell office:value-type="float" office:value="6" calcext:value-type="float">
            <text:p>6</text:p>
          </table:table-cell>
          <table:table-cell table:formula="of:=COM.MICROSOFT.CONCAT([.A70]; &quot;.&quot;; [.B70])" office:value-type="string" office:string-value="8.6" calcext:value-type="string">
            <text:p>8.6</text:p>
          </table:table-cell>
          <table:table-cell office:value-type="string" calcext:value-type="string">
            <text:p>The part of series string should have the new series name and what book number you selected.</text:p>
          </table:table-cell>
          <table:table-cell table:formula="of:=COM.MICROSOFT.CONCAT([.C70]; &quot; &quot;; [.D70])" office:value-type="string" office:string-value="8.6 The part of series string should have the new series name and what book number you selected." calcext:value-type="string">
            <text:p>8.6 The part of series string should have the new series name and what book number you selec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9" calcext:value-type="float">
            <text:p>9</text:p>
          </table:table-cell>
          <table:table-cell table:number-columns-repeated="2"/>
          <table:table-cell office:value-type="string" calcext:value-type="string">
            <text:p>Update book: Collection</text:p>
          </table:table-cell>
          <table:table-cell table:formula="of:=COM.MICROSOFT.CONCAT(&quot;Test &quot;;[.A72];&quot;: &quot;;[.D72])" office:value-type="string" office:string-value="Test 9: Update book: Collection" calcext:value-type="string">
            <text:p>Test 9: Update book: Collection</text:p>
          </table:table-cell>
          <table:table-cell table:formula="of:=IF(COUNTIF([.F73:.F78];&quot;Fail&quot;) &gt; 0; &quot;Fail&quot;; IF(COUNTBLANK([.F73:.F78]) &gt; 0; &quot;N/A&quot;; &quot;Pass&quot;))" office:value-type="string" office:string-value="Pass" calcext:value-type="string">
            <text:p>Pass</text:p>
          </table:table-cell>
          <table:table-cell table:formula="of:=IF(COUNTIF([.G73:.G78];&quot;Fail&quot;) &gt; 0; &quot;Fail&quot;; IF(COUNTBLANK([.G73:.G78]) &gt; 0; &quot;N/A&quot;; &quot;Pass&quot;))" office:value-type="string" office:string-value="Pass" calcext:value-type="string">
            <text:p>Pass</text:p>
          </table:table-cell>
          <table:table-cell table:formula="of:=IF(COUNTIF([.H73:.H78];&quot;Fail&quot;) &gt; 0; &quot;Fail&quot;; IF(COUNTBLANK([.H73:.H78]) &gt; 0; &quot;N/A&quot;; &quot;Pass&quot;))" office:value-type="string" office:string-value="Pass" calcext:value-type="string">
            <text:p>Pass</text:p>
          </table:table-cell>
          <table:table-cell table:formula="of:=IF(COUNTIF([.I73:.I78];&quot;Fail&quot;) &gt; 0; &quot;Fail&quot;; IF(COUNTBLANK([.I73:.I78]) &gt; 0; &quot;N/A&quot;; &quot;Pass&quot;))" office:value-type="string" office:string-value="N/A" calcext:value-type="string">
            <text:p>N/A</text:p>
          </table:table-cell>
          <table:table-cell table:formula="of:=IF(COUNTIF([.J73:.J78];&quot;Fail&quot;) &gt; 0; &quot;Fail&quot;; IF(COUNTBLANK([.J73:.J78]) &gt; 0; &quot;N/A&quot;; &quot;Pass&quot;))" office:value-type="string" office:string-value="N/A" calcext:value-type="string">
            <text:p>N/A</text:p>
          </table:table-cell>
          <table:table-cell table:formula="of:=IF(COUNTIF([.K73:.K78];&quot;Fail&quot;) &gt; 0; &quot;Fail&quot;; IF(COUNTBLANK([.K73:.K78]) &gt; 0; &quot;N/A&quot;; &quot;Pass&quot;))" office:value-type="string" office:string-value="N/A" calcext:value-type="string">
            <text:p>N/A</text:p>
          </table:table-cell>
          <table:table-cell table:formula="of:=IF(COUNTIF([.L73:.L78];&quot;Fail&quot;) &gt; 0; &quot;Fail&quot;; IF(COUNTBLANK([.L73:.L78]) &gt; 0; &quot;N/A&quot;; &quot;Pass&quot;))" office:value-type="string" office:string-value="N/A" calcext:value-type="string">
            <text:p>N/A</text:p>
          </table:table-cell>
          <table:table-cell table:formula="of:=IF(COUNTIF([.M73:.M78];&quot;Fail&quot;) &gt; 0; &quot;Fail&quot;; IF(COUNTBLANK([.M73:.M78]) &gt; 0; &quot;N/A&quot;; &quot;Pass&quot;))" office:value-type="string" office:string-value="N/A" calcext:value-type="string">
            <text:p>N/A</text:p>
          </table:table-cell>
          <table:table-cell table:formula="of:=IF(COUNTIF([.N73:.N78];&quot;Fail&quot;) &gt; 0; &quot;Fail&quot;; IF(COUNTBLANK([.N73:.N78])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9" calcext:value-type="float">
            <text:p>9</text:p>
          </table:table-cell>
          <table:table-cell office:value-type="float" office:value="1" calcext:value-type="float">
            <text:p>1</text:p>
          </table:table-cell>
          <table:table-cell table:formula="of:=COM.MICROSOFT.CONCAT([.A73]; &quot;.&quot;; [.B73])" office:value-type="string" office:string-value="9.1" calcext:value-type="string">
            <text:p>9.1</text:p>
          </table:table-cell>
          <table:table-cell office:value-type="string" calcext:value-type="string">
            <text:p>Click the 'Collection' dropdown and select a collection. Click save.</text:p>
          </table:table-cell>
          <table:table-cell table:formula="of:=COM.MICROSOFT.CONCAT([.C73]; &quot; &quot;; [.D73])" office:value-type="string" office:string-value="9.1 Click the 'Collection' dropdown and select a collection. Click save." calcext:value-type="string">
            <text:p>9.1 Click the 'Collection' dropdown and select a collection. Click sav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9" calcext:value-type="float">
            <text:p>9</text:p>
          </table:table-cell>
          <table:table-cell office:value-type="float" office:value="2" calcext:value-type="float">
            <text:p>2</text:p>
          </table:table-cell>
          <table:table-cell table:formula="of:=COM.MICROSOFT.CONCAT([.A74]; &quot;.&quot;; [.B74])" office:value-type="string" office:string-value="9.2" calcext:value-type="string">
            <text:p>9.2</text:p>
          </table:table-cell>
          <table:table-cell office:value-type="string" calcext:value-type="string">
            <text:p>On the main book view, there should be a line that states this book is part of the selected collection.</text:p>
          </table:table-cell>
          <table:table-cell table:formula="of:=COM.MICROSOFT.CONCAT([.C74]; &quot; &quot;; [.D74])" office:value-type="string" office:string-value="9.2 On the main book view, there should be a line that states this book is part of the selected collection." calcext:value-type="string">
            <text:p>9.2 On the main book view, there should be a line that states this book is part of the selected collection.</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9" calcext:value-type="float">
            <text:p>9</text:p>
          </table:table-cell>
          <table:table-cell office:value-type="float" office:value="3" calcext:value-type="float">
            <text:p>3</text:p>
          </table:table-cell>
          <table:table-cell table:formula="of:=COM.MICROSOFT.CONCAT([.A75]; &quot;.&quot;; [.B75])" office:value-type="string" office:string-value="9.3" calcext:value-type="string">
            <text:p>9.3</text:p>
          </table:table-cell>
          <table:table-cell office:value-type="string" calcext:value-type="string">
            <text:p>Click the minus next to the 'Collection' and save again. The part of collection line should be gone.</text:p>
          </table:table-cell>
          <table:table-cell table:formula="of:=COM.MICROSOFT.CONCAT([.C75]; &quot; &quot;; [.D75])" office:value-type="string" office:string-value="9.3 Click the minus next to the 'Collection' and save again. The part of collection line should be gone." calcext:value-type="string">
            <text:p>9.3 Click the minus next to the 'Collection' and save again. The part of collection line should be gon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9" calcext:value-type="float">
            <text:p>9</text:p>
          </table:table-cell>
          <table:table-cell office:value-type="float" office:value="4" calcext:value-type="float">
            <text:p>4</text:p>
          </table:table-cell>
          <table:table-cell table:formula="of:=COM.MICROSOFT.CONCAT([.A76]; &quot;.&quot;; [.B76])" office:value-type="string" office:string-value="9.4" calcext:value-type="string">
            <text:p>9.4</text:p>
          </table:table-cell>
          <table:table-cell office:value-type="string" calcext:value-type="string">
            <text:p>Click the ‘Create New Collection’ button next to 'Collection.' It should bring up another screen where you can add a collection. Add a collection name and click save. More testing will be done later.</text:p>
          </table:table-cell>
          <table:table-cell table:formula="of:=COM.MICROSOFT.CONCAT([.C76]; &quot; &quot;; [.D76])" office:value-type="string" office:string-value="9.4 Click the ‘Create New Collection’ button next to 'Collection.' It should bring up another screen where you can add a collection. Add a collection name and click save. More testing will be done later." calcext:value-type="string">
            <text:p>9.4 Click the ‘Create New Collection’ button next to 'Collection.' It should bring up another screen where you can add a collection. Add a collection name and click save. More testing will be done later.</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9" calcext:value-type="float">
            <text:p>9</text:p>
          </table:table-cell>
          <table:table-cell office:value-type="float" office:value="5" calcext:value-type="float">
            <text:p>5</text:p>
          </table:table-cell>
          <table:table-cell table:formula="of:=COM.MICROSOFT.CONCAT([.A77]; &quot;.&quot;; [.B77])" office:value-type="string" office:string-value="9.5" calcext:value-type="string">
            <text:p>9.5</text:p>
          </table:table-cell>
          <table:table-cell office:value-type="string" calcext:value-type="string">
            <text:p>The new collection added should show in the list. Click on it and click save again.</text:p>
          </table:table-cell>
          <table:table-cell table:formula="of:=COM.MICROSOFT.CONCAT([.C77]; &quot; &quot;; [.D77])" office:value-type="string" office:string-value="9.5 The new collection added should show in the list. Click on it and click save again." calcext:value-type="string">
            <text:p>9.5 The new collection added should show in the list. Click on it and click save again.</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9" calcext:value-type="float">
            <text:p>9</text:p>
          </table:table-cell>
          <table:table-cell office:value-type="float" office:value="6" calcext:value-type="float">
            <text:p>6</text:p>
          </table:table-cell>
          <table:table-cell table:formula="of:=COM.MICROSOFT.CONCAT([.A78]; &quot;.&quot;; [.B78])" office:value-type="string" office:string-value="9.6" calcext:value-type="string">
            <text:p>9.6</text:p>
          </table:table-cell>
          <table:table-cell office:value-type="string" calcext:value-type="string">
            <text:p>The part of collection string should have the new collection name.</text:p>
          </table:table-cell>
          <table:table-cell table:formula="of:=COM.MICROSOFT.CONCAT([.C78]; &quot; &quot;; [.D78])" office:value-type="string" office:string-value="9.6 The part of collection string should have the new collection name." calcext:value-type="string">
            <text:p>9.6 The part of collection string should have the new collection nam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10" calcext:value-type="float">
            <text:p>10</text:p>
          </table:table-cell>
          <table:table-cell table:number-columns-repeated="2"/>
          <table:table-cell office:value-type="string" calcext:value-type="string">
            <text:p>Update book: Genre</text:p>
          </table:table-cell>
          <table:table-cell table:formula="of:=COM.MICROSOFT.CONCAT(&quot;Test &quot;;[.A80];&quot;: &quot;;[.D80])" office:value-type="string" office:string-value="Test 10: Update book: Genre" calcext:value-type="string">
            <text:p>Test 10: Update book: Genre</text:p>
          </table:table-cell>
          <table:table-cell table:formula="of:=IF(COUNTIF([.F81:.F86];&quot;Fail&quot;) &gt; 0; &quot;Fail&quot;; IF(COUNTBLANK([.F81:.F86]) &gt; 0; &quot;N/A&quot;; &quot;Pass&quot;))" office:value-type="string" office:string-value="Pass" calcext:value-type="string">
            <text:p>Pass</text:p>
          </table:table-cell>
          <table:table-cell table:formula="of:=IF(COUNTIF([.G81:.G86];&quot;Fail&quot;) &gt; 0; &quot;Fail&quot;; IF(COUNTBLANK([.G81:.G86]) &gt; 0; &quot;N/A&quot;; &quot;Pass&quot;))" office:value-type="string" office:string-value="Pass" calcext:value-type="string">
            <text:p>Pass</text:p>
          </table:table-cell>
          <table:table-cell table:formula="of:=IF(COUNTIF([.H81:.H86];&quot;Fail&quot;) &gt; 0; &quot;Fail&quot;; IF(COUNTBLANK([.H81:.H86]) &gt; 0; &quot;N/A&quot;; &quot;Pass&quot;))" office:value-type="string" office:string-value="Pass" calcext:value-type="string">
            <text:p>Pass</text:p>
          </table:table-cell>
          <table:table-cell table:formula="of:=IF(COUNTIF([.I81:.I86];&quot;Fail&quot;) &gt; 0; &quot;Fail&quot;; IF(COUNTBLANK([.I81:.I86]) &gt; 0; &quot;N/A&quot;; &quot;Pass&quot;))" office:value-type="string" office:string-value="N/A" calcext:value-type="string">
            <text:p>N/A</text:p>
          </table:table-cell>
          <table:table-cell table:formula="of:=IF(COUNTIF([.J81:.J86];&quot;Fail&quot;) &gt; 0; &quot;Fail&quot;; IF(COUNTBLANK([.J81:.J86]) &gt; 0; &quot;N/A&quot;; &quot;Pass&quot;))" office:value-type="string" office:string-value="N/A" calcext:value-type="string">
            <text:p>N/A</text:p>
          </table:table-cell>
          <table:table-cell table:formula="of:=IF(COUNTIF([.K81:.K86];&quot;Fail&quot;) &gt; 0; &quot;Fail&quot;; IF(COUNTBLANK([.K81:.K86]) &gt; 0; &quot;N/A&quot;; &quot;Pass&quot;))" office:value-type="string" office:string-value="N/A" calcext:value-type="string">
            <text:p>N/A</text:p>
          </table:table-cell>
          <table:table-cell table:formula="of:=IF(COUNTIF([.L81:.L86];&quot;Fail&quot;) &gt; 0; &quot;Fail&quot;; IF(COUNTBLANK([.L81:.L86]) &gt; 0; &quot;N/A&quot;; &quot;Pass&quot;))" office:value-type="string" office:string-value="N/A" calcext:value-type="string">
            <text:p>N/A</text:p>
          </table:table-cell>
          <table:table-cell table:formula="of:=IF(COUNTIF([.M81:.M86];&quot;Fail&quot;) &gt; 0; &quot;Fail&quot;; IF(COUNTBLANK([.M81:.M86]) &gt; 0; &quot;N/A&quot;; &quot;Pass&quot;))" office:value-type="string" office:string-value="N/A" calcext:value-type="string">
            <text:p>N/A</text:p>
          </table:table-cell>
          <table:table-cell table:formula="of:=IF(COUNTIF([.N81:.N86];&quot;Fail&quot;) &gt; 0; &quot;Fail&quot;; IF(COUNTBLANK([.N81:.N86])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10" calcext:value-type="float">
            <text:p>10</text:p>
          </table:table-cell>
          <table:table-cell office:value-type="float" office:value="1" calcext:value-type="float">
            <text:p>1</text:p>
          </table:table-cell>
          <table:table-cell table:formula="of:=COM.MICROSOFT.CONCAT([.A81]; &quot;.&quot;; [.B81])" office:value-type="string" office:string-value="10.1" calcext:value-type="string">
            <text:p>10.1</text:p>
          </table:table-cell>
          <table:table-cell office:value-type="string" calcext:value-type="string">
            <text:p>Click the 'Genre' dropdown and select a genre. Click save.</text:p>
          </table:table-cell>
          <table:table-cell table:formula="of:=COM.MICROSOFT.CONCAT([.C81]; &quot; &quot;; [.D81])" office:value-type="string" office:string-value="10.1 Click the 'Genre' dropdown and select a genre. Click save." calcext:value-type="string">
            <text:p>10.1 Click the 'Genre' dropdown and select a genre. Click sav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0" calcext:value-type="float">
            <text:p>10</text:p>
          </table:table-cell>
          <table:table-cell office:value-type="float" office:value="2" calcext:value-type="float">
            <text:p>2</text:p>
          </table:table-cell>
          <table:table-cell table:formula="of:=COM.MICROSOFT.CONCAT([.A82]; &quot;.&quot;; [.B82])" office:value-type="string" office:string-value="10.2" calcext:value-type="string">
            <text:p>10.2</text:p>
          </table:table-cell>
          <table:table-cell office:value-type="string" calcext:value-type="string">
            <text:p>On the main book view, there should be a line that shows the selected genre.</text:p>
          </table:table-cell>
          <table:table-cell table:formula="of:=COM.MICROSOFT.CONCAT([.C82]; &quot; &quot;; [.D82])" office:value-type="string" office:string-value="10.2 On the main book view, there should be a line that shows the selected genre." calcext:value-type="string">
            <text:p>10.2 On the main book view, there should be a line that shows the selected genr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0" calcext:value-type="float">
            <text:p>10</text:p>
          </table:table-cell>
          <table:table-cell office:value-type="float" office:value="3" calcext:value-type="float">
            <text:p>3</text:p>
          </table:table-cell>
          <table:table-cell table:formula="of:=COM.MICROSOFT.CONCAT([.A83]; &quot;.&quot;; [.B83])" office:value-type="string" office:string-value="10.3" calcext:value-type="string">
            <text:p>10.3</text:p>
          </table:table-cell>
          <table:table-cell office:value-type="string" calcext:value-type="string">
            <text:p>Click the minus next to the 'Genre' and save again. The selected genre should no longer show.</text:p>
          </table:table-cell>
          <table:table-cell table:formula="of:=COM.MICROSOFT.CONCAT([.C83]; &quot; &quot;; [.D83])" office:value-type="string" office:string-value="10.3 Click the minus next to the 'Genre' and save again. The selected genre should no longer show." calcext:value-type="string">
            <text:p>10.3 Click the minus next to the 'Genre' and save again. The selected genre should no longer sho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0" calcext:value-type="float">
            <text:p>10</text:p>
          </table:table-cell>
          <table:table-cell office:value-type="float" office:value="4" calcext:value-type="float">
            <text:p>4</text:p>
          </table:table-cell>
          <table:table-cell table:formula="of:=COM.MICROSOFT.CONCAT([.A84]; &quot;.&quot;; [.B84])" office:value-type="string" office:string-value="10.4" calcext:value-type="string">
            <text:p>10.4</text:p>
          </table:table-cell>
          <table:table-cell office:value-type="string" calcext:value-type="string">
            <text:p>Click the ‘Create New Genre’ button next to 'Genre.' It should bring up another screen where you can add a genre. Add a genre name and click save. More testing will be done later.</text:p>
          </table:table-cell>
          <table:table-cell table:formula="of:=COM.MICROSOFT.CONCAT([.C84]; &quot; &quot;; [.D84])" office:value-type="string" office:string-value="10.4 Click the ‘Create New Genre’ button next to 'Genre.' It should bring up another screen where you can add a genre. Add a genre name and click save. More testing will be done later." calcext:value-type="string">
            <text:p>10.4 Click the ‘Create New Genre’ button next to 'Genre.' It should bring up another screen where you can add a genre. Add a genre name and click save. More testing will be done later.</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0" calcext:value-type="float">
            <text:p>10</text:p>
          </table:table-cell>
          <table:table-cell office:value-type="float" office:value="5" calcext:value-type="float">
            <text:p>5</text:p>
          </table:table-cell>
          <table:table-cell table:formula="of:=COM.MICROSOFT.CONCAT([.A85]; &quot;.&quot;; [.B85])" office:value-type="string" office:string-value="10.5" calcext:value-type="string">
            <text:p>10.5</text:p>
          </table:table-cell>
          <table:table-cell office:value-type="string" calcext:value-type="string">
            <text:p>The new genre added should show in the list. Click on it and click save again.</text:p>
          </table:table-cell>
          <table:table-cell table:formula="of:=COM.MICROSOFT.CONCAT([.C85]; &quot; &quot;; [.D85])" office:value-type="string" office:string-value="10.5 The new genre added should show in the list. Click on it and click save again." calcext:value-type="string">
            <text:p>10.5 The new genre added should show in the list. Click on it and click save again.</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0" calcext:value-type="float">
            <text:p>10</text:p>
          </table:table-cell>
          <table:table-cell office:value-type="float" office:value="6" calcext:value-type="float">
            <text:p>6</text:p>
          </table:table-cell>
          <table:table-cell table:formula="of:=COM.MICROSOFT.CONCAT([.A86]; &quot;.&quot;; [.B86])" office:value-type="string" office:string-value="10.6" calcext:value-type="string">
            <text:p>10.6</text:p>
          </table:table-cell>
          <table:table-cell office:value-type="string" calcext:value-type="string">
            <text:p>The new genre name should now display on the main book view.</text:p>
          </table:table-cell>
          <table:table-cell table:formula="of:=COM.MICROSOFT.CONCAT([.C86]; &quot; &quot;; [.D86])" office:value-type="string" office:string-value="10.6 The new genre name should now display on the main book view." calcext:value-type="string">
            <text:p>10.6 The new genre name should now display on the main book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11" calcext:value-type="float">
            <text:p>11</text:p>
          </table:table-cell>
          <table:table-cell table:number-columns-repeated="2"/>
          <table:table-cell office:value-type="string" calcext:value-type="string">
            <text:p>Update book: Location</text:p>
          </table:table-cell>
          <table:table-cell table:formula="of:=COM.MICROSOFT.CONCAT(&quot;Test &quot;;[.A88];&quot;: &quot;;[.D88])" office:value-type="string" office:string-value="Test 11: Update book: Location" calcext:value-type="string">
            <text:p>Test 11: Update book: Location</text:p>
          </table:table-cell>
          <table:table-cell table:formula="of:=IF(COUNTIF([.F89:.F94];&quot;Fail&quot;) &gt; 0; &quot;Fail&quot;; IF(COUNTBLANK([.F89:.F94]) &gt; 0; &quot;N/A&quot;; &quot;Pass&quot;))" office:value-type="string" office:string-value="Pass" calcext:value-type="string">
            <text:p>Pass</text:p>
          </table:table-cell>
          <table:table-cell table:formula="of:=IF(COUNTIF([.G89:.G94];&quot;Fail&quot;) &gt; 0; &quot;Fail&quot;; IF(COUNTBLANK([.G89:.G94]) &gt; 0; &quot;N/A&quot;; &quot;Pass&quot;))" office:value-type="string" office:string-value="Pass" calcext:value-type="string">
            <text:p>Pass</text:p>
          </table:table-cell>
          <table:table-cell table:formula="of:=IF(COUNTIF([.H89:.H94];&quot;Fail&quot;) &gt; 0; &quot;Fail&quot;; IF(COUNTBLANK([.H89:.H94]) &gt; 0; &quot;N/A&quot;; &quot;Pass&quot;))" office:value-type="string" office:string-value="Pass" calcext:value-type="string">
            <text:p>Pass</text:p>
          </table:table-cell>
          <table:table-cell table:formula="of:=IF(COUNTIF([.I89:.I94];&quot;Fail&quot;) &gt; 0; &quot;Fail&quot;; IF(COUNTBLANK([.I89:.I94]) &gt; 0; &quot;N/A&quot;; &quot;Pass&quot;))" office:value-type="string" office:string-value="N/A" calcext:value-type="string">
            <text:p>N/A</text:p>
          </table:table-cell>
          <table:table-cell table:formula="of:=IF(COUNTIF([.J89:.J94];&quot;Fail&quot;) &gt; 0; &quot;Fail&quot;; IF(COUNTBLANK([.J89:.J94]) &gt; 0; &quot;N/A&quot;; &quot;Pass&quot;))" office:value-type="string" office:string-value="N/A" calcext:value-type="string">
            <text:p>N/A</text:p>
          </table:table-cell>
          <table:table-cell table:formula="of:=IF(COUNTIF([.K89:.K94];&quot;Fail&quot;) &gt; 0; &quot;Fail&quot;; IF(COUNTBLANK([.K89:.K94]) &gt; 0; &quot;N/A&quot;; &quot;Pass&quot;))" office:value-type="string" office:string-value="N/A" calcext:value-type="string">
            <text:p>N/A</text:p>
          </table:table-cell>
          <table:table-cell table:formula="of:=IF(COUNTIF([.L89:.L94];&quot;Fail&quot;) &gt; 0; &quot;Fail&quot;; IF(COUNTBLANK([.L89:.L94]) &gt; 0; &quot;N/A&quot;; &quot;Pass&quot;))" office:value-type="string" office:string-value="N/A" calcext:value-type="string">
            <text:p>N/A</text:p>
          </table:table-cell>
          <table:table-cell table:formula="of:=IF(COUNTIF([.M89:.M94];&quot;Fail&quot;) &gt; 0; &quot;Fail&quot;; IF(COUNTBLANK([.M89:.M94]) &gt; 0; &quot;N/A&quot;; &quot;Pass&quot;))" office:value-type="string" office:string-value="N/A" calcext:value-type="string">
            <text:p>N/A</text:p>
          </table:table-cell>
          <table:table-cell table:formula="of:=IF(COUNTIF([.N89:.N94];&quot;Fail&quot;) &gt; 0; &quot;Fail&quot;; IF(COUNTBLANK([.N89:.N94])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11" calcext:value-type="float">
            <text:p>11</text:p>
          </table:table-cell>
          <table:table-cell office:value-type="float" office:value="1" calcext:value-type="float">
            <text:p>1</text:p>
          </table:table-cell>
          <table:table-cell table:formula="of:=COM.MICROSOFT.CONCAT([.A89]; &quot;.&quot;; [.B89])" office:value-type="string" office:string-value="11.1" calcext:value-type="string">
            <text:p>11.1</text:p>
          </table:table-cell>
          <table:table-cell office:value-type="string" calcext:value-type="string">
            <text:p>Click the 'Location' dropdown and select a location. Click save.</text:p>
          </table:table-cell>
          <table:table-cell table:formula="of:=COM.MICROSOFT.CONCAT([.C89]; &quot; &quot;; [.D89])" office:value-type="string" office:string-value="11.1 Click the 'Location' dropdown and select a location. Click save." calcext:value-type="string">
            <text:p>11.1 Click the 'Location' dropdown and select a location. Click sav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1" calcext:value-type="float">
            <text:p>11</text:p>
          </table:table-cell>
          <table:table-cell office:value-type="float" office:value="2" calcext:value-type="float">
            <text:p>2</text:p>
          </table:table-cell>
          <table:table-cell table:formula="of:=COM.MICROSOFT.CONCAT([.A90]; &quot;.&quot;; [.B90])" office:value-type="string" office:string-value="11.2" calcext:value-type="string">
            <text:p>11.2</text:p>
          </table:table-cell>
          <table:table-cell office:value-type="string" calcext:value-type="string">
            <text:p>On the main book view, there should be a line that shows the selected location.</text:p>
          </table:table-cell>
          <table:table-cell table:formula="of:=COM.MICROSOFT.CONCAT([.C90]; &quot; &quot;; [.D90])" office:value-type="string" office:string-value="11.2 On the main book view, there should be a line that shows the selected location." calcext:value-type="string">
            <text:p>11.2 On the main book view, there should be a line that shows the selected location.</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1" calcext:value-type="float">
            <text:p>11</text:p>
          </table:table-cell>
          <table:table-cell office:value-type="float" office:value="3" calcext:value-type="float">
            <text:p>3</text:p>
          </table:table-cell>
          <table:table-cell table:formula="of:=COM.MICROSOFT.CONCAT([.A91]; &quot;.&quot;; [.B91])" office:value-type="string" office:string-value="11.3" calcext:value-type="string">
            <text:p>11.3</text:p>
          </table:table-cell>
          <table:table-cell office:value-type="string" calcext:value-type="string">
            <text:p>Click the minus next to the 'Location' and save again. The selected location should no longer show.</text:p>
          </table:table-cell>
          <table:table-cell table:formula="of:=COM.MICROSOFT.CONCAT([.C91]; &quot; &quot;; [.D91])" office:value-type="string" office:string-value="11.3 Click the minus next to the 'Location' and save again. The selected location should no longer show." calcext:value-type="string">
            <text:p>11.3 Click the minus next to the 'Location' and save again. The selected location should no longer sho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1" calcext:value-type="float">
            <text:p>11</text:p>
          </table:table-cell>
          <table:table-cell office:value-type="float" office:value="4" calcext:value-type="float">
            <text:p>4</text:p>
          </table:table-cell>
          <table:table-cell table:formula="of:=COM.MICROSOFT.CONCAT([.A92]; &quot;.&quot;; [.B92])" office:value-type="string" office:string-value="11.4" calcext:value-type="string">
            <text:p>11.4</text:p>
          </table:table-cell>
          <table:table-cell office:value-type="string" calcext:value-type="string">
            <text:p>Click the ‘Create New Location’ button next to 'Location.' It should bring up another screen where you can add a location. Add a location name and click save. More testing will be done later.</text:p>
          </table:table-cell>
          <table:table-cell table:formula="of:=COM.MICROSOFT.CONCAT([.C92]; &quot; &quot;; [.D92])" office:value-type="string" office:string-value="11.4 Click the ‘Create New Location’ button next to 'Location.' It should bring up another screen where you can add a location. Add a location name and click save. More testing will be done later." calcext:value-type="string">
            <text:p>11.4 Click the ‘Create New Location’ button next to 'Location.' It should bring up another screen where you can add a location. Add a location name and click save. More testing will be done later.</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1" calcext:value-type="float">
            <text:p>11</text:p>
          </table:table-cell>
          <table:table-cell office:value-type="float" office:value="5" calcext:value-type="float">
            <text:p>5</text:p>
          </table:table-cell>
          <table:table-cell table:formula="of:=COM.MICROSOFT.CONCAT([.A93]; &quot;.&quot;; [.B93])" office:value-type="string" office:string-value="11.5" calcext:value-type="string">
            <text:p>11.5</text:p>
          </table:table-cell>
          <table:table-cell office:value-type="string" calcext:value-type="string">
            <text:p>The new location added should show in the list. Click on it and click save again.</text:p>
          </table:table-cell>
          <table:table-cell table:formula="of:=COM.MICROSOFT.CONCAT([.C93]; &quot; &quot;; [.D93])" office:value-type="string" office:string-value="11.5 The new location added should show in the list. Click on it and click save again." calcext:value-type="string">
            <text:p>11.5 The new location added should show in the list. Click on it and click save again.</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1" calcext:value-type="float">
            <text:p>11</text:p>
          </table:table-cell>
          <table:table-cell office:value-type="float" office:value="6" calcext:value-type="float">
            <text:p>6</text:p>
          </table:table-cell>
          <table:table-cell table:formula="of:=COM.MICROSOFT.CONCAT([.A94]; &quot;.&quot;; [.B94])" office:value-type="string" office:string-value="11.6" calcext:value-type="string">
            <text:p>11.6</text:p>
          </table:table-cell>
          <table:table-cell office:value-type="string" calcext:value-type="string">
            <text:p>The new location name should now display on the main book view.</text:p>
          </table:table-cell>
          <table:table-cell table:formula="of:=COM.MICROSOFT.CONCAT([.C94]; &quot; &quot;; [.D94])" office:value-type="string" office:string-value="11.6 The new location name should now display on the main book view." calcext:value-type="string">
            <text:p>11.6 The new location name should now display on the main book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12" calcext:value-type="float">
            <text:p>12</text:p>
          </table:table-cell>
          <table:table-cell table:number-columns-repeated="2"/>
          <table:table-cell office:value-type="string" calcext:value-type="string">
            <text:p>Update book: Other book information</text:p>
          </table:table-cell>
          <table:table-cell table:formula="of:=COM.MICROSOFT.CONCAT(&quot;Test &quot;;[.A96];&quot;: &quot;;[.D96])" office:value-type="string" office:string-value="Test 12: Update book: Other book information" calcext:value-type="string">
            <text:p>Test 12: Update book: Other book information</text:p>
          </table:table-cell>
          <table:table-cell table:formula="of:=IF(COUNTIF([.F97:.F110];&quot;Fail&quot;) &gt; 0; &quot;Fail&quot;; IF(COUNTBLANK([.F97:.F110]) &gt; 0; &quot;N/A&quot;; &quot;Pass&quot;))" office:value-type="string" office:string-value="Pass" calcext:value-type="string">
            <text:p>Pass</text:p>
          </table:table-cell>
          <table:table-cell table:formula="of:=IF(COUNTIF([.G97:.G110];&quot;Fail&quot;) &gt; 0; &quot;Fail&quot;; IF(COUNTBLANK([.G97:.G110]) &gt; 0; &quot;N/A&quot;; &quot;Pass&quot;))" office:value-type="string" office:string-value="Pass" calcext:value-type="string">
            <text:p>Pass</text:p>
          </table:table-cell>
          <table:table-cell table:formula="of:=IF(COUNTIF([.H97:.H110];&quot;Fail&quot;) &gt; 0; &quot;Fail&quot;; IF(COUNTBLANK([.H97:.H110]) &gt; 0; &quot;N/A&quot;; &quot;Pass&quot;))" office:value-type="string" office:string-value="Pass" calcext:value-type="string">
            <text:p>Pass</text:p>
          </table:table-cell>
          <table:table-cell table:formula="of:=IF(COUNTIF([.I97:.I110];&quot;Fail&quot;) &gt; 0; &quot;Fail&quot;; IF(COUNTBLANK([.I97:.I110]) &gt; 0; &quot;N/A&quot;; &quot;Pass&quot;))" office:value-type="string" office:string-value="N/A" calcext:value-type="string">
            <text:p>N/A</text:p>
          </table:table-cell>
          <table:table-cell table:formula="of:=IF(COUNTIF([.J97:.J110];&quot;Fail&quot;) &gt; 0; &quot;Fail&quot;; IF(COUNTBLANK([.J97:.J110]) &gt; 0; &quot;N/A&quot;; &quot;Pass&quot;))" office:value-type="string" office:string-value="N/A" calcext:value-type="string">
            <text:p>N/A</text:p>
          </table:table-cell>
          <table:table-cell table:formula="of:=IF(COUNTIF([.K97:.K110];&quot;Fail&quot;) &gt; 0; &quot;Fail&quot;; IF(COUNTBLANK([.K97:.K110]) &gt; 0; &quot;N/A&quot;; &quot;Pass&quot;))" office:value-type="string" office:string-value="N/A" calcext:value-type="string">
            <text:p>N/A</text:p>
          </table:table-cell>
          <table:table-cell table:formula="of:=IF(COUNTIF([.L97:.L110];&quot;Fail&quot;) &gt; 0; &quot;Fail&quot;; IF(COUNTBLANK([.L97:.L110]) &gt; 0; &quot;N/A&quot;; &quot;Pass&quot;))" office:value-type="string" office:string-value="N/A" calcext:value-type="string">
            <text:p>N/A</text:p>
          </table:table-cell>
          <table:table-cell table:formula="of:=IF(COUNTIF([.M97:.M110];&quot;Fail&quot;) &gt; 0; &quot;Fail&quot;; IF(COUNTBLANK([.M97:.M110]) &gt; 0; &quot;N/A&quot;; &quot;Pass&quot;))" office:value-type="string" office:string-value="N/A" calcext:value-type="string">
            <text:p>N/A</text:p>
          </table:table-cell>
          <table:table-cell table:formula="of:=IF(COUNTIF([.N97:.N110];&quot;Fail&quot;) &gt; 0; &quot;Fail&quot;; IF(COUNTBLANK([.N97:.N110])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12" calcext:value-type="float">
            <text:p>12</text:p>
          </table:table-cell>
          <table:table-cell office:value-type="float" office:value="1" calcext:value-type="float">
            <text:p>1</text:p>
          </table:table-cell>
          <table:table-cell table:formula="of:=COM.MICROSOFT.CONCAT([.A97]; &quot;.&quot;; [.B97])" office:value-type="string" office:string-value="12.1" calcext:value-type="string">
            <text:p>12.1</text:p>
          </table:table-cell>
          <table:table-cell office:value-type="string" calcext:value-type="string">
            <text:p>Update the 'Book Publisher.'</text:p>
          </table:table-cell>
          <table:table-cell table:formula="of:=COM.MICROSOFT.CONCAT([.C97]; &quot; &quot;; [.D97])" office:value-type="string" office:string-value="12.1 Update the 'Book Publisher.'" calcext:value-type="string">
            <text:p>12.1 Update the 'Book Publisher.'</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2" calcext:value-type="float">
            <text:p>12</text:p>
          </table:table-cell>
          <table:table-cell office:value-type="float" office:value="2" calcext:value-type="float">
            <text:p>2</text:p>
          </table:table-cell>
          <table:table-cell table:formula="of:=COM.MICROSOFT.CONCAT([.A98]; &quot;.&quot;; [.B98])" office:value-type="string" office:string-value="12.2" calcext:value-type="string">
            <text:p>12.2</text:p>
          </table:table-cell>
          <table:table-cell office:value-type="string" calcext:value-type="string">
            <text:p>Update the 'Book Publish Year.' This should only allow for numbers.</text:p>
          </table:table-cell>
          <table:table-cell table:formula="of:=COM.MICROSOFT.CONCAT([.C98]; &quot; &quot;; [.D98])" office:value-type="string" office:string-value="12.2 Update the 'Book Publish Year.' This should only allow for numbers." calcext:value-type="string">
            <text:p>12.2 Update the 'Book Publish Year.' This should only allow for number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2" calcext:value-type="float">
            <text:p>12</text:p>
          </table:table-cell>
          <table:table-cell office:value-type="float" office:value="3" calcext:value-type="float">
            <text:p>3</text:p>
          </table:table-cell>
          <table:table-cell table:formula="of:=COM.MICROSOFT.CONCAT([.A99]; &quot;.&quot;; [.B99])" office:value-type="string" office:string-value="12.3" calcext:value-type="string">
            <text:p>12.3</text:p>
          </table:table-cell>
          <table:table-cell office:value-type="string" calcext:value-type="string">
            <text:p>Update the 'Book Identifier.'</text:p>
          </table:table-cell>
          <table:table-cell table:formula="of:=COM.MICROSOFT.CONCAT([.C99]; &quot; &quot;; [.D99])" office:value-type="string" office:string-value="12.3 Update the 'Book Identifier.'" calcext:value-type="string">
            <text:p>12.3 Update the 'Book Identifier.'</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2" calcext:value-type="float">
            <text:p>12</text:p>
          </table:table-cell>
          <table:table-cell office:value-type="float" office:value="4" calcext:value-type="float">
            <text:p>4</text:p>
          </table:table-cell>
          <table:table-cell table:formula="of:=COM.MICROSOFT.CONCAT([.A100]; &quot;.&quot;; [.B100])" office:value-type="string" office:string-value="12.4" calcext:value-type="string">
            <text:p>12.4</text:p>
          </table:table-cell>
          <table:table-cell office:value-type="string" calcext:value-type="string">
            <text:p>Update the 'Book Language.'</text:p>
          </table:table-cell>
          <table:table-cell table:formula="of:=COM.MICROSOFT.CONCAT([.C100]; &quot; &quot;; [.D100])" office:value-type="string" office:string-value="12.4 Update the 'Book Language.'" calcext:value-type="string">
            <text:p>12.4 Update the 'Book Languag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2" calcext:value-type="float">
            <text:p>12</text:p>
          </table:table-cell>
          <table:table-cell office:value-type="float" office:value="5" calcext:value-type="float">
            <text:p>5</text:p>
          </table:table-cell>
          <table:table-cell table:formula="of:=COM.MICROSOFT.CONCAT([.A101]; &quot;.&quot;; [.B101])" office:value-type="string" office:string-value="12.5" calcext:value-type="string">
            <text:p>12.5</text:p>
          </table:table-cell>
          <table:table-cell office:value-type="string" calcext:value-type="string">
            <text:p>Update the 'Book Price,' without the currency symbol.</text:p>
          </table:table-cell>
          <table:table-cell table:formula="of:=COM.MICROSOFT.CONCAT([.C101]; &quot; &quot;; [.D101])" office:value-type="string" office:string-value="12.5 Update the 'Book Price,' without the currency symbol." calcext:value-type="string">
            <text:p>12.5 Update the 'Book Price,' without the currency symbol.</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2" calcext:value-type="float">
            <text:p>12</text:p>
          </table:table-cell>
          <table:table-cell office:value-type="float" office:value="6" calcext:value-type="float">
            <text:p>6</text:p>
          </table:table-cell>
          <table:table-cell table:formula="of:=COM.MICROSOFT.CONCAT([.A102]; &quot;.&quot;; [.B102])" office:value-type="string" office:string-value="12.6" calcext:value-type="string">
            <text:p>12.6</text:p>
          </table:table-cell>
          <table:table-cell office:value-type="string" calcext:value-type="string">
            <text:p>Update the 'Book URL.'</text:p>
          </table:table-cell>
          <table:table-cell table:formula="of:=COM.MICROSOFT.CONCAT([.C102]; &quot; &quot;; [.D102])" office:value-type="string" office:string-value="12.6 Update the 'Book URL.'" calcext:value-type="string">
            <text:p>12.6 Update the 'Book URL.'</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2" calcext:value-type="float">
            <text:p>12</text:p>
          </table:table-cell>
          <table:table-cell office:value-type="float" office:value="7" calcext:value-type="float">
            <text:p>7</text:p>
          </table:table-cell>
          <table:table-cell table:formula="of:=COM.MICROSOFT.CONCAT([.A103]; &quot;.&quot;; [.B103])" office:value-type="string" office:string-value="12.7" calcext:value-type="string">
            <text:p>12.7</text:p>
          </table:table-cell>
          <table:table-cell office:value-type="string" calcext:value-type="string">
            <text:p>Update the 'Book Loaned To.'</text:p>
          </table:table-cell>
          <table:table-cell table:formula="of:=COM.MICROSOFT.CONCAT([.C103]; &quot; &quot;; [.D103])" office:value-type="string" office:string-value="12.7 Update the 'Book Loaned To.'" calcext:value-type="string">
            <text:p>12.7 Update the 'Book Loaned To.'</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2" calcext:value-type="float">
            <text:p>12</text:p>
          </table:table-cell>
          <table:table-cell office:value-type="float" office:value="8" calcext:value-type="float">
            <text:p>8</text:p>
          </table:table-cell>
          <table:table-cell table:formula="of:=COM.MICROSOFT.CONCAT([.A104]; &quot;.&quot;; [.B104])" office:value-type="string" office:string-value="12.8" calcext:value-type="string">
            <text:p>12.8</text:p>
          </table:table-cell>
          <table:table-cell office:value-type="string" calcext:value-type="string">
            <text:p>Update the 'Book Loaned Out On.'</text:p>
          </table:table-cell>
          <table:table-cell table:formula="of:=COM.MICROSOFT.CONCAT([.C104]; &quot; &quot;; [.D104])" office:value-type="string" office:string-value="12.8 Update the 'Book Loaned Out On.'" calcext:value-type="string">
            <text:p>12.8 Update the 'Book Loaned Out On.'</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2" calcext:value-type="float">
            <text:p>12</text:p>
          </table:table-cell>
          <table:table-cell office:value-type="float" office:value="9" calcext:value-type="float">
            <text:p>9</text:p>
          </table:table-cell>
          <table:table-cell table:formula="of:=COM.MICROSOFT.CONCAT([.A105]; &quot;.&quot;; [.B105])" office:value-type="string" office:string-value="12.9" calcext:value-type="string">
            <text:p>12.9</text:p>
          </table:table-cell>
          <table:table-cell office:value-type="string" calcext:value-type="string">
            <text:p>Toggle 'Hide book...?'</text:p>
          </table:table-cell>
          <table:table-cell table:formula="of:=COM.MICROSOFT.CONCAT([.C105]; &quot; &quot;; [.D105])" office:value-type="string" office:string-value="12.9 Toggle 'Hide book...?'" calcext:value-type="string">
            <text:p>12.9 Toggle 'Hide boo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2" calcext:value-type="float">
            <text:p>12</text:p>
          </table:table-cell>
          <table:table-cell office:value-type="float" office:value="10" calcext:value-type="float">
            <text:p>10</text:p>
          </table:table-cell>
          <table:table-cell table:formula="of:=COM.MICROSOFT.CONCAT([.A106]; &quot;.&quot;; [.B106])" office:value-type="string" office:string-value="12.10" calcext:value-type="string">
            <text:p>12.10</text:p>
          </table:table-cell>
          <table:table-cell office:value-type="string" calcext:value-type="string">
            <text:p>Update the 'Book Summary.'</text:p>
          </table:table-cell>
          <table:table-cell table:formula="of:=COM.MICROSOFT.CONCAT([.C106]; &quot; &quot;; [.D106])" office:value-type="string" office:string-value="12.10 Update the 'Book Summary.'" calcext:value-type="string">
            <text:p>12.10 Update the 'Book Summar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2" calcext:value-type="float">
            <text:p>12</text:p>
          </table:table-cell>
          <table:table-cell office:value-type="float" office:value="11" calcext:value-type="float">
            <text:p>11</text:p>
          </table:table-cell>
          <table:table-cell table:formula="of:=COM.MICROSOFT.CONCAT([.A107]; &quot;.&quot;; [.B107])" office:value-type="string" office:string-value="12.11" calcext:value-type="string">
            <text:p>12.11</text:p>
          </table:table-cell>
          <table:table-cell office:value-type="string" calcext:value-type="string">
            <text:p>Update the 'Book Comments.'</text:p>
          </table:table-cell>
          <table:table-cell table:formula="of:=COM.MICROSOFT.CONCAT([.C107]; &quot; &quot;; [.D107])" office:value-type="string" office:string-value="12.11 Update the 'Book Comments.'" calcext:value-type="string">
            <text:p>12.11 Update the 'Book Comment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table:number-columns-repeated="2" office:value-type="float" office:value="12" calcext:value-type="float">
            <text:p>12</text:p>
          </table:table-cell>
          <table:table-cell table:formula="of:=COM.MICROSOFT.CONCAT([.A108]; &quot;.&quot;; [.B108])" office:value-type="string" office:string-value="12.12" calcext:value-type="string">
            <text:p>12.12</text:p>
          </table:table-cell>
          <table:table-cell office:value-type="string" calcext:value-type="string">
            <text:p>Click save. On the main book view all the information update should be reflected.</text:p>
          </table:table-cell>
          <table:table-cell table:formula="of:=COM.MICROSOFT.CONCAT([.C108]; &quot; &quot;; [.D108])" office:value-type="string" office:string-value="12.12 Click save. On the main book view all the information update should be reflected." calcext:value-type="string">
            <text:p>12.12 Click save. On the main book view all the information update should be reflec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2" calcext:value-type="float">
            <text:p>12</text:p>
          </table:table-cell>
          <table:table-cell office:value-type="float" office:value="13" calcext:value-type="float">
            <text:p>13</text:p>
          </table:table-cell>
          <table:table-cell table:formula="of:=COM.MICROSOFT.CONCAT([.A109]; &quot;.&quot;; [.B109])" office:value-type="string" office:string-value="12.13" calcext:value-type="string">
            <text:p>12.13</text:p>
          </table:table-cell>
          <table:table-cell office:value-type="string" calcext:value-type="string">
            <text:p>Update the 'Book Price' with the currency symbol. It should update and not have multiple symbols.</text:p>
          </table:table-cell>
          <table:table-cell table:formula="of:=COM.MICROSOFT.CONCAT([.C109]; &quot; &quot;; [.D109])" office:value-type="string" office:string-value="12.13 Update the 'Book Price' with the currency symbol. It should update and not have multiple symbols." calcext:value-type="string">
            <text:p>12.13 Update the 'Book Price' with the currency symbol. It should update and not have multiple symbol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2" calcext:value-type="float">
            <text:p>12</text:p>
          </table:table-cell>
          <table:table-cell office:value-type="float" office:value="14" calcext:value-type="float">
            <text:p>14</text:p>
          </table:table-cell>
          <table:table-cell table:formula="of:=COM.MICROSOFT.CONCAT([.A110]; &quot;.&quot;; [.B110])" office:value-type="string" office:string-value="12.14" calcext:value-type="string">
            <text:p>12.14</text:p>
          </table:table-cell>
          <table:table-cell office:value-type="string" calcext:value-type="string">
            <text:p>On the book preview in the book list, the 'Book Publisher' and 'Book Publish Year' should display.</text:p>
          </table:table-cell>
          <table:table-cell table:formula="of:=COM.MICROSOFT.CONCAT([.C110]; &quot; &quot;; [.D110])" office:value-type="string" office:string-value="12.14 On the book preview in the book list, the 'Book Publisher' and 'Book Publish Year' should display." calcext:value-type="string">
            <text:p>12.14 On the book preview in the book list, the 'Book Publisher' and 'Book Publish Year' should displa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13" calcext:value-type="float">
            <text:p>13</text:p>
          </table:table-cell>
          <table:table-cell table:number-columns-repeated="2"/>
          <table:table-cell office:value-type="string" calcext:value-type="string">
            <text:p>Update book: Book Cover</text:p>
          </table:table-cell>
          <table:table-cell table:formula="of:=COM.MICROSOFT.CONCAT(&quot;Test &quot;;[.A112];&quot;: &quot;;[.D112])" office:value-type="string" office:string-value="Test 13: Update book: Book Cover" calcext:value-type="string">
            <text:p>Test 13: Update book: Book Cover</text:p>
          </table:table-cell>
          <table:table-cell table:formula="of:=IF(COUNTIF([.F113:.F122];&quot;Fail&quot;) &gt; 0; &quot;Fail&quot;; IF(COUNTBLANK([.F113:.F122]) &gt; 0; &quot;N/A&quot;; &quot;Pass&quot;))" office:value-type="string" office:string-value="Pass" calcext:value-type="string">
            <text:p>Pass</text:p>
          </table:table-cell>
          <table:table-cell table:formula="of:=IF(COUNTIF([.G113:.G122];&quot;Fail&quot;) &gt; 0; &quot;Fail&quot;; IF(COUNTBLANK([.G113:.G122]) &gt; 0; &quot;N/A&quot;; &quot;Pass&quot;))" office:value-type="string" office:string-value="Pass" calcext:value-type="string">
            <text:p>Pass</text:p>
          </table:table-cell>
          <table:table-cell table:formula="of:=IF(COUNTIF([.H113:.H122];&quot;Fail&quot;) &gt; 0; &quot;Fail&quot;; IF(COUNTBLANK([.H113:.H122]) &gt; 0; &quot;N/A&quot;; &quot;Pass&quot;))" office:value-type="string" office:string-value="Pass" calcext:value-type="string">
            <text:p>Pass</text:p>
          </table:table-cell>
          <table:table-cell table:formula="of:=IF(COUNTIF([.I113:.I122];&quot;Fail&quot;) &gt; 0; &quot;Fail&quot;; IF(COUNTBLANK([.I113:.I122]) &gt; 0; &quot;N/A&quot;; &quot;Pass&quot;))" office:value-type="string" office:string-value="N/A" calcext:value-type="string">
            <text:p>N/A</text:p>
          </table:table-cell>
          <table:table-cell table:formula="of:=IF(COUNTIF([.J113:.J122];&quot;Fail&quot;) &gt; 0; &quot;Fail&quot;; IF(COUNTBLANK([.J113:.J122]) &gt; 0; &quot;N/A&quot;; &quot;Pass&quot;))" office:value-type="string" office:string-value="N/A" calcext:value-type="string">
            <text:p>N/A</text:p>
          </table:table-cell>
          <table:table-cell table:formula="of:=IF(COUNTIF([.K113:.K122];&quot;Fail&quot;) &gt; 0; &quot;Fail&quot;; IF(COUNTBLANK([.K113:.K122]) &gt; 0; &quot;N/A&quot;; &quot;Pass&quot;))" office:value-type="string" office:string-value="N/A" calcext:value-type="string">
            <text:p>N/A</text:p>
          </table:table-cell>
          <table:table-cell table:formula="of:=IF(COUNTIF([.L113:.L122];&quot;Fail&quot;) &gt; 0; &quot;Fail&quot;; IF(COUNTBLANK([.L113:.L122]) &gt; 0; &quot;N/A&quot;; &quot;Pass&quot;))" office:value-type="string" office:string-value="N/A" calcext:value-type="string">
            <text:p>N/A</text:p>
          </table:table-cell>
          <table:table-cell table:formula="of:=IF(COUNTIF([.M113:.M122];&quot;Fail&quot;) &gt; 0; &quot;Fail&quot;; IF(COUNTBLANK([.M113:.M122]) &gt; 0; &quot;N/A&quot;; &quot;Pass&quot;))" office:value-type="string" office:string-value="N/A" calcext:value-type="string">
            <text:p>N/A</text:p>
          </table:table-cell>
          <table:table-cell table:formula="of:=IF(COUNTIF([.N113:.N122];&quot;Fail&quot;) &gt; 0; &quot;Fail&quot;; IF(COUNTBLANK([.N113:.N122])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13" calcext:value-type="float">
            <text:p>13</text:p>
          </table:table-cell>
          <table:table-cell office:value-type="float" office:value="1" calcext:value-type="float">
            <text:p>1</text:p>
          </table:table-cell>
          <table:table-cell table:formula="of:=COM.MICROSOFT.CONCAT([.A113]; &quot;.&quot;; [.B113])" office:value-type="string" office:string-value="13.1" calcext:value-type="string">
            <text:p>13.1</text:p>
          </table:table-cell>
          <table:table-cell office:value-type="string" calcext:value-type="string">
            <text:p>Download an image to upload as the book cover. Click the image plus button and click 'Upload Existing File.' Select downloaded image.</text:p>
          </table:table-cell>
          <table:table-cell table:formula="of:=COM.MICROSOFT.CONCAT([.C113]; &quot; &quot;; [.D113])" office:value-type="string" office:string-value="13.1 Download an image to upload as the book cover. Click the image plus button and click 'Upload Existing File.' Select downloaded image." calcext:value-type="string">
            <text:p>13.1 Download an image to upload as the book cover. Click the image plus button and click 'Upload Existing File.' Select downloaded imag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3" calcext:value-type="float">
            <text:p>13</text:p>
          </table:table-cell>
          <table:table-cell office:value-type="float" office:value="2" calcext:value-type="float">
            <text:p>2</text:p>
          </table:table-cell>
          <table:table-cell table:formula="of:=COM.MICROSOFT.CONCAT([.A114]; &quot;.&quot;; [.B114])" office:value-type="string" office:string-value="13.2" calcext:value-type="string">
            <text:p>13.2</text:p>
          </table:table-cell>
          <table:table-cell office:value-type="string" calcext:value-type="string">
            <text:p>Image should show where the book cover should go. Click on it. A popup with the image should appear. You should be able to pinch and zoom and pan the image.</text:p>
          </table:table-cell>
          <table:table-cell table:formula="of:=COM.MICROSOFT.CONCAT([.C114]; &quot; &quot;; [.D114])" office:value-type="string" office:string-value="13.2 Image should show where the book cover should go. Click on it. A popup with the image should appear. You should be able to pinch and zoom and pan the image." calcext:value-type="string">
            <text:p>13.2 Image should show where the book cover should go. Click on it. A popup with the image should appear. You should be able to pinch and zoom and pan the imag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3" calcext:value-type="float">
            <text:p>13</text:p>
          </table:table-cell>
          <table:table-cell office:value-type="float" office:value="3" calcext:value-type="float">
            <text:p>3</text:p>
          </table:table-cell>
          <table:table-cell table:formula="of:=COM.MICROSOFT.CONCAT([.A115]; &quot;.&quot;; [.B115])" office:value-type="string" office:string-value="13.3" calcext:value-type="string">
            <text:p>13.3</text:p>
          </table:table-cell>
          <table:table-cell office:value-type="string" calcext:value-type="string">
            <text:p>Click outside of the popup. Image should still show when popup has been dismissed. Click save.</text:p>
          </table:table-cell>
          <table:table-cell table:formula="of:=COM.MICROSOFT.CONCAT([.C115]; &quot; &quot;; [.D115])" office:value-type="string" office:string-value="13.3 Click outside of the popup. Image should still show when popup has been dismissed. Click save." calcext:value-type="string">
            <text:p>13.3 Click outside of the popup. Image should still show when popup has been dismissed. Click sav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3" calcext:value-type="float">
            <text:p>13</text:p>
          </table:table-cell>
          <table:table-cell office:value-type="float" office:value="4" calcext:value-type="float">
            <text:p>4</text:p>
          </table:table-cell>
          <table:table-cell table:formula="of:=COM.MICROSOFT.CONCAT([.A116]; &quot;.&quot;; [.B116])" office:value-type="string" office:string-value="13.4" calcext:value-type="string">
            <text:p>13.4</text:p>
          </table:table-cell>
          <table:table-cell office:value-type="string" calcext:value-type="string">
            <text:p>On main book view, image should display. You should be able to view the image popup, pinch, zoom, pan, and dismiss like in the edit book view.</text:p>
          </table:table-cell>
          <table:table-cell table:formula="of:=COM.MICROSOFT.CONCAT([.C116]; &quot; &quot;; [.D116])" office:value-type="string" office:string-value="13.4 On main book view, image should display. You should be able to view the image popup, pinch, zoom, pan, and dismiss like in the edit book view." calcext:value-type="string">
            <text:p>13.4 On main book view, image should display. You should be able to view the image popup, pinch, zoom, pan, and dismiss like in the edit book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3" calcext:value-type="float">
            <text:p>13</text:p>
          </table:table-cell>
          <table:table-cell office:value-type="float" office:value="5" calcext:value-type="float">
            <text:p>5</text:p>
          </table:table-cell>
          <table:table-cell table:formula="of:=COM.MICROSOFT.CONCAT([.A117]; &quot;.&quot;; [.B117])" office:value-type="string" office:string-value="13.5" calcext:value-type="string">
            <text:p>13.5</text:p>
          </table:table-cell>
          <table:table-cell office:value-type="string" calcext:value-type="string">
            <text:p>On the book preview in the book list, the book image should display.</text:p>
          </table:table-cell>
          <table:table-cell table:formula="of:=COM.MICROSOFT.CONCAT([.C117]; &quot; &quot;; [.D117])" office:value-type="string" office:string-value="13.5 On the book preview in the book list, the book image should display." calcext:value-type="string">
            <text:p>13.5 On the book preview in the book list, the book image should displa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3" calcext:value-type="float">
            <text:p>13</text:p>
          </table:table-cell>
          <table:table-cell office:value-type="float" office:value="6" calcext:value-type="float">
            <text:p>6</text:p>
          </table:table-cell>
          <table:table-cell table:formula="of:=COM.MICROSOFT.CONCAT([.A118]; &quot;.&quot;; [.B118])" office:value-type="string" office:string-value="13.6" calcext:value-type="string">
            <text:p>13.6</text:p>
          </table:table-cell>
          <table:table-cell office:value-type="string" calcext:value-type="string">
            <text:p>Click the image minus button. It should remove the image. Click save. On the book main view and book preview, there should no longer be an image.</text:p>
          </table:table-cell>
          <table:table-cell table:formula="of:=COM.MICROSOFT.CONCAT([.C118]; &quot; &quot;; [.D118])" office:value-type="string" office:string-value="13.6 Click the image minus button. It should remove the image. Click save. On the book main view and book preview, there should no longer be an image." calcext:value-type="string">
            <text:p>13.6 Click the image minus button. It should remove the image. Click save. On the book main view and book preview, there should no longer be an imag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3" calcext:value-type="float">
            <text:p>13</text:p>
          </table:table-cell>
          <table:table-cell office:value-type="float" office:value="7" calcext:value-type="float">
            <text:p>7</text:p>
          </table:table-cell>
          <table:table-cell table:formula="of:=COM.MICROSOFT.CONCAT([.A119]; &quot;.&quot;; [.B119])" office:value-type="string" office:string-value="13.7" calcext:value-type="string">
            <text:p>13.7</text:p>
          </table:table-cell>
          <table:table-cell office:value-type="string" calcext:value-type="string">
            <text:p>Find an image URL. This will be website/image.filetype. Click the image plus button and click 'Book Cover URL.' A popup should appear for you to paste the URL.</text:p>
          </table:table-cell>
          <table:table-cell table:formula="of:=COM.MICROSOFT.CONCAT([.C119]; &quot; &quot;; [.D119])" office:value-type="string" office:string-value="13.7 Find an image URL. This will be website/image.filetype. Click the image plus button and click 'Book Cover URL.' A popup should appear for you to paste the URL." calcext:value-type="string">
            <text:p>13.7 Find an image URL. This will be website/image.filetype. Click the image plus button and click 'Book Cover URL.' A popup should appear for you to paste the URL.</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3" calcext:value-type="float">
            <text:p>13</text:p>
          </table:table-cell>
          <table:table-cell office:value-type="float" office:value="8" calcext:value-type="float">
            <text:p>8</text:p>
          </table:table-cell>
          <table:table-cell table:formula="of:=COM.MICROSOFT.CONCAT([.A120]; &quot;.&quot;; [.B120])" office:value-type="string" office:string-value="13.8" calcext:value-type="string">
            <text:p>13.8</text:p>
          </table:table-cell>
          <table:table-cell office:value-type="string" calcext:value-type="string">
            <text:p>Paste the image URL, but then dismiss the popup. The book cover should not update.</text:p>
          </table:table-cell>
          <table:table-cell table:formula="of:=COM.MICROSOFT.CONCAT([.C120]; &quot; &quot;; [.D120])" office:value-type="string" office:string-value="13.8 Paste the image URL, but then dismiss the popup. The book cover should not update." calcext:value-type="string">
            <text:p>13.8 Paste the image URL, but then dismiss the popup. The book cover should not updat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3" calcext:value-type="float">
            <text:p>13</text:p>
          </table:table-cell>
          <table:table-cell office:value-type="float" office:value="9" calcext:value-type="float">
            <text:p>9</text:p>
          </table:table-cell>
          <table:table-cell table:formula="of:=COM.MICROSOFT.CONCAT([.A121]; &quot;.&quot;; [.B121])" office:value-type="string" office:string-value="13.9" calcext:value-type="string">
            <text:p>13.9</text:p>
          </table:table-cell>
          <table:table-cell office:value-type="string" calcext:value-type="string">
            <text:p>This time, paste the image URL, but click the save button. The book cover image should appear. Like with the other image, you should be able to click the image and get a popup that you can maneuver the image in. Click save.</text:p>
          </table:table-cell>
          <table:table-cell table:formula="of:=COM.MICROSOFT.CONCAT([.C121]; &quot; &quot;; [.D121])" office:value-type="string" office:string-value="13.9 This time, paste the image URL, but click the save button. The book cover image should appear. Like with the other image, you should be able to click the image and get a popup that you can maneuver the image in. Click save." calcext:value-type="string">
            <text:p>13.9 This time, paste the image URL, but click the save button. The book cover image should appear. Like with the other image, you should be able to click the image and get a popup that you can maneuver the image in. Click sav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3" calcext:value-type="float">
            <text:p>13</text:p>
          </table:table-cell>
          <table:table-cell office:value-type="float" office:value="10" calcext:value-type="float">
            <text:p>10</text:p>
          </table:table-cell>
          <table:table-cell table:formula="of:=COM.MICROSOFT.CONCAT([.A122]; &quot;.&quot;; [.B122])" office:value-type="string" office:string-value="13.10" calcext:value-type="string">
            <text:p>13.10</text:p>
          </table:table-cell>
          <table:table-cell office:value-type="string" calcext:value-type="string">
            <text:p>Also, like with the uploaded image, you should get an image on the main book view and book preview.</text:p>
          </table:table-cell>
          <table:table-cell table:formula="of:=COM.MICROSOFT.CONCAT([.C122]; &quot; &quot;; [.D122])" office:value-type="string" office:string-value="13.10 Also, like with the uploaded image, you should get an image on the main book view and book preview." calcext:value-type="string">
            <text:p>13.10 Also, like with the uploaded image, you should get an image on the main book view and book pre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14" calcext:value-type="float">
            <text:p>14</text:p>
          </table:table-cell>
          <table:table-cell table:number-columns-repeated="2"/>
          <table:table-cell office:value-type="string" calcext:value-type="string">
            <text:p>Delete book</text:p>
          </table:table-cell>
          <table:table-cell table:formula="of:=COM.MICROSOFT.CONCAT(&quot;Test &quot;;[.A124];&quot;: &quot;;[.D124])" office:value-type="string" office:string-value="Test 14: Delete book" calcext:value-type="string">
            <text:p>Test 14: Delete book</text:p>
          </table:table-cell>
          <table:table-cell table:formula="of:=IF(COUNTIF([.F125:.F126];&quot;Fail&quot;) &gt; 0; &quot;Fail&quot;; IF(COUNTBLANK([.F125:.F126]) &gt; 0; &quot;N/A&quot;; &quot;Pass&quot;))" office:value-type="string" office:string-value="Pass" calcext:value-type="string">
            <text:p>Pass</text:p>
          </table:table-cell>
          <table:table-cell table:formula="of:=IF(COUNTIF([.G125:.G126];&quot;Fail&quot;) &gt; 0; &quot;Fail&quot;; IF(COUNTBLANK([.G125:.G126]) &gt; 0; &quot;N/A&quot;; &quot;Pass&quot;))" office:value-type="string" office:string-value="Pass" calcext:value-type="string">
            <text:p>Pass</text:p>
          </table:table-cell>
          <table:table-cell table:formula="of:=IF(COUNTIF([.H125:.H126];&quot;Fail&quot;) &gt; 0; &quot;Fail&quot;; IF(COUNTBLANK([.H125:.H126]) &gt; 0; &quot;N/A&quot;; &quot;Pass&quot;))" office:value-type="string" office:string-value="Pass" calcext:value-type="string">
            <text:p>Pass</text:p>
          </table:table-cell>
          <table:table-cell table:formula="of:=IF(COUNTIF([.I125:.I126];&quot;Fail&quot;) &gt; 0; &quot;Fail&quot;; IF(COUNTBLANK([.I125:.I126]) &gt; 0; &quot;N/A&quot;; &quot;Pass&quot;))" office:value-type="string" office:string-value="N/A" calcext:value-type="string">
            <text:p>N/A</text:p>
          </table:table-cell>
          <table:table-cell table:formula="of:=IF(COUNTIF([.J125:.J126];&quot;Fail&quot;) &gt; 0; &quot;Fail&quot;; IF(COUNTBLANK([.J125:.J126]) &gt; 0; &quot;N/A&quot;; &quot;Pass&quot;))" office:value-type="string" office:string-value="N/A" calcext:value-type="string">
            <text:p>N/A</text:p>
          </table:table-cell>
          <table:table-cell table:formula="of:=IF(COUNTIF([.K125:.K126];&quot;Fail&quot;) &gt; 0; &quot;Fail&quot;; IF(COUNTBLANK([.K125:.K126]) &gt; 0; &quot;N/A&quot;; &quot;Pass&quot;))" office:value-type="string" office:string-value="N/A" calcext:value-type="string">
            <text:p>N/A</text:p>
          </table:table-cell>
          <table:table-cell table:formula="of:=IF(COUNTIF([.L125:.L126];&quot;Fail&quot;) &gt; 0; &quot;Fail&quot;; IF(COUNTBLANK([.L125:.L126]) &gt; 0; &quot;N/A&quot;; &quot;Pass&quot;))" office:value-type="string" office:string-value="N/A" calcext:value-type="string">
            <text:p>N/A</text:p>
          </table:table-cell>
          <table:table-cell table:formula="of:=IF(COUNTIF([.M125:.M126];&quot;Fail&quot;) &gt; 0; &quot;Fail&quot;; IF(COUNTBLANK([.M125:.M126]) &gt; 0; &quot;N/A&quot;; &quot;Pass&quot;))" office:value-type="string" office:string-value="N/A" calcext:value-type="string">
            <text:p>N/A</text:p>
          </table:table-cell>
          <table:table-cell table:formula="of:=IF(COUNTIF([.N125:.N126];&quot;Fail&quot;) &gt; 0; &quot;Fail&quot;; IF(COUNTBLANK([.N125:.N126])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3">
          <table:table-cell office:value-type="float" office:value="14" calcext:value-type="float">
            <text:p>14</text:p>
          </table:table-cell>
          <table:table-cell office:value-type="float" office:value="1" calcext:value-type="float">
            <text:p>1</text:p>
          </table:table-cell>
          <table:table-cell table:formula="of:=COM.MICROSOFT.CONCAT([.A125]; &quot;.&quot;; [.B125])" office:value-type="string" office:string-value="14.1" calcext:value-type="string">
            <text:p>14.1</text:p>
          </table:table-cell>
          <table:table-cell office:value-type="string" calcext:value-type="string">
            <text:p>Click 'Delete Book.' A popup should appear asking if you want to delete the book. Click no. A popup should display saying action canceled and book should not be deleted. You should stay on the main book view.</text:p>
          </table:table-cell>
          <table:table-cell table:formula="of:=COM.MICROSOFT.CONCAT([.C125]; &quot; &quot;; [.D125])" office:value-type="string" office:string-value="14.1 Click 'Delete Book.' A popup should appear asking if you want to delete the book. Click no. A popup should display saying action canceled and book should not be deleted. You should stay on the main book view." calcext:value-type="string">
            <text:p>14.1 Click 'Delete Book.' A popup should appear asking if you want to delete the book. Click no. A popup should display saying action canceled and book should not be deleted. You should stay on the main book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4" calcext:value-type="float">
            <text:p>14</text:p>
          </table:table-cell>
          <table:table-cell office:value-type="float" office:value="2" calcext:value-type="float">
            <text:p>2</text:p>
          </table:table-cell>
          <table:table-cell table:formula="of:=COM.MICROSOFT.CONCAT([.A126]; &quot;.&quot;; [.B126])" office:value-type="string" office:string-value="14.2" calcext:value-type="string">
            <text:p>14.2</text:p>
          </table:table-cell>
          <table:table-cell office:value-type="string" calcext:value-type="string">
            <text:p>Click 'Delete Book' again. This time, click yes on the popup. There should be a popup that displays saying the book has been deleted. When dismissed, you should be taken back to the book list view and should not be able to find the book.</text:p>
          </table:table-cell>
          <table:table-cell table:formula="of:=COM.MICROSOFT.CONCAT([.C126]; &quot; &quot;; [.D126])" office:value-type="string" office:string-value="14.2 Click 'Delete Book' again. This time, click yes on the popup. There should be a popup that displays saying the book has been deleted. When dismissed, you should be taken back to the book list view and should not be able to find the book." calcext:value-type="string">
            <text:p>14.2 Click 'Delete Book' again. This time, click yes on the popup. There should be a popup that displays saying the book has been deleted. When dismissed, you should be taken back to the book list view and should not be able to find the boo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15" calcext:value-type="float">
            <text:p>15</text:p>
          </table:table-cell>
          <table:table-cell table:number-columns-repeated="2"/>
          <table:table-cell office:value-type="string" calcext:value-type="string">
            <text:p>Share book</text:p>
          </table:table-cell>
          <table:table-cell table:formula="of:=COM.MICROSOFT.CONCAT(&quot;Test &quot;;[.A128];&quot;: &quot;;[.D128])" office:value-type="string" office:string-value="Test 15: Share book" calcext:value-type="string">
            <text:p>Test 15: Share book</text:p>
          </table:table-cell>
          <table:table-cell table:formula="of:=IF(COUNTIF([.F129:.F134];&quot;Fail&quot;) &gt; 0; &quot;Fail&quot;; IF(COUNTBLANK([.F129:.F134]) &gt; 0; &quot;N/A&quot;; &quot;Pass&quot;))" office:value-type="string" office:string-value="Pass" calcext:value-type="string">
            <text:p>Pass</text:p>
          </table:table-cell>
          <table:table-cell table:formula="of:=IF(COUNTIF([.G129:.G134];&quot;Fail&quot;) &gt; 0; &quot;Fail&quot;; IF(COUNTBLANK([.G129:.G134]) &gt; 0; &quot;N/A&quot;; &quot;Pass&quot;))" office:value-type="string" office:string-value="Pass" calcext:value-type="string">
            <text:p>Pass</text:p>
          </table:table-cell>
          <table:table-cell table:formula="of:=IF(COUNTIF([.H129:.H134];&quot;Fail&quot;) &gt; 0; &quot;Fail&quot;; IF(COUNTBLANK([.H129:.H134]) &gt; 0; &quot;N/A&quot;; &quot;Pass&quot;))" office:value-type="string" office:string-value="Pass" calcext:value-type="string">
            <text:p>Pass</text:p>
          </table:table-cell>
          <table:table-cell table:formula="of:=IF(COUNTIF([.I129:.I134];&quot;Fail&quot;) &gt; 0; &quot;Fail&quot;; IF(COUNTBLANK([.I129:.I134]) &gt; 0; &quot;N/A&quot;; &quot;Pass&quot;))" office:value-type="string" office:string-value="N/A" calcext:value-type="string">
            <text:p>N/A</text:p>
          </table:table-cell>
          <table:table-cell table:formula="of:=IF(COUNTIF([.J129:.J134];&quot;Fail&quot;) &gt; 0; &quot;Fail&quot;; IF(COUNTBLANK([.J129:.J134]) &gt; 0; &quot;N/A&quot;; &quot;Pass&quot;))" office:value-type="string" office:string-value="N/A" calcext:value-type="string">
            <text:p>N/A</text:p>
          </table:table-cell>
          <table:table-cell table:formula="of:=IF(COUNTIF([.K129:.K134];&quot;Fail&quot;) &gt; 0; &quot;Fail&quot;; IF(COUNTBLANK([.K129:.K134]) &gt; 0; &quot;N/A&quot;; &quot;Pass&quot;))" office:value-type="string" office:string-value="N/A" calcext:value-type="string">
            <text:p>N/A</text:p>
          </table:table-cell>
          <table:table-cell table:formula="of:=IF(COUNTIF([.L129:.L134];&quot;Fail&quot;) &gt; 0; &quot;Fail&quot;; IF(COUNTBLANK([.L129:.L134]) &gt; 0; &quot;N/A&quot;; &quot;Pass&quot;))" office:value-type="string" office:string-value="N/A" calcext:value-type="string">
            <text:p>N/A</text:p>
          </table:table-cell>
          <table:table-cell table:formula="of:=IF(COUNTIF([.M129:.M134];&quot;Fail&quot;) &gt; 0; &quot;Fail&quot;; IF(COUNTBLANK([.M129:.M134]) &gt; 0; &quot;N/A&quot;; &quot;Pass&quot;))" office:value-type="string" office:string-value="N/A" calcext:value-type="string">
            <text:p>N/A</text:p>
          </table:table-cell>
          <table:table-cell table:formula="of:=IF(COUNTIF([.N129:.N134];&quot;Fail&quot;) &gt; 0; &quot;Fail&quot;; IF(COUNTBLANK([.N129:.N134])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15" calcext:value-type="float">
            <text:p>15</text:p>
          </table:table-cell>
          <table:table-cell office:value-type="float" office:value="1" calcext:value-type="float">
            <text:p>1</text:p>
          </table:table-cell>
          <table:table-cell table:formula="of:=COM.MICROSOFT.CONCAT([.A129]; &quot;.&quot;; [.B129])" office:value-type="string" office:string-value="15.1" calcext:value-type="string">
            <text:p>15.1</text:p>
          </table:table-cell>
          <table:table-cell office:value-type="string" calcext:value-type="string">
            <text:p>Click the icon in a book.</text:p>
          </table:table-cell>
          <table:table-cell table:formula="of:=COM.MICROSOFT.CONCAT([.C129]; &quot; &quot;; [.D129])" office:value-type="string" office:string-value="15.1 Click the icon in a book." calcext:value-type="string">
            <text:p>15.1 Click the icon in a boo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5" calcext:value-type="float">
            <text:p>15</text:p>
          </table:table-cell>
          <table:table-cell office:value-type="float" office:value="2" calcext:value-type="float">
            <text:p>2</text:p>
          </table:table-cell>
          <table:table-cell table:formula="of:=COM.MICROSOFT.CONCAT([.A130]; &quot;.&quot;; [.B130])" office:value-type="string" office:string-value="15.2" calcext:value-type="string">
            <text:p>15.2</text:p>
          </table:table-cell>
          <table:table-cell office:value-type="string" calcext:value-type="string">
            <text:p>If there is just a book title, you will only see a book title to copy.</text:p>
          </table:table-cell>
          <table:table-cell table:formula="of:=COM.MICROSOFT.CONCAT([.C130]; &quot; &quot;; [.D130])" office:value-type="string" office:string-value="15.2 If there is just a book title, you will only see a book title to copy." calcext:value-type="string">
            <text:p>15.2 If there is just a book title, you will only see a book title to cop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5" calcext:value-type="float">
            <text:p>15</text:p>
          </table:table-cell>
          <table:table-cell office:value-type="float" office:value="3" calcext:value-type="float">
            <text:p>3</text:p>
          </table:table-cell>
          <table:table-cell table:formula="of:=COM.MICROSOFT.CONCAT([.A131]; &quot;.&quot;; [.B131])" office:value-type="string" office:string-value="15.3" calcext:value-type="string">
            <text:p>15.3</text:p>
          </table:table-cell>
          <table:table-cell office:value-type="string" calcext:value-type="string">
            <text:p>If there is a book title and one author, you will see book title by author.</text:p>
          </table:table-cell>
          <table:table-cell table:formula="of:=COM.MICROSOFT.CONCAT([.C131]; &quot; &quot;; [.D131])" office:value-type="string" office:string-value="15.3 If there is a book title and one author, you will see book title by author." calcext:value-type="string">
            <text:p>15.3 If there is a book title and one author, you will see book title by author.</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5" calcext:value-type="float">
            <text:p>15</text:p>
          </table:table-cell>
          <table:table-cell office:value-type="float" office:value="4" calcext:value-type="float">
            <text:p>4</text:p>
          </table:table-cell>
          <table:table-cell table:formula="of:=COM.MICROSOFT.CONCAT([.A132]; &quot;.&quot;; [.B132])" office:value-type="string" office:string-value="15.4" calcext:value-type="string">
            <text:p>15.4</text:p>
          </table:table-cell>
          <table:table-cell office:value-type="string" calcext:value-type="string">
            <text:p>If there is a book title and more than one author, you will see book title by author, et al.</text:p>
          </table:table-cell>
          <table:table-cell table:formula="of:=COM.MICROSOFT.CONCAT([.C132]; &quot; &quot;; [.D132])" office:value-type="string" office:string-value="15.4 If there is a book title and more than one author, you will see book title by author, et al." calcext:value-type="string">
            <text:p>15.4 If there is a book title and more than one author, you will see book title by author, et al.</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5" calcext:value-type="float">
            <text:p>15</text:p>
          </table:table-cell>
          <table:table-cell office:value-type="float" office:value="5" calcext:value-type="float">
            <text:p>5</text:p>
          </table:table-cell>
          <table:table-cell table:formula="of:=COM.MICROSOFT.CONCAT([.A133]; &quot;.&quot;; [.B133])" office:value-type="string" office:string-value="15.5" calcext:value-type="string">
            <text:p>15.5</text:p>
          </table:table-cell>
          <table:table-cell office:value-type="string" calcext:value-type="string">
            <text:p>If there is a book title and author/s and a URL, you will see book title by author (book URL).</text:p>
          </table:table-cell>
          <table:table-cell table:formula="of:=COM.MICROSOFT.CONCAT([.C133]; &quot; &quot;; [.D133])" office:value-type="string" office:string-value="15.5 If there is a book title and author/s and a URL, you will see book title by author (book URL)." calcext:value-type="string">
            <text:p>15.5 If there is a book title and author/s and a URL, you will see book title by author (book URL).</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5" calcext:value-type="float">
            <text:p>15</text:p>
          </table:table-cell>
          <table:table-cell office:value-type="float" office:value="6" calcext:value-type="float">
            <text:p>6</text:p>
          </table:table-cell>
          <table:table-cell table:formula="of:=COM.MICROSOFT.CONCAT([.A134]; &quot;.&quot;; [.B134])" office:value-type="string" office:string-value="15.6" calcext:value-type="string">
            <text:p>15.6</text:p>
          </table:table-cell>
          <table:table-cell office:value-type="string" calcext:value-type="string">
            <text:p>If there is a book title and a URL (no author/s), you will see book tile (book URL).</text:p>
          </table:table-cell>
          <table:table-cell table:formula="of:=COM.MICROSOFT.CONCAT([.C134]; &quot; &quot;; [.D134])" office:value-type="string" office:string-value="15.6 If there is a book title and a URL (no author/s), you will see book tile (book URL)." calcext:value-type="string">
            <text:p>15.6 If there is a book title and a URL (no author/s), you will see book tile (book URL).</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16" calcext:value-type="float">
            <text:p>16</text:p>
          </table:table-cell>
          <table:table-cell table:number-columns-repeated="2"/>
          <table:table-cell office:value-type="string" calcext:value-type="string">
            <text:p>Filtering book list (including existing book list)</text:p>
          </table:table-cell>
          <table:table-cell table:formula="of:=COM.MICROSOFT.CONCAT(&quot;Test &quot;;[.A136];&quot;: &quot;;[.D136])" office:value-type="string" office:string-value="Test 16: Filtering book list (including existing book list)" calcext:value-type="string">
            <text:p>Test 16: Filtering book list (including existing book list)</text:p>
          </table:table-cell>
          <table:table-cell table:formula="of:=IF(COUNTIF([.F137:.F169];&quot;Fail&quot;) &gt; 0; &quot;Fail&quot;; IF(COUNTBLANK([.F137:.F169]) &gt; 0; &quot;N/A&quot;; &quot;Pass&quot;))" office:value-type="string" office:string-value="Pass" calcext:value-type="string">
            <text:p>Pass</text:p>
          </table:table-cell>
          <table:table-cell table:formula="of:=IF(COUNTIF([.G137:.G169];&quot;Fail&quot;) &gt; 0; &quot;Fail&quot;; IF(COUNTBLANK([.G137:.G169]) &gt; 0; &quot;N/A&quot;; &quot;Pass&quot;))" office:value-type="string" office:string-value="Pass" calcext:value-type="string">
            <text:p>Pass</text:p>
          </table:table-cell>
          <table:table-cell table:formula="of:=IF(COUNTIF([.H137:.H169];&quot;Fail&quot;) &gt; 0; &quot;Fail&quot;; IF(COUNTBLANK([.H137:.H169]) &gt; 0; &quot;N/A&quot;; &quot;Pass&quot;))" office:value-type="string" office:string-value="Pass" calcext:value-type="string">
            <text:p>Pass</text:p>
          </table:table-cell>
          <table:table-cell table:formula="of:=IF(COUNTIF([.I137:.I169];&quot;Fail&quot;) &gt; 0; &quot;Fail&quot;; IF(COUNTBLANK([.I137:.I169]) &gt; 0; &quot;N/A&quot;; &quot;Pass&quot;))" office:value-type="string" office:string-value="N/A" calcext:value-type="string">
            <text:p>N/A</text:p>
          </table:table-cell>
          <table:table-cell table:formula="of:=IF(COUNTIF([.J137:.J169];&quot;Fail&quot;) &gt; 0; &quot;Fail&quot;; IF(COUNTBLANK([.J137:.J169]) &gt; 0; &quot;N/A&quot;; &quot;Pass&quot;))" office:value-type="string" office:string-value="N/A" calcext:value-type="string">
            <text:p>N/A</text:p>
          </table:table-cell>
          <table:table-cell table:formula="of:=IF(COUNTIF([.K137:.K169];&quot;Fail&quot;) &gt; 0; &quot;Fail&quot;; IF(COUNTBLANK([.K137:.K169]) &gt; 0; &quot;N/A&quot;; &quot;Pass&quot;))" office:value-type="string" office:string-value="N/A" calcext:value-type="string">
            <text:p>N/A</text:p>
          </table:table-cell>
          <table:table-cell table:formula="of:=IF(COUNTIF([.L137:.L169];&quot;Fail&quot;) &gt; 0; &quot;Fail&quot;; IF(COUNTBLANK([.L137:.L169]) &gt; 0; &quot;N/A&quot;; &quot;Pass&quot;))" office:value-type="string" office:string-value="N/A" calcext:value-type="string">
            <text:p>N/A</text:p>
          </table:table-cell>
          <table:table-cell table:formula="of:=IF(COUNTIF([.M137:.M169];&quot;Fail&quot;) &gt; 0; &quot;Fail&quot;; IF(COUNTBLANK([.M137:.M169]) &gt; 0; &quot;N/A&quot;; &quot;Pass&quot;))" office:value-type="string" office:string-value="N/A" calcext:value-type="string">
            <text:p>N/A</text:p>
          </table:table-cell>
          <table:table-cell table:formula="of:=IF(COUNTIF([.N137:.N169];&quot;Fail&quot;) &gt; 0; &quot;Fail&quot;; IF(COUNTBLANK([.N137:.N169])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3">
          <table:table-cell office:value-type="float" office:value="16" calcext:value-type="float">
            <text:p>16</text:p>
          </table:table-cell>
          <table:table-cell office:value-type="float" office:value="1" calcext:value-type="float">
            <text:p>1</text:p>
          </table:table-cell>
          <table:table-cell table:formula="of:=COM.MICROSOFT.CONCAT([.A137]; &quot;.&quot;; [.B137])" office:value-type="string" office:string-value="16.1" calcext:value-type="string">
            <text:p>16.1</text:p>
          </table:table-cell>
          <table:table-cell office:value-type="string" calcext:value-type="string">
            <text:p>Favorite: The default will be 'Both' and will display all the books in the list, both favorite books and non-favorite books. Change the filter to 'Favorites' and click save. This should only display favorite books.</text:p>
          </table:table-cell>
          <table:table-cell table:formula="of:=COM.MICROSOFT.CONCAT([.C137]; &quot; &quot;; [.D137])" office:value-type="string" office:string-value="16.1 Favorite: The default will be 'Both' and will display all the books in the list, both favorite books and non-favorite books. Change the filter to 'Favorites' and click save. This should only display favorite books." calcext:value-type="string">
            <text:p>16.1 Favorite: The default will be 'Both' and will display all the books in the list, both favorite books and non-favorite books. Change the filter to 'Favorites' and click save. This should only display favorite book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2" calcext:value-type="float">
            <text:p>2</text:p>
          </table:table-cell>
          <table:table-cell table:formula="of:=COM.MICROSOFT.CONCAT([.A138]; &quot;.&quot;; [.B138])" office:value-type="string" office:string-value="16.2" calcext:value-type="string">
            <text:p>16.2</text:p>
          </table:table-cell>
          <table:table-cell office:value-type="string" calcext:value-type="string">
            <text:p>Favorite: Change the filter to 'Non-Favorites' and click save. This should only display non-favorite books.</text:p>
          </table:table-cell>
          <table:table-cell table:formula="of:=COM.MICROSOFT.CONCAT([.C138]; &quot; &quot;; [.D138])" office:value-type="string" office:string-value="16.2 Favorite: Change the filter to 'Non-Favorites' and click save. This should only display non-favorite books." calcext:value-type="string">
            <text:p>16.2 Favorite: Change the filter to 'Non-Favorites' and click save. This should only display non-favorite book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3" calcext:value-type="float">
            <text:p>3</text:p>
          </table:table-cell>
          <table:table-cell table:formula="of:=COM.MICROSOFT.CONCAT([.A139]; &quot;.&quot;; [.B139])" office:value-type="string" office:string-value="16.3" calcext:value-type="string">
            <text:p>16.3</text:p>
          </table:table-cell>
          <table:table-cell office:value-type="string" calcext:value-type="string">
            <text:p>Favorite: Change the filter to 'Both' and click Save. This should reset the list back.</text:p>
          </table:table-cell>
          <table:table-cell table:formula="of:=COM.MICROSOFT.CONCAT([.C139]; &quot; &quot;; [.D139])" office:value-type="string" office:string-value="16.3 Favorite: Change the filter to 'Both' and click Save. This should reset the list back." calcext:value-type="string">
            <text:p>16.3 Favorite: Change the filter to 'Both' and click Save. This should reset the list bac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6" calcext:value-type="float">
            <text:p>16</text:p>
          </table:table-cell>
          <table:table-cell office:value-type="float" office:value="4" calcext:value-type="float">
            <text:p>4</text:p>
          </table:table-cell>
          <table:table-cell table:formula="of:=COM.MICROSOFT.CONCAT([.A140]; &quot;.&quot;; [.B140])" office:value-type="string" office:string-value="16.4" calcext:value-type="string">
            <text:p>16.4</text:p>
          </table:table-cell>
          <table:table-cell office:value-type="string" calcext:value-type="string">
            <text:p>Authors: The default will be ‘All Authors’ and will display all books in the list, regardless of author (or lack there of). Change the filter to ‘No Author’ and click save. This should only display books without authors listed.</text:p>
          </table:table-cell>
          <table:table-cell table:formula="of:=COM.MICROSOFT.CONCAT([.C140]; &quot; &quot;; [.D140])" office:value-type="string" office:string-value="16.4 Authors: The default will be ‘All Authors’ and will display all books in the list, regardless of author (or lack there of). Change the filter to ‘No Author’ and click save. This should only display books without authors listed." calcext:value-type="string">
            <text:p>16.4 Authors: The default will be ‘All Authors’ and will display all books in the list, regardless of author (or lack there of). Change the filter to ‘No Author’ and click save. This should only display books without authors lis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5" calcext:value-type="float">
            <text:p>5</text:p>
          </table:table-cell>
          <table:table-cell table:formula="of:=COM.MICROSOFT.CONCAT([.A141]; &quot;.&quot;; [.B141])" office:value-type="string" office:string-value="16.5" calcext:value-type="string">
            <text:p>16.5</text:p>
          </table:table-cell>
          <table:table-cell office:value-type="string" calcext:value-type="string">
            <text:p>Authors: Change the filter to any of the other listed authors and click save. This should only display books with that author listed.</text:p>
          </table:table-cell>
          <table:table-cell table:formula="of:=COM.MICROSOFT.CONCAT([.C141]; &quot; &quot;; [.D141])" office:value-type="string" office:string-value="16.5 Authors: Change the filter to any of the other listed authors and click save. This should only display books with that author listed." calcext:value-type="string">
            <text:p>16.5 Authors: Change the filter to any of the other listed authors and click save. This should only display books with that author lis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6" calcext:value-type="float">
            <text:p>6</text:p>
          </table:table-cell>
          <table:table-cell table:formula="of:=COM.MICROSOFT.CONCAT([.A142]; &quot;.&quot;; [.B142])" office:value-type="string" office:string-value="16.6" calcext:value-type="string">
            <text:p>16.6</text:p>
          </table:table-cell>
          <table:table-cell office:value-type="string" calcext:value-type="string">
            <text:p>Authors: Change the filter to 'All Authors' and click save. This should reset the list back.</text:p>
          </table:table-cell>
          <table:table-cell table:formula="of:=COM.MICROSOFT.CONCAT([.C142]; &quot; &quot;; [.D142])" office:value-type="string" office:string-value="16.6 Authors: Change the filter to 'All Authors' and click save. This should reset the list back." calcext:value-type="string">
            <text:p>16.6 Authors: Change the filter to 'All Authors' and click save. This should reset the list bac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6" calcext:value-type="float">
            <text:p>16</text:p>
          </table:table-cell>
          <table:table-cell office:value-type="float" office:value="7" calcext:value-type="float">
            <text:p>7</text:p>
          </table:table-cell>
          <table:table-cell table:formula="of:=COM.MICROSOFT.CONCAT([.A143]; &quot;.&quot;; [.B143])" office:value-type="string" office:string-value="16.7" calcext:value-type="string">
            <text:p>16.7</text:p>
          </table:table-cell>
          <table:table-cell office:value-type="string" calcext:value-type="string">
            <text:p>Publishers: The default will be 'All Publishers' and will display all books in the list, regardless of the publisher (or lack there of). Change the filter to 'No Publisher' and click save. This should only display books without publishers listed.</text:p>
          </table:table-cell>
          <table:table-cell table:formula="of:=COM.MICROSOFT.CONCAT([.C143]; &quot; &quot;; [.D143])" office:value-type="string" office:string-value="16.7 Publishers: The default will be 'All Publishers' and will display all books in the list, regardless of the publisher (or lack there of). Change the filter to 'No Publisher' and click save. This should only display books without publishers listed." calcext:value-type="string">
            <text:p>16.7 Publishers: The default will be 'All Publishers' and will display all books in the list, regardless of the publisher (or lack there of). Change the filter to 'No Publisher' and click save. This should only display books without publishers lis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8" calcext:value-type="float">
            <text:p>8</text:p>
          </table:table-cell>
          <table:table-cell table:formula="of:=COM.MICROSOFT.CONCAT([.A144]; &quot;.&quot;; [.B144])" office:value-type="string" office:string-value="16.8" calcext:value-type="string">
            <text:p>16.8</text:p>
          </table:table-cell>
          <table:table-cell office:value-type="string" calcext:value-type="string">
            <text:p>Publishers: Change the filter to any of the other listed publishers and click save. This should only display books with that publisher listed.</text:p>
          </table:table-cell>
          <table:table-cell table:formula="of:=COM.MICROSOFT.CONCAT([.C144]; &quot; &quot;; [.D144])" office:value-type="string" office:string-value="16.8 Publishers: Change the filter to any of the other listed publishers and click save. This should only display books with that publisher listed." calcext:value-type="string">
            <text:p>16.8 Publishers: Change the filter to any of the other listed publishers and click save. This should only display books with that publisher lis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9" calcext:value-type="float">
            <text:p>9</text:p>
          </table:table-cell>
          <table:table-cell table:formula="of:=COM.MICROSOFT.CONCAT([.A145]; &quot;.&quot;; [.B145])" office:value-type="string" office:string-value="16.9" calcext:value-type="string">
            <text:p>16.9</text:p>
          </table:table-cell>
          <table:table-cell office:value-type="string" calcext:value-type="string">
            <text:p>Publishers: Change the filter to 'All Publishers' and click save. This should reset the list back.</text:p>
          </table:table-cell>
          <table:table-cell table:formula="of:=COM.MICROSOFT.CONCAT([.C145]; &quot; &quot;; [.D145])" office:value-type="string" office:string-value="16.9 Publishers: Change the filter to 'All Publishers' and click save. This should reset the list back." calcext:value-type="string">
            <text:p>16.9 Publishers: Change the filter to 'All Publishers' and click save. This should reset the list bac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6" calcext:value-type="float">
            <text:p>16</text:p>
          </table:table-cell>
          <table:table-cell office:value-type="float" office:value="10" calcext:value-type="float">
            <text:p>10</text:p>
          </table:table-cell>
          <table:table-cell table:formula="of:=COM.MICROSOFT.CONCAT([.A146]; &quot;.&quot;; [.B146])" office:value-type="string" office:string-value="16.10" calcext:value-type="string">
            <text:p>16.10</text:p>
          </table:table-cell>
          <table:table-cell office:value-type="string" calcext:value-type="string">
            <text:p>Publish Years: The default will be 'All Publish Years' and will display all books in the list, regardless of the publish year (or lack there of). Change the filter to 'No Publish Year' and click save. This should only display books without a publish year listed.</text:p>
          </table:table-cell>
          <table:table-cell table:formula="of:=COM.MICROSOFT.CONCAT([.C146]; &quot; &quot;; [.D146])" office:value-type="string" office:string-value="16.10 Publish Years: The default will be 'All Publish Years' and will display all books in the list, regardless of the publish year (or lack there of). Change the filter to 'No Publish Year' and click save. This should only display books without a publish year listed." calcext:value-type="string">
            <text:p>16.10 Publish Years: The default will be 'All Publish Years' and will display all books in the list, regardless of the publish year (or lack there of). Change the filter to 'No Publish Year' and click save. This should only display books without a publish year lis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11" calcext:value-type="float">
            <text:p>11</text:p>
          </table:table-cell>
          <table:table-cell table:formula="of:=COM.MICROSOFT.CONCAT([.A147]; &quot;.&quot;; [.B147])" office:value-type="string" office:string-value="16.11" calcext:value-type="string">
            <text:p>16.11</text:p>
          </table:table-cell>
          <table:table-cell office:value-type="string" calcext:value-type="string">
            <text:p>Publish Years: Change the filter to any of the publish year ranges listed and click save. This should only display books within that publish year range.</text:p>
          </table:table-cell>
          <table:table-cell table:formula="of:=COM.MICROSOFT.CONCAT([.C147]; &quot; &quot;; [.D147])" office:value-type="string" office:string-value="16.11 Publish Years: Change the filter to any of the publish year ranges listed and click save. This should only display books within that publish year range." calcext:value-type="string">
            <text:p>16.11 Publish Years: Change the filter to any of the publish year ranges listed and click save. This should only display books within that publish year rang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12" calcext:value-type="float">
            <text:p>12</text:p>
          </table:table-cell>
          <table:table-cell table:formula="of:=COM.MICROSOFT.CONCAT([.A148]; &quot;.&quot;; [.B148])" office:value-type="string" office:string-value="16.12" calcext:value-type="string">
            <text:p>16.12</text:p>
          </table:table-cell>
          <table:table-cell office:value-type="string" calcext:value-type="string">
            <text:p>Publish Years: Change the filter to 'All Publish Years' and click save. This should reset the list back.</text:p>
          </table:table-cell>
          <table:table-cell table:formula="of:=COM.MICROSOFT.CONCAT([.C148]; &quot; &quot;; [.D148])" office:value-type="string" office:string-value="16.12 Publish Years: Change the filter to 'All Publish Years' and click save. This should reset the list back." calcext:value-type="string">
            <text:p>16.12 Publish Years: Change the filter to 'All Publish Years' and click save. This should reset the list bac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13" calcext:value-type="float">
            <text:p>13</text:p>
          </table:table-cell>
          <table:table-cell table:formula="of:=COM.MICROSOFT.CONCAT([.A149]; &quot;.&quot;; [.B149])" office:value-type="string" office:string-value="16.13" calcext:value-type="string">
            <text:p>16.13</text:p>
          </table:table-cell>
          <table:table-cell office:value-type="string" calcext:value-type="string">
            <text:p>Book Formats: The default will be 'All Formats' and will display all the books in the list, regardless of the book format.</text:p>
          </table:table-cell>
          <table:table-cell table:formula="of:=COM.MICROSOFT.CONCAT([.C149]; &quot; &quot;; [.D149])" office:value-type="string" office:string-value="16.13 Book Formats: The default will be 'All Formats' and will display all the books in the list, regardless of the book format." calcext:value-type="string">
            <text:p>16.13 Book Formats: The default will be 'All Formats' and will display all the books in the list, regardless of the book forma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14" calcext:value-type="float">
            <text:p>14</text:p>
          </table:table-cell>
          <table:table-cell table:formula="of:=COM.MICROSOFT.CONCAT([.A150]; &quot;.&quot;; [.B150])" office:value-type="string" office:string-value="16.14" calcext:value-type="string">
            <text:p>16.14</text:p>
          </table:table-cell>
          <table:table-cell office:value-type="string" calcext:value-type="string">
            <text:p>Book Formats: Change the filter to 'eBook' and click save. This should only display books in the eBook format.</text:p>
          </table:table-cell>
          <table:table-cell table:formula="of:=COM.MICROSOFT.CONCAT([.C150]; &quot; &quot;; [.D150])" office:value-type="string" office:string-value="16.14 Book Formats: Change the filter to 'eBook' and click save. This should only display books in the eBook format." calcext:value-type="string">
            <text:p>16.14 Book Formats: Change the filter to 'eBook' and click save. This should only display books in the eBook forma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15" calcext:value-type="float">
            <text:p>15</text:p>
          </table:table-cell>
          <table:table-cell table:formula="of:=COM.MICROSOFT.CONCAT([.A151]; &quot;.&quot;; [.B151])" office:value-type="string" office:string-value="16.15" calcext:value-type="string">
            <text:p>16.15</text:p>
          </table:table-cell>
          <table:table-cell office:value-type="string" calcext:value-type="string">
            <text:p>Book Formats: Change the filter to 'Paperback' and click save. This should only display books in the Paperback format.</text:p>
          </table:table-cell>
          <table:table-cell table:formula="of:=COM.MICROSOFT.CONCAT([.C151]; &quot; &quot;; [.D151])" office:value-type="string" office:string-value="16.15 Book Formats: Change the filter to 'Paperback' and click save. This should only display books in the Paperback format." calcext:value-type="string">
            <text:p>16.15 Book Formats: Change the filter to 'Paperback' and click save. This should only display books in the Paperback forma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table:number-columns-repeated="2" office:value-type="float" office:value="16" calcext:value-type="float">
            <text:p>16</text:p>
          </table:table-cell>
          <table:table-cell table:formula="of:=COM.MICROSOFT.CONCAT([.A152]; &quot;.&quot;; [.B152])" office:value-type="string" office:string-value="16.16" calcext:value-type="string">
            <text:p>16.16</text:p>
          </table:table-cell>
          <table:table-cell office:value-type="string" calcext:value-type="string">
            <text:p>Book Formats: Change the filter to 'Hardcover' and click save. This should only display books in the Hardcover format.</text:p>
          </table:table-cell>
          <table:table-cell table:formula="of:=COM.MICROSOFT.CONCAT([.C152]; &quot; &quot;; [.D152])" office:value-type="string" office:string-value="16.16 Book Formats: Change the filter to 'Hardcover' and click save. This should only display books in the Hardcover format." calcext:value-type="string">
            <text:p>16.16 Book Formats: Change the filter to 'Hardcover' and click save. This should only display books in the Hardcover forma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17" calcext:value-type="float">
            <text:p>17</text:p>
          </table:table-cell>
          <table:table-cell table:formula="of:=COM.MICROSOFT.CONCAT([.A153]; &quot;.&quot;; [.B153])" office:value-type="string" office:string-value="16.17" calcext:value-type="string">
            <text:p>16.17</text:p>
          </table:table-cell>
          <table:table-cell office:value-type="string" calcext:value-type="string">
            <text:p>Book Formats: Change the filter to 'Audiobook' and click save. This should only display books in the Audiobook format.</text:p>
          </table:table-cell>
          <table:table-cell table:formula="of:=COM.MICROSOFT.CONCAT([.C153]; &quot; &quot;; [.D153])" office:value-type="string" office:string-value="16.17 Book Formats: Change the filter to 'Audiobook' and click save. This should only display books in the Audiobook format." calcext:value-type="string">
            <text:p>16.17 Book Formats: Change the filter to 'Audiobook' and click save. This should only display books in the Audiobook forma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18" calcext:value-type="float">
            <text:p>18</text:p>
          </table:table-cell>
          <table:table-cell table:formula="of:=COM.MICROSOFT.CONCAT([.A154]; &quot;.&quot;; [.B154])" office:value-type="string" office:string-value="16.18" calcext:value-type="string">
            <text:p>16.18</text:p>
          </table:table-cell>
          <table:table-cell office:value-type="string" calcext:value-type="string">
            <text:p>Book Formats: Change the filter to 'All Formats' and click save. This should reset the list back.</text:p>
          </table:table-cell>
          <table:table-cell table:formula="of:=COM.MICROSOFT.CONCAT([.C154]; &quot; &quot;; [.D154])" office:value-type="string" office:string-value="16.18 Book Formats: Change the filter to 'All Formats' and click save. This should reset the list back." calcext:value-type="string">
            <text:p>16.18 Book Formats: Change the filter to 'All Formats' and click save. This should reset the list bac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6" calcext:value-type="float">
            <text:p>16</text:p>
          </table:table-cell>
          <table:table-cell office:value-type="float" office:value="19" calcext:value-type="float">
            <text:p>19</text:p>
          </table:table-cell>
          <table:table-cell table:formula="of:=COM.MICROSOFT.CONCAT([.A155]; &quot;.&quot;; [.B155])" office:value-type="string" office:string-value="16.19" calcext:value-type="string">
            <text:p>16.19</text:p>
          </table:table-cell>
          <table:table-cell office:value-type="string" calcext:value-type="string">
            <text:p>Book Language: The default will be 'All Languages' and will display all the books in the list, regardless of language (or lack there of). Change the filter to 'No Language' and click save. This should only display books without a language listed.</text:p>
          </table:table-cell>
          <table:table-cell table:formula="of:=COM.MICROSOFT.CONCAT([.C155]; &quot; &quot;; [.D155])" office:value-type="string" office:string-value="16.19 Book Language: The default will be 'All Languages' and will display all the books in the list, regardless of language (or lack there of). Change the filter to 'No Language' and click save. This should only display books without a language listed." calcext:value-type="string">
            <text:p>16.19 Book Language: The default will be 'All Languages' and will display all the books in the list, regardless of language (or lack there of). Change the filter to 'No Language' and click save. This should only display books without a language lis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20" calcext:value-type="float">
            <text:p>20</text:p>
          </table:table-cell>
          <table:table-cell table:formula="of:=COM.MICROSOFT.CONCAT([.A156]; &quot;.&quot;; [.B156])" office:value-type="string" office:string-value="16.20" calcext:value-type="string">
            <text:p>16.20</text:p>
          </table:table-cell>
          <table:table-cell office:value-type="string" calcext:value-type="string">
            <text:p>Book Language: Change the filter to any of the languages listed and click save. This should only display books with that language listed.</text:p>
          </table:table-cell>
          <table:table-cell table:formula="of:=COM.MICROSOFT.CONCAT([.C156]; &quot; &quot;; [.D156])" office:value-type="string" office:string-value="16.20 Book Language: Change the filter to any of the languages listed and click save. This should only display books with that language listed." calcext:value-type="string">
            <text:p>16.20 Book Language: Change the filter to any of the languages listed and click save. This should only display books with that language lis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21" calcext:value-type="float">
            <text:p>21</text:p>
          </table:table-cell>
          <table:table-cell table:formula="of:=COM.MICROSOFT.CONCAT([.A157]; &quot;.&quot;; [.B157])" office:value-type="string" office:string-value="16.21" calcext:value-type="string">
            <text:p>16.21</text:p>
          </table:table-cell>
          <table:table-cell office:value-type="string" calcext:value-type="string">
            <text:p>Book Language: Change the filter to 'All Languages' and click save. This should reset the list back.</text:p>
          </table:table-cell>
          <table:table-cell table:formula="of:=COM.MICROSOFT.CONCAT([.C157]; &quot; &quot;; [.D157])" office:value-type="string" office:string-value="16.21 Book Language: Change the filter to 'All Languages' and click save. This should reset the list back." calcext:value-type="string">
            <text:p>16.21 Book Language: Change the filter to 'All Languages' and click save. This should reset the list bac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6" calcext:value-type="float">
            <text:p>16</text:p>
          </table:table-cell>
          <table:table-cell office:value-type="float" office:value="22" calcext:value-type="float">
            <text:p>22</text:p>
          </table:table-cell>
          <table:table-cell table:formula="of:=COM.MICROSOFT.CONCAT([.A158]; &quot;.&quot;; [.B158])" office:value-type="string" office:string-value="16.22" calcext:value-type="string">
            <text:p>16.22</text:p>
          </table:table-cell>
          <table:table-cell office:value-type="string" calcext:value-type="string">
            <text:p>Book Rating: The default will be 'All Ratings' and will display all the books in the list, regardless of language (or lack there of). Change the filter to 'Zero Stars' and click save. This should only display books with 0 stars selected for the rating.</text:p>
          </table:table-cell>
          <table:table-cell table:formula="of:=COM.MICROSOFT.CONCAT([.C158]; &quot; &quot;; [.D158])" office:value-type="string" office:string-value="16.22 Book Rating: The default will be 'All Ratings' and will display all the books in the list, regardless of language (or lack there of). Change the filter to 'Zero Stars' and click save. This should only display books with 0 stars selected for the rating." calcext:value-type="string">
            <text:p>16.22 Book Rating: The default will be 'All Ratings' and will display all the books in the list, regardless of language (or lack there of). Change the filter to 'Zero Stars' and click save. This should only display books with 0 stars selected for the rat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23" calcext:value-type="float">
            <text:p>23</text:p>
          </table:table-cell>
          <table:table-cell table:formula="of:=COM.MICROSOFT.CONCAT([.A159]; &quot;.&quot;; [.B159])" office:value-type="string" office:string-value="16.23" calcext:value-type="string">
            <text:p>16.23</text:p>
          </table:table-cell>
          <table:table-cell office:value-type="string" calcext:value-type="string">
            <text:p>Book Rating: Change the filter to 'One Star' and click save. This should only display books with 1 stars selected for the rating.</text:p>
          </table:table-cell>
          <table:table-cell table:formula="of:=COM.MICROSOFT.CONCAT([.C159]; &quot; &quot;; [.D159])" office:value-type="string" office:string-value="16.23 Book Rating: Change the filter to 'One Star' and click save. This should only display books with 1 stars selected for the rating." calcext:value-type="string">
            <text:p>16.23 Book Rating: Change the filter to 'One Star' and click save. This should only display books with 1 stars selected for the rat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24" calcext:value-type="float">
            <text:p>24</text:p>
          </table:table-cell>
          <table:table-cell table:formula="of:=COM.MICROSOFT.CONCAT([.A160]; &quot;.&quot;; [.B160])" office:value-type="string" office:string-value="16.24" calcext:value-type="string">
            <text:p>16.24</text:p>
          </table:table-cell>
          <table:table-cell office:value-type="string" calcext:value-type="string">
            <text:p>Book Rating: Change the filter to 'Two Stars' and click save. This should only display books with 2 stars selected for the rating.</text:p>
          </table:table-cell>
          <table:table-cell table:formula="of:=COM.MICROSOFT.CONCAT([.C160]; &quot; &quot;; [.D160])" office:value-type="string" office:string-value="16.24 Book Rating: Change the filter to 'Two Stars' and click save. This should only display books with 2 stars selected for the rating." calcext:value-type="string">
            <text:p>16.24 Book Rating: Change the filter to 'Two Stars' and click save. This should only display books with 2 stars selected for the rat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25" calcext:value-type="float">
            <text:p>25</text:p>
          </table:table-cell>
          <table:table-cell table:formula="of:=COM.MICROSOFT.CONCAT([.A161]; &quot;.&quot;; [.B161])" office:value-type="string" office:string-value="16.25" calcext:value-type="string">
            <text:p>16.25</text:p>
          </table:table-cell>
          <table:table-cell office:value-type="string" calcext:value-type="string">
            <text:p>Book Rating: Change the filter to 'Three Stars' and click save. This should only display books with 3 stars selected for the rating.</text:p>
          </table:table-cell>
          <table:table-cell table:formula="of:=COM.MICROSOFT.CONCAT([.C161]; &quot; &quot;; [.D161])" office:value-type="string" office:string-value="16.25 Book Rating: Change the filter to 'Three Stars' and click save. This should only display books with 3 stars selected for the rating." calcext:value-type="string">
            <text:p>16.25 Book Rating: Change the filter to 'Three Stars' and click save. This should only display books with 3 stars selected for the rat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26" calcext:value-type="float">
            <text:p>26</text:p>
          </table:table-cell>
          <table:table-cell table:formula="of:=COM.MICROSOFT.CONCAT([.A162]; &quot;.&quot;; [.B162])" office:value-type="string" office:string-value="16.26" calcext:value-type="string">
            <text:p>16.26</text:p>
          </table:table-cell>
          <table:table-cell office:value-type="string" calcext:value-type="string">
            <text:p>Book Rating: Change the filter to 'Four Stars' and click save. This should only display books with 4 stars selected for the rating.</text:p>
          </table:table-cell>
          <table:table-cell table:formula="of:=COM.MICROSOFT.CONCAT([.C162]; &quot; &quot;; [.D162])" office:value-type="string" office:string-value="16.26 Book Rating: Change the filter to 'Four Stars' and click save. This should only display books with 4 stars selected for the rating." calcext:value-type="string">
            <text:p>16.26 Book Rating: Change the filter to 'Four Stars' and click save. This should only display books with 4 stars selected for the rat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27" calcext:value-type="float">
            <text:p>27</text:p>
          </table:table-cell>
          <table:table-cell table:formula="of:=COM.MICROSOFT.CONCAT([.A163]; &quot;.&quot;; [.B163])" office:value-type="string" office:string-value="16.27" calcext:value-type="string">
            <text:p>16.27</text:p>
          </table:table-cell>
          <table:table-cell office:value-type="string" calcext:value-type="string">
            <text:p>Book Rating: Change the filter to 'Five Stars' and click save. This should only display books with 5 stars selected for the rating.</text:p>
          </table:table-cell>
          <table:table-cell table:formula="of:=COM.MICROSOFT.CONCAT([.C163]; &quot; &quot;; [.D163])" office:value-type="string" office:string-value="16.27 Book Rating: Change the filter to 'Five Stars' and click save. This should only display books with 5 stars selected for the rating." calcext:value-type="string">
            <text:p>16.27 Book Rating: Change the filter to 'Five Stars' and click save. This should only display books with 5 stars selected for the rat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28" calcext:value-type="float">
            <text:p>28</text:p>
          </table:table-cell>
          <table:table-cell table:formula="of:=COM.MICROSOFT.CONCAT([.A164]; &quot;.&quot;; [.B164])" office:value-type="string" office:string-value="16.28" calcext:value-type="string">
            <text:p>16.28</text:p>
          </table:table-cell>
          <table:table-cell office:value-type="string" calcext:value-type="string">
            <text:p>Book Rating: Change the filter to 'All Ratings' and click save. This should reset the list back.</text:p>
          </table:table-cell>
          <table:table-cell table:formula="of:=COM.MICROSOFT.CONCAT([.C164]; &quot; &quot;; [.D164])" office:value-type="string" office:string-value="16.28 Book Rating: Change the filter to 'All Ratings' and click save. This should reset the list back." calcext:value-type="string">
            <text:p>16.28 Book Rating: Change the filter to 'All Ratings' and click save. This should reset the list bac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6" calcext:value-type="float">
            <text:p>16</text:p>
          </table:table-cell>
          <table:table-cell office:value-type="float" office:value="29" calcext:value-type="float">
            <text:p>29</text:p>
          </table:table-cell>
          <table:table-cell table:formula="of:=COM.MICROSOFT.CONCAT([.A165]; &quot;.&quot;; [.B165])" office:value-type="string" office:string-value="16.29" calcext:value-type="string">
            <text:p>16.29</text:p>
          </table:table-cell>
          <table:table-cell office:value-type="string" calcext:value-type="string">
            <text:p>Book Covers: The default will be 'Both' and will display all the books in the list, both books with and without covers. Change the filter to 'Has a Book Cover' and click save. This should only display books with book covers.</text:p>
          </table:table-cell>
          <table:table-cell table:formula="of:=COM.MICROSOFT.CONCAT([.C165]; &quot; &quot;; [.D165])" office:value-type="string" office:string-value="16.29 Book Covers: The default will be 'Both' and will display all the books in the list, both books with and without covers. Change the filter to 'Has a Book Cover' and click save. This should only display books with book covers." calcext:value-type="string">
            <text:p>16.29 Book Covers: The default will be 'Both' and will display all the books in the list, both books with and without covers. Change the filter to 'Has a Book Cover' and click save. This should only display books with book cover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30" calcext:value-type="float">
            <text:p>30</text:p>
          </table:table-cell>
          <table:table-cell table:formula="of:=COM.MICROSOFT.CONCAT([.A166]; &quot;.&quot;; [.B166])" office:value-type="string" office:string-value="16.30" calcext:value-type="string">
            <text:p>16.30</text:p>
          </table:table-cell>
          <table:table-cell office:value-type="string" calcext:value-type="string">
            <text:p>Book Covers: Change the filter to 'Has no Book Cover' and click save. This should only display books without a book cover.</text:p>
          </table:table-cell>
          <table:table-cell table:formula="of:=COM.MICROSOFT.CONCAT([.C166]; &quot; &quot;; [.D166])" office:value-type="string" office:string-value="16.30 Book Covers: Change the filter to 'Has no Book Cover' and click save. This should only display books without a book cover." calcext:value-type="string">
            <text:p>16.30 Book Covers: Change the filter to 'Has no Book Cover' and click save. This should only display books without a book cover.</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31" calcext:value-type="float">
            <text:p>31</text:p>
          </table:table-cell>
          <table:table-cell table:formula="of:=COM.MICROSOFT.CONCAT([.A167]; &quot;.&quot;; [.B167])" office:value-type="string" office:string-value="16.31" calcext:value-type="string">
            <text:p>16.31</text:p>
          </table:table-cell>
          <table:table-cell office:value-type="string" calcext:value-type="string">
            <text:p>Book Cover: Change the filter to 'Both' and click Save. This should reset the list back.</text:p>
          </table:table-cell>
          <table:table-cell table:formula="of:=COM.MICROSOFT.CONCAT([.C167]; &quot; &quot;; [.D167])" office:value-type="string" office:string-value="16.31 Book Cover: Change the filter to 'Both' and click Save. This should reset the list back." calcext:value-type="string">
            <text:p>16.31 Book Cover: Change the filter to 'Both' and click Save. This should reset the list bac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32" calcext:value-type="float">
            <text:p>32</text:p>
          </table:table-cell>
          <table:table-cell table:formula="of:=COM.MICROSOFT.CONCAT([.A168]; &quot;.&quot;; [.B168])" office:value-type="string" office:string-value="16.32" calcext:value-type="string">
            <text:p>16.32</text:p>
          </table:table-cell>
          <table:table-cell office:value-type="string" calcext:value-type="string">
            <text:p>Change any number of filters, but click outside the popup and do not save. The list should not update.</text:p>
          </table:table-cell>
          <table:table-cell table:formula="of:=COM.MICROSOFT.CONCAT([.C168]; &quot; &quot;; [.D168])" office:value-type="string" office:string-value="16.32 Change any number of filters, but click outside the popup and do not save. The list should not update." calcext:value-type="string">
            <text:p>16.32 Change any number of filters, but click outside the popup and do not save. The list should not updat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6" calcext:value-type="float">
            <text:p>16</text:p>
          </table:table-cell>
          <table:table-cell office:value-type="float" office:value="33" calcext:value-type="float">
            <text:p>33</text:p>
          </table:table-cell>
          <table:table-cell table:formula="of:=COM.MICROSOFT.CONCAT([.A169]; &quot;.&quot;; [.B169])" office:value-type="string" office:string-value="16.33" calcext:value-type="string">
            <text:p>16.33</text:p>
          </table:table-cell>
          <table:table-cell office:value-type="string" calcext:value-type="string">
            <text:p>Change the filters to any options and click save. Then close the app. The defaults on the specific view will now be what the last selection was.</text:p>
          </table:table-cell>
          <table:table-cell table:formula="of:=COM.MICROSOFT.CONCAT([.C169]; &quot; &quot;; [.D169])" office:value-type="string" office:string-value="16.33 Change the filters to any options and click save. Then close the app. The defaults on the specific view will now be what the last selection was." calcext:value-type="string">
            <text:p>16.33 Change the filters to any options and click save. Then close the app. The defaults on the specific view will now be what the last selection wa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17" calcext:value-type="float">
            <text:p>17</text:p>
          </table:table-cell>
          <table:table-cell table:number-columns-repeated="2"/>
          <table:table-cell office:value-type="string" calcext:value-type="string">
            <text:p>Sorting book list</text:p>
          </table:table-cell>
          <table:table-cell table:formula="of:=COM.MICROSOFT.CONCAT(&quot;Test &quot;;[.A171];&quot;: &quot;;[.D171])" office:value-type="string" office:string-value="Test 17: Sorting book list" calcext:value-type="string">
            <text:p>Test 17: Sorting book list</text:p>
          </table:table-cell>
          <table:table-cell table:formula="of:=IF(COUNTIF([.F172:.F201];&quot;Fail&quot;) &gt; 0; &quot;Fail&quot;; IF(COUNTBLANK([.F172:.F201]) &gt; 0; &quot;N/A&quot;; &quot;Pass&quot;))" office:value-type="string" office:string-value="Pass" calcext:value-type="string">
            <text:p>Pass</text:p>
          </table:table-cell>
          <table:table-cell table:formula="of:=IF(COUNTIF([.G172:.G201];&quot;Fail&quot;) &gt; 0; &quot;Fail&quot;; IF(COUNTBLANK([.G172:.G201]) &gt; 0; &quot;N/A&quot;; &quot;Pass&quot;))" office:value-type="string" office:string-value="Pass" calcext:value-type="string">
            <text:p>Pass</text:p>
          </table:table-cell>
          <table:table-cell table:formula="of:=IF(COUNTIF([.H172:.H201];&quot;Fail&quot;) &gt; 0; &quot;Fail&quot;; IF(COUNTBLANK([.H172:.H201]) &gt; 0; &quot;N/A&quot;; &quot;Pass&quot;))" office:value-type="string" office:string-value="Pass" calcext:value-type="string">
            <text:p>Pass</text:p>
          </table:table-cell>
          <table:table-cell table:formula="of:=IF(COUNTIF([.I172:.I201];&quot;Fail&quot;) &gt; 0; &quot;Fail&quot;; IF(COUNTBLANK([.I172:.I201]) &gt; 0; &quot;N/A&quot;; &quot;Pass&quot;))" office:value-type="string" office:string-value="N/A" calcext:value-type="string">
            <text:p>N/A</text:p>
          </table:table-cell>
          <table:table-cell table:formula="of:=IF(COUNTIF([.J172:.J201];&quot;Fail&quot;) &gt; 0; &quot;Fail&quot;; IF(COUNTBLANK([.J172:.J201]) &gt; 0; &quot;N/A&quot;; &quot;Pass&quot;))" office:value-type="string" office:string-value="N/A" calcext:value-type="string">
            <text:p>N/A</text:p>
          </table:table-cell>
          <table:table-cell table:formula="of:=IF(COUNTIF([.K172:.K201];&quot;Fail&quot;) &gt; 0; &quot;Fail&quot;; IF(COUNTBLANK([.K172:.K201]) &gt; 0; &quot;N/A&quot;; &quot;Pass&quot;))" office:value-type="string" office:string-value="N/A" calcext:value-type="string">
            <text:p>N/A</text:p>
          </table:table-cell>
          <table:table-cell table:formula="of:=IF(COUNTIF([.L172:.L201];&quot;Fail&quot;) &gt; 0; &quot;Fail&quot;; IF(COUNTBLANK([.L172:.L201]) &gt; 0; &quot;N/A&quot;; &quot;Pass&quot;))" office:value-type="string" office:string-value="N/A" calcext:value-type="string">
            <text:p>N/A</text:p>
          </table:table-cell>
          <table:table-cell table:formula="of:=IF(COUNTIF([.M172:.M201];&quot;Fail&quot;) &gt; 0; &quot;Fail&quot;; IF(COUNTBLANK([.M172:.M201]) &gt; 0; &quot;N/A&quot;; &quot;Pass&quot;))" office:value-type="string" office:string-value="N/A" calcext:value-type="string">
            <text:p>N/A</text:p>
          </table:table-cell>
          <table:table-cell table:formula="of:=IF(COUNTIF([.N172:.N201];&quot;Fail&quot;) &gt; 0; &quot;Fail&quot;; IF(COUNTBLANK([.N172:.N201])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17" calcext:value-type="float">
            <text:p>17</text:p>
          </table:table-cell>
          <table:table-cell office:value-type="float" office:value="1" calcext:value-type="float">
            <text:p>1</text:p>
          </table:table-cell>
          <table:table-cell table:formula="of:=COM.MICROSOFT.CONCAT([.A172]; &quot;.&quot;; [.B172])" office:value-type="string" office:string-value="17.1" calcext:value-type="string">
            <text:p>17.1</text:p>
          </table:table-cell>
          <table:table-cell office:value-type="string" calcext:value-type="string">
            <text:p>Book Title: Change the radio buttons to 'Book Title' and 'Ascending' and click save. This should sort the list by book title (alphabetically).</text:p>
          </table:table-cell>
          <table:table-cell table:formula="of:=COM.MICROSOFT.CONCAT([.C172]; &quot; &quot;; [.D172])" office:value-type="string" office:string-value="17.1 Book Title: Change the radio buttons to 'Book Title' and 'Ascending' and click save. This should sort the list by book title (alphabetically)." calcext:value-type="string">
            <text:p>17.1 Book Title: Change the radio buttons to 'Book Title' and 'Ascending' and click save. This should sort the list by book titl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7" calcext:value-type="float">
            <text:p>17</text:p>
          </table:table-cell>
          <table:table-cell office:value-type="float" office:value="2" calcext:value-type="float">
            <text:p>2</text:p>
          </table:table-cell>
          <table:table-cell table:formula="of:=COM.MICROSOFT.CONCAT([.A173]; &quot;.&quot;; [.B173])" office:value-type="string" office:string-value="17.2" calcext:value-type="string">
            <text:p>17.2</text:p>
          </table:table-cell>
          <table:table-cell office:value-type="string" calcext:value-type="string">
            <text:p>Book Title: Change the radio buttons to 'Book Title' and 'Descending' and click save. This should sort the list by book title (reverse alphabetically).</text:p>
          </table:table-cell>
          <table:table-cell table:formula="of:=COM.MICROSOFT.CONCAT([.C173]; &quot; &quot;; [.D173])" office:value-type="string" office:string-value="17.2 Book Title: Change the radio buttons to 'Book Title' and 'Descending' and click save. This should sort the list by book title (reverse alphabetically)." calcext:value-type="string">
            <text:p>17.2 Book Title: Change the radio buttons to 'Book Title' and 'Descending' and click save. This should sort the list by book titl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7" calcext:value-type="float">
            <text:p>17</text:p>
          </table:table-cell>
          <table:table-cell office:value-type="float" office:value="3" calcext:value-type="float">
            <text:p>3</text:p>
          </table:table-cell>
          <table:table-cell table:formula="of:=COM.MICROSOFT.CONCAT([.A174]; &quot;.&quot;; [.B174])" office:value-type="string" office:string-value="17.3" calcext:value-type="string">
            <text:p>17.3</text:p>
          </table:table-cell>
          <table:table-cell office:value-type="string" calcext:value-type="string">
            <text:p>Author Last Name: Change the radio buttons to 'Author Last Name' and 'Ascending' and click save. This should sort the list first by the first listed author last name (alphabetically), then by book title (alphabetically).</text:p>
          </table:table-cell>
          <table:table-cell table:formula="of:=COM.MICROSOFT.CONCAT([.C174]; &quot; &quot;; [.D174])" office:value-type="string" office:string-value="17.3 Author Last Name: Change the radio buttons to 'Author Last Name' and 'Ascending' and click save. This should sort the list first by the first listed author last name (alphabetically), then by book title (alphabetically)." calcext:value-type="string">
            <text:p>17.3 Author Last Name: Change the radio buttons to 'Author Last Name' and 'Ascending' and click save. This should sort the list first by the first listed author last name (alphabetically), then by book titl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7" calcext:value-type="float">
            <text:p>17</text:p>
          </table:table-cell>
          <table:table-cell office:value-type="float" office:value="4" calcext:value-type="float">
            <text:p>4</text:p>
          </table:table-cell>
          <table:table-cell table:formula="of:=COM.MICROSOFT.CONCAT([.A175]; &quot;.&quot;; [.B175])" office:value-type="string" office:string-value="17.4" calcext:value-type="string">
            <text:p>17.4</text:p>
          </table:table-cell>
          <table:table-cell office:value-type="string" calcext:value-type="string">
            <text:p>Author Last Name: Change the radio buttons to 'Author Last Name' and 'Descending' and click save. This should sort the list first by the first listed author last name (reverse alphabetically), then by book title (reverse alphabetically).</text:p>
          </table:table-cell>
          <table:table-cell table:formula="of:=COM.MICROSOFT.CONCAT([.C175]; &quot; &quot;; [.D175])" office:value-type="string" office:string-value="17.4 Author Last Name: Change the radio buttons to 'Author Last Name' and 'Descending' and click save. This should sort the list first by the first listed author last name (reverse alphabetically), then by book title (reverse alphabetically)." calcext:value-type="string">
            <text:p>17.4 Author Last Name: Change the radio buttons to 'Author Last Name' and 'Descending' and click save. This should sort the list first by the first listed author last name (reverse alphabetically), then by book titl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7" calcext:value-type="float">
            <text:p>17</text:p>
          </table:table-cell>
          <table:table-cell office:value-type="float" office:value="5" calcext:value-type="float">
            <text:p>5</text:p>
          </table:table-cell>
          <table:table-cell table:formula="of:=COM.MICROSOFT.CONCAT([.A176]; &quot;.&quot;; [.B176])" office:value-type="string" office:string-value="17.5" calcext:value-type="string">
            <text:p>17.5</text:p>
          </table:table-cell>
          <table:table-cell office:value-type="string" calcext:value-type="string">
            <text:p>Book Reading Date: Change the radio buttons to 'Book Reading Date' and 'Ascending' and click save. This should sort the list first by the book start date (oldest), then by the book end date (oldest), then by book title (alphabetically).</text:p>
          </table:table-cell>
          <table:table-cell table:formula="of:=COM.MICROSOFT.CONCAT([.C176]; &quot; &quot;; [.D176])" office:value-type="string" office:string-value="17.5 Book Reading Date: Change the radio buttons to 'Book Reading Date' and 'Ascending' and click save. This should sort the list first by the book start date (oldest), then by the book end date (oldest), then by book title (alphabetically)." calcext:value-type="string">
            <text:p>17.5 Book Reading Date: Change the radio buttons to 'Book Reading Date' and 'Ascending' and click save. This should sort the list first by the book start date (oldest), then by the book end date (oldest), then by book titl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7" calcext:value-type="float">
            <text:p>17</text:p>
          </table:table-cell>
          <table:table-cell office:value-type="float" office:value="6" calcext:value-type="float">
            <text:p>6</text:p>
          </table:table-cell>
          <table:table-cell table:formula="of:=COM.MICROSOFT.CONCAT([.A177]; &quot;.&quot;; [.B177])" office:value-type="string" office:string-value="17.6" calcext:value-type="string">
            <text:p>17.6</text:p>
          </table:table-cell>
          <table:table-cell office:value-type="string" calcext:value-type="string">
            <text:p>Book Reading Date: Change the radio buttons to 'Book Reading Date' and 'Descending' and click save. This should sort the list first by the book start date (newest), then by the book end date (newest), then by book title (reverse alphabetically).</text:p>
          </table:table-cell>
          <table:table-cell table:formula="of:=COM.MICROSOFT.CONCAT([.C177]; &quot; &quot;; [.D177])" office:value-type="string" office:string-value="17.6 Book Reading Date: Change the radio buttons to 'Book Reading Date' and 'Descending' and click save. This should sort the list first by the book start date (newest), then by the book end date (newest), then by book title (reverse alphabetically)." calcext:value-type="string">
            <text:p>17.6 Book Reading Date: Change the radio buttons to 'Book Reading Date' and 'Descending' and click save. This should sort the list first by the book start date (newest), then by the book end date (newest), then by book titl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7" calcext:value-type="float">
            <text:p>17</text:p>
          </table:table-cell>
          <table:table-cell office:value-type="float" office:value="7" calcext:value-type="float">
            <text:p>7</text:p>
          </table:table-cell>
          <table:table-cell table:formula="of:=COM.MICROSOFT.CONCAT([.A178]; &quot;.&quot;; [.B178])" office:value-type="string" office:string-value="17.7" calcext:value-type="string">
            <text:p>17.7</text:p>
          </table:table-cell>
          <table:table-cell office:value-type="string" calcext:value-type="string">
            <text:p>Book Read Percentage: Change the radio buttons to 'Book Read Percentage' and 'Ascending' and click save. This should sort the list first by the book read percentage (smallest) then by book title (alphabetically).</text:p>
          </table:table-cell>
          <table:table-cell table:formula="of:=COM.MICROSOFT.CONCAT([.C178]; &quot; &quot;; [.D178])" office:value-type="string" office:string-value="17.7 Book Read Percentage: Change the radio buttons to 'Book Read Percentage' and 'Ascending' and click save. This should sort the list first by the book read percentage (smallest) then by book title (alphabetically)." calcext:value-type="string">
            <text:p>17.7 Book Read Percentage: Change the radio buttons to 'Book Read Percentage' and 'Ascending' and click save. This should sort the list first by the book read percentage (smallest) then by book titl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7" calcext:value-type="float">
            <text:p>17</text:p>
          </table:table-cell>
          <table:table-cell office:value-type="float" office:value="8" calcext:value-type="float">
            <text:p>8</text:p>
          </table:table-cell>
          <table:table-cell table:formula="of:=COM.MICROSOFT.CONCAT([.A179]; &quot;.&quot;; [.B179])" office:value-type="string" office:string-value="17.8" calcext:value-type="string">
            <text:p>17.8</text:p>
          </table:table-cell>
          <table:table-cell office:value-type="string" calcext:value-type="string">
            <text:p>Book Read Percentage: Change the radio buttons to 'Book Read Percentage' and 'Descending' and click save. This should sort the list first by the book read percentage (largest) then by book title (reverse alphabetically).</text:p>
          </table:table-cell>
          <table:table-cell table:formula="of:=COM.MICROSOFT.CONCAT([.C179]; &quot; &quot;; [.D179])" office:value-type="string" office:string-value="17.8 Book Read Percentage: Change the radio buttons to 'Book Read Percentage' and 'Descending' and click save. This should sort the list first by the book read percentage (largest) then by book title (reverse alphabetically)." calcext:value-type="string">
            <text:p>17.8 Book Read Percentage: Change the radio buttons to 'Book Read Percentage' and 'Descending' and click save. This should sort the list first by the book read percentage (largest) then by book titl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7" calcext:value-type="float">
            <text:p>17</text:p>
          </table:table-cell>
          <table:table-cell office:value-type="float" office:value="9" calcext:value-type="float">
            <text:p>9</text:p>
          </table:table-cell>
          <table:table-cell table:formula="of:=COM.MICROSOFT.CONCAT([.A180]; &quot;.&quot;; [.B180])" office:value-type="string" office:string-value="17.9" calcext:value-type="string">
            <text:p>17.9</text:p>
          </table:table-cell>
          <table:table-cell office:value-type="string" calcext:value-type="string">
            <text:p>Book Publisher: Change the radio buttons to 'Book Publisher' and 'Ascending' and click save. This should sort the list first by the book publisher (alphabetically), then by book title (alphabetically).</text:p>
          </table:table-cell>
          <table:table-cell table:formula="of:=COM.MICROSOFT.CONCAT([.C180]; &quot; &quot;; [.D180])" office:value-type="string" office:string-value="17.9 Book Publisher: Change the radio buttons to 'Book Publisher' and 'Ascending' and click save. This should sort the list first by the book publisher (alphabetically), then by book title (alphabetically)." calcext:value-type="string">
            <text:p>17.9 Book Publisher: Change the radio buttons to 'Book Publisher' and 'Ascending' and click save. This should sort the list first by the book publisher (alphabetically), then by book titl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7" calcext:value-type="float">
            <text:p>17</text:p>
          </table:table-cell>
          <table:table-cell office:value-type="float" office:value="10" calcext:value-type="float">
            <text:p>10</text:p>
          </table:table-cell>
          <table:table-cell table:formula="of:=COM.MICROSOFT.CONCAT([.A181]; &quot;.&quot;; [.B181])" office:value-type="string" office:string-value="17.10" calcext:value-type="string">
            <text:p>17.10</text:p>
          </table:table-cell>
          <table:table-cell office:value-type="string" calcext:value-type="string">
            <text:p>Book Publisher: Change the radio buttons to 'Book Publisher' and 'Descending' and click save. This should sort the list first by the book publisher (reverse alphabetically), then by book title (reverse alphabetically).</text:p>
          </table:table-cell>
          <table:table-cell table:formula="of:=COM.MICROSOFT.CONCAT([.C181]; &quot; &quot;; [.D181])" office:value-type="string" office:string-value="17.10 Book Publisher: Change the radio buttons to 'Book Publisher' and 'Descending' and click save. This should sort the list first by the book publisher (reverse alphabetically), then by book title (reverse alphabetically)." calcext:value-type="string">
            <text:p>17.10 Book Publisher: Change the radio buttons to 'Book Publisher' and 'Descending' and click save. This should sort the list first by the book publisher (reverse alphabetically), then by book titl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7" calcext:value-type="float">
            <text:p>17</text:p>
          </table:table-cell>
          <table:table-cell office:value-type="float" office:value="11" calcext:value-type="float">
            <text:p>11</text:p>
          </table:table-cell>
          <table:table-cell table:formula="of:=COM.MICROSOFT.CONCAT([.A182]; &quot;.&quot;; [.B182])" office:value-type="string" office:string-value="17.11" calcext:value-type="string">
            <text:p>17.11</text:p>
          </table:table-cell>
          <table:table-cell office:value-type="string" calcext:value-type="string">
            <text:p>Book Publish Year: Change the radio buttons to 'Book Publish Year' and 'Ascending' and click save. This should sort the list first by the book publish year (oldest) then by book title (alphabetically).</text:p>
          </table:table-cell>
          <table:table-cell table:formula="of:=COM.MICROSOFT.CONCAT([.C182]; &quot; &quot;; [.D182])" office:value-type="string" office:string-value="17.11 Book Publish Year: Change the radio buttons to 'Book Publish Year' and 'Ascending' and click save. This should sort the list first by the book publish year (oldest) then by book title (alphabetically)." calcext:value-type="string">
            <text:p>17.11 Book Publish Year: Change the radio buttons to 'Book Publish Year' and 'Ascending' and click save. This should sort the list first by the book publish year (oldest) then by book titl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7" calcext:value-type="float">
            <text:p>17</text:p>
          </table:table-cell>
          <table:table-cell office:value-type="float" office:value="12" calcext:value-type="float">
            <text:p>12</text:p>
          </table:table-cell>
          <table:table-cell table:formula="of:=COM.MICROSOFT.CONCAT([.A183]; &quot;.&quot;; [.B183])" office:value-type="string" office:string-value="17.12" calcext:value-type="string">
            <text:p>17.12</text:p>
          </table:table-cell>
          <table:table-cell office:value-type="string" calcext:value-type="string">
            <text:p>Book Publish Year: Change the radio buttons to 'Book Publish Year' and 'Descending' and click save. This should sort the list first by the book publish year (newest) then by book title (reverse alphabetically).</text:p>
          </table:table-cell>
          <table:table-cell table:formula="of:=COM.MICROSOFT.CONCAT([.C183]; &quot; &quot;; [.D183])" office:value-type="string" office:string-value="17.12 Book Publish Year: Change the radio buttons to 'Book Publish Year' and 'Descending' and click save. This should sort the list first by the book publish year (newest) then by book title (reverse alphabetically)." calcext:value-type="string">
            <text:p>17.12 Book Publish Year: Change the radio buttons to 'Book Publish Year' and 'Descending' and click save. This should sort the list first by the book publish year (newest) then by book titl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7" calcext:value-type="float">
            <text:p>17</text:p>
          </table:table-cell>
          <table:table-cell office:value-type="float" office:value="13" calcext:value-type="float">
            <text:p>13</text:p>
          </table:table-cell>
          <table:table-cell table:formula="of:=COM.MICROSOFT.CONCAT([.A184]; &quot;.&quot;; [.B184])" office:value-type="string" office:string-value="17.13" calcext:value-type="string">
            <text:p>17.13</text:p>
          </table:table-cell>
          <table:table-cell office:value-type="string" calcext:value-type="string">
            <text:p>Book Format: Change the radio buttons to 'Book Format' and 'Ascending' and click save. This should sort the list first by the book format (alphabetically), then by book title (alphabetically).</text:p>
          </table:table-cell>
          <table:table-cell table:formula="of:=COM.MICROSOFT.CONCAT([.C184]; &quot; &quot;; [.D184])" office:value-type="string" office:string-value="17.13 Book Format: Change the radio buttons to 'Book Format' and 'Ascending' and click save. This should sort the list first by the book format (alphabetically), then by book title (alphabetically)." calcext:value-type="string">
            <text:p>17.13 Book Format: Change the radio buttons to 'Book Format' and 'Ascending' and click save. This should sort the list first by the book format (alphabetically), then by book titl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7" calcext:value-type="float">
            <text:p>17</text:p>
          </table:table-cell>
          <table:table-cell office:value-type="float" office:value="14" calcext:value-type="float">
            <text:p>14</text:p>
          </table:table-cell>
          <table:table-cell table:formula="of:=COM.MICROSOFT.CONCAT([.A185]; &quot;.&quot;; [.B185])" office:value-type="string" office:string-value="17.14" calcext:value-type="string">
            <text:p>17.14</text:p>
          </table:table-cell>
          <table:table-cell office:value-type="string" calcext:value-type="string">
            <text:p>Book Format: Change the radio buttons to 'Book Format' and 'Descending' and click save. This should sort the list first by the book format (reverse alphabetically), then by book title (reverse alphabetically).</text:p>
          </table:table-cell>
          <table:table-cell table:formula="of:=COM.MICROSOFT.CONCAT([.C185]; &quot; &quot;; [.D185])" office:value-type="string" office:string-value="17.14 Book Format: Change the radio buttons to 'Book Format' and 'Descending' and click save. This should sort the list first by the book format (reverse alphabetically), then by book title (reverse alphabetically)." calcext:value-type="string">
            <text:p>17.14 Book Format: Change the radio buttons to 'Book Format' and 'Descending' and click save. This should sort the list first by the book format (reverse alphabetically), then by book titl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7" calcext:value-type="float">
            <text:p>17</text:p>
          </table:table-cell>
          <table:table-cell office:value-type="float" office:value="15" calcext:value-type="float">
            <text:p>15</text:p>
          </table:table-cell>
          <table:table-cell table:formula="of:=COM.MICROSOFT.CONCAT([.A186]; &quot;.&quot;; [.B186])" office:value-type="string" office:string-value="17.15" calcext:value-type="string">
            <text:p>17.15</text:p>
          </table:table-cell>
          <table:table-cell office:value-type="string" calcext:value-type="string">
            <text:p>Page Count / Book Time: Change the radio buttons to 'Page Count / Book Time' and 'Ascending' and click save. This should sort the list first by the book total pages (smallest) then by book title (alphabetically), then by audio book time (smallest) then by book title (alphabetically).</text:p>
          </table:table-cell>
          <table:table-cell table:formula="of:=COM.MICROSOFT.CONCAT([.C186]; &quot; &quot;; [.D186])" office:value-type="string" office:string-value="17.15 Page Count / Book Time: Change the radio buttons to 'Page Count / Book Time' and 'Ascending' and click save. This should sort the list first by the book total pages (smallest) then by book title (alphabetically), then by audio book time (smallest) then by book title (alphabetically)." calcext:value-type="string">
            <text:p>17.15 Page Count / Book Time: Change the radio buttons to 'Page Count / Book Time' and 'Ascending' and click save. This should sort the list first by the book total pages (smallest) then by book title (alphabetically), then by audio book time (smallest) then by book titl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7" calcext:value-type="float">
            <text:p>17</text:p>
          </table:table-cell>
          <table:table-cell office:value-type="float" office:value="16" calcext:value-type="float">
            <text:p>16</text:p>
          </table:table-cell>
          <table:table-cell table:formula="of:=COM.MICROSOFT.CONCAT([.A187]; &quot;.&quot;; [.B187])" office:value-type="string" office:string-value="17.16" calcext:value-type="string">
            <text:p>17.16</text:p>
          </table:table-cell>
          <table:table-cell office:value-type="string" calcext:value-type="string">
            <text:p>Page Count / Book Time: Change the radio buttons to 'Page Count / Book Time' and 'Descending' and click save. This should sort the list first by the book total pages (largest) then by book title (reverse alphabetically), then by audio book time (largest) then by book title (reverse alphabetically).</text:p>
          </table:table-cell>
          <table:table-cell table:formula="of:=COM.MICROSOFT.CONCAT([.C187]; &quot; &quot;; [.D187])" office:value-type="string" office:string-value="17.16 Page Count / Book Time: Change the radio buttons to 'Page Count / Book Time' and 'Descending' and click save. This should sort the list first by the book total pages (largest) then by book title (reverse alphabetically), then by audio book time (largest) then by book title (reverse alphabetically)." calcext:value-type="string">
            <text:p>17.16 Page Count / Book Time: Change the radio buttons to 'Page Count / Book Time' and 'Descending' and click save. This should sort the list first by the book total pages (largest) then by book title (reverse alphabetically), then by audio book time (largest) then by book titl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table:number-columns-repeated="2" office:value-type="float" office:value="17" calcext:value-type="float">
            <text:p>17</text:p>
          </table:table-cell>
          <table:table-cell table:formula="of:=COM.MICROSOFT.CONCAT([.A188]; &quot;.&quot;; [.B188])" office:value-type="string" office:string-value="17.17" calcext:value-type="string">
            <text:p>17.17</text:p>
          </table:table-cell>
          <table:table-cell office:value-type="string" calcext:value-type="string">
            <text:p>Book Price: Change the radio buttons to 'Book Price' and 'Ascending' and click save. This should sort the list first by the book price (smallest) then by book title (alphabetically).</text:p>
          </table:table-cell>
          <table:table-cell table:formula="of:=COM.MICROSOFT.CONCAT([.C188]; &quot; &quot;; [.D188])" office:value-type="string" office:string-value="17.17 Book Price: Change the radio buttons to 'Book Price' and 'Ascending' and click save. This should sort the list first by the book price (smallest) then by book title (alphabetically)." calcext:value-type="string">
            <text:p>17.17 Book Price: Change the radio buttons to 'Book Price' and 'Ascending' and click save. This should sort the list first by the book price (smallest) then by book titl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7" calcext:value-type="float">
            <text:p>17</text:p>
          </table:table-cell>
          <table:table-cell office:value-type="float" office:value="18" calcext:value-type="float">
            <text:p>18</text:p>
          </table:table-cell>
          <table:table-cell table:formula="of:=COM.MICROSOFT.CONCAT([.A189]; &quot;.&quot;; [.B189])" office:value-type="string" office:string-value="17.18" calcext:value-type="string">
            <text:p>17.18</text:p>
          </table:table-cell>
          <table:table-cell office:value-type="string" calcext:value-type="string">
            <text:p>Book Price: Change the radio buttons to 'Book Price' and 'Descending' and click save. This should sort the list first by the book price (largest) then by book title (reverse alphabetically).</text:p>
          </table:table-cell>
          <table:table-cell table:formula="of:=COM.MICROSOFT.CONCAT([.C189]; &quot; &quot;; [.D189])" office:value-type="string" office:string-value="17.18 Book Price: Change the radio buttons to 'Book Price' and 'Descending' and click save. This should sort the list first by the book price (largest) then by book title (reverse alphabetically)." calcext:value-type="string">
            <text:p>17.18 Book Price: Change the radio buttons to 'Book Price' and 'Descending' and click save. This should sort the list first by the book price (largest) then by book titl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7" calcext:value-type="float">
            <text:p>17</text:p>
          </table:table-cell>
          <table:table-cell office:value-type="float" office:value="19" calcext:value-type="float">
            <text:p>19</text:p>
          </table:table-cell>
          <table:table-cell table:formula="of:=COM.MICROSOFT.CONCAT([.A190]; &quot;.&quot;; [.B190])" office:value-type="string" office:string-value="17.19" calcext:value-type="string">
            <text:p>17.19</text:p>
          </table:table-cell>
          <table:table-cell office:value-type="string" calcext:value-type="string">
            <text:p>Series Order: On the Series List View: Change the radio buttons to 'Series' and 'Ascending' and click save. This should sort the list first by the book number (smallest) then by book title (alphabetically).</text:p>
          </table:table-cell>
          <table:table-cell table:formula="of:=COM.MICROSOFT.CONCAT([.C190]; &quot; &quot;; [.D190])" office:value-type="string" office:string-value="17.19 Series Order: On the Series List View: Change the radio buttons to 'Series' and 'Ascending' and click save. This should sort the list first by the book number (smallest) then by book title (alphabetically)." calcext:value-type="string">
            <text:p>17.19 Series Order: On the Series List View: Change the radio buttons to 'Series' and 'Ascending' and click save. This should sort the list first by the book number (smallest) then by book titl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7" calcext:value-type="float">
            <text:p>17</text:p>
          </table:table-cell>
          <table:table-cell office:value-type="float" office:value="20" calcext:value-type="float">
            <text:p>20</text:p>
          </table:table-cell>
          <table:table-cell table:formula="of:=COM.MICROSOFT.CONCAT([.A191]; &quot;.&quot;; [.B191])" office:value-type="string" office:string-value="17.20" calcext:value-type="string">
            <text:p>17.20</text:p>
          </table:table-cell>
          <table:table-cell office:value-type="string" calcext:value-type="string">
            <text:p>Series Order: On the Series List View: Change the radio buttons to 'Series' and 'Descending' and click save. This should sort the list first by the book number (largest) then by book title (reverse alphabetically).</text:p>
          </table:table-cell>
          <table:table-cell table:formula="of:=COM.MICROSOFT.CONCAT([.C191]; &quot; &quot;; [.D191])" office:value-type="string" office:string-value="17.20 Series Order: On the Series List View: Change the radio buttons to 'Series' and 'Descending' and click save. This should sort the list first by the book number (largest) then by book title (reverse alphabetically)." calcext:value-type="string">
            <text:p>17.20 Series Order: On the Series List View: Change the radio buttons to 'Series' and 'Descending' and click save. This should sort the list first by the book number (largest) then by book titl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7" calcext:value-type="float">
            <text:p>17</text:p>
          </table:table-cell>
          <table:table-cell office:value-type="float" office:value="21" calcext:value-type="float">
            <text:p>21</text:p>
          </table:table-cell>
          <table:table-cell table:formula="of:=COM.MICROSOFT.CONCAT([.A192]; &quot;.&quot;; [.B192])" office:value-type="string" office:string-value="17.21" calcext:value-type="string">
            <text:p>17.21</text:p>
          </table:table-cell>
          <table:table-cell office:value-type="string" calcext:value-type="string">
            <text:p>Reading View Defaults: Book Reading Date, Descending.</text:p>
          </table:table-cell>
          <table:table-cell table:formula="of:=COM.MICROSOFT.CONCAT([.C192]; &quot; &quot;; [.D192])" office:value-type="string" office:string-value="17.21 Reading View Defaults: Book Reading Date, Descending." calcext:value-type="string">
            <text:p>17.21 Reading View Defaults: Book Reading Date, Descend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7" calcext:value-type="float">
            <text:p>17</text:p>
          </table:table-cell>
          <table:table-cell office:value-type="float" office:value="22" calcext:value-type="float">
            <text:p>22</text:p>
          </table:table-cell>
          <table:table-cell table:formula="of:=COM.MICROSOFT.CONCAT([.A193]; &quot;.&quot;; [.B193])" office:value-type="string" office:string-value="17.22" calcext:value-type="string">
            <text:p>17.22</text:p>
          </table:table-cell>
          <table:table-cell office:value-type="string" calcext:value-type="string">
            <text:p>To Be Read View Defaults: Book Title, Ascending.</text:p>
          </table:table-cell>
          <table:table-cell table:formula="of:=COM.MICROSOFT.CONCAT([.C193]; &quot; &quot;; [.D193])" office:value-type="string" office:string-value="17.22 To Be Read View Defaults: Book Title, Ascending." calcext:value-type="string">
            <text:p>17.22 To Be Read View Defaults: Book Title, Ascend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7" calcext:value-type="float">
            <text:p>17</text:p>
          </table:table-cell>
          <table:table-cell office:value-type="float" office:value="23" calcext:value-type="float">
            <text:p>23</text:p>
          </table:table-cell>
          <table:table-cell table:formula="of:=COM.MICROSOFT.CONCAT([.A194]; &quot;.&quot;; [.B194])" office:value-type="string" office:string-value="17.23" calcext:value-type="string">
            <text:p>17.23</text:p>
          </table:table-cell>
          <table:table-cell office:value-type="string" calcext:value-type="string">
            <text:p>Read View Defaults: Book Reading Date, Descending.</text:p>
          </table:table-cell>
          <table:table-cell table:formula="of:=COM.MICROSOFT.CONCAT([.C194]; &quot; &quot;; [.D194])" office:value-type="string" office:string-value="17.23 Read View Defaults: Book Reading Date, Descending." calcext:value-type="string">
            <text:p>17.23 Read View Defaults: Book Reading Date, Descend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7" calcext:value-type="float">
            <text:p>17</text:p>
          </table:table-cell>
          <table:table-cell office:value-type="float" office:value="24" calcext:value-type="float">
            <text:p>24</text:p>
          </table:table-cell>
          <table:table-cell table:formula="of:=COM.MICROSOFT.CONCAT([.A195]; &quot;.&quot;; [.B195])" office:value-type="string" office:string-value="17.24" calcext:value-type="string">
            <text:p>17.24</text:p>
          </table:table-cell>
          <table:table-cell office:value-type="string" calcext:value-type="string">
            <text:p>All Books Defaults: Book Title, Ascending.</text:p>
          </table:table-cell>
          <table:table-cell table:formula="of:=COM.MICROSOFT.CONCAT([.C195]; &quot; &quot;; [.D195])" office:value-type="string" office:string-value="17.24 All Books Defaults: Book Title, Ascending." calcext:value-type="string">
            <text:p>17.24 All Books Defaults: Book Title, Ascend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7" calcext:value-type="float">
            <text:p>17</text:p>
          </table:table-cell>
          <table:table-cell office:value-type="float" office:value="25" calcext:value-type="float">
            <text:p>25</text:p>
          </table:table-cell>
          <table:table-cell table:formula="of:=COM.MICROSOFT.CONCAT([.A196]; &quot;.&quot;; [.B196])" office:value-type="string" office:string-value="17.25" calcext:value-type="string">
            <text:p>17.25</text:p>
          </table:table-cell>
          <table:table-cell office:value-type="string" calcext:value-type="string">
            <text:p>Collection Book List Defaults: Book Title, Ascending.</text:p>
          </table:table-cell>
          <table:table-cell table:formula="of:=COM.MICROSOFT.CONCAT([.C196]; &quot; &quot;; [.D196])" office:value-type="string" office:string-value="17.25 Collection Book List Defaults: Book Title, Ascending." calcext:value-type="string">
            <text:p>17.25 Collection Book List Defaults: Book Title, Ascend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7" calcext:value-type="float">
            <text:p>17</text:p>
          </table:table-cell>
          <table:table-cell office:value-type="float" office:value="26" calcext:value-type="float">
            <text:p>26</text:p>
          </table:table-cell>
          <table:table-cell table:formula="of:=COM.MICROSOFT.CONCAT([.A197]; &quot;.&quot;; [.B197])" office:value-type="string" office:string-value="17.26" calcext:value-type="string">
            <text:p>17.26</text:p>
          </table:table-cell>
          <table:table-cell office:value-type="string" calcext:value-type="string">
            <text:p>Genre Book List Defaults: Book Title, Ascending.</text:p>
          </table:table-cell>
          <table:table-cell table:formula="of:=COM.MICROSOFT.CONCAT([.C197]; &quot; &quot;; [.D197])" office:value-type="string" office:string-value="17.26 Genre Book List Defaults: Book Title, Ascending." calcext:value-type="string">
            <text:p>17.26 Genre Book List Defaults: Book Title, Ascend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7" calcext:value-type="float">
            <text:p>17</text:p>
          </table:table-cell>
          <table:table-cell office:value-type="float" office:value="27" calcext:value-type="float">
            <text:p>27</text:p>
          </table:table-cell>
          <table:table-cell table:formula="of:=COM.MICROSOFT.CONCAT([.A198]; &quot;.&quot;; [.B198])" office:value-type="string" office:string-value="17.27" calcext:value-type="string">
            <text:p>17.27</text:p>
          </table:table-cell>
          <table:table-cell office:value-type="string" calcext:value-type="string">
            <text:p>Series Book List Defaults: Series Order, Ascending.</text:p>
          </table:table-cell>
          <table:table-cell table:formula="of:=COM.MICROSOFT.CONCAT([.C198]; &quot; &quot;; [.D198])" office:value-type="string" office:string-value="17.27 Series Book List Defaults: Series Order, Ascending." calcext:value-type="string">
            <text:p>17.27 Series Book List Defaults: Series Order, Ascend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7" calcext:value-type="float">
            <text:p>17</text:p>
          </table:table-cell>
          <table:table-cell office:value-type="float" office:value="28" calcext:value-type="float">
            <text:p>28</text:p>
          </table:table-cell>
          <table:table-cell table:formula="of:=COM.MICROSOFT.CONCAT([.A199]; &quot;.&quot;; [.B199])" office:value-type="string" office:string-value="17.28" calcext:value-type="string">
            <text:p>17.28</text:p>
          </table:table-cell>
          <table:table-cell office:value-type="string" calcext:value-type="string">
            <text:p>Author Book List Defaults: Book Title, Ascending.</text:p>
          </table:table-cell>
          <table:table-cell table:formula="of:=COM.MICROSOFT.CONCAT([.C199]; &quot; &quot;; [.D199])" office:value-type="string" office:string-value="17.28 Author Book List Defaults: Book Title, Ascending." calcext:value-type="string">
            <text:p>17.28 Author Book List Defaults: Book Title, Ascend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7" calcext:value-type="float">
            <text:p>17</text:p>
          </table:table-cell>
          <table:table-cell office:value-type="float" office:value="29" calcext:value-type="float">
            <text:p>29</text:p>
          </table:table-cell>
          <table:table-cell table:formula="of:=COM.MICROSOFT.CONCAT([.A200]; &quot;.&quot;; [.B200])" office:value-type="string" office:string-value="17.29" calcext:value-type="string">
            <text:p>17.29</text:p>
          </table:table-cell>
          <table:table-cell office:value-type="string" calcext:value-type="string">
            <text:p>Location Book List Defaults: Book Title, Ascending.</text:p>
          </table:table-cell>
          <table:table-cell table:formula="of:=COM.MICROSOFT.CONCAT([.C200]; &quot; &quot;; [.D200])" office:value-type="string" office:string-value="17.29 Location Book List Defaults: Book Title, Ascending." calcext:value-type="string">
            <text:p>17.29 Location Book List Defaults: Book Title, Ascend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7" calcext:value-type="float">
            <text:p>17</text:p>
          </table:table-cell>
          <table:table-cell office:value-type="float" office:value="30" calcext:value-type="float">
            <text:p>30</text:p>
          </table:table-cell>
          <table:table-cell table:formula="of:=COM.MICROSOFT.CONCAT([.A201]; &quot;.&quot;; [.B201])" office:value-type="string" office:string-value="17.30" calcext:value-type="string">
            <text:p>17.30</text:p>
          </table:table-cell>
          <table:table-cell office:value-type="string" calcext:value-type="string">
            <text:p>Change the radio buttons to any options and click save. Then close the app. The defaults on the specific view will now be what the last selection was.</text:p>
          </table:table-cell>
          <table:table-cell table:formula="of:=COM.MICROSOFT.CONCAT([.C201]; &quot; &quot;; [.D201])" office:value-type="string" office:string-value="17.30 Change the radio buttons to any options and click save. Then close the app. The defaults on the specific view will now be what the last selection was." calcext:value-type="string">
            <text:p>17.30 Change the radio buttons to any options and click save. Then close the app. The defaults on the specific view will now be what the last selection wa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18" calcext:value-type="float">
            <text:p>18</text:p>
          </table:table-cell>
          <table:table-cell table:number-columns-repeated="2"/>
          <table:table-cell office:value-type="string" calcext:value-type="string">
            <text:p>Collections: Add/update/delete collection</text:p>
          </table:table-cell>
          <table:table-cell table:formula="of:=COM.MICROSOFT.CONCAT(&quot;Test &quot;;[.A203];&quot;: &quot;;[.D203])" office:value-type="string" office:string-value="Test 18: Collections: Add/update/delete collection" calcext:value-type="string">
            <text:p>Test 18: Collections: Add/update/delete collection</text:p>
          </table:table-cell>
          <table:table-cell table:formula="of:=IF(COUNTIF([.F204:.F208];&quot;Fail&quot;) &gt; 0; &quot;Fail&quot;; IF(COUNTBLANK([.F204:.F208]) &gt; 0; &quot;N/A&quot;; &quot;Pass&quot;))" office:value-type="string" office:string-value="Pass" calcext:value-type="string">
            <text:p>Pass</text:p>
          </table:table-cell>
          <table:table-cell table:formula="of:=IF(COUNTIF([.G204:.G208];&quot;Fail&quot;) &gt; 0; &quot;Fail&quot;; IF(COUNTBLANK([.G204:.G208]) &gt; 0; &quot;N/A&quot;; &quot;Pass&quot;))" office:value-type="string" office:string-value="Pass" calcext:value-type="string">
            <text:p>Pass</text:p>
          </table:table-cell>
          <table:table-cell table:formula="of:=IF(COUNTIF([.H204:.H208];&quot;Fail&quot;) &gt; 0; &quot;Fail&quot;; IF(COUNTBLANK([.H204:.H208]) &gt; 0; &quot;N/A&quot;; &quot;Pass&quot;))" office:value-type="string" office:string-value="Pass" calcext:value-type="string">
            <text:p>Pass</text:p>
          </table:table-cell>
          <table:table-cell table:formula="of:=IF(COUNTIF([.I204:.I208];&quot;Fail&quot;) &gt; 0; &quot;Fail&quot;; IF(COUNTBLANK([.I204:.I208]) &gt; 0; &quot;N/A&quot;; &quot;Pass&quot;))" office:value-type="string" office:string-value="N/A" calcext:value-type="string">
            <text:p>N/A</text:p>
          </table:table-cell>
          <table:table-cell table:formula="of:=IF(COUNTIF([.J204:.J208];&quot;Fail&quot;) &gt; 0; &quot;Fail&quot;; IF(COUNTBLANK([.J204:.J208]) &gt; 0; &quot;N/A&quot;; &quot;Pass&quot;))" office:value-type="string" office:string-value="N/A" calcext:value-type="string">
            <text:p>N/A</text:p>
          </table:table-cell>
          <table:table-cell table:formula="of:=IF(COUNTIF([.K204:.K208];&quot;Fail&quot;) &gt; 0; &quot;Fail&quot;; IF(COUNTBLANK([.K204:.K208]) &gt; 0; &quot;N/A&quot;; &quot;Pass&quot;))" office:value-type="string" office:string-value="N/A" calcext:value-type="string">
            <text:p>N/A</text:p>
          </table:table-cell>
          <table:table-cell table:formula="of:=IF(COUNTIF([.L204:.L208];&quot;Fail&quot;) &gt; 0; &quot;Fail&quot;; IF(COUNTBLANK([.L204:.L208]) &gt; 0; &quot;N/A&quot;; &quot;Pass&quot;))" office:value-type="string" office:string-value="N/A" calcext:value-type="string">
            <text:p>N/A</text:p>
          </table:table-cell>
          <table:table-cell table:formula="of:=IF(COUNTIF([.M204:.M208];&quot;Fail&quot;) &gt; 0; &quot;Fail&quot;; IF(COUNTBLANK([.M204:.M208]) &gt; 0; &quot;N/A&quot;; &quot;Pass&quot;))" office:value-type="string" office:string-value="N/A" calcext:value-type="string">
            <text:p>N/A</text:p>
          </table:table-cell>
          <table:table-cell table:formula="of:=IF(COUNTIF([.N204:.N208];&quot;Fail&quot;) &gt; 0; &quot;Fail&quot;; IF(COUNTBLANK([.N204:.N208])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18" calcext:value-type="float">
            <text:p>18</text:p>
          </table:table-cell>
          <table:table-cell office:value-type="float" office:value="1" calcext:value-type="float">
            <text:p>1</text:p>
          </table:table-cell>
          <table:table-cell table:formula="of:=COM.MICROSOFT.CONCAT([.A204]; &quot;.&quot;; [.B204])" office:value-type="string" office:string-value="18.1" calcext:value-type="string">
            <text:p>18.1</text:p>
          </table:table-cell>
          <table:table-cell office:value-type="string" calcext:value-type="string">
            <text:p>Click to add new collection. Cannot save without a 'Collection Name.' Popup should display telling you that a blank collection name is invalid.</text:p>
          </table:table-cell>
          <table:table-cell table:formula="of:=COM.MICROSOFT.CONCAT([.C204]; &quot; &quot;; [.D204])" office:value-type="string" office:string-value="18.1 Click to add new collection. Cannot save without a 'Collection Name.' Popup should display telling you that a blank collection name is invalid." calcext:value-type="string">
            <text:p>18.1 Click to add new collection. Cannot save without a 'Collection Name.' Popup should display telling you that a blank collection name is invali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8" calcext:value-type="float">
            <text:p>18</text:p>
          </table:table-cell>
          <table:table-cell office:value-type="float" office:value="2" calcext:value-type="float">
            <text:p>2</text:p>
          </table:table-cell>
          <table:table-cell table:formula="of:=COM.MICROSOFT.CONCAT([.A205]; &quot;.&quot;; [.B205])" office:value-type="string" office:string-value="18.2" calcext:value-type="string">
            <text:p>18.2</text:p>
          </table:table-cell>
          <table:table-cell office:value-type="string" calcext:value-type="string">
            <text:p>Add a 'Collection Name' and click save. Main collection view of the new collection should display when new collection has been created.</text:p>
          </table:table-cell>
          <table:table-cell table:formula="of:=COM.MICROSOFT.CONCAT([.C205]; &quot; &quot;; [.D205])" office:value-type="string" office:string-value="18.2 Add a 'Collection Name' and click save. Main collection view of the new collection should display when new collection has been created." calcext:value-type="string">
            <text:p>18.2 Add a 'Collection Name' and click save. Main collection view of the new collection should display when new collection has been crea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8" calcext:value-type="float">
            <text:p>18</text:p>
          </table:table-cell>
          <table:table-cell office:value-type="float" office:value="3" calcext:value-type="float">
            <text:p>3</text:p>
          </table:table-cell>
          <table:table-cell table:formula="of:=COM.MICROSOFT.CONCAT([.A206]; &quot;.&quot;; [.B206])" office:value-type="string" office:string-value="18.3" calcext:value-type="string">
            <text:p>18.3</text:p>
          </table:table-cell>
          <table:table-cell office:value-type="string" calcext:value-type="string">
            <text:p>Click three dots and 'Edit.' Edit 'Collection Name' and click save. Main collection view and collection preview in collection list should show updated name.</text:p>
          </table:table-cell>
          <table:table-cell table:formula="of:=COM.MICROSOFT.CONCAT([.C206]; &quot; &quot;; [.D206])" office:value-type="string" office:string-value="18.3 Click three dots and 'Edit.' Edit 'Collection Name' and click save. Main collection view and collection preview in collection list should show updated name." calcext:value-type="string">
            <text:p>18.3 Click three dots and 'Edit.' Edit 'Collection Name' and click save. Main collection view and collection preview in collection list should show updated nam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8" calcext:value-type="float">
            <text:p>18</text:p>
          </table:table-cell>
          <table:table-cell office:value-type="float" office:value="4" calcext:value-type="float">
            <text:p>4</text:p>
          </table:table-cell>
          <table:table-cell table:formula="of:=COM.MICROSOFT.CONCAT([.A207]; &quot;.&quot;; [.B207])" office:value-type="string" office:string-value="18.4" calcext:value-type="string">
            <text:p>18.4</text:p>
          </table:table-cell>
          <table:table-cell office:value-type="string" calcext:value-type="string">
            <text:p>Click three dots and 'Delete.' A popup should appear asking if you want to delete the collection. Click no. A popup should display saying action canceled and collection should not be deleted. You should stay on the collection list view.</text:p>
          </table:table-cell>
          <table:table-cell table:formula="of:=COM.MICROSOFT.CONCAT([.C207]; &quot; &quot;; [.D207])" office:value-type="string" office:string-value="18.4 Click three dots and 'Delete.' A popup should appear asking if you want to delete the collection. Click no. A popup should display saying action canceled and collection should not be deleted. You should stay on the collection list view." calcext:value-type="string">
            <text:p>18.4 Click three dots and 'Delete.' A popup should appear asking if you want to delete the collection. Click no. A popup should display saying action canceled and collection should not be deleted. You should stay on the collection list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8" calcext:value-type="float">
            <text:p>18</text:p>
          </table:table-cell>
          <table:table-cell office:value-type="float" office:value="5" calcext:value-type="float">
            <text:p>5</text:p>
          </table:table-cell>
          <table:table-cell table:formula="of:=COM.MICROSOFT.CONCAT([.A208]; &quot;.&quot;; [.B208])" office:value-type="string" office:string-value="18.5" calcext:value-type="string">
            <text:p>18.5</text:p>
          </table:table-cell>
          <table:table-cell office:value-type="string" calcext:value-type="string">
            <text:p>Click three dots and 'Delete' again. This time, click yes on the popup. There should be a popup that displays saying the collection has been deleted. When dismissed, you should be taken back to the collection list and should not be able to find the collection.</text:p>
          </table:table-cell>
          <table:table-cell table:formula="of:=COM.MICROSOFT.CONCAT([.C208]; &quot; &quot;; [.D208])" office:value-type="string" office:string-value="18.5 Click three dots and 'Delete' again. This time, click yes on the popup. There should be a popup that displays saying the collection has been deleted. When dismissed, you should be taken back to the collection list and should not be able to find the collection." calcext:value-type="string">
            <text:p>18.5 Click three dots and 'Delete' again. This time, click yes on the popup. There should be a popup that displays saying the collection has been deleted. When dismissed, you should be taken back to the collection list and should not be able to find the collection.</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19" calcext:value-type="float">
            <text:p>19</text:p>
          </table:table-cell>
          <table:table-cell table:number-columns-repeated="2"/>
          <table:table-cell office:value-type="string" calcext:value-type="string">
            <text:p>Collections: Add book to collection</text:p>
          </table:table-cell>
          <table:table-cell table:formula="of:=COM.MICROSOFT.CONCAT(&quot;Test &quot;;[.A210];&quot;: &quot;;[.D210])" office:value-type="string" office:string-value="Test 19: Collections: Add book to collection" calcext:value-type="string">
            <text:p>Test 19: Collections: Add book to collection</text:p>
          </table:table-cell>
          <table:table-cell table:formula="of:=IF(COUNTIF([.F211:.F215];&quot;Fail&quot;) &gt; 0; &quot;Fail&quot;; IF(COUNTBLANK([.F211:.F215]) &gt; 0; &quot;N/A&quot;; &quot;Pass&quot;))" office:value-type="string" office:string-value="Pass" calcext:value-type="string">
            <text:p>Pass</text:p>
          </table:table-cell>
          <table:table-cell table:formula="of:=IF(COUNTIF([.G211:.G215];&quot;Fail&quot;) &gt; 0; &quot;Fail&quot;; IF(COUNTBLANK([.G211:.G215]) &gt; 0; &quot;N/A&quot;; &quot;Pass&quot;))" office:value-type="string" office:string-value="Pass" calcext:value-type="string">
            <text:p>Pass</text:p>
          </table:table-cell>
          <table:table-cell table:formula="of:=IF(COUNTIF([.H211:.H215];&quot;Fail&quot;) &gt; 0; &quot;Fail&quot;; IF(COUNTBLANK([.H211:.H215]) &gt; 0; &quot;N/A&quot;; &quot;Pass&quot;))" office:value-type="string" office:string-value="Pass" calcext:value-type="string">
            <text:p>Pass</text:p>
          </table:table-cell>
          <table:table-cell table:formula="of:=IF(COUNTIF([.I211:.I215];&quot;Fail&quot;) &gt; 0; &quot;Fail&quot;; IF(COUNTBLANK([.I211:.I215]) &gt; 0; &quot;N/A&quot;; &quot;Pass&quot;))" office:value-type="string" office:string-value="N/A" calcext:value-type="string">
            <text:p>N/A</text:p>
          </table:table-cell>
          <table:table-cell table:formula="of:=IF(COUNTIF([.J211:.J215];&quot;Fail&quot;) &gt; 0; &quot;Fail&quot;; IF(COUNTBLANK([.J211:.J215]) &gt; 0; &quot;N/A&quot;; &quot;Pass&quot;))" office:value-type="string" office:string-value="N/A" calcext:value-type="string">
            <text:p>N/A</text:p>
          </table:table-cell>
          <table:table-cell table:formula="of:=IF(COUNTIF([.K211:.K215];&quot;Fail&quot;) &gt; 0; &quot;Fail&quot;; IF(COUNTBLANK([.K211:.K215]) &gt; 0; &quot;N/A&quot;; &quot;Pass&quot;))" office:value-type="string" office:string-value="N/A" calcext:value-type="string">
            <text:p>N/A</text:p>
          </table:table-cell>
          <table:table-cell table:formula="of:=IF(COUNTIF([.L211:.L215];&quot;Fail&quot;) &gt; 0; &quot;Fail&quot;; IF(COUNTBLANK([.L211:.L215]) &gt; 0; &quot;N/A&quot;; &quot;Pass&quot;))" office:value-type="string" office:string-value="N/A" calcext:value-type="string">
            <text:p>N/A</text:p>
          </table:table-cell>
          <table:table-cell table:formula="of:=IF(COUNTIF([.M211:.M215];&quot;Fail&quot;) &gt; 0; &quot;Fail&quot;; IF(COUNTBLANK([.M211:.M215]) &gt; 0; &quot;N/A&quot;; &quot;Pass&quot;))" office:value-type="string" office:string-value="N/A" calcext:value-type="string">
            <text:p>N/A</text:p>
          </table:table-cell>
          <table:table-cell table:formula="of:=IF(COUNTIF([.N211:.N215];&quot;Fail&quot;) &gt; 0; &quot;Fail&quot;; IF(COUNTBLANK([.N211:.N215])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19" calcext:value-type="float">
            <text:p>19</text:p>
          </table:table-cell>
          <table:table-cell office:value-type="float" office:value="1" calcext:value-type="float">
            <text:p>1</text:p>
          </table:table-cell>
          <table:table-cell table:formula="of:=COM.MICROSOFT.CONCAT([.A211]; &quot;.&quot;; [.B211])" office:value-type="string" office:string-value="19.1" calcext:value-type="string">
            <text:p>19.1</text:p>
          </table:table-cell>
          <table:table-cell office:value-type="string" calcext:value-type="string">
            <text:p>In main collection view, click 'Add New Book.'</text:p>
          </table:table-cell>
          <table:table-cell table:formula="of:=COM.MICROSOFT.CONCAT([.C211]; &quot; &quot;; [.D211])" office:value-type="string" office:string-value="19.1 In main collection view, click 'Add New Book.'" calcext:value-type="string">
            <text:p>19.1 In main collection view, click 'Add New Boo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9" calcext:value-type="float">
            <text:p>19</text:p>
          </table:table-cell>
          <table:table-cell office:value-type="float" office:value="2" calcext:value-type="float">
            <text:p>2</text:p>
          </table:table-cell>
          <table:table-cell table:formula="of:=COM.MICROSOFT.CONCAT([.A212]; &quot;.&quot;; [.B212])" office:value-type="string" office:string-value="19.2" calcext:value-type="string">
            <text:p>19.2</text:p>
          </table:table-cell>
          <table:table-cell office:value-type="string" calcext:value-type="string">
            <text:p>Add a 'Book Title' and 'Book Format.' The collection should already be filled in with the collection name that you clicked in. Click save. You should be shown the main book view with the part of collection string filled in. Pressing back should show the main collection view with the new book added.</text:p>
          </table:table-cell>
          <table:table-cell table:formula="of:=COM.MICROSOFT.CONCAT([.C212]; &quot; &quot;; [.D212])" office:value-type="string" office:string-value="19.2 Add a 'Book Title' and 'Book Format.' The collection should already be filled in with the collection name that you clicked in. Click save. You should be shown the main book view with the part of collection string filled in. Pressing back should show the main collection view with the new book added." calcext:value-type="string">
            <text:p>19.2 Add a 'Book Title' and 'Book Format.' The collection should already be filled in with the collection name that you clicked in. Click save. You should be shown the main book view with the part of collection string filled in. Pressing back should show the main collection view with the new book add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19" calcext:value-type="float">
            <text:p>19</text:p>
          </table:table-cell>
          <table:table-cell office:value-type="float" office:value="3" calcext:value-type="float">
            <text:p>3</text:p>
          </table:table-cell>
          <table:table-cell table:formula="of:=COM.MICROSOFT.CONCAT([.A213]; &quot;.&quot;; [.B213])" office:value-type="string" office:string-value="19.3" calcext:value-type="string">
            <text:p>19.3</text:p>
          </table:table-cell>
          <table:table-cell office:value-type="string" calcext:value-type="string">
            <text:p>Click 'Add Existing Book.' This should show a list of books without a collection added.</text:p>
          </table:table-cell>
          <table:table-cell table:formula="of:=COM.MICROSOFT.CONCAT([.C213]; &quot; &quot;; [.D213])" office:value-type="string" office:string-value="19.3 Click 'Add Existing Book.' This should show a list of books without a collection added." calcext:value-type="string">
            <text:p>19.3 Click 'Add Existing Book.' This should show a list of books without a collection add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19" calcext:value-type="float">
            <text:p>19</text:p>
          </table:table-cell>
          <table:table-cell office:value-type="float" office:value="4" calcext:value-type="float">
            <text:p>4</text:p>
          </table:table-cell>
          <table:table-cell table:formula="of:=COM.MICROSOFT.CONCAT([.A214]; &quot;.&quot;; [.B214])" office:value-type="string" office:string-value="19.4" calcext:value-type="string">
            <text:p>19.4</text:p>
          </table:table-cell>
          <table:table-cell office:value-type="string" calcext:value-type="string">
            <text:p>Click on the book you want to add. A popup should display asking if you want to add the book to the collection. Click no, a popup should display action canceled and the list should not change.</text:p>
          </table:table-cell>
          <table:table-cell table:formula="of:=COM.MICROSOFT.CONCAT([.C214]; &quot; &quot;; [.D214])" office:value-type="string" office:string-value="19.4 Click on the book you want to add. A popup should display asking if you want to add the book to the collection. Click no, a popup should display action canceled and the list should not change." calcext:value-type="string">
            <text:p>19.4 Click on the book you want to add. A popup should display asking if you want to add the book to the collection. Click no, a popup should display action canceled and the list should not chang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5">
          <table:table-cell office:value-type="float" office:value="19" calcext:value-type="float">
            <text:p>19</text:p>
          </table:table-cell>
          <table:table-cell office:value-type="float" office:value="5" calcext:value-type="float">
            <text:p>5</text:p>
          </table:table-cell>
          <table:table-cell table:formula="of:=COM.MICROSOFT.CONCAT([.A215]; &quot;.&quot;; [.B215])" office:value-type="string" office:string-value="19.5" calcext:value-type="string">
            <text:p>19.5</text:p>
          </table:table-cell>
          <table:table-cell office:value-type="string" calcext:value-type="string">
            <text:p>Click on the book again and click yes on the popup this time. You should be navigated to the main book view of the selected book and a popup should display saying the book was added to the collection. The part of collection string should be filled in. Clicking back should go back to the 'Add Existing Book' screen and the selected book shouldn't be in the list anymore. Clicking back again should go back to the main collection view where the selected book is now in the list.</text:p>
          </table:table-cell>
          <table:table-cell table:formula="of:=COM.MICROSOFT.CONCAT([.C215]; &quot; &quot;; [.D215])" office:value-type="string" office:string-value="19.5 Click on the book again and click yes on the popup this time. You should be navigated to the main book view of the selected book and a popup should display saying the book was added to the collection. The part of collection string should be filled in. Clicking back should go back to the 'Add Existing Book' screen and the selected book shouldn't be in the list anymore. Clicking back again should go back to the main collection view where the selected book is now in the list." calcext:value-type="string">
            <text:p>19.5 Click on the book again and click yes on the popup this time. You should be navigated to the main book view of the selected book and a popup should display saying the book was added to the collection. The part of collection string should be filled in. Clicking back should go back to the 'Add Existing Book' screen and the selected book shouldn't be in the list anymore. Clicking back again should go back to the main collection view where the selected book is now in the lis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20" calcext:value-type="float">
            <text:p>20</text:p>
          </table:table-cell>
          <table:table-cell table:number-columns-repeated="2"/>
          <table:table-cell office:value-type="string" calcext:value-type="string">
            <text:p>Collections: Sorting</text:p>
          </table:table-cell>
          <table:table-cell table:formula="of:=COM.MICROSOFT.CONCAT(&quot;Test &quot;;[.A217];&quot;: &quot;;[.D217])" office:value-type="string" office:string-value="Test 20: Collections: Sorting" calcext:value-type="string">
            <text:p>Test 20: Collections: Sorting</text:p>
          </table:table-cell>
          <table:table-cell table:formula="of:=IF(COUNTIF([.F218:.F225];&quot;Fail&quot;) &gt; 0; &quot;Fail&quot;; IF(COUNTBLANK([.F218:.F225]) &gt; 0; &quot;N/A&quot;; &quot;Pass&quot;))" office:value-type="string" office:string-value="Pass" calcext:value-type="string">
            <text:p>Pass</text:p>
          </table:table-cell>
          <table:table-cell table:formula="of:=IF(COUNTIF([.G218:.G225];&quot;Fail&quot;) &gt; 0; &quot;Fail&quot;; IF(COUNTBLANK([.G218:.G225]) &gt; 0; &quot;N/A&quot;; &quot;Pass&quot;))" office:value-type="string" office:string-value="Pass" calcext:value-type="string">
            <text:p>Pass</text:p>
          </table:table-cell>
          <table:table-cell table:formula="of:=IF(COUNTIF([.H218:.H225];&quot;Fail&quot;) &gt; 0; &quot;Fail&quot;; IF(COUNTBLANK([.H218:.H225]) &gt; 0; &quot;N/A&quot;; &quot;Pass&quot;))" office:value-type="string" office:string-value="Pass" calcext:value-type="string">
            <text:p>Pass</text:p>
          </table:table-cell>
          <table:table-cell table:formula="of:=IF(COUNTIF([.I218:.I225];&quot;Fail&quot;) &gt; 0; &quot;Fail&quot;; IF(COUNTBLANK([.I218:.I225]) &gt; 0; &quot;N/A&quot;; &quot;Pass&quot;))" office:value-type="string" office:string-value="N/A" calcext:value-type="string">
            <text:p>N/A</text:p>
          </table:table-cell>
          <table:table-cell table:formula="of:=IF(COUNTIF([.J218:.J225];&quot;Fail&quot;) &gt; 0; &quot;Fail&quot;; IF(COUNTBLANK([.J218:.J225]) &gt; 0; &quot;N/A&quot;; &quot;Pass&quot;))" office:value-type="string" office:string-value="N/A" calcext:value-type="string">
            <text:p>N/A</text:p>
          </table:table-cell>
          <table:table-cell table:formula="of:=IF(COUNTIF([.K218:.K225];&quot;Fail&quot;) &gt; 0; &quot;Fail&quot;; IF(COUNTBLANK([.K218:.K225]) &gt; 0; &quot;N/A&quot;; &quot;Pass&quot;))" office:value-type="string" office:string-value="N/A" calcext:value-type="string">
            <text:p>N/A</text:p>
          </table:table-cell>
          <table:table-cell table:formula="of:=IF(COUNTIF([.L218:.L225];&quot;Fail&quot;) &gt; 0; &quot;Fail&quot;; IF(COUNTBLANK([.L218:.L225]) &gt; 0; &quot;N/A&quot;; &quot;Pass&quot;))" office:value-type="string" office:string-value="N/A" calcext:value-type="string">
            <text:p>N/A</text:p>
          </table:table-cell>
          <table:table-cell table:formula="of:=IF(COUNTIF([.M218:.M225];&quot;Fail&quot;) &gt; 0; &quot;Fail&quot;; IF(COUNTBLANK([.M218:.M225]) &gt; 0; &quot;N/A&quot;; &quot;Pass&quot;))" office:value-type="string" office:string-value="N/A" calcext:value-type="string">
            <text:p>N/A</text:p>
          </table:table-cell>
          <table:table-cell table:formula="of:=IF(COUNTIF([.N218:.N225];&quot;Fail&quot;) &gt; 0; &quot;Fail&quot;; IF(COUNTBLANK([.N218:.N225])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20" calcext:value-type="float">
            <text:p>20</text:p>
          </table:table-cell>
          <table:table-cell office:value-type="float" office:value="1" calcext:value-type="float">
            <text:p>1</text:p>
          </table:table-cell>
          <table:table-cell table:formula="of:=COM.MICROSOFT.CONCAT([.A218]; &quot;.&quot;; [.B218])" office:value-type="string" office:string-value="20.1" calcext:value-type="string">
            <text:p>20.1</text:p>
          </table:table-cell>
          <table:table-cell office:value-type="string" calcext:value-type="string">
            <text:p>Collection Name: Change the radio buttons to 'Collection Name' and 'Ascending' and click save. This should sort the list by the collection name (alphabetically).</text:p>
          </table:table-cell>
          <table:table-cell table:formula="of:=COM.MICROSOFT.CONCAT([.C218]; &quot; &quot;; [.D218])" office:value-type="string" office:string-value="20.1 Collection Name: Change the radio buttons to 'Collection Name' and 'Ascending' and click save. This should sort the list by the collection name (alphabetically)." calcext:value-type="string">
            <text:p>20.1 Collection Name: Change the radio buttons to 'Collection Name' and 'Ascending' and click save. This should sort the list by the collection nam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0" calcext:value-type="float">
            <text:p>20</text:p>
          </table:table-cell>
          <table:table-cell office:value-type="float" office:value="2" calcext:value-type="float">
            <text:p>2</text:p>
          </table:table-cell>
          <table:table-cell table:formula="of:=COM.MICROSOFT.CONCAT([.A219]; &quot;.&quot;; [.B219])" office:value-type="string" office:string-value="20.2" calcext:value-type="string">
            <text:p>20.2</text:p>
          </table:table-cell>
          <table:table-cell office:value-type="string" calcext:value-type="string">
            <text:p>Collection Name: Change the radio buttons to 'Collection Name' and 'Descending' and click save. This should sort the list by the collection name (reverse alphabetically).</text:p>
          </table:table-cell>
          <table:table-cell table:formula="of:=COM.MICROSOFT.CONCAT([.C219]; &quot; &quot;; [.D219])" office:value-type="string" office:string-value="20.2 Collection Name: Change the radio buttons to 'Collection Name' and 'Descending' and click save. This should sort the list by the collection name (reverse alphabetically)." calcext:value-type="string">
            <text:p>20.2 Collection Name: Change the radio buttons to 'Collection Name' and 'Descending' and click save. This should sort the list by the collection nam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0" calcext:value-type="float">
            <text:p>20</text:p>
          </table:table-cell>
          <table:table-cell office:value-type="float" office:value="3" calcext:value-type="float">
            <text:p>3</text:p>
          </table:table-cell>
          <table:table-cell table:formula="of:=COM.MICROSOFT.CONCAT([.A220]; &quot;.&quot;; [.B220])" office:value-type="string" office:string-value="20.3" calcext:value-type="string">
            <text:p>20.3</text:p>
          </table:table-cell>
          <table:table-cell office:value-type="string" calcext:value-type="string">
            <text:p>Total Books: Change the radio buttons to 'Total Books' and 'Ascending' and click save. This should sort the list first by the total number of books in the collection (smallest), then by the collection name (alphabetically).</text:p>
          </table:table-cell>
          <table:table-cell table:formula="of:=COM.MICROSOFT.CONCAT([.C220]; &quot; &quot;; [.D220])" office:value-type="string" office:string-value="20.3 Total Books: Change the radio buttons to 'Total Books' and 'Ascending' and click save. This should sort the list first by the total number of books in the collection (smallest), then by the collection name (alphabetically)." calcext:value-type="string">
            <text:p>20.3 Total Books: Change the radio buttons to 'Total Books' and 'Ascending' and click save. This should sort the list first by the total number of books in the collection (smallest), then by the collection nam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0" calcext:value-type="float">
            <text:p>20</text:p>
          </table:table-cell>
          <table:table-cell office:value-type="float" office:value="4" calcext:value-type="float">
            <text:p>4</text:p>
          </table:table-cell>
          <table:table-cell table:formula="of:=COM.MICROSOFT.CONCAT([.A221]; &quot;.&quot;; [.B221])" office:value-type="string" office:string-value="20.4" calcext:value-type="string">
            <text:p>20.4</text:p>
          </table:table-cell>
          <table:table-cell office:value-type="string" calcext:value-type="string">
            <text:p>Total Books: Change the radio buttons to 'Total Books' and 'Descending' and click save. This should sort the list first by the total number of books in the collection (largest), then by the collection name (reverse alphabetically).</text:p>
          </table:table-cell>
          <table:table-cell table:formula="of:=COM.MICROSOFT.CONCAT([.C221]; &quot; &quot;; [.D221])" office:value-type="string" office:string-value="20.4 Total Books: Change the radio buttons to 'Total Books' and 'Descending' and click save. This should sort the list first by the total number of books in the collection (largest), then by the collection name (reverse alphabetically)." calcext:value-type="string">
            <text:p>20.4 Total Books: Change the radio buttons to 'Total Books' and 'Descending' and click save. This should sort the list first by the total number of books in the collection (largest), then by the collection nam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0" calcext:value-type="float">
            <text:p>20</text:p>
          </table:table-cell>
          <table:table-cell office:value-type="float" office:value="5" calcext:value-type="float">
            <text:p>5</text:p>
          </table:table-cell>
          <table:table-cell table:formula="of:=COM.MICROSOFT.CONCAT([.A222]; &quot;.&quot;; [.B222])" office:value-type="string" office:string-value="20.5" calcext:value-type="string">
            <text:p>20.5</text:p>
          </table:table-cell>
          <table:table-cell office:value-type="string" calcext:value-type="string">
            <text:p>Total Price: Change the radio buttons to 'Total Price' and 'Ascending' and click save. This should sort the list first by the total price of books in the collection (smallest), then by the collection name (alphabetically).</text:p>
          </table:table-cell>
          <table:table-cell table:formula="of:=COM.MICROSOFT.CONCAT([.C222]; &quot; &quot;; [.D222])" office:value-type="string" office:string-value="20.5 Total Price: Change the radio buttons to 'Total Price' and 'Ascending' and click save. This should sort the list first by the total price of books in the collection (smallest), then by the collection name (alphabetically)." calcext:value-type="string">
            <text:p>20.5 Total Price: Change the radio buttons to 'Total Price' and 'Ascending' and click save. This should sort the list first by the total price of books in the collection (smallest), then by the collection nam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0" calcext:value-type="float">
            <text:p>20</text:p>
          </table:table-cell>
          <table:table-cell office:value-type="float" office:value="6" calcext:value-type="float">
            <text:p>6</text:p>
          </table:table-cell>
          <table:table-cell table:formula="of:=COM.MICROSOFT.CONCAT([.A223]; &quot;.&quot;; [.B223])" office:value-type="string" office:string-value="20.6" calcext:value-type="string">
            <text:p>20.6</text:p>
          </table:table-cell>
          <table:table-cell office:value-type="string" calcext:value-type="string">
            <text:p>Total Price: Change the radio buttons to 'Total Price' and 'Descending' and click save. This should sort the list first by the total price of books in the collection (largest), then by the collection name (reverse alphabetically).</text:p>
          </table:table-cell>
          <table:table-cell table:formula="of:=COM.MICROSOFT.CONCAT([.C223]; &quot; &quot;; [.D223])" office:value-type="string" office:string-value="20.6 Total Price: Change the radio buttons to 'Total Price' and 'Descending' and click save. This should sort the list first by the total price of books in the collection (largest), then by the collection name (reverse alphabetically)." calcext:value-type="string">
            <text:p>20.6 Total Price: Change the radio buttons to 'Total Price' and 'Descending' and click save. This should sort the list first by the total price of books in the collection (largest), then by the collection nam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0" calcext:value-type="float">
            <text:p>20</text:p>
          </table:table-cell>
          <table:table-cell office:value-type="float" office:value="7" calcext:value-type="float">
            <text:p>7</text:p>
          </table:table-cell>
          <table:table-cell table:formula="of:=COM.MICROSOFT.CONCAT([.A224]; &quot;.&quot;; [.B224])" office:value-type="string" office:string-value="20.7" calcext:value-type="string">
            <text:p>20.7</text:p>
          </table:table-cell>
          <table:table-cell office:value-type="string" calcext:value-type="string">
            <text:p>Default: Collection Name, Ascending.</text:p>
          </table:table-cell>
          <table:table-cell table:formula="of:=COM.MICROSOFT.CONCAT([.C224]; &quot; &quot;; [.D224])" office:value-type="string" office:string-value="20.7 Default: Collection Name, Ascending." calcext:value-type="string">
            <text:p>20.7 Default: Collection Name, Ascend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0" calcext:value-type="float">
            <text:p>20</text:p>
          </table:table-cell>
          <table:table-cell office:value-type="float" office:value="8" calcext:value-type="float">
            <text:p>8</text:p>
          </table:table-cell>
          <table:table-cell table:formula="of:=COM.MICROSOFT.CONCAT([.A225]; &quot;.&quot;; [.B225])" office:value-type="string" office:string-value="20.8" calcext:value-type="string">
            <text:p>20.8</text:p>
          </table:table-cell>
          <table:table-cell office:value-type="string" calcext:value-type="string">
            <text:p>Change the radio buttons to any options and click save. Then close the app. The defaults on the specific view will now be what the last selection was.</text:p>
          </table:table-cell>
          <table:table-cell table:formula="of:=COM.MICROSOFT.CONCAT([.C225]; &quot; &quot;; [.D225])" office:value-type="string" office:string-value="20.8 Change the radio buttons to any options and click save. Then close the app. The defaults on the specific view will now be what the last selection was." calcext:value-type="string">
            <text:p>20.8 Change the radio buttons to any options and click save. Then close the app. The defaults on the specific view will now be what the last selection wa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21" calcext:value-type="float">
            <text:p>21</text:p>
          </table:table-cell>
          <table:table-cell table:number-columns-repeated="2"/>
          <table:table-cell office:value-type="string" calcext:value-type="string">
            <text:p>Genres: Add/update/delete genre</text:p>
          </table:table-cell>
          <table:table-cell table:formula="of:=COM.MICROSOFT.CONCAT(&quot;Test &quot;;[.A227];&quot;: &quot;;[.D227])" office:value-type="string" office:string-value="Test 21: Genres: Add/update/delete genre" calcext:value-type="string">
            <text:p>Test 21: Genres: Add/update/delete genre</text:p>
          </table:table-cell>
          <table:table-cell table:formula="of:=IF(COUNTIF([.F228:.F232];&quot;Fail&quot;) &gt; 0; &quot;Fail&quot;; IF(COUNTBLANK([.F228:.F232]) &gt; 0; &quot;N/A&quot;; &quot;Pass&quot;))" office:value-type="string" office:string-value="Pass" calcext:value-type="string">
            <text:p>Pass</text:p>
          </table:table-cell>
          <table:table-cell table:formula="of:=IF(COUNTIF([.G228:.G232];&quot;Fail&quot;) &gt; 0; &quot;Fail&quot;; IF(COUNTBLANK([.G228:.G232]) &gt; 0; &quot;N/A&quot;; &quot;Pass&quot;))" office:value-type="string" office:string-value="Pass" calcext:value-type="string">
            <text:p>Pass</text:p>
          </table:table-cell>
          <table:table-cell table:formula="of:=IF(COUNTIF([.H228:.H232];&quot;Fail&quot;) &gt; 0; &quot;Fail&quot;; IF(COUNTBLANK([.H228:.H232]) &gt; 0; &quot;N/A&quot;; &quot;Pass&quot;))" office:value-type="string" office:string-value="Pass" calcext:value-type="string">
            <text:p>Pass</text:p>
          </table:table-cell>
          <table:table-cell table:formula="of:=IF(COUNTIF([.I228:.I232];&quot;Fail&quot;) &gt; 0; &quot;Fail&quot;; IF(COUNTBLANK([.I228:.I232]) &gt; 0; &quot;N/A&quot;; &quot;Pass&quot;))" office:value-type="string" office:string-value="N/A" calcext:value-type="string">
            <text:p>N/A</text:p>
          </table:table-cell>
          <table:table-cell table:formula="of:=IF(COUNTIF([.J228:.J232];&quot;Fail&quot;) &gt; 0; &quot;Fail&quot;; IF(COUNTBLANK([.J228:.J232]) &gt; 0; &quot;N/A&quot;; &quot;Pass&quot;))" office:value-type="string" office:string-value="N/A" calcext:value-type="string">
            <text:p>N/A</text:p>
          </table:table-cell>
          <table:table-cell table:formula="of:=IF(COUNTIF([.K228:.K232];&quot;Fail&quot;) &gt; 0; &quot;Fail&quot;; IF(COUNTBLANK([.K228:.K232]) &gt; 0; &quot;N/A&quot;; &quot;Pass&quot;))" office:value-type="string" office:string-value="N/A" calcext:value-type="string">
            <text:p>N/A</text:p>
          </table:table-cell>
          <table:table-cell table:formula="of:=IF(COUNTIF([.L228:.L232];&quot;Fail&quot;) &gt; 0; &quot;Fail&quot;; IF(COUNTBLANK([.L228:.L232]) &gt; 0; &quot;N/A&quot;; &quot;Pass&quot;))" office:value-type="string" office:string-value="N/A" calcext:value-type="string">
            <text:p>N/A</text:p>
          </table:table-cell>
          <table:table-cell table:formula="of:=IF(COUNTIF([.M228:.M232];&quot;Fail&quot;) &gt; 0; &quot;Fail&quot;; IF(COUNTBLANK([.M228:.M232]) &gt; 0; &quot;N/A&quot;; &quot;Pass&quot;))" office:value-type="string" office:string-value="N/A" calcext:value-type="string">
            <text:p>N/A</text:p>
          </table:table-cell>
          <table:table-cell table:formula="of:=IF(COUNTIF([.N228:.N232];&quot;Fail&quot;) &gt; 0; &quot;Fail&quot;; IF(COUNTBLANK([.N228:.N232])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21" calcext:value-type="float">
            <text:p>21</text:p>
          </table:table-cell>
          <table:table-cell office:value-type="float" office:value="1" calcext:value-type="float">
            <text:p>1</text:p>
          </table:table-cell>
          <table:table-cell table:formula="of:=COM.MICROSOFT.CONCAT([.A228]; &quot;.&quot;; [.B228])" office:value-type="string" office:string-value="21.1" calcext:value-type="string">
            <text:p>21.1</text:p>
          </table:table-cell>
          <table:table-cell office:value-type="string" calcext:value-type="string">
            <text:p>Click to add new genre. Cannot save without a 'Genre Name.' Popup should display telling you that a blank genre name is invalid.</text:p>
          </table:table-cell>
          <table:table-cell table:formula="of:=COM.MICROSOFT.CONCAT([.C228]; &quot; &quot;; [.D228])" office:value-type="string" office:string-value="21.1 Click to add new genre. Cannot save without a 'Genre Name.' Popup should display telling you that a blank genre name is invalid." calcext:value-type="string">
            <text:p>21.1 Click to add new genre. Cannot save without a 'Genre Name.' Popup should display telling you that a blank genre name is invali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1" calcext:value-type="float">
            <text:p>21</text:p>
          </table:table-cell>
          <table:table-cell office:value-type="float" office:value="2" calcext:value-type="float">
            <text:p>2</text:p>
          </table:table-cell>
          <table:table-cell table:formula="of:=COM.MICROSOFT.CONCAT([.A229]; &quot;.&quot;; [.B229])" office:value-type="string" office:string-value="21.2" calcext:value-type="string">
            <text:p>21.2</text:p>
          </table:table-cell>
          <table:table-cell office:value-type="string" calcext:value-type="string">
            <text:p>Add a 'Genre Name' and click save. Main genre view of the new genre should display when new genre has been created.</text:p>
          </table:table-cell>
          <table:table-cell table:formula="of:=COM.MICROSOFT.CONCAT([.C229]; &quot; &quot;; [.D229])" office:value-type="string" office:string-value="21.2 Add a 'Genre Name' and click save. Main genre view of the new genre should display when new genre has been created." calcext:value-type="string">
            <text:p>21.2 Add a 'Genre Name' and click save. Main genre view of the new genre should display when new genre has been crea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1" calcext:value-type="float">
            <text:p>21</text:p>
          </table:table-cell>
          <table:table-cell office:value-type="float" office:value="3" calcext:value-type="float">
            <text:p>3</text:p>
          </table:table-cell>
          <table:table-cell table:formula="of:=COM.MICROSOFT.CONCAT([.A230]; &quot;.&quot;; [.B230])" office:value-type="string" office:string-value="21.3" calcext:value-type="string">
            <text:p>21.3</text:p>
          </table:table-cell>
          <table:table-cell office:value-type="string" calcext:value-type="string">
            <text:p>Click three dots and 'Edit.' Edit 'Genre Name' and click save. Main genre view and genre preview in genre list should show updated name.</text:p>
          </table:table-cell>
          <table:table-cell table:formula="of:=COM.MICROSOFT.CONCAT([.C230]; &quot; &quot;; [.D230])" office:value-type="string" office:string-value="21.3 Click three dots and 'Edit.' Edit 'Genre Name' and click save. Main genre view and genre preview in genre list should show updated name." calcext:value-type="string">
            <text:p>21.3 Click three dots and 'Edit.' Edit 'Genre Name' and click save. Main genre view and genre preview in genre list should show updated nam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1" calcext:value-type="float">
            <text:p>21</text:p>
          </table:table-cell>
          <table:table-cell office:value-type="float" office:value="4" calcext:value-type="float">
            <text:p>4</text:p>
          </table:table-cell>
          <table:table-cell table:formula="of:=COM.MICROSOFT.CONCAT([.A231]; &quot;.&quot;; [.B231])" office:value-type="string" office:string-value="21.4" calcext:value-type="string">
            <text:p>21.4</text:p>
          </table:table-cell>
          <table:table-cell office:value-type="string" calcext:value-type="string">
            <text:p>Click three dots and 'Delete.' A popup should appear asking if you want to delete the genre. Click no. A popup should display saying action canceled and genre should not be deleted. You should stay on the genre list view.</text:p>
          </table:table-cell>
          <table:table-cell table:formula="of:=COM.MICROSOFT.CONCAT([.C231]; &quot; &quot;; [.D231])" office:value-type="string" office:string-value="21.4 Click three dots and 'Delete.' A popup should appear asking if you want to delete the genre. Click no. A popup should display saying action canceled and genre should not be deleted. You should stay on the genre list view." calcext:value-type="string">
            <text:p>21.4 Click three dots and 'Delete.' A popup should appear asking if you want to delete the genre. Click no. A popup should display saying action canceled and genre should not be deleted. You should stay on the genre list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1" calcext:value-type="float">
            <text:p>21</text:p>
          </table:table-cell>
          <table:table-cell office:value-type="float" office:value="5" calcext:value-type="float">
            <text:p>5</text:p>
          </table:table-cell>
          <table:table-cell table:formula="of:=COM.MICROSOFT.CONCAT([.A232]; &quot;.&quot;; [.B232])" office:value-type="string" office:string-value="21.5" calcext:value-type="string">
            <text:p>21.5</text:p>
          </table:table-cell>
          <table:table-cell office:value-type="string" calcext:value-type="string">
            <text:p>Click three dots and 'Delete' again. This time, click yes on the popup. There should be a popup that displays saying the genre has been deleted. When dismissed, you should be taken back to the genre list and should not be able to find the genre.</text:p>
          </table:table-cell>
          <table:table-cell table:formula="of:=COM.MICROSOFT.CONCAT([.C232]; &quot; &quot;; [.D232])" office:value-type="string" office:string-value="21.5 Click three dots and 'Delete' again. This time, click yes on the popup. There should be a popup that displays saying the genre has been deleted. When dismissed, you should be taken back to the genre list and should not be able to find the genre." calcext:value-type="string">
            <text:p>21.5 Click three dots and 'Delete' again. This time, click yes on the popup. There should be a popup that displays saying the genre has been deleted. When dismissed, you should be taken back to the genre list and should not be able to find the genr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22" calcext:value-type="float">
            <text:p>22</text:p>
          </table:table-cell>
          <table:table-cell table:number-columns-repeated="2"/>
          <table:table-cell office:value-type="string" calcext:value-type="string">
            <text:p>Genres: Add book to genre</text:p>
          </table:table-cell>
          <table:table-cell table:formula="of:=COM.MICROSOFT.CONCAT(&quot;Test &quot;;[.A234];&quot;: &quot;;[.D234])" office:value-type="string" office:string-value="Test 22: Genres: Add book to genre" calcext:value-type="string">
            <text:p>Test 22: Genres: Add book to genre</text:p>
          </table:table-cell>
          <table:table-cell table:formula="of:=IF(COUNTIF([.F235:.F239];&quot;Fail&quot;) &gt; 0; &quot;Fail&quot;; IF(COUNTBLANK([.F235:.F239]) &gt; 0; &quot;N/A&quot;; &quot;Pass&quot;))" office:value-type="string" office:string-value="Pass" calcext:value-type="string">
            <text:p>Pass</text:p>
          </table:table-cell>
          <table:table-cell table:formula="of:=IF(COUNTIF([.G235:.G239];&quot;Fail&quot;) &gt; 0; &quot;Fail&quot;; IF(COUNTBLANK([.G235:.G239]) &gt; 0; &quot;N/A&quot;; &quot;Pass&quot;))" office:value-type="string" office:string-value="Pass" calcext:value-type="string">
            <text:p>Pass</text:p>
          </table:table-cell>
          <table:table-cell table:formula="of:=IF(COUNTIF([.H235:.H239];&quot;Fail&quot;) &gt; 0; &quot;Fail&quot;; IF(COUNTBLANK([.H235:.H239]) &gt; 0; &quot;N/A&quot;; &quot;Pass&quot;))" office:value-type="string" office:string-value="Pass" calcext:value-type="string">
            <text:p>Pass</text:p>
          </table:table-cell>
          <table:table-cell table:formula="of:=IF(COUNTIF([.I235:.I239];&quot;Fail&quot;) &gt; 0; &quot;Fail&quot;; IF(COUNTBLANK([.I235:.I239]) &gt; 0; &quot;N/A&quot;; &quot;Pass&quot;))" office:value-type="string" office:string-value="N/A" calcext:value-type="string">
            <text:p>N/A</text:p>
          </table:table-cell>
          <table:table-cell table:formula="of:=IF(COUNTIF([.J235:.J239];&quot;Fail&quot;) &gt; 0; &quot;Fail&quot;; IF(COUNTBLANK([.J235:.J239]) &gt; 0; &quot;N/A&quot;; &quot;Pass&quot;))" office:value-type="string" office:string-value="N/A" calcext:value-type="string">
            <text:p>N/A</text:p>
          </table:table-cell>
          <table:table-cell table:formula="of:=IF(COUNTIF([.K235:.K239];&quot;Fail&quot;) &gt; 0; &quot;Fail&quot;; IF(COUNTBLANK([.K235:.K239]) &gt; 0; &quot;N/A&quot;; &quot;Pass&quot;))" office:value-type="string" office:string-value="N/A" calcext:value-type="string">
            <text:p>N/A</text:p>
          </table:table-cell>
          <table:table-cell table:formula="of:=IF(COUNTIF([.L235:.L239];&quot;Fail&quot;) &gt; 0; &quot;Fail&quot;; IF(COUNTBLANK([.L235:.L239]) &gt; 0; &quot;N/A&quot;; &quot;Pass&quot;))" office:value-type="string" office:string-value="N/A" calcext:value-type="string">
            <text:p>N/A</text:p>
          </table:table-cell>
          <table:table-cell table:formula="of:=IF(COUNTIF([.M235:.M239];&quot;Fail&quot;) &gt; 0; &quot;Fail&quot;; IF(COUNTBLANK([.M235:.M239]) &gt; 0; &quot;N/A&quot;; &quot;Pass&quot;))" office:value-type="string" office:string-value="N/A" calcext:value-type="string">
            <text:p>N/A</text:p>
          </table:table-cell>
          <table:table-cell table:formula="of:=IF(COUNTIF([.N235:.N239];&quot;Fail&quot;) &gt; 0; &quot;Fail&quot;; IF(COUNTBLANK([.N235:.N239])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22" calcext:value-type="float">
            <text:p>22</text:p>
          </table:table-cell>
          <table:table-cell office:value-type="float" office:value="1" calcext:value-type="float">
            <text:p>1</text:p>
          </table:table-cell>
          <table:table-cell table:formula="of:=COM.MICROSOFT.CONCAT([.A235]; &quot;.&quot;; [.B235])" office:value-type="string" office:string-value="22.1" calcext:value-type="string">
            <text:p>22.1</text:p>
          </table:table-cell>
          <table:table-cell office:value-type="string" calcext:value-type="string">
            <text:p>In main genre view, click 'Add New Book.'</text:p>
          </table:table-cell>
          <table:table-cell table:formula="of:=COM.MICROSOFT.CONCAT([.C235]; &quot; &quot;; [.D235])" office:value-type="string" office:string-value="22.1 In main genre view, click 'Add New Book.'" calcext:value-type="string">
            <text:p>22.1 In main genre view, click 'Add New Boo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2" calcext:value-type="float">
            <text:p>22</text:p>
          </table:table-cell>
          <table:table-cell office:value-type="float" office:value="2" calcext:value-type="float">
            <text:p>2</text:p>
          </table:table-cell>
          <table:table-cell table:formula="of:=COM.MICROSOFT.CONCAT([.A236]; &quot;.&quot;; [.B236])" office:value-type="string" office:string-value="22.2" calcext:value-type="string">
            <text:p>22.2</text:p>
          </table:table-cell>
          <table:table-cell office:value-type="string" calcext:value-type="string">
            <text:p>Add a 'Book Title' and 'Book Format.' The genre should already be filled in with the genre name that you clicked in. Click save. You should be shown the main book view with the genre name filled in. Pressing back should show the main genre view with the new book added.</text:p>
          </table:table-cell>
          <table:table-cell table:formula="of:=COM.MICROSOFT.CONCAT([.C236]; &quot; &quot;; [.D236])" office:value-type="string" office:string-value="22.2 Add a 'Book Title' and 'Book Format.' The genre should already be filled in with the genre name that you clicked in. Click save. You should be shown the main book view with the genre name filled in. Pressing back should show the main genre view with the new book added." calcext:value-type="string">
            <text:p>22.2 Add a 'Book Title' and 'Book Format.' The genre should already be filled in with the genre name that you clicked in. Click save. You should be shown the main book view with the genre name filled in. Pressing back should show the main genre view with the new book add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2" calcext:value-type="float">
            <text:p>22</text:p>
          </table:table-cell>
          <table:table-cell office:value-type="float" office:value="3" calcext:value-type="float">
            <text:p>3</text:p>
          </table:table-cell>
          <table:table-cell table:formula="of:=COM.MICROSOFT.CONCAT([.A237]; &quot;.&quot;; [.B237])" office:value-type="string" office:string-value="22.3" calcext:value-type="string">
            <text:p>22.3</text:p>
          </table:table-cell>
          <table:table-cell office:value-type="string" calcext:value-type="string">
            <text:p>Click 'Add Existing Book.' This should show a list of books without a genre added.</text:p>
          </table:table-cell>
          <table:table-cell table:formula="of:=COM.MICROSOFT.CONCAT([.C237]; &quot; &quot;; [.D237])" office:value-type="string" office:string-value="22.3 Click 'Add Existing Book.' This should show a list of books without a genre added." calcext:value-type="string">
            <text:p>22.3 Click 'Add Existing Book.' This should show a list of books without a genre add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2" calcext:value-type="float">
            <text:p>22</text:p>
          </table:table-cell>
          <table:table-cell office:value-type="float" office:value="4" calcext:value-type="float">
            <text:p>4</text:p>
          </table:table-cell>
          <table:table-cell table:formula="of:=COM.MICROSOFT.CONCAT([.A238]; &quot;.&quot;; [.B238])" office:value-type="string" office:string-value="22.4" calcext:value-type="string">
            <text:p>22.4</text:p>
          </table:table-cell>
          <table:table-cell office:value-type="string" calcext:value-type="string">
            <text:p>Click on the book you want to add. A popup should display asking if you want to add the book to the genre. Click no, a popup should display action canceled and the list should not change.</text:p>
          </table:table-cell>
          <table:table-cell table:formula="of:=COM.MICROSOFT.CONCAT([.C238]; &quot; &quot;; [.D238])" office:value-type="string" office:string-value="22.4 Click on the book you want to add. A popup should display asking if you want to add the book to the genre. Click no, a popup should display action canceled and the list should not change." calcext:value-type="string">
            <text:p>22.4 Click on the book you want to add. A popup should display asking if you want to add the book to the genre. Click no, a popup should display action canceled and the list should not chang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5">
          <table:table-cell office:value-type="float" office:value="22" calcext:value-type="float">
            <text:p>22</text:p>
          </table:table-cell>
          <table:table-cell office:value-type="float" office:value="5" calcext:value-type="float">
            <text:p>5</text:p>
          </table:table-cell>
          <table:table-cell table:formula="of:=COM.MICROSOFT.CONCAT([.A239]; &quot;.&quot;; [.B239])" office:value-type="string" office:string-value="22.5" calcext:value-type="string">
            <text:p>22.5</text:p>
          </table:table-cell>
          <table:table-cell office:value-type="string" calcext:value-type="string">
            <text:p>Click on the book again and click yes on the popup this time. You should be navigated to the main book view of the selected book and a popup should display saying the book was added to the genre. The genre name should be filled in. Clicking back should go back to the 'Add Existing Book' screen and the selected book shouldn't be in the list anymore. Clicking back again should go back to the main genre view where the selected book is now in the list.</text:p>
          </table:table-cell>
          <table:table-cell table:formula="of:=COM.MICROSOFT.CONCAT([.C239]; &quot; &quot;; [.D239])" office:value-type="string" office:string-value="22.5 Click on the book again and click yes on the popup this time. You should be navigated to the main book view of the selected book and a popup should display saying the book was added to the genre. The genre name should be filled in. Clicking back should go back to the 'Add Existing Book' screen and the selected book shouldn't be in the list anymore. Clicking back again should go back to the main genre view where the selected book is now in the list." calcext:value-type="string">
            <text:p>22.5 Click on the book again and click yes on the popup this time. You should be navigated to the main book view of the selected book and a popup should display saying the book was added to the genre. The genre name should be filled in. Clicking back should go back to the 'Add Existing Book' screen and the selected book shouldn't be in the list anymore. Clicking back again should go back to the main genre view where the selected book is now in the lis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23" calcext:value-type="float">
            <text:p>23</text:p>
          </table:table-cell>
          <table:table-cell table:number-columns-repeated="2"/>
          <table:table-cell office:value-type="string" calcext:value-type="string">
            <text:p>Genres: Sorting</text:p>
          </table:table-cell>
          <table:table-cell table:formula="of:=COM.MICROSOFT.CONCAT(&quot;Test &quot;;[.A241];&quot;: &quot;;[.D241])" office:value-type="string" office:string-value="Test 23: Genres: Sorting" calcext:value-type="string">
            <text:p>Test 23: Genres: Sorting</text:p>
          </table:table-cell>
          <table:table-cell table:formula="of:=IF(COUNTIF([.F242:.F249];&quot;Fail&quot;) &gt; 0; &quot;Fail&quot;; IF(COUNTBLANK([.F242:.F249]) &gt; 0; &quot;N/A&quot;; &quot;Pass&quot;))" office:value-type="string" office:string-value="Pass" calcext:value-type="string">
            <text:p>Pass</text:p>
          </table:table-cell>
          <table:table-cell table:formula="of:=IF(COUNTIF([.G242:.G249];&quot;Fail&quot;) &gt; 0; &quot;Fail&quot;; IF(COUNTBLANK([.G242:.G249]) &gt; 0; &quot;N/A&quot;; &quot;Pass&quot;))" office:value-type="string" office:string-value="Pass" calcext:value-type="string">
            <text:p>Pass</text:p>
          </table:table-cell>
          <table:table-cell table:formula="of:=IF(COUNTIF([.H242:.H249];&quot;Fail&quot;) &gt; 0; &quot;Fail&quot;; IF(COUNTBLANK([.H242:.H249]) &gt; 0; &quot;N/A&quot;; &quot;Pass&quot;))" office:value-type="string" office:string-value="Pass" calcext:value-type="string">
            <text:p>Pass</text:p>
          </table:table-cell>
          <table:table-cell table:formula="of:=IF(COUNTIF([.I242:.I249];&quot;Fail&quot;) &gt; 0; &quot;Fail&quot;; IF(COUNTBLANK([.I242:.I249]) &gt; 0; &quot;N/A&quot;; &quot;Pass&quot;))" office:value-type="string" office:string-value="N/A" calcext:value-type="string">
            <text:p>N/A</text:p>
          </table:table-cell>
          <table:table-cell table:formula="of:=IF(COUNTIF([.J242:.J249];&quot;Fail&quot;) &gt; 0; &quot;Fail&quot;; IF(COUNTBLANK([.J242:.J249]) &gt; 0; &quot;N/A&quot;; &quot;Pass&quot;))" office:value-type="string" office:string-value="N/A" calcext:value-type="string">
            <text:p>N/A</text:p>
          </table:table-cell>
          <table:table-cell table:formula="of:=IF(COUNTIF([.K242:.K249];&quot;Fail&quot;) &gt; 0; &quot;Fail&quot;; IF(COUNTBLANK([.K242:.K249]) &gt; 0; &quot;N/A&quot;; &quot;Pass&quot;))" office:value-type="string" office:string-value="N/A" calcext:value-type="string">
            <text:p>N/A</text:p>
          </table:table-cell>
          <table:table-cell table:formula="of:=IF(COUNTIF([.L242:.L249];&quot;Fail&quot;) &gt; 0; &quot;Fail&quot;; IF(COUNTBLANK([.L242:.L249]) &gt; 0; &quot;N/A&quot;; &quot;Pass&quot;))" office:value-type="string" office:string-value="N/A" calcext:value-type="string">
            <text:p>N/A</text:p>
          </table:table-cell>
          <table:table-cell table:formula="of:=IF(COUNTIF([.M242:.M249];&quot;Fail&quot;) &gt; 0; &quot;Fail&quot;; IF(COUNTBLANK([.M242:.M249]) &gt; 0; &quot;N/A&quot;; &quot;Pass&quot;))" office:value-type="string" office:string-value="N/A" calcext:value-type="string">
            <text:p>N/A</text:p>
          </table:table-cell>
          <table:table-cell table:formula="of:=IF(COUNTIF([.N242:.N249];&quot;Fail&quot;) &gt; 0; &quot;Fail&quot;; IF(COUNTBLANK([.N242:.N249])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23" calcext:value-type="float">
            <text:p>23</text:p>
          </table:table-cell>
          <table:table-cell office:value-type="float" office:value="1" calcext:value-type="float">
            <text:p>1</text:p>
          </table:table-cell>
          <table:table-cell table:formula="of:=COM.MICROSOFT.CONCAT([.A242]; &quot;.&quot;; [.B242])" office:value-type="string" office:string-value="23.1" calcext:value-type="string">
            <text:p>23.1</text:p>
          </table:table-cell>
          <table:table-cell office:value-type="string" calcext:value-type="string">
            <text:p>Genre Name: Change the radio buttons to 'Genre Name' and 'Ascending' and click save. This should sort the list by the genre name (alphabetically).</text:p>
          </table:table-cell>
          <table:table-cell table:formula="of:=COM.MICROSOFT.CONCAT([.C242]; &quot; &quot;; [.D242])" office:value-type="string" office:string-value="23.1 Genre Name: Change the radio buttons to 'Genre Name' and 'Ascending' and click save. This should sort the list by the genre name (alphabetically)." calcext:value-type="string">
            <text:p>23.1 Genre Name: Change the radio buttons to 'Genre Name' and 'Ascending' and click save. This should sort the list by the genre nam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3" calcext:value-type="float">
            <text:p>23</text:p>
          </table:table-cell>
          <table:table-cell office:value-type="float" office:value="2" calcext:value-type="float">
            <text:p>2</text:p>
          </table:table-cell>
          <table:table-cell table:formula="of:=COM.MICROSOFT.CONCAT([.A243]; &quot;.&quot;; [.B243])" office:value-type="string" office:string-value="23.2" calcext:value-type="string">
            <text:p>23.2</text:p>
          </table:table-cell>
          <table:table-cell office:value-type="string" calcext:value-type="string">
            <text:p>Genre Name: Change the radio buttons to 'Genre Name' and 'Descending' and click save. This should sort the list by the genre name (reverse alphabetically).</text:p>
          </table:table-cell>
          <table:table-cell table:formula="of:=COM.MICROSOFT.CONCAT([.C243]; &quot; &quot;; [.D243])" office:value-type="string" office:string-value="23.2 Genre Name: Change the radio buttons to 'Genre Name' and 'Descending' and click save. This should sort the list by the genre name (reverse alphabetically)." calcext:value-type="string">
            <text:p>23.2 Genre Name: Change the radio buttons to 'Genre Name' and 'Descending' and click save. This should sort the list by the genre nam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3" calcext:value-type="float">
            <text:p>23</text:p>
          </table:table-cell>
          <table:table-cell office:value-type="float" office:value="3" calcext:value-type="float">
            <text:p>3</text:p>
          </table:table-cell>
          <table:table-cell table:formula="of:=COM.MICROSOFT.CONCAT([.A244]; &quot;.&quot;; [.B244])" office:value-type="string" office:string-value="23.3" calcext:value-type="string">
            <text:p>23.3</text:p>
          </table:table-cell>
          <table:table-cell office:value-type="string" calcext:value-type="string">
            <text:p>Total Books: Change the radio buttons to 'Total Books' and 'Ascending' and click save. This should sort the list first by the total number of books in the genre (smallest), then by the genre name (alphabetically).</text:p>
          </table:table-cell>
          <table:table-cell table:formula="of:=COM.MICROSOFT.CONCAT([.C244]; &quot; &quot;; [.D244])" office:value-type="string" office:string-value="23.3 Total Books: Change the radio buttons to 'Total Books' and 'Ascending' and click save. This should sort the list first by the total number of books in the genre (smallest), then by the genre name (alphabetically)." calcext:value-type="string">
            <text:p>23.3 Total Books: Change the radio buttons to 'Total Books' and 'Ascending' and click save. This should sort the list first by the total number of books in the genre (smallest), then by the genre nam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3" calcext:value-type="float">
            <text:p>23</text:p>
          </table:table-cell>
          <table:table-cell office:value-type="float" office:value="4" calcext:value-type="float">
            <text:p>4</text:p>
          </table:table-cell>
          <table:table-cell table:formula="of:=COM.MICROSOFT.CONCAT([.A245]; &quot;.&quot;; [.B245])" office:value-type="string" office:string-value="23.4" calcext:value-type="string">
            <text:p>23.4</text:p>
          </table:table-cell>
          <table:table-cell office:value-type="string" calcext:value-type="string">
            <text:p>Total Books: Change the radio buttons to 'Total Books' and 'Descending' and click save. This should sort the list first by the total number of books in the genre (largest), then by the genre name (reverse alphabetically).</text:p>
          </table:table-cell>
          <table:table-cell table:formula="of:=COM.MICROSOFT.CONCAT([.C245]; &quot; &quot;; [.D245])" office:value-type="string" office:string-value="23.4 Total Books: Change the radio buttons to 'Total Books' and 'Descending' and click save. This should sort the list first by the total number of books in the genre (largest), then by the genre name (reverse alphabetically)." calcext:value-type="string">
            <text:p>23.4 Total Books: Change the radio buttons to 'Total Books' and 'Descending' and click save. This should sort the list first by the total number of books in the genre (largest), then by the genre nam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3" calcext:value-type="float">
            <text:p>23</text:p>
          </table:table-cell>
          <table:table-cell office:value-type="float" office:value="5" calcext:value-type="float">
            <text:p>5</text:p>
          </table:table-cell>
          <table:table-cell table:formula="of:=COM.MICROSOFT.CONCAT([.A246]; &quot;.&quot;; [.B246])" office:value-type="string" office:string-value="23.5" calcext:value-type="string">
            <text:p>23.5</text:p>
          </table:table-cell>
          <table:table-cell office:value-type="string" calcext:value-type="string">
            <text:p>Total Price: Change the radio buttons to 'Total Price' and 'Ascending' and click save. This should sort the list first by the total price of books in the genre (smallest), then by the genre name (alphabetically).</text:p>
          </table:table-cell>
          <table:table-cell table:formula="of:=COM.MICROSOFT.CONCAT([.C246]; &quot; &quot;; [.D246])" office:value-type="string" office:string-value="23.5 Total Price: Change the radio buttons to 'Total Price' and 'Ascending' and click save. This should sort the list first by the total price of books in the genre (smallest), then by the genre name (alphabetically)." calcext:value-type="string">
            <text:p>23.5 Total Price: Change the radio buttons to 'Total Price' and 'Ascending' and click save. This should sort the list first by the total price of books in the genre (smallest), then by the genre nam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3" calcext:value-type="float">
            <text:p>23</text:p>
          </table:table-cell>
          <table:table-cell office:value-type="float" office:value="6" calcext:value-type="float">
            <text:p>6</text:p>
          </table:table-cell>
          <table:table-cell table:formula="of:=COM.MICROSOFT.CONCAT([.A247]; &quot;.&quot;; [.B247])" office:value-type="string" office:string-value="23.6" calcext:value-type="string">
            <text:p>23.6</text:p>
          </table:table-cell>
          <table:table-cell office:value-type="string" calcext:value-type="string">
            <text:p>Total Price: Change the radio buttons to 'Total Price' and 'Descending' and click save. This should sort the list first by the total price of books in the genre (largest), then by the genre name (reverse alphabetically).</text:p>
          </table:table-cell>
          <table:table-cell table:formula="of:=COM.MICROSOFT.CONCAT([.C247]; &quot; &quot;; [.D247])" office:value-type="string" office:string-value="23.6 Total Price: Change the radio buttons to 'Total Price' and 'Descending' and click save. This should sort the list first by the total price of books in the genre (largest), then by the genre name (reverse alphabetically)." calcext:value-type="string">
            <text:p>23.6 Total Price: Change the radio buttons to 'Total Price' and 'Descending' and click save. This should sort the list first by the total price of books in the genre (largest), then by the genre nam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3" calcext:value-type="float">
            <text:p>23</text:p>
          </table:table-cell>
          <table:table-cell office:value-type="float" office:value="7" calcext:value-type="float">
            <text:p>7</text:p>
          </table:table-cell>
          <table:table-cell table:formula="of:=COM.MICROSOFT.CONCAT([.A248]; &quot;.&quot;; [.B248])" office:value-type="string" office:string-value="23.7" calcext:value-type="string">
            <text:p>23.7</text:p>
          </table:table-cell>
          <table:table-cell office:value-type="string" calcext:value-type="string">
            <text:p>Default: Genre Name, Ascending.</text:p>
          </table:table-cell>
          <table:table-cell table:formula="of:=COM.MICROSOFT.CONCAT([.C248]; &quot; &quot;; [.D248])" office:value-type="string" office:string-value="23.7 Default: Genre Name, Ascending." calcext:value-type="string">
            <text:p>23.7 Default: Genre Name, Ascend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3" calcext:value-type="float">
            <text:p>23</text:p>
          </table:table-cell>
          <table:table-cell office:value-type="float" office:value="8" calcext:value-type="float">
            <text:p>8</text:p>
          </table:table-cell>
          <table:table-cell table:formula="of:=COM.MICROSOFT.CONCAT([.A249]; &quot;.&quot;; [.B249])" office:value-type="string" office:string-value="23.8" calcext:value-type="string">
            <text:p>23.8</text:p>
          </table:table-cell>
          <table:table-cell office:value-type="string" calcext:value-type="string">
            <text:p>Change the radio buttons to any options and click save. Then close the app. The defaults on the specific view will now be what the last selection was.</text:p>
          </table:table-cell>
          <table:table-cell table:formula="of:=COM.MICROSOFT.CONCAT([.C249]; &quot; &quot;; [.D249])" office:value-type="string" office:string-value="23.8 Change the radio buttons to any options and click save. Then close the app. The defaults on the specific view will now be what the last selection was." calcext:value-type="string">
            <text:p>23.8 Change the radio buttons to any options and click save. Then close the app. The defaults on the specific view will now be what the last selection wa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24" calcext:value-type="float">
            <text:p>24</text:p>
          </table:table-cell>
          <table:table-cell table:number-columns-repeated="2"/>
          <table:table-cell office:value-type="string" calcext:value-type="string">
            <text:p>Series: Add/update/delete series</text:p>
          </table:table-cell>
          <table:table-cell table:formula="of:=COM.MICROSOFT.CONCAT(&quot;Test &quot;;[.A251];&quot;: &quot;;[.D251])" office:value-type="string" office:string-value="Test 24: Series: Add/update/delete series" calcext:value-type="string">
            <text:p>Test 24: Series: Add/update/delete series</text:p>
          </table:table-cell>
          <table:table-cell table:formula="of:=IF(COUNTIF([.F252:.F256];&quot;Fail&quot;) &gt; 0; &quot;Fail&quot;; IF(COUNTBLANK([.F252:.F256]) &gt; 0; &quot;N/A&quot;; &quot;Pass&quot;))" office:value-type="string" office:string-value="Pass" calcext:value-type="string">
            <text:p>Pass</text:p>
          </table:table-cell>
          <table:table-cell table:formula="of:=IF(COUNTIF([.G252:.G256];&quot;Fail&quot;) &gt; 0; &quot;Fail&quot;; IF(COUNTBLANK([.G252:.G256]) &gt; 0; &quot;N/A&quot;; &quot;Pass&quot;))" office:value-type="string" office:string-value="Pass" calcext:value-type="string">
            <text:p>Pass</text:p>
          </table:table-cell>
          <table:table-cell table:formula="of:=IF(COUNTIF([.H252:.H256];&quot;Fail&quot;) &gt; 0; &quot;Fail&quot;; IF(COUNTBLANK([.H252:.H256]) &gt; 0; &quot;N/A&quot;; &quot;Pass&quot;))" office:value-type="string" office:string-value="Pass" calcext:value-type="string">
            <text:p>Pass</text:p>
          </table:table-cell>
          <table:table-cell table:formula="of:=IF(COUNTIF([.I252:.I256];&quot;Fail&quot;) &gt; 0; &quot;Fail&quot;; IF(COUNTBLANK([.I252:.I256]) &gt; 0; &quot;N/A&quot;; &quot;Pass&quot;))" office:value-type="string" office:string-value="N/A" calcext:value-type="string">
            <text:p>N/A</text:p>
          </table:table-cell>
          <table:table-cell table:formula="of:=IF(COUNTIF([.J252:.J256];&quot;Fail&quot;) &gt; 0; &quot;Fail&quot;; IF(COUNTBLANK([.J252:.J256]) &gt; 0; &quot;N/A&quot;; &quot;Pass&quot;))" office:value-type="string" office:string-value="N/A" calcext:value-type="string">
            <text:p>N/A</text:p>
          </table:table-cell>
          <table:table-cell table:formula="of:=IF(COUNTIF([.K252:.K256];&quot;Fail&quot;) &gt; 0; &quot;Fail&quot;; IF(COUNTBLANK([.K252:.K256]) &gt; 0; &quot;N/A&quot;; &quot;Pass&quot;))" office:value-type="string" office:string-value="N/A" calcext:value-type="string">
            <text:p>N/A</text:p>
          </table:table-cell>
          <table:table-cell table:formula="of:=IF(COUNTIF([.L252:.L256];&quot;Fail&quot;) &gt; 0; &quot;Fail&quot;; IF(COUNTBLANK([.L252:.L256]) &gt; 0; &quot;N/A&quot;; &quot;Pass&quot;))" office:value-type="string" office:string-value="N/A" calcext:value-type="string">
            <text:p>N/A</text:p>
          </table:table-cell>
          <table:table-cell table:formula="of:=IF(COUNTIF([.M252:.M256];&quot;Fail&quot;) &gt; 0; &quot;Fail&quot;; IF(COUNTBLANK([.M252:.M256]) &gt; 0; &quot;N/A&quot;; &quot;Pass&quot;))" office:value-type="string" office:string-value="N/A" calcext:value-type="string">
            <text:p>N/A</text:p>
          </table:table-cell>
          <table:table-cell table:formula="of:=IF(COUNTIF([.N252:.N256];&quot;Fail&quot;) &gt; 0; &quot;Fail&quot;; IF(COUNTBLANK([.N252:.N256])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24" calcext:value-type="float">
            <text:p>24</text:p>
          </table:table-cell>
          <table:table-cell office:value-type="float" office:value="1" calcext:value-type="float">
            <text:p>1</text:p>
          </table:table-cell>
          <table:table-cell table:formula="of:=COM.MICROSOFT.CONCAT([.A252]; &quot;.&quot;; [.B252])" office:value-type="string" office:string-value="24.1" calcext:value-type="string">
            <text:p>24.1</text:p>
          </table:table-cell>
          <table:table-cell office:value-type="string" calcext:value-type="string">
            <text:p>Click to add new series. Cannot save without a 'Series Name.' Popup should display telling you that a blank series name is invalid.</text:p>
          </table:table-cell>
          <table:table-cell table:formula="of:=COM.MICROSOFT.CONCAT([.C252]; &quot; &quot;; [.D252])" office:value-type="string" office:string-value="24.1 Click to add new series. Cannot save without a 'Series Name.' Popup should display telling you that a blank series name is invalid." calcext:value-type="string">
            <text:p>24.1 Click to add new series. Cannot save without a 'Series Name.' Popup should display telling you that a blank series name is invali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4" calcext:value-type="float">
            <text:p>24</text:p>
          </table:table-cell>
          <table:table-cell office:value-type="float" office:value="2" calcext:value-type="float">
            <text:p>2</text:p>
          </table:table-cell>
          <table:table-cell table:formula="of:=COM.MICROSOFT.CONCAT([.A253]; &quot;.&quot;; [.B253])" office:value-type="string" office:string-value="24.2" calcext:value-type="string">
            <text:p>24.2</text:p>
          </table:table-cell>
          <table:table-cell office:value-type="string" calcext:value-type="string">
            <text:p>Add a 'Series Name' and 'Total Books in Series' and click save. Main series view of the new series should display when new series has been created. On the series preview, there should be a string that says the number of books in the series of the total number of books in the series.</text:p>
          </table:table-cell>
          <table:table-cell table:formula="of:=COM.MICROSOFT.CONCAT([.C253]; &quot; &quot;; [.D253])" office:value-type="string" office:string-value="24.2 Add a 'Series Name' and 'Total Books in Series' and click save. Main series view of the new series should display when new series has been created. On the series preview, there should be a string that says the number of books in the series of the total number of books in the series." calcext:value-type="string">
            <text:p>24.2 Add a 'Series Name' and 'Total Books in Series' and click save. Main series view of the new series should display when new series has been created. On the series preview, there should be a string that says the number of books in the series of the total number of books in the serie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4" calcext:value-type="float">
            <text:p>24</text:p>
          </table:table-cell>
          <table:table-cell office:value-type="float" office:value="3" calcext:value-type="float">
            <text:p>3</text:p>
          </table:table-cell>
          <table:table-cell table:formula="of:=COM.MICROSOFT.CONCAT([.A254]; &quot;.&quot;; [.B254])" office:value-type="string" office:string-value="24.3" calcext:value-type="string">
            <text:p>24.3</text:p>
          </table:table-cell>
          <table:table-cell office:value-type="string" calcext:value-type="string">
            <text:p>Click three dots and 'Edit.' Edit 'Series Name' and click save. Main series view and series preview in series list should show updated name.</text:p>
          </table:table-cell>
          <table:table-cell table:formula="of:=COM.MICROSOFT.CONCAT([.C254]; &quot; &quot;; [.D254])" office:value-type="string" office:string-value="24.3 Click three dots and 'Edit.' Edit 'Series Name' and click save. Main series view and series preview in series list should show updated name." calcext:value-type="string">
            <text:p>24.3 Click three dots and 'Edit.' Edit 'Series Name' and click save. Main series view and series preview in series list should show updated nam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4" calcext:value-type="float">
            <text:p>24</text:p>
          </table:table-cell>
          <table:table-cell office:value-type="float" office:value="4" calcext:value-type="float">
            <text:p>4</text:p>
          </table:table-cell>
          <table:table-cell table:formula="of:=COM.MICROSOFT.CONCAT([.A255]; &quot;.&quot;; [.B255])" office:value-type="string" office:string-value="24.4" calcext:value-type="string">
            <text:p>24.4</text:p>
          </table:table-cell>
          <table:table-cell office:value-type="string" calcext:value-type="string">
            <text:p>Click three dots and 'Delete.' A popup should appear asking if you want to delete the series. Click no. A popup should display saying action canceled and series should not be deleted. You should stay on the series list view.</text:p>
          </table:table-cell>
          <table:table-cell table:formula="of:=COM.MICROSOFT.CONCAT([.C255]; &quot; &quot;; [.D255])" office:value-type="string" office:string-value="24.4 Click three dots and 'Delete.' A popup should appear asking if you want to delete the series. Click no. A popup should display saying action canceled and series should not be deleted. You should stay on the series list view." calcext:value-type="string">
            <text:p>24.4 Click three dots and 'Delete.' A popup should appear asking if you want to delete the series. Click no. A popup should display saying action canceled and series should not be deleted. You should stay on the series list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4" calcext:value-type="float">
            <text:p>24</text:p>
          </table:table-cell>
          <table:table-cell office:value-type="float" office:value="5" calcext:value-type="float">
            <text:p>5</text:p>
          </table:table-cell>
          <table:table-cell table:formula="of:=COM.MICROSOFT.CONCAT([.A256]; &quot;.&quot;; [.B256])" office:value-type="string" office:string-value="24.5" calcext:value-type="string">
            <text:p>24.5</text:p>
          </table:table-cell>
          <table:table-cell office:value-type="string" calcext:value-type="string">
            <text:p>Click three dots and 'Delete' again. This time, click yes on the popup. There should be a popup that displays saying the series has been deleted. When dismissed, you should be taken back to the series list and should not be able to find the series.</text:p>
          </table:table-cell>
          <table:table-cell table:formula="of:=COM.MICROSOFT.CONCAT([.C256]; &quot; &quot;; [.D256])" office:value-type="string" office:string-value="24.5 Click three dots and 'Delete' again. This time, click yes on the popup. There should be a popup that displays saying the series has been deleted. When dismissed, you should be taken back to the series list and should not be able to find the series." calcext:value-type="string">
            <text:p>24.5 Click three dots and 'Delete' again. This time, click yes on the popup. There should be a popup that displays saying the series has been deleted. When dismissed, you should be taken back to the series list and should not be able to find the serie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25" calcext:value-type="float">
            <text:p>25</text:p>
          </table:table-cell>
          <table:table-cell table:number-columns-repeated="2"/>
          <table:table-cell office:value-type="string" calcext:value-type="string">
            <text:p>Series: Add book to series</text:p>
          </table:table-cell>
          <table:table-cell table:formula="of:=COM.MICROSOFT.CONCAT(&quot;Test &quot;;[.A258];&quot;: &quot;;[.D258])" office:value-type="string" office:string-value="Test 25: Series: Add book to series" calcext:value-type="string">
            <text:p>Test 25: Series: Add book to series</text:p>
          </table:table-cell>
          <table:table-cell table:formula="of:=IF(COUNTIF([.F259:.F263];&quot;Fail&quot;) &gt; 0; &quot;Fail&quot;; IF(COUNTBLANK([.F259:.F263]) &gt; 0; &quot;N/A&quot;; &quot;Pass&quot;))" office:value-type="string" office:string-value="Pass" calcext:value-type="string">
            <text:p>Pass</text:p>
          </table:table-cell>
          <table:table-cell table:formula="of:=IF(COUNTIF([.G259:.G263];&quot;Fail&quot;) &gt; 0; &quot;Fail&quot;; IF(COUNTBLANK([.G259:.G263]) &gt; 0; &quot;N/A&quot;; &quot;Pass&quot;))" office:value-type="string" office:string-value="Pass" calcext:value-type="string">
            <text:p>Pass</text:p>
          </table:table-cell>
          <table:table-cell table:formula="of:=IF(COUNTIF([.H259:.H263];&quot;Fail&quot;) &gt; 0; &quot;Fail&quot;; IF(COUNTBLANK([.H259:.H263]) &gt; 0; &quot;N/A&quot;; &quot;Pass&quot;))" office:value-type="string" office:string-value="Pass" calcext:value-type="string">
            <text:p>Pass</text:p>
          </table:table-cell>
          <table:table-cell table:formula="of:=IF(COUNTIF([.I259:.I263];&quot;Fail&quot;) &gt; 0; &quot;Fail&quot;; IF(COUNTBLANK([.I259:.I263]) &gt; 0; &quot;N/A&quot;; &quot;Pass&quot;))" office:value-type="string" office:string-value="N/A" calcext:value-type="string">
            <text:p>N/A</text:p>
          </table:table-cell>
          <table:table-cell table:formula="of:=IF(COUNTIF([.J259:.J263];&quot;Fail&quot;) &gt; 0; &quot;Fail&quot;; IF(COUNTBLANK([.J259:.J263]) &gt; 0; &quot;N/A&quot;; &quot;Pass&quot;))" office:value-type="string" office:string-value="N/A" calcext:value-type="string">
            <text:p>N/A</text:p>
          </table:table-cell>
          <table:table-cell table:formula="of:=IF(COUNTIF([.K259:.K263];&quot;Fail&quot;) &gt; 0; &quot;Fail&quot;; IF(COUNTBLANK([.K259:.K263]) &gt; 0; &quot;N/A&quot;; &quot;Pass&quot;))" office:value-type="string" office:string-value="N/A" calcext:value-type="string">
            <text:p>N/A</text:p>
          </table:table-cell>
          <table:table-cell table:formula="of:=IF(COUNTIF([.L259:.L263];&quot;Fail&quot;) &gt; 0; &quot;Fail&quot;; IF(COUNTBLANK([.L259:.L263]) &gt; 0; &quot;N/A&quot;; &quot;Pass&quot;))" office:value-type="string" office:string-value="N/A" calcext:value-type="string">
            <text:p>N/A</text:p>
          </table:table-cell>
          <table:table-cell table:formula="of:=IF(COUNTIF([.M259:.M263];&quot;Fail&quot;) &gt; 0; &quot;Fail&quot;; IF(COUNTBLANK([.M259:.M263]) &gt; 0; &quot;N/A&quot;; &quot;Pass&quot;))" office:value-type="string" office:string-value="N/A" calcext:value-type="string">
            <text:p>N/A</text:p>
          </table:table-cell>
          <table:table-cell table:formula="of:=IF(COUNTIF([.N259:.N263];&quot;Fail&quot;) &gt; 0; &quot;Fail&quot;; IF(COUNTBLANK([.N259:.N263])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25" calcext:value-type="float">
            <text:p>25</text:p>
          </table:table-cell>
          <table:table-cell office:value-type="float" office:value="1" calcext:value-type="float">
            <text:p>1</text:p>
          </table:table-cell>
          <table:table-cell table:formula="of:=COM.MICROSOFT.CONCAT([.A259]; &quot;.&quot;; [.B259])" office:value-type="string" office:string-value="25.1" calcext:value-type="string">
            <text:p>25.1</text:p>
          </table:table-cell>
          <table:table-cell office:value-type="string" calcext:value-type="string">
            <text:p>In main series view, click 'Add New Book.'</text:p>
          </table:table-cell>
          <table:table-cell table:formula="of:=COM.MICROSOFT.CONCAT([.C259]; &quot; &quot;; [.D259])" office:value-type="string" office:string-value="25.1 In main series view, click 'Add New Book.'" calcext:value-type="string">
            <text:p>25.1 In main series view, click 'Add New Boo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5" calcext:value-type="float">
            <text:p>25</text:p>
          </table:table-cell>
          <table:table-cell office:value-type="float" office:value="2" calcext:value-type="float">
            <text:p>2</text:p>
          </table:table-cell>
          <table:table-cell table:formula="of:=COM.MICROSOFT.CONCAT([.A260]; &quot;.&quot;; [.B260])" office:value-type="string" office:string-value="25.2" calcext:value-type="string">
            <text:p>25.2</text:p>
          </table:table-cell>
          <table:table-cell office:value-type="string" calcext:value-type="string">
            <text:p>Add a 'Book Title' and 'Book Format.' The series should already be filled in with the series name that you clicked in. Click save. You should be shown the main book view with the part of series string filled in. Pressing back should show the main series view with the new book added.</text:p>
          </table:table-cell>
          <table:table-cell table:formula="of:=COM.MICROSOFT.CONCAT([.C260]; &quot; &quot;; [.D260])" office:value-type="string" office:string-value="25.2 Add a 'Book Title' and 'Book Format.' The series should already be filled in with the series name that you clicked in. Click save. You should be shown the main book view with the part of series string filled in. Pressing back should show the main series view with the new book added." calcext:value-type="string">
            <text:p>25.2 Add a 'Book Title' and 'Book Format.' The series should already be filled in with the series name that you clicked in. Click save. You should be shown the main book view with the part of series string filled in. Pressing back should show the main series view with the new book add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5" calcext:value-type="float">
            <text:p>25</text:p>
          </table:table-cell>
          <table:table-cell office:value-type="float" office:value="3" calcext:value-type="float">
            <text:p>3</text:p>
          </table:table-cell>
          <table:table-cell table:formula="of:=COM.MICROSOFT.CONCAT([.A261]; &quot;.&quot;; [.B261])" office:value-type="string" office:string-value="25.3" calcext:value-type="string">
            <text:p>25.3</text:p>
          </table:table-cell>
          <table:table-cell office:value-type="string" calcext:value-type="string">
            <text:p>Click 'Add Existing Book.' This should show a list of books without a series added.</text:p>
          </table:table-cell>
          <table:table-cell table:formula="of:=COM.MICROSOFT.CONCAT([.C261]; &quot; &quot;; [.D261])" office:value-type="string" office:string-value="25.3 Click 'Add Existing Book.' This should show a list of books without a series added." calcext:value-type="string">
            <text:p>25.3 Click 'Add Existing Book.' This should show a list of books without a series add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5" calcext:value-type="float">
            <text:p>25</text:p>
          </table:table-cell>
          <table:table-cell office:value-type="float" office:value="4" calcext:value-type="float">
            <text:p>4</text:p>
          </table:table-cell>
          <table:table-cell table:formula="of:=COM.MICROSOFT.CONCAT([.A262]; &quot;.&quot;; [.B262])" office:value-type="string" office:string-value="25.4" calcext:value-type="string">
            <text:p>25.4</text:p>
          </table:table-cell>
          <table:table-cell office:value-type="string" calcext:value-type="string">
            <text:p>Click on the book you want to add. A popup should display asking if you want to add the book to the series. Click no, a popup should display action canceled and the list should not change.</text:p>
          </table:table-cell>
          <table:table-cell table:formula="of:=COM.MICROSOFT.CONCAT([.C262]; &quot; &quot;; [.D262])" office:value-type="string" office:string-value="25.4 Click on the book you want to add. A popup should display asking if you want to add the book to the series. Click no, a popup should display action canceled and the list should not change." calcext:value-type="string">
            <text:p>25.4 Click on the book you want to add. A popup should display asking if you want to add the book to the series. Click no, a popup should display action canceled and the list should not chang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5">
          <table:table-cell office:value-type="float" office:value="25" calcext:value-type="float">
            <text:p>25</text:p>
          </table:table-cell>
          <table:table-cell office:value-type="float" office:value="5" calcext:value-type="float">
            <text:p>5</text:p>
          </table:table-cell>
          <table:table-cell table:formula="of:=COM.MICROSOFT.CONCAT([.A263]; &quot;.&quot;; [.B263])" office:value-type="string" office:string-value="25.5" calcext:value-type="string">
            <text:p>25.5</text:p>
          </table:table-cell>
          <table:table-cell office:value-type="string" calcext:value-type="string">
            <text:p>Click on the book again and click yes on the popup this time. You should be navigated to the main book view of the selected book and a popup should display saying the book was added to the series. The part of series string should be filled in. Clicking back should go back to the 'Add Existing Book' screen and the selected book shouldn't be in the list anymore. Clicking back again should go back to the main series view where the selected book is now in the list.</text:p>
          </table:table-cell>
          <table:table-cell table:formula="of:=COM.MICROSOFT.CONCAT([.C263]; &quot; &quot;; [.D263])" office:value-type="string" office:string-value="25.5 Click on the book again and click yes on the popup this time. You should be navigated to the main book view of the selected book and a popup should display saying the book was added to the series. The part of series string should be filled in. Clicking back should go back to the 'Add Existing Book' screen and the selected book shouldn't be in the list anymore. Clicking back again should go back to the main series view where the selected book is now in the list." calcext:value-type="string">
            <text:p>25.5 Click on the book again and click yes on the popup this time. You should be navigated to the main book view of the selected book and a popup should display saying the book was added to the series. The part of series string should be filled in. Clicking back should go back to the 'Add Existing Book' screen and the selected book shouldn't be in the list anymore. Clicking back again should go back to the main series view where the selected book is now in the lis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26" calcext:value-type="float">
            <text:p>26</text:p>
          </table:table-cell>
          <table:table-cell table:number-columns-repeated="2"/>
          <table:table-cell office:value-type="string" calcext:value-type="string">
            <text:p>Series: Sorting</text:p>
          </table:table-cell>
          <table:table-cell table:formula="of:=COM.MICROSOFT.CONCAT(&quot;Test &quot;;[.A265];&quot;: &quot;;[.D265])" office:value-type="string" office:string-value="Test 26: Series: Sorting" calcext:value-type="string">
            <text:p>Test 26: Series: Sorting</text:p>
          </table:table-cell>
          <table:table-cell table:formula="of:=IF(COUNTIF([.F266:.F273];&quot;Fail&quot;) &gt; 0; &quot;Fail&quot;; IF(COUNTBLANK([.F266:.F273]) &gt; 0; &quot;N/A&quot;; &quot;Pass&quot;))" office:value-type="string" office:string-value="Pass" calcext:value-type="string">
            <text:p>Pass</text:p>
          </table:table-cell>
          <table:table-cell table:formula="of:=IF(COUNTIF([.G266:.G273];&quot;Fail&quot;) &gt; 0; &quot;Fail&quot;; IF(COUNTBLANK([.G266:.G273]) &gt; 0; &quot;N/A&quot;; &quot;Pass&quot;))" office:value-type="string" office:string-value="Pass" calcext:value-type="string">
            <text:p>Pass</text:p>
          </table:table-cell>
          <table:table-cell table:formula="of:=IF(COUNTIF([.H266:.H273];&quot;Fail&quot;) &gt; 0; &quot;Fail&quot;; IF(COUNTBLANK([.H266:.H273]) &gt; 0; &quot;N/A&quot;; &quot;Pass&quot;))" office:value-type="string" office:string-value="Pass" calcext:value-type="string">
            <text:p>Pass</text:p>
          </table:table-cell>
          <table:table-cell table:formula="of:=IF(COUNTIF([.I266:.I273];&quot;Fail&quot;) &gt; 0; &quot;Fail&quot;; IF(COUNTBLANK([.I266:.I273]) &gt; 0; &quot;N/A&quot;; &quot;Pass&quot;))" office:value-type="string" office:string-value="N/A" calcext:value-type="string">
            <text:p>N/A</text:p>
          </table:table-cell>
          <table:table-cell table:formula="of:=IF(COUNTIF([.J266:.J273];&quot;Fail&quot;) &gt; 0; &quot;Fail&quot;; IF(COUNTBLANK([.J266:.J273]) &gt; 0; &quot;N/A&quot;; &quot;Pass&quot;))" office:value-type="string" office:string-value="N/A" calcext:value-type="string">
            <text:p>N/A</text:p>
          </table:table-cell>
          <table:table-cell table:formula="of:=IF(COUNTIF([.K266:.K273];&quot;Fail&quot;) &gt; 0; &quot;Fail&quot;; IF(COUNTBLANK([.K266:.K273]) &gt; 0; &quot;N/A&quot;; &quot;Pass&quot;))" office:value-type="string" office:string-value="N/A" calcext:value-type="string">
            <text:p>N/A</text:p>
          </table:table-cell>
          <table:table-cell table:formula="of:=IF(COUNTIF([.L266:.L273];&quot;Fail&quot;) &gt; 0; &quot;Fail&quot;; IF(COUNTBLANK([.L266:.L273]) &gt; 0; &quot;N/A&quot;; &quot;Pass&quot;))" office:value-type="string" office:string-value="N/A" calcext:value-type="string">
            <text:p>N/A</text:p>
          </table:table-cell>
          <table:table-cell table:formula="of:=IF(COUNTIF([.M266:.M273];&quot;Fail&quot;) &gt; 0; &quot;Fail&quot;; IF(COUNTBLANK([.M266:.M273]) &gt; 0; &quot;N/A&quot;; &quot;Pass&quot;))" office:value-type="string" office:string-value="N/A" calcext:value-type="string">
            <text:p>N/A</text:p>
          </table:table-cell>
          <table:table-cell table:formula="of:=IF(COUNTIF([.N266:.N273];&quot;Fail&quot;) &gt; 0; &quot;Fail&quot;; IF(COUNTBLANK([.N266:.N273])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26" calcext:value-type="float">
            <text:p>26</text:p>
          </table:table-cell>
          <table:table-cell office:value-type="float" office:value="1" calcext:value-type="float">
            <text:p>1</text:p>
          </table:table-cell>
          <table:table-cell table:formula="of:=COM.MICROSOFT.CONCAT([.A266]; &quot;.&quot;; [.B266])" office:value-type="string" office:string-value="26.1" calcext:value-type="string">
            <text:p>26.1</text:p>
          </table:table-cell>
          <table:table-cell office:value-type="string" calcext:value-type="string">
            <text:p>Series Name: Change the radio buttons to 'Series Name' and 'Ascending' and click save. This should sort the list by the series name (alphabetically).</text:p>
          </table:table-cell>
          <table:table-cell table:formula="of:=COM.MICROSOFT.CONCAT([.C266]; &quot; &quot;; [.D266])" office:value-type="string" office:string-value="26.1 Series Name: Change the radio buttons to 'Series Name' and 'Ascending' and click save. This should sort the list by the series name (alphabetically)." calcext:value-type="string">
            <text:p>26.1 Series Name: Change the radio buttons to 'Series Name' and 'Ascending' and click save. This should sort the list by the series nam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6" calcext:value-type="float">
            <text:p>26</text:p>
          </table:table-cell>
          <table:table-cell office:value-type="float" office:value="2" calcext:value-type="float">
            <text:p>2</text:p>
          </table:table-cell>
          <table:table-cell table:formula="of:=COM.MICROSOFT.CONCAT([.A267]; &quot;.&quot;; [.B267])" office:value-type="string" office:string-value="26.2" calcext:value-type="string">
            <text:p>26.2</text:p>
          </table:table-cell>
          <table:table-cell office:value-type="string" calcext:value-type="string">
            <text:p>Series Name: Change the radio buttons to 'Series Name' and 'Descending' and click save. This should sort the list by the series name (reverse alphabetically).</text:p>
          </table:table-cell>
          <table:table-cell table:formula="of:=COM.MICROSOFT.CONCAT([.C267]; &quot; &quot;; [.D267])" office:value-type="string" office:string-value="26.2 Series Name: Change the radio buttons to 'Series Name' and 'Descending' and click save. This should sort the list by the series name (reverse alphabetically)." calcext:value-type="string">
            <text:p>26.2 Series Name: Change the radio buttons to 'Series Name' and 'Descending' and click save. This should sort the list by the series nam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6" calcext:value-type="float">
            <text:p>26</text:p>
          </table:table-cell>
          <table:table-cell office:value-type="float" office:value="3" calcext:value-type="float">
            <text:p>3</text:p>
          </table:table-cell>
          <table:table-cell table:formula="of:=COM.MICROSOFT.CONCAT([.A268]; &quot;.&quot;; [.B268])" office:value-type="string" office:string-value="26.3" calcext:value-type="string">
            <text:p>26.3</text:p>
          </table:table-cell>
          <table:table-cell office:value-type="string" calcext:value-type="string">
            <text:p>Total Books: Change the radio buttons to 'Total Books' and 'Ascending' and click save. This should sort the list first by the total number of books in the series (smallest), then by the series name (alphabetically).</text:p>
          </table:table-cell>
          <table:table-cell table:formula="of:=COM.MICROSOFT.CONCAT([.C268]; &quot; &quot;; [.D268])" office:value-type="string" office:string-value="26.3 Total Books: Change the radio buttons to 'Total Books' and 'Ascending' and click save. This should sort the list first by the total number of books in the series (smallest), then by the series name (alphabetically)." calcext:value-type="string">
            <text:p>26.3 Total Books: Change the radio buttons to 'Total Books' and 'Ascending' and click save. This should sort the list first by the total number of books in the series (smallest), then by the series nam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6" calcext:value-type="float">
            <text:p>26</text:p>
          </table:table-cell>
          <table:table-cell office:value-type="float" office:value="4" calcext:value-type="float">
            <text:p>4</text:p>
          </table:table-cell>
          <table:table-cell table:formula="of:=COM.MICROSOFT.CONCAT([.A269]; &quot;.&quot;; [.B269])" office:value-type="string" office:string-value="26.4" calcext:value-type="string">
            <text:p>26.4</text:p>
          </table:table-cell>
          <table:table-cell office:value-type="string" calcext:value-type="string">
            <text:p>Total Books: Change the radio buttons to 'Total Books' and 'Descending' and click save. This should sort the list first by the total number of books in the series (largest), then by the series name (reverse alphabetically).</text:p>
          </table:table-cell>
          <table:table-cell table:formula="of:=COM.MICROSOFT.CONCAT([.C269]; &quot; &quot;; [.D269])" office:value-type="string" office:string-value="26.4 Total Books: Change the radio buttons to 'Total Books' and 'Descending' and click save. This should sort the list first by the total number of books in the series (largest), then by the series name (reverse alphabetically)." calcext:value-type="string">
            <text:p>26.4 Total Books: Change the radio buttons to 'Total Books' and 'Descending' and click save. This should sort the list first by the total number of books in the series (largest), then by the series nam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6" calcext:value-type="float">
            <text:p>26</text:p>
          </table:table-cell>
          <table:table-cell office:value-type="float" office:value="5" calcext:value-type="float">
            <text:p>5</text:p>
          </table:table-cell>
          <table:table-cell table:formula="of:=COM.MICROSOFT.CONCAT([.A270]; &quot;.&quot;; [.B270])" office:value-type="string" office:string-value="26.5" calcext:value-type="string">
            <text:p>26.5</text:p>
          </table:table-cell>
          <table:table-cell office:value-type="string" calcext:value-type="string">
            <text:p>Total Price: Change the radio buttons to 'Total Price' and 'Ascending' and click save. This should sort the list first by the total price of books in the series (smallest), then by the series name (alphabetically).</text:p>
          </table:table-cell>
          <table:table-cell table:formula="of:=COM.MICROSOFT.CONCAT([.C270]; &quot; &quot;; [.D270])" office:value-type="string" office:string-value="26.5 Total Price: Change the radio buttons to 'Total Price' and 'Ascending' and click save. This should sort the list first by the total price of books in the series (smallest), then by the series name (alphabetically)." calcext:value-type="string">
            <text:p>26.5 Total Price: Change the radio buttons to 'Total Price' and 'Ascending' and click save. This should sort the list first by the total price of books in the series (smallest), then by the series nam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6" calcext:value-type="float">
            <text:p>26</text:p>
          </table:table-cell>
          <table:table-cell office:value-type="float" office:value="6" calcext:value-type="float">
            <text:p>6</text:p>
          </table:table-cell>
          <table:table-cell table:formula="of:=COM.MICROSOFT.CONCAT([.A271]; &quot;.&quot;; [.B271])" office:value-type="string" office:string-value="26.6" calcext:value-type="string">
            <text:p>26.6</text:p>
          </table:table-cell>
          <table:table-cell office:value-type="string" calcext:value-type="string">
            <text:p>Total Price: Change the radio buttons to 'Total Price' and 'Descending' and click save. This should sort the list first by the total price of books in the series (largest), then by the series name (reverse alphabetically).</text:p>
          </table:table-cell>
          <table:table-cell table:formula="of:=COM.MICROSOFT.CONCAT([.C271]; &quot; &quot;; [.D271])" office:value-type="string" office:string-value="26.6 Total Price: Change the radio buttons to 'Total Price' and 'Descending' and click save. This should sort the list first by the total price of books in the series (largest), then by the series name (reverse alphabetically)." calcext:value-type="string">
            <text:p>26.6 Total Price: Change the radio buttons to 'Total Price' and 'Descending' and click save. This should sort the list first by the total price of books in the series (largest), then by the series nam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6" calcext:value-type="float">
            <text:p>26</text:p>
          </table:table-cell>
          <table:table-cell office:value-type="float" office:value="7" calcext:value-type="float">
            <text:p>7</text:p>
          </table:table-cell>
          <table:table-cell table:formula="of:=COM.MICROSOFT.CONCAT([.A272]; &quot;.&quot;; [.B272])" office:value-type="string" office:string-value="26.7" calcext:value-type="string">
            <text:p>26.7</text:p>
          </table:table-cell>
          <table:table-cell office:value-type="string" calcext:value-type="string">
            <text:p>Default: Series Name, Ascending.</text:p>
          </table:table-cell>
          <table:table-cell table:formula="of:=COM.MICROSOFT.CONCAT([.C272]; &quot; &quot;; [.D272])" office:value-type="string" office:string-value="26.7 Default: Series Name, Ascending." calcext:value-type="string">
            <text:p>26.7 Default: Series Name, Ascend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6" calcext:value-type="float">
            <text:p>26</text:p>
          </table:table-cell>
          <table:table-cell office:value-type="float" office:value="8" calcext:value-type="float">
            <text:p>8</text:p>
          </table:table-cell>
          <table:table-cell table:formula="of:=COM.MICROSOFT.CONCAT([.A273]; &quot;.&quot;; [.B273])" office:value-type="string" office:string-value="26.8" calcext:value-type="string">
            <text:p>26.8</text:p>
          </table:table-cell>
          <table:table-cell office:value-type="string" calcext:value-type="string">
            <text:p>Change the radio buttons to any options and click save. Then close the app. The defaults on the specific view will now be what the last selection was.</text:p>
          </table:table-cell>
          <table:table-cell table:formula="of:=COM.MICROSOFT.CONCAT([.C273]; &quot; &quot;; [.D273])" office:value-type="string" office:string-value="26.8 Change the radio buttons to any options and click save. Then close the app. The defaults on the specific view will now be what the last selection was." calcext:value-type="string">
            <text:p>26.8 Change the radio buttons to any options and click save. Then close the app. The defaults on the specific view will now be what the last selection wa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27" calcext:value-type="float">
            <text:p>27</text:p>
          </table:table-cell>
          <table:table-cell table:number-columns-repeated="2"/>
          <table:table-cell office:value-type="string" calcext:value-type="string">
            <text:p>Authors: Add/update/delete author</text:p>
          </table:table-cell>
          <table:table-cell table:formula="of:=COM.MICROSOFT.CONCAT(&quot;Test &quot;;[.A275];&quot;: &quot;;[.D275])" office:value-type="string" office:string-value="Test 27: Authors: Add/update/delete author" calcext:value-type="string">
            <text:p>Test 27: Authors: Add/update/delete author</text:p>
          </table:table-cell>
          <table:table-cell table:formula="of:=IF(COUNTIF([.F276:.F280];&quot;Fail&quot;) &gt; 0; &quot;Fail&quot;; IF(COUNTBLANK([.F276:.F280]) &gt; 0; &quot;N/A&quot;; &quot;Pass&quot;))" office:value-type="string" office:string-value="Pass" calcext:value-type="string">
            <text:p>Pass</text:p>
          </table:table-cell>
          <table:table-cell table:formula="of:=IF(COUNTIF([.G276:.G280];&quot;Fail&quot;) &gt; 0; &quot;Fail&quot;; IF(COUNTBLANK([.G276:.G280]) &gt; 0; &quot;N/A&quot;; &quot;Pass&quot;))" office:value-type="string" office:string-value="Pass" calcext:value-type="string">
            <text:p>Pass</text:p>
          </table:table-cell>
          <table:table-cell table:formula="of:=IF(COUNTIF([.H276:.H280];&quot;Fail&quot;) &gt; 0; &quot;Fail&quot;; IF(COUNTBLANK([.H276:.H280]) &gt; 0; &quot;N/A&quot;; &quot;Pass&quot;))" office:value-type="string" office:string-value="Pass" calcext:value-type="string">
            <text:p>Pass</text:p>
          </table:table-cell>
          <table:table-cell table:formula="of:=IF(COUNTIF([.I276:.I280];&quot;Fail&quot;) &gt; 0; &quot;Fail&quot;; IF(COUNTBLANK([.I276:.I280]) &gt; 0; &quot;N/A&quot;; &quot;Pass&quot;))" office:value-type="string" office:string-value="N/A" calcext:value-type="string">
            <text:p>N/A</text:p>
          </table:table-cell>
          <table:table-cell table:formula="of:=IF(COUNTIF([.J276:.J280];&quot;Fail&quot;) &gt; 0; &quot;Fail&quot;; IF(COUNTBLANK([.J276:.J280]) &gt; 0; &quot;N/A&quot;; &quot;Pass&quot;))" office:value-type="string" office:string-value="N/A" calcext:value-type="string">
            <text:p>N/A</text:p>
          </table:table-cell>
          <table:table-cell table:formula="of:=IF(COUNTIF([.K276:.K280];&quot;Fail&quot;) &gt; 0; &quot;Fail&quot;; IF(COUNTBLANK([.K276:.K280]) &gt; 0; &quot;N/A&quot;; &quot;Pass&quot;))" office:value-type="string" office:string-value="N/A" calcext:value-type="string">
            <text:p>N/A</text:p>
          </table:table-cell>
          <table:table-cell table:formula="of:=IF(COUNTIF([.L276:.L280];&quot;Fail&quot;) &gt; 0; &quot;Fail&quot;; IF(COUNTBLANK([.L276:.L280]) &gt; 0; &quot;N/A&quot;; &quot;Pass&quot;))" office:value-type="string" office:string-value="N/A" calcext:value-type="string">
            <text:p>N/A</text:p>
          </table:table-cell>
          <table:table-cell table:formula="of:=IF(COUNTIF([.M276:.M280];&quot;Fail&quot;) &gt; 0; &quot;Fail&quot;; IF(COUNTBLANK([.M276:.M280]) &gt; 0; &quot;N/A&quot;; &quot;Pass&quot;))" office:value-type="string" office:string-value="N/A" calcext:value-type="string">
            <text:p>N/A</text:p>
          </table:table-cell>
          <table:table-cell table:formula="of:=IF(COUNTIF([.N276:.N280];&quot;Fail&quot;) &gt; 0; &quot;Fail&quot;; IF(COUNTBLANK([.N276:.N280])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27" calcext:value-type="float">
            <text:p>27</text:p>
          </table:table-cell>
          <table:table-cell office:value-type="float" office:value="1" calcext:value-type="float">
            <text:p>1</text:p>
          </table:table-cell>
          <table:table-cell table:formula="of:=COM.MICROSOFT.CONCAT([.A276]; &quot;.&quot;; [.B276])" office:value-type="string" office:string-value="27.1" calcext:value-type="string">
            <text:p>27.1</text:p>
          </table:table-cell>
          <table:table-cell office:value-type="string" calcext:value-type="string">
            <text:p>Click to add new author. Cannot save without a 'Author Name.' Popup should display telling you that a blank author first name and last name is invalid.</text:p>
          </table:table-cell>
          <table:table-cell table:formula="of:=COM.MICROSOFT.CONCAT([.C276]; &quot; &quot;; [.D276])" office:value-type="string" office:string-value="27.1 Click to add new author. Cannot save without a 'Author Name.' Popup should display telling you that a blank author first name and last name is invalid." calcext:value-type="string">
            <text:p>27.1 Click to add new author. Cannot save without a 'Author Name.' Popup should display telling you that a blank author first name and last name is invali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7" calcext:value-type="float">
            <text:p>27</text:p>
          </table:table-cell>
          <table:table-cell office:value-type="float" office:value="2" calcext:value-type="float">
            <text:p>2</text:p>
          </table:table-cell>
          <table:table-cell table:formula="of:=COM.MICROSOFT.CONCAT([.A277]; &quot;.&quot;; [.B277])" office:value-type="string" office:string-value="27.2" calcext:value-type="string">
            <text:p>27.2</text:p>
          </table:table-cell>
          <table:table-cell office:value-type="string" calcext:value-type="string">
            <text:p>Add a 'Author Name' and click save. Main author view of the new author should display when new author has been created.</text:p>
          </table:table-cell>
          <table:table-cell table:formula="of:=COM.MICROSOFT.CONCAT([.C277]; &quot; &quot;; [.D277])" office:value-type="string" office:string-value="27.2 Add a 'Author Name' and click save. Main author view of the new author should display when new author has been created." calcext:value-type="string">
            <text:p>27.2 Add a 'Author Name' and click save. Main author view of the new author should display when new author has been crea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7" calcext:value-type="float">
            <text:p>27</text:p>
          </table:table-cell>
          <table:table-cell office:value-type="float" office:value="3" calcext:value-type="float">
            <text:p>3</text:p>
          </table:table-cell>
          <table:table-cell table:formula="of:=COM.MICROSOFT.CONCAT([.A278]; &quot;.&quot;; [.B278])" office:value-type="string" office:string-value="27.3" calcext:value-type="string">
            <text:p>27.3</text:p>
          </table:table-cell>
          <table:table-cell office:value-type="string" calcext:value-type="string">
            <text:p>Click three dots and 'Edit.' Edit 'Author Name' and click save. Main author view and author preview in author list should show updated name.</text:p>
          </table:table-cell>
          <table:table-cell table:formula="of:=COM.MICROSOFT.CONCAT([.C278]; &quot; &quot;; [.D278])" office:value-type="string" office:string-value="27.3 Click three dots and 'Edit.' Edit 'Author Name' and click save. Main author view and author preview in author list should show updated name." calcext:value-type="string">
            <text:p>27.3 Click three dots and 'Edit.' Edit 'Author Name' and click save. Main author view and author preview in author list should show updated nam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7" calcext:value-type="float">
            <text:p>27</text:p>
          </table:table-cell>
          <table:table-cell office:value-type="float" office:value="4" calcext:value-type="float">
            <text:p>4</text:p>
          </table:table-cell>
          <table:table-cell table:formula="of:=COM.MICROSOFT.CONCAT([.A279]; &quot;.&quot;; [.B279])" office:value-type="string" office:string-value="27.4" calcext:value-type="string">
            <text:p>27.4</text:p>
          </table:table-cell>
          <table:table-cell office:value-type="string" calcext:value-type="string">
            <text:p>Click three dots and 'Delete.' A popup should appear asking if you want to delete the author. Click no. A popup should display saying action canceled and author should not be deleted. You should stay on the author list view.</text:p>
          </table:table-cell>
          <table:table-cell table:formula="of:=COM.MICROSOFT.CONCAT([.C279]; &quot; &quot;; [.D279])" office:value-type="string" office:string-value="27.4 Click three dots and 'Delete.' A popup should appear asking if you want to delete the author. Click no. A popup should display saying action canceled and author should not be deleted. You should stay on the author list view." calcext:value-type="string">
            <text:p>27.4 Click three dots and 'Delete.' A popup should appear asking if you want to delete the author. Click no. A popup should display saying action canceled and author should not be deleted. You should stay on the author list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7" calcext:value-type="float">
            <text:p>27</text:p>
          </table:table-cell>
          <table:table-cell office:value-type="float" office:value="5" calcext:value-type="float">
            <text:p>5</text:p>
          </table:table-cell>
          <table:table-cell table:formula="of:=COM.MICROSOFT.CONCAT([.A280]; &quot;.&quot;; [.B280])" office:value-type="string" office:string-value="27.5" calcext:value-type="string">
            <text:p>27.5</text:p>
          </table:table-cell>
          <table:table-cell office:value-type="string" calcext:value-type="string">
            <text:p>Click three dots and 'Delete' again. This time, click yes on the popup. There should be a popup that displays saying the author has been deleted. When dismissed, you should be taken back to the author list and should not be able to find the author.</text:p>
          </table:table-cell>
          <table:table-cell table:formula="of:=COM.MICROSOFT.CONCAT([.C280]; &quot; &quot;; [.D280])" office:value-type="string" office:string-value="27.5 Click three dots and 'Delete' again. This time, click yes on the popup. There should be a popup that displays saying the author has been deleted. When dismissed, you should be taken back to the author list and should not be able to find the author." calcext:value-type="string">
            <text:p>27.5 Click three dots and 'Delete' again. This time, click yes on the popup. There should be a popup that displays saying the author has been deleted. When dismissed, you should be taken back to the author list and should not be able to find the author.</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28" calcext:value-type="float">
            <text:p>28</text:p>
          </table:table-cell>
          <table:table-cell table:number-columns-repeated="2"/>
          <table:table-cell office:value-type="string" calcext:value-type="string">
            <text:p>Authors: Add book to author</text:p>
          </table:table-cell>
          <table:table-cell table:formula="of:=COM.MICROSOFT.CONCAT(&quot;Test &quot;;[.A282];&quot;: &quot;;[.D282])" office:value-type="string" office:string-value="Test 28: Authors: Add book to author" calcext:value-type="string">
            <text:p>Test 28: Authors: Add book to author</text:p>
          </table:table-cell>
          <table:table-cell table:formula="of:=IF(COUNTIF([.F283:.F287];&quot;Fail&quot;) &gt; 0; &quot;Fail&quot;; IF(COUNTBLANK([.F283:.F287]) &gt; 0; &quot;N/A&quot;; &quot;Pass&quot;))" office:value-type="string" office:string-value="Pass" calcext:value-type="string">
            <text:p>Pass</text:p>
          </table:table-cell>
          <table:table-cell table:formula="of:=IF(COUNTIF([.G283:.G287];&quot;Fail&quot;) &gt; 0; &quot;Fail&quot;; IF(COUNTBLANK([.G283:.G287]) &gt; 0; &quot;N/A&quot;; &quot;Pass&quot;))" office:value-type="string" office:string-value="Pass" calcext:value-type="string">
            <text:p>Pass</text:p>
          </table:table-cell>
          <table:table-cell table:formula="of:=IF(COUNTIF([.H283:.H287];&quot;Fail&quot;) &gt; 0; &quot;Fail&quot;; IF(COUNTBLANK([.H283:.H287]) &gt; 0; &quot;N/A&quot;; &quot;Pass&quot;))" office:value-type="string" office:string-value="Pass" calcext:value-type="string">
            <text:p>Pass</text:p>
          </table:table-cell>
          <table:table-cell table:formula="of:=IF(COUNTIF([.I283:.I287];&quot;Fail&quot;) &gt; 0; &quot;Fail&quot;; IF(COUNTBLANK([.I283:.I287]) &gt; 0; &quot;N/A&quot;; &quot;Pass&quot;))" office:value-type="string" office:string-value="N/A" calcext:value-type="string">
            <text:p>N/A</text:p>
          </table:table-cell>
          <table:table-cell table:formula="of:=IF(COUNTIF([.J283:.J287];&quot;Fail&quot;) &gt; 0; &quot;Fail&quot;; IF(COUNTBLANK([.J283:.J287]) &gt; 0; &quot;N/A&quot;; &quot;Pass&quot;))" office:value-type="string" office:string-value="N/A" calcext:value-type="string">
            <text:p>N/A</text:p>
          </table:table-cell>
          <table:table-cell table:formula="of:=IF(COUNTIF([.K283:.K287];&quot;Fail&quot;) &gt; 0; &quot;Fail&quot;; IF(COUNTBLANK([.K283:.K287]) &gt; 0; &quot;N/A&quot;; &quot;Pass&quot;))" office:value-type="string" office:string-value="N/A" calcext:value-type="string">
            <text:p>N/A</text:p>
          </table:table-cell>
          <table:table-cell table:formula="of:=IF(COUNTIF([.L283:.L287];&quot;Fail&quot;) &gt; 0; &quot;Fail&quot;; IF(COUNTBLANK([.L283:.L287]) &gt; 0; &quot;N/A&quot;; &quot;Pass&quot;))" office:value-type="string" office:string-value="N/A" calcext:value-type="string">
            <text:p>N/A</text:p>
          </table:table-cell>
          <table:table-cell table:formula="of:=IF(COUNTIF([.M283:.M287];&quot;Fail&quot;) &gt; 0; &quot;Fail&quot;; IF(COUNTBLANK([.M283:.M287]) &gt; 0; &quot;N/A&quot;; &quot;Pass&quot;))" office:value-type="string" office:string-value="N/A" calcext:value-type="string">
            <text:p>N/A</text:p>
          </table:table-cell>
          <table:table-cell table:formula="of:=IF(COUNTIF([.N283:.N287];&quot;Fail&quot;) &gt; 0; &quot;Fail&quot;; IF(COUNTBLANK([.N283:.N287])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28" calcext:value-type="float">
            <text:p>28</text:p>
          </table:table-cell>
          <table:table-cell office:value-type="float" office:value="1" calcext:value-type="float">
            <text:p>1</text:p>
          </table:table-cell>
          <table:table-cell table:formula="of:=COM.MICROSOFT.CONCAT([.A283]; &quot;.&quot;; [.B283])" office:value-type="string" office:string-value="28.1" calcext:value-type="string">
            <text:p>28.1</text:p>
          </table:table-cell>
          <table:table-cell office:value-type="string" calcext:value-type="string">
            <text:p>In main author view, click 'Add New Book.'</text:p>
          </table:table-cell>
          <table:table-cell table:formula="of:=COM.MICROSOFT.CONCAT([.C283]; &quot; &quot;; [.D283])" office:value-type="string" office:string-value="28.1 In main author view, click 'Add New Book.'" calcext:value-type="string">
            <text:p>28.1 In main author view, click 'Add New Boo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8" calcext:value-type="float">
            <text:p>28</text:p>
          </table:table-cell>
          <table:table-cell office:value-type="float" office:value="2" calcext:value-type="float">
            <text:p>2</text:p>
          </table:table-cell>
          <table:table-cell table:formula="of:=COM.MICROSOFT.CONCAT([.A284]; &quot;.&quot;; [.B284])" office:value-type="string" office:string-value="28.2" calcext:value-type="string">
            <text:p>28.2</text:p>
          </table:table-cell>
          <table:table-cell office:value-type="string" calcext:value-type="string">
            <text:p>Add a 'Book Title' and 'Book Format.' The author list should already have the author name added that you clicked in. Click save. You should be shown the main book view with the author name added. Pressing back should show the main author view with the new book added.</text:p>
          </table:table-cell>
          <table:table-cell table:formula="of:=COM.MICROSOFT.CONCAT([.C284]; &quot; &quot;; [.D284])" office:value-type="string" office:string-value="28.2 Add a 'Book Title' and 'Book Format.' The author list should already have the author name added that you clicked in. Click save. You should be shown the main book view with the author name added. Pressing back should show the main author view with the new book added." calcext:value-type="string">
            <text:p>28.2 Add a 'Book Title' and 'Book Format.' The author list should already have the author name added that you clicked in. Click save. You should be shown the main book view with the author name added. Pressing back should show the main author view with the new book add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8" calcext:value-type="float">
            <text:p>28</text:p>
          </table:table-cell>
          <table:table-cell office:value-type="float" office:value="3" calcext:value-type="float">
            <text:p>3</text:p>
          </table:table-cell>
          <table:table-cell table:formula="of:=COM.MICROSOFT.CONCAT([.A285]; &quot;.&quot;; [.B285])" office:value-type="string" office:string-value="28.3" calcext:value-type="string">
            <text:p>28.3</text:p>
          </table:table-cell>
          <table:table-cell office:value-type="string" calcext:value-type="string">
            <text:p>Click 'Add Existing Book.' This should show a list of books without the author added.</text:p>
          </table:table-cell>
          <table:table-cell table:formula="of:=COM.MICROSOFT.CONCAT([.C285]; &quot; &quot;; [.D285])" office:value-type="string" office:string-value="28.3 Click 'Add Existing Book.' This should show a list of books without the author added." calcext:value-type="string">
            <text:p>28.3 Click 'Add Existing Book.' This should show a list of books without the author add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8" calcext:value-type="float">
            <text:p>28</text:p>
          </table:table-cell>
          <table:table-cell office:value-type="float" office:value="4" calcext:value-type="float">
            <text:p>4</text:p>
          </table:table-cell>
          <table:table-cell table:formula="of:=COM.MICROSOFT.CONCAT([.A286]; &quot;.&quot;; [.B286])" office:value-type="string" office:string-value="28.4" calcext:value-type="string">
            <text:p>28.4</text:p>
          </table:table-cell>
          <table:table-cell office:value-type="string" calcext:value-type="string">
            <text:p>Click on the book you want to add. A popup should display asking if you want to add the book to the author. Click no, a popup should display action canceled and the list should not change.</text:p>
          </table:table-cell>
          <table:table-cell table:formula="of:=COM.MICROSOFT.CONCAT([.C286]; &quot; &quot;; [.D286])" office:value-type="string" office:string-value="28.4 Click on the book you want to add. A popup should display asking if you want to add the book to the author. Click no, a popup should display action canceled and the list should not change." calcext:value-type="string">
            <text:p>28.4 Click on the book you want to add. A popup should display asking if you want to add the book to the author. Click no, a popup should display action canceled and the list should not chang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5">
          <table:table-cell office:value-type="float" office:value="28" calcext:value-type="float">
            <text:p>28</text:p>
          </table:table-cell>
          <table:table-cell office:value-type="float" office:value="5" calcext:value-type="float">
            <text:p>5</text:p>
          </table:table-cell>
          <table:table-cell table:formula="of:=COM.MICROSOFT.CONCAT([.A287]; &quot;.&quot;; [.B287])" office:value-type="string" office:string-value="28.5" calcext:value-type="string">
            <text:p>28.5</text:p>
          </table:table-cell>
          <table:table-cell office:value-type="string" calcext:value-type="string">
            <text:p>Click on the book again and click yes on the popup this time. You should be navigated to the main book view of the selected book and a popup should display saying the book was added to the author. The author list should have the author name added to it. Clicking back should go back to the 'Add Existing Book' screen and the selected book shouldn't be in the list anymore. Clicking back again should go back to the main author view where the selected book is now in the list.</text:p>
          </table:table-cell>
          <table:table-cell table:formula="of:=COM.MICROSOFT.CONCAT([.C287]; &quot; &quot;; [.D287])" office:value-type="string" office:string-value="28.5 Click on the book again and click yes on the popup this time. You should be navigated to the main book view of the selected book and a popup should display saying the book was added to the author. The author list should have the author name added to it. Clicking back should go back to the 'Add Existing Book' screen and the selected book shouldn't be in the list anymore. Clicking back again should go back to the main author view where the selected book is now in the list." calcext:value-type="string">
            <text:p>28.5 Click on the book again and click yes on the popup this time. You should be navigated to the main book view of the selected book and a popup should display saying the book was added to the author. The author list should have the author name added to it. Clicking back should go back to the 'Add Existing Book' screen and the selected book shouldn't be in the list anymore. Clicking back again should go back to the main author view where the selected book is now in the lis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29" calcext:value-type="float">
            <text:p>29</text:p>
          </table:table-cell>
          <table:table-cell table:number-columns-repeated="2"/>
          <table:table-cell office:value-type="string" calcext:value-type="string">
            <text:p>Authors: Sorting</text:p>
          </table:table-cell>
          <table:table-cell table:formula="of:=COM.MICROSOFT.CONCAT(&quot;Test &quot;;[.A289];&quot;: &quot;;[.D289])" office:value-type="string" office:string-value="Test 29: Authors: Sorting" calcext:value-type="string">
            <text:p>Test 29: Authors: Sorting</text:p>
          </table:table-cell>
          <table:table-cell table:formula="of:=IF(COUNTIF([.F290:.F297];&quot;Fail&quot;) &gt; 0; &quot;Fail&quot;; IF(COUNTBLANK([.F290:.F297]) &gt; 0; &quot;N/A&quot;; &quot;Pass&quot;))" office:value-type="string" office:string-value="Pass" calcext:value-type="string">
            <text:p>Pass</text:p>
          </table:table-cell>
          <table:table-cell table:formula="of:=IF(COUNTIF([.G290:.G297];&quot;Fail&quot;) &gt; 0; &quot;Fail&quot;; IF(COUNTBLANK([.G290:.G297]) &gt; 0; &quot;N/A&quot;; &quot;Pass&quot;))" office:value-type="string" office:string-value="Pass" calcext:value-type="string">
            <text:p>Pass</text:p>
          </table:table-cell>
          <table:table-cell table:formula="of:=IF(COUNTIF([.H290:.H297];&quot;Fail&quot;) &gt; 0; &quot;Fail&quot;; IF(COUNTBLANK([.H290:.H297]) &gt; 0; &quot;N/A&quot;; &quot;Pass&quot;))" office:value-type="string" office:string-value="Pass" calcext:value-type="string">
            <text:p>Pass</text:p>
          </table:table-cell>
          <table:table-cell table:formula="of:=IF(COUNTIF([.I290:.I297];&quot;Fail&quot;) &gt; 0; &quot;Fail&quot;; IF(COUNTBLANK([.I290:.I297]) &gt; 0; &quot;N/A&quot;; &quot;Pass&quot;))" office:value-type="string" office:string-value="N/A" calcext:value-type="string">
            <text:p>N/A</text:p>
          </table:table-cell>
          <table:table-cell table:formula="of:=IF(COUNTIF([.J290:.J297];&quot;Fail&quot;) &gt; 0; &quot;Fail&quot;; IF(COUNTBLANK([.J290:.J297]) &gt; 0; &quot;N/A&quot;; &quot;Pass&quot;))" office:value-type="string" office:string-value="N/A" calcext:value-type="string">
            <text:p>N/A</text:p>
          </table:table-cell>
          <table:table-cell table:formula="of:=IF(COUNTIF([.K290:.K297];&quot;Fail&quot;) &gt; 0; &quot;Fail&quot;; IF(COUNTBLANK([.K290:.K297]) &gt; 0; &quot;N/A&quot;; &quot;Pass&quot;))" office:value-type="string" office:string-value="N/A" calcext:value-type="string">
            <text:p>N/A</text:p>
          </table:table-cell>
          <table:table-cell table:formula="of:=IF(COUNTIF([.L290:.L297];&quot;Fail&quot;) &gt; 0; &quot;Fail&quot;; IF(COUNTBLANK([.L290:.L297]) &gt; 0; &quot;N/A&quot;; &quot;Pass&quot;))" office:value-type="string" office:string-value="N/A" calcext:value-type="string">
            <text:p>N/A</text:p>
          </table:table-cell>
          <table:table-cell table:formula="of:=IF(COUNTIF([.M290:.M297];&quot;Fail&quot;) &gt; 0; &quot;Fail&quot;; IF(COUNTBLANK([.M290:.M297]) &gt; 0; &quot;N/A&quot;; &quot;Pass&quot;))" office:value-type="string" office:string-value="N/A" calcext:value-type="string">
            <text:p>N/A</text:p>
          </table:table-cell>
          <table:table-cell table:formula="of:=IF(COUNTIF([.N290:.N297];&quot;Fail&quot;) &gt; 0; &quot;Fail&quot;; IF(COUNTBLANK([.N290:.N297])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3">
          <table:table-cell office:value-type="float" office:value="29" calcext:value-type="float">
            <text:p>29</text:p>
          </table:table-cell>
          <table:table-cell office:value-type="float" office:value="1" calcext:value-type="float">
            <text:p>1</text:p>
          </table:table-cell>
          <table:table-cell table:formula="of:=COM.MICROSOFT.CONCAT([.A290]; &quot;.&quot;; [.B290])" office:value-type="string" office:string-value="29.1" calcext:value-type="string">
            <text:p>29.1</text:p>
          </table:table-cell>
          <table:table-cell office:value-type="string" calcext:value-type="string">
            <text:p>Author Last Name: Change the radio buttons to 'Author Last Name' and 'Ascending' and click save. This should sort the list first by the author last name (alphabetically), then the author first name (alphabetically).</text:p>
          </table:table-cell>
          <table:table-cell table:formula="of:=COM.MICROSOFT.CONCAT([.C290]; &quot; &quot;; [.D290])" office:value-type="string" office:string-value="29.1 Author Last Name: Change the radio buttons to 'Author Last Name' and 'Ascending' and click save. This should sort the list first by the author last name (alphabetically), then the author first name (alphabetically)." calcext:value-type="string">
            <text:p>29.1 Author Last Name: Change the radio buttons to 'Author Last Name' and 'Ascending' and click save. This should sort the list first by the author last name (alphabetically), then the author first nam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9" calcext:value-type="float">
            <text:p>29</text:p>
          </table:table-cell>
          <table:table-cell office:value-type="float" office:value="2" calcext:value-type="float">
            <text:p>2</text:p>
          </table:table-cell>
          <table:table-cell table:formula="of:=COM.MICROSOFT.CONCAT([.A291]; &quot;.&quot;; [.B291])" office:value-type="string" office:string-value="29.2" calcext:value-type="string">
            <text:p>29.2</text:p>
          </table:table-cell>
          <table:table-cell office:value-type="string" calcext:value-type="string">
            <text:p>Author Last Name: Change the radio buttons to 'Author Last Name' and 'Descending' and click save. This should sort the list first by the author last name (reverse alphabetically), then the author first name (reverse alphabetically).</text:p>
          </table:table-cell>
          <table:table-cell table:formula="of:=COM.MICROSOFT.CONCAT([.C291]; &quot; &quot;; [.D291])" office:value-type="string" office:string-value="29.2 Author Last Name: Change the radio buttons to 'Author Last Name' and 'Descending' and click save. This should sort the list first by the author last name (reverse alphabetically), then the author first name (reverse alphabetically)." calcext:value-type="string">
            <text:p>29.2 Author Last Name: Change the radio buttons to 'Author Last Name' and 'Descending' and click save. This should sort the list first by the author last name (reverse alphabetically), then the author first nam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9" calcext:value-type="float">
            <text:p>29</text:p>
          </table:table-cell>
          <table:table-cell office:value-type="float" office:value="3" calcext:value-type="float">
            <text:p>3</text:p>
          </table:table-cell>
          <table:table-cell table:formula="of:=COM.MICROSOFT.CONCAT([.A292]; &quot;.&quot;; [.B292])" office:value-type="string" office:string-value="29.3" calcext:value-type="string">
            <text:p>29.3</text:p>
          </table:table-cell>
          <table:table-cell office:value-type="string" calcext:value-type="string">
            <text:p>Total Books: Change the radio buttons to 'Total Books' and 'Ascending' and click save. This should sort the list first by the total number of books for the author (smallest), then by the author last name (alphabetically), then by the author first name (alphabetically).</text:p>
          </table:table-cell>
          <table:table-cell table:formula="of:=COM.MICROSOFT.CONCAT([.C292]; &quot; &quot;; [.D292])" office:value-type="string" office:string-value="29.3 Total Books: Change the radio buttons to 'Total Books' and 'Ascending' and click save. This should sort the list first by the total number of books for the author (smallest), then by the author last name (alphabetically), then by the author first name (alphabetically)." calcext:value-type="string">
            <text:p>29.3 Total Books: Change the radio buttons to 'Total Books' and 'Ascending' and click save. This should sort the list first by the total number of books for the author (smallest), then by the author last name (alphabetically), then by the author first nam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9" calcext:value-type="float">
            <text:p>29</text:p>
          </table:table-cell>
          <table:table-cell office:value-type="float" office:value="4" calcext:value-type="float">
            <text:p>4</text:p>
          </table:table-cell>
          <table:table-cell table:formula="of:=COM.MICROSOFT.CONCAT([.A293]; &quot;.&quot;; [.B293])" office:value-type="string" office:string-value="29.4" calcext:value-type="string">
            <text:p>29.4</text:p>
          </table:table-cell>
          <table:table-cell office:value-type="string" calcext:value-type="string">
            <text:p>Total Books: Change the radio buttons to 'Total Books' and 'Descending' and click save. This should sort the list first by the total number of books for the author (largest), then by the author last name (reverse alphabetically), then by the author first name (reverse alphabetically).</text:p>
          </table:table-cell>
          <table:table-cell table:formula="of:=COM.MICROSOFT.CONCAT([.C293]; &quot; &quot;; [.D293])" office:value-type="string" office:string-value="29.4 Total Books: Change the radio buttons to 'Total Books' and 'Descending' and click save. This should sort the list first by the total number of books for the author (largest), then by the author last name (reverse alphabetically), then by the author first name (reverse alphabetically)." calcext:value-type="string">
            <text:p>29.4 Total Books: Change the radio buttons to 'Total Books' and 'Descending' and click save. This should sort the list first by the total number of books for the author (largest), then by the author last name (reverse alphabetically), then by the author first nam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9" calcext:value-type="float">
            <text:p>29</text:p>
          </table:table-cell>
          <table:table-cell office:value-type="float" office:value="5" calcext:value-type="float">
            <text:p>5</text:p>
          </table:table-cell>
          <table:table-cell table:formula="of:=COM.MICROSOFT.CONCAT([.A294]; &quot;.&quot;; [.B294])" office:value-type="string" office:string-value="29.5" calcext:value-type="string">
            <text:p>29.5</text:p>
          </table:table-cell>
          <table:table-cell office:value-type="string" calcext:value-type="string">
            <text:p>Total Price: Change the radio buttons to 'Total Price' and 'Ascending' and click save. This should sort the list first by the total price of books for the author (smallest), then by the author last name (alphabetically), then by the author first name (alphabetically).</text:p>
          </table:table-cell>
          <table:table-cell table:formula="of:=COM.MICROSOFT.CONCAT([.C294]; &quot; &quot;; [.D294])" office:value-type="string" office:string-value="29.5 Total Price: Change the radio buttons to 'Total Price' and 'Ascending' and click save. This should sort the list first by the total price of books for the author (smallest), then by the author last name (alphabetically), then by the author first name (alphabetically)." calcext:value-type="string">
            <text:p>29.5 Total Price: Change the radio buttons to 'Total Price' and 'Ascending' and click save. This should sort the list first by the total price of books for the author (smallest), then by the author last name (alphabetically), then by the author first nam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29" calcext:value-type="float">
            <text:p>29</text:p>
          </table:table-cell>
          <table:table-cell office:value-type="float" office:value="6" calcext:value-type="float">
            <text:p>6</text:p>
          </table:table-cell>
          <table:table-cell table:formula="of:=COM.MICROSOFT.CONCAT([.A295]; &quot;.&quot;; [.B295])" office:value-type="string" office:string-value="29.6" calcext:value-type="string">
            <text:p>29.6</text:p>
          </table:table-cell>
          <table:table-cell office:value-type="string" calcext:value-type="string">
            <text:p>Total Price: Change the radio buttons to 'Total Price' and 'Descending' and click save. This should sort the list first by the total price of books for author (largest), then by the author last name (reverse alphabetically), then by the author first name (reverse alphabetically).</text:p>
          </table:table-cell>
          <table:table-cell table:formula="of:=COM.MICROSOFT.CONCAT([.C295]; &quot; &quot;; [.D295])" office:value-type="string" office:string-value="29.6 Total Price: Change the radio buttons to 'Total Price' and 'Descending' and click save. This should sort the list first by the total price of books for author (largest), then by the author last name (reverse alphabetically), then by the author first name (reverse alphabetically)." calcext:value-type="string">
            <text:p>29.6 Total Price: Change the radio buttons to 'Total Price' and 'Descending' and click save. This should sort the list first by the total price of books for author (largest), then by the author last name (reverse alphabetically), then by the author first nam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9" calcext:value-type="float">
            <text:p>29</text:p>
          </table:table-cell>
          <table:table-cell office:value-type="float" office:value="7" calcext:value-type="float">
            <text:p>7</text:p>
          </table:table-cell>
          <table:table-cell table:formula="of:=COM.MICROSOFT.CONCAT([.A296]; &quot;.&quot;; [.B296])" office:value-type="string" office:string-value="29.7" calcext:value-type="string">
            <text:p>29.7</text:p>
          </table:table-cell>
          <table:table-cell office:value-type="string" calcext:value-type="string">
            <text:p>Default: Author Last Name, Ascending.</text:p>
          </table:table-cell>
          <table:table-cell table:formula="of:=COM.MICROSOFT.CONCAT([.C296]; &quot; &quot;; [.D296])" office:value-type="string" office:string-value="29.7 Default: Author Last Name, Ascending." calcext:value-type="string">
            <text:p>29.7 Default: Author Last Name, Ascend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29" calcext:value-type="float">
            <text:p>29</text:p>
          </table:table-cell>
          <table:table-cell office:value-type="float" office:value="8" calcext:value-type="float">
            <text:p>8</text:p>
          </table:table-cell>
          <table:table-cell table:formula="of:=COM.MICROSOFT.CONCAT([.A297]; &quot;.&quot;; [.B297])" office:value-type="string" office:string-value="29.8" calcext:value-type="string">
            <text:p>29.8</text:p>
          </table:table-cell>
          <table:table-cell office:value-type="string" calcext:value-type="string">
            <text:p>Change the radio buttons to any options and click save. Then close the app. The defaults on the specific view will now be what the last selection was.</text:p>
          </table:table-cell>
          <table:table-cell table:formula="of:=COM.MICROSOFT.CONCAT([.C297]; &quot; &quot;; [.D297])" office:value-type="string" office:string-value="29.8 Change the radio buttons to any options and click save. Then close the app. The defaults on the specific view will now be what the last selection was." calcext:value-type="string">
            <text:p>29.8 Change the radio buttons to any options and click save. Then close the app. The defaults on the specific view will now be what the last selection wa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30" calcext:value-type="float">
            <text:p>30</text:p>
          </table:table-cell>
          <table:table-cell table:number-columns-repeated="2"/>
          <table:table-cell office:value-type="string" calcext:value-type="string">
            <text:p>Locations: Add/update/delete location</text:p>
          </table:table-cell>
          <table:table-cell table:formula="of:=COM.MICROSOFT.CONCAT(&quot;Test &quot;;[.A299];&quot;: &quot;;[.D299])" office:value-type="string" office:string-value="Test 30: Locations: Add/update/delete location" calcext:value-type="string">
            <text:p>Test 30: Locations: Add/update/delete location</text:p>
          </table:table-cell>
          <table:table-cell table:formula="of:=IF(COUNTIF([.F300:.F304];&quot;Fail&quot;) &gt; 0; &quot;Fail&quot;; IF(COUNTBLANK([.F300:.F304]) &gt; 0; &quot;N/A&quot;; &quot;Pass&quot;))" office:value-type="string" office:string-value="Pass" calcext:value-type="string">
            <text:p>Pass</text:p>
          </table:table-cell>
          <table:table-cell table:formula="of:=IF(COUNTIF([.G300:.G304];&quot;Fail&quot;) &gt; 0; &quot;Fail&quot;; IF(COUNTBLANK([.G300:.G304]) &gt; 0; &quot;N/A&quot;; &quot;Pass&quot;))" office:value-type="string" office:string-value="Pass" calcext:value-type="string">
            <text:p>Pass</text:p>
          </table:table-cell>
          <table:table-cell table:formula="of:=IF(COUNTIF([.H300:.H304];&quot;Fail&quot;) &gt; 0; &quot;Fail&quot;; IF(COUNTBLANK([.H300:.H304]) &gt; 0; &quot;N/A&quot;; &quot;Pass&quot;))" office:value-type="string" office:string-value="Pass" calcext:value-type="string">
            <text:p>Pass</text:p>
          </table:table-cell>
          <table:table-cell table:formula="of:=IF(COUNTIF([.I300:.I304];&quot;Fail&quot;) &gt; 0; &quot;Fail&quot;; IF(COUNTBLANK([.I300:.I304]) &gt; 0; &quot;N/A&quot;; &quot;Pass&quot;))" office:value-type="string" office:string-value="N/A" calcext:value-type="string">
            <text:p>N/A</text:p>
          </table:table-cell>
          <table:table-cell table:formula="of:=IF(COUNTIF([.J300:.J304];&quot;Fail&quot;) &gt; 0; &quot;Fail&quot;; IF(COUNTBLANK([.J300:.J304]) &gt; 0; &quot;N/A&quot;; &quot;Pass&quot;))" office:value-type="string" office:string-value="N/A" calcext:value-type="string">
            <text:p>N/A</text:p>
          </table:table-cell>
          <table:table-cell table:formula="of:=IF(COUNTIF([.K300:.K304];&quot;Fail&quot;) &gt; 0; &quot;Fail&quot;; IF(COUNTBLANK([.K300:.K304]) &gt; 0; &quot;N/A&quot;; &quot;Pass&quot;))" office:value-type="string" office:string-value="N/A" calcext:value-type="string">
            <text:p>N/A</text:p>
          </table:table-cell>
          <table:table-cell table:formula="of:=IF(COUNTIF([.L300:.L304];&quot;Fail&quot;) &gt; 0; &quot;Fail&quot;; IF(COUNTBLANK([.L300:.L304]) &gt; 0; &quot;N/A&quot;; &quot;Pass&quot;))" office:value-type="string" office:string-value="N/A" calcext:value-type="string">
            <text:p>N/A</text:p>
          </table:table-cell>
          <table:table-cell table:formula="of:=IF(COUNTIF([.M300:.M304];&quot;Fail&quot;) &gt; 0; &quot;Fail&quot;; IF(COUNTBLANK([.M300:.M304]) &gt; 0; &quot;N/A&quot;; &quot;Pass&quot;))" office:value-type="string" office:string-value="N/A" calcext:value-type="string">
            <text:p>N/A</text:p>
          </table:table-cell>
          <table:table-cell table:formula="of:=IF(COUNTIF([.N300:.N304];&quot;Fail&quot;) &gt; 0; &quot;Fail&quot;; IF(COUNTBLANK([.N300:.N304])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30" calcext:value-type="float">
            <text:p>30</text:p>
          </table:table-cell>
          <table:table-cell office:value-type="float" office:value="1" calcext:value-type="float">
            <text:p>1</text:p>
          </table:table-cell>
          <table:table-cell table:formula="of:=COM.MICROSOFT.CONCAT([.A300]; &quot;.&quot;; [.B300])" office:value-type="string" office:string-value="30.1" calcext:value-type="string">
            <text:p>30.1</text:p>
          </table:table-cell>
          <table:table-cell office:value-type="string" calcext:value-type="string">
            <text:p>Click to add new location. Cannot save without a 'Location Name.' Popup should display telling you that a blank location name is invalid.</text:p>
          </table:table-cell>
          <table:table-cell table:formula="of:=COM.MICROSOFT.CONCAT([.C300]; &quot; &quot;; [.D300])" office:value-type="string" office:string-value="30.1 Click to add new location. Cannot save without a 'Location Name.' Popup should display telling you that a blank location name is invalid." calcext:value-type="string">
            <text:p>30.1 Click to add new location. Cannot save without a 'Location Name.' Popup should display telling you that a blank location name is invali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0" calcext:value-type="float">
            <text:p>30</text:p>
          </table:table-cell>
          <table:table-cell office:value-type="float" office:value="2" calcext:value-type="float">
            <text:p>2</text:p>
          </table:table-cell>
          <table:table-cell table:formula="of:=COM.MICROSOFT.CONCAT([.A301]; &quot;.&quot;; [.B301])" office:value-type="string" office:string-value="30.2" calcext:value-type="string">
            <text:p>30.2</text:p>
          </table:table-cell>
          <table:table-cell office:value-type="string" calcext:value-type="string">
            <text:p>Add a 'Location Name' and click save. Main location view of the new location should display when new location has been created.</text:p>
          </table:table-cell>
          <table:table-cell table:formula="of:=COM.MICROSOFT.CONCAT([.C301]; &quot; &quot;; [.D301])" office:value-type="string" office:string-value="30.2 Add a 'Location Name' and click save. Main location view of the new location should display when new location has been created." calcext:value-type="string">
            <text:p>30.2 Add a 'Location Name' and click save. Main location view of the new location should display when new location has been crea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0" calcext:value-type="float">
            <text:p>30</text:p>
          </table:table-cell>
          <table:table-cell office:value-type="float" office:value="3" calcext:value-type="float">
            <text:p>3</text:p>
          </table:table-cell>
          <table:table-cell table:formula="of:=COM.MICROSOFT.CONCAT([.A302]; &quot;.&quot;; [.B302])" office:value-type="string" office:string-value="30.3" calcext:value-type="string">
            <text:p>30.3</text:p>
          </table:table-cell>
          <table:table-cell office:value-type="string" calcext:value-type="string">
            <text:p>Click three dots and 'Edit.' Edit 'Location Name' and click save. Main location view and location preview in location list should show updated name.</text:p>
          </table:table-cell>
          <table:table-cell table:formula="of:=COM.MICROSOFT.CONCAT([.C302]; &quot; &quot;; [.D302])" office:value-type="string" office:string-value="30.3 Click three dots and 'Edit.' Edit 'Location Name' and click save. Main location view and location preview in location list should show updated name." calcext:value-type="string">
            <text:p>30.3 Click three dots and 'Edit.' Edit 'Location Name' and click save. Main location view and location preview in location list should show updated nam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0" calcext:value-type="float">
            <text:p>30</text:p>
          </table:table-cell>
          <table:table-cell office:value-type="float" office:value="4" calcext:value-type="float">
            <text:p>4</text:p>
          </table:table-cell>
          <table:table-cell table:formula="of:=COM.MICROSOFT.CONCAT([.A303]; &quot;.&quot;; [.B303])" office:value-type="string" office:string-value="30.4" calcext:value-type="string">
            <text:p>30.4</text:p>
          </table:table-cell>
          <table:table-cell office:value-type="string" calcext:value-type="string">
            <text:p>Click three dots and 'Delete.' A popup should appear asking if you want to delete the location. Click no. A popup should display saying action canceled and location should not be deleted. You should stay on the location list view.</text:p>
          </table:table-cell>
          <table:table-cell table:formula="of:=COM.MICROSOFT.CONCAT([.C303]; &quot; &quot;; [.D303])" office:value-type="string" office:string-value="30.4 Click three dots and 'Delete.' A popup should appear asking if you want to delete the location. Click no. A popup should display saying action canceled and location should not be deleted. You should stay on the location list view." calcext:value-type="string">
            <text:p>30.4 Click three dots and 'Delete.' A popup should appear asking if you want to delete the location. Click no. A popup should display saying action canceled and location should not be deleted. You should stay on the location list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0" calcext:value-type="float">
            <text:p>30</text:p>
          </table:table-cell>
          <table:table-cell office:value-type="float" office:value="5" calcext:value-type="float">
            <text:p>5</text:p>
          </table:table-cell>
          <table:table-cell table:formula="of:=COM.MICROSOFT.CONCAT([.A304]; &quot;.&quot;; [.B304])" office:value-type="string" office:string-value="30.5" calcext:value-type="string">
            <text:p>30.5</text:p>
          </table:table-cell>
          <table:table-cell office:value-type="string" calcext:value-type="string">
            <text:p>Click three dots and 'Delete' again. This time, click yes on the popup. There should be a popup that displays saying the location has been deleted. When dismissed, you should be taken back to the location list and should not be able to find the location.</text:p>
          </table:table-cell>
          <table:table-cell table:formula="of:=COM.MICROSOFT.CONCAT([.C304]; &quot; &quot;; [.D304])" office:value-type="string" office:string-value="30.5 Click three dots and 'Delete' again. This time, click yes on the popup. There should be a popup that displays saying the location has been deleted. When dismissed, you should be taken back to the location list and should not be able to find the location." calcext:value-type="string">
            <text:p>30.5 Click three dots and 'Delete' again. This time, click yes on the popup. There should be a popup that displays saying the location has been deleted. When dismissed, you should be taken back to the location list and should not be able to find the location.</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31" calcext:value-type="float">
            <text:p>31</text:p>
          </table:table-cell>
          <table:table-cell table:number-columns-repeated="2"/>
          <table:table-cell office:value-type="string" calcext:value-type="string">
            <text:p>Locations: Add book to location</text:p>
          </table:table-cell>
          <table:table-cell table:formula="of:=COM.MICROSOFT.CONCAT(&quot;Test &quot;;[.A306];&quot;: &quot;;[.D306])" office:value-type="string" office:string-value="Test 31: Locations: Add book to location" calcext:value-type="string">
            <text:p>Test 31: Locations: Add book to location</text:p>
          </table:table-cell>
          <table:table-cell table:formula="of:=IF(COUNTIF([.F307:.F311];&quot;Fail&quot;) &gt; 0; &quot;Fail&quot;; IF(COUNTBLANK([.F307:.F311]) &gt; 0; &quot;N/A&quot;; &quot;Pass&quot;))" office:value-type="string" office:string-value="Pass" calcext:value-type="string">
            <text:p>Pass</text:p>
          </table:table-cell>
          <table:table-cell table:formula="of:=IF(COUNTIF([.G307:.G311];&quot;Fail&quot;) &gt; 0; &quot;Fail&quot;; IF(COUNTBLANK([.G307:.G311]) &gt; 0; &quot;N/A&quot;; &quot;Pass&quot;))" office:value-type="string" office:string-value="Pass" calcext:value-type="string">
            <text:p>Pass</text:p>
          </table:table-cell>
          <table:table-cell table:formula="of:=IF(COUNTIF([.H307:.H311];&quot;Fail&quot;) &gt; 0; &quot;Fail&quot;; IF(COUNTBLANK([.H307:.H311]) &gt; 0; &quot;N/A&quot;; &quot;Pass&quot;))" office:value-type="string" office:string-value="Pass" calcext:value-type="string">
            <text:p>Pass</text:p>
          </table:table-cell>
          <table:table-cell table:formula="of:=IF(COUNTIF([.I307:.I311];&quot;Fail&quot;) &gt; 0; &quot;Fail&quot;; IF(COUNTBLANK([.I307:.I311]) &gt; 0; &quot;N/A&quot;; &quot;Pass&quot;))" office:value-type="string" office:string-value="N/A" calcext:value-type="string">
            <text:p>N/A</text:p>
          </table:table-cell>
          <table:table-cell table:formula="of:=IF(COUNTIF([.J307:.J311];&quot;Fail&quot;) &gt; 0; &quot;Fail&quot;; IF(COUNTBLANK([.J307:.J311]) &gt; 0; &quot;N/A&quot;; &quot;Pass&quot;))" office:value-type="string" office:string-value="N/A" calcext:value-type="string">
            <text:p>N/A</text:p>
          </table:table-cell>
          <table:table-cell table:formula="of:=IF(COUNTIF([.K307:.K311];&quot;Fail&quot;) &gt; 0; &quot;Fail&quot;; IF(COUNTBLANK([.K307:.K311]) &gt; 0; &quot;N/A&quot;; &quot;Pass&quot;))" office:value-type="string" office:string-value="N/A" calcext:value-type="string">
            <text:p>N/A</text:p>
          </table:table-cell>
          <table:table-cell table:formula="of:=IF(COUNTIF([.L307:.L311];&quot;Fail&quot;) &gt; 0; &quot;Fail&quot;; IF(COUNTBLANK([.L307:.L311]) &gt; 0; &quot;N/A&quot;; &quot;Pass&quot;))" office:value-type="string" office:string-value="N/A" calcext:value-type="string">
            <text:p>N/A</text:p>
          </table:table-cell>
          <table:table-cell table:formula="of:=IF(COUNTIF([.M307:.M311];&quot;Fail&quot;) &gt; 0; &quot;Fail&quot;; IF(COUNTBLANK([.M307:.M311]) &gt; 0; &quot;N/A&quot;; &quot;Pass&quot;))" office:value-type="string" office:string-value="N/A" calcext:value-type="string">
            <text:p>N/A</text:p>
          </table:table-cell>
          <table:table-cell table:formula="of:=IF(COUNTIF([.N307:.N311];&quot;Fail&quot;) &gt; 0; &quot;Fail&quot;; IF(COUNTBLANK([.N307:.N311])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31" calcext:value-type="float">
            <text:p>31</text:p>
          </table:table-cell>
          <table:table-cell office:value-type="float" office:value="1" calcext:value-type="float">
            <text:p>1</text:p>
          </table:table-cell>
          <table:table-cell table:formula="of:=COM.MICROSOFT.CONCAT([.A307]; &quot;.&quot;; [.B307])" office:value-type="string" office:string-value="31.1" calcext:value-type="string">
            <text:p>31.1</text:p>
          </table:table-cell>
          <table:table-cell office:value-type="string" calcext:value-type="string">
            <text:p>In main location view, click 'Add New Book.'</text:p>
          </table:table-cell>
          <table:table-cell table:formula="of:=COM.MICROSOFT.CONCAT([.C307]; &quot; &quot;; [.D307])" office:value-type="string" office:string-value="31.1 In main location view, click 'Add New Book.'" calcext:value-type="string">
            <text:p>31.1 In main location view, click 'Add New Boo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1" calcext:value-type="float">
            <text:p>31</text:p>
          </table:table-cell>
          <table:table-cell office:value-type="float" office:value="2" calcext:value-type="float">
            <text:p>2</text:p>
          </table:table-cell>
          <table:table-cell table:formula="of:=COM.MICROSOFT.CONCAT([.A308]; &quot;.&quot;; [.B308])" office:value-type="string" office:string-value="31.2" calcext:value-type="string">
            <text:p>31.2</text:p>
          </table:table-cell>
          <table:table-cell office:value-type="string" calcext:value-type="string">
            <text:p>Add a 'Book Title' and 'Book Format.' The location should already be filled in with the location name that you clicked in. Click save. You should be shown the main book view with the location name filled in. Pressing back should show the main location view with the new book added.</text:p>
          </table:table-cell>
          <table:table-cell table:formula="of:=COM.MICROSOFT.CONCAT([.C308]; &quot; &quot;; [.D308])" office:value-type="string" office:string-value="31.2 Add a 'Book Title' and 'Book Format.' The location should already be filled in with the location name that you clicked in. Click save. You should be shown the main book view with the location name filled in. Pressing back should show the main location view with the new book added." calcext:value-type="string">
            <text:p>31.2 Add a 'Book Title' and 'Book Format.' The location should already be filled in with the location name that you clicked in. Click save. You should be shown the main book view with the location name filled in. Pressing back should show the main location view with the new book add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1" calcext:value-type="float">
            <text:p>31</text:p>
          </table:table-cell>
          <table:table-cell office:value-type="float" office:value="3" calcext:value-type="float">
            <text:p>3</text:p>
          </table:table-cell>
          <table:table-cell table:formula="of:=COM.MICROSOFT.CONCAT([.A309]; &quot;.&quot;; [.B309])" office:value-type="string" office:string-value="31.3" calcext:value-type="string">
            <text:p>31.3</text:p>
          </table:table-cell>
          <table:table-cell office:value-type="string" calcext:value-type="string">
            <text:p>Click 'Add Existing Book.' This should show a list of books without a location added.</text:p>
          </table:table-cell>
          <table:table-cell table:formula="of:=COM.MICROSOFT.CONCAT([.C309]; &quot; &quot;; [.D309])" office:value-type="string" office:string-value="31.3 Click 'Add Existing Book.' This should show a list of books without a location added." calcext:value-type="string">
            <text:p>31.3 Click 'Add Existing Book.' This should show a list of books without a location add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1" calcext:value-type="float">
            <text:p>31</text:p>
          </table:table-cell>
          <table:table-cell office:value-type="float" office:value="4" calcext:value-type="float">
            <text:p>4</text:p>
          </table:table-cell>
          <table:table-cell table:formula="of:=COM.MICROSOFT.CONCAT([.A310]; &quot;.&quot;; [.B310])" office:value-type="string" office:string-value="31.4" calcext:value-type="string">
            <text:p>31.4</text:p>
          </table:table-cell>
          <table:table-cell office:value-type="string" calcext:value-type="string">
            <text:p>Click on the book you want to add. A popup should display asking if you want to add the book to the location. Click no, a popup should display action canceled and the list should not change.</text:p>
          </table:table-cell>
          <table:table-cell table:formula="of:=COM.MICROSOFT.CONCAT([.C310]; &quot; &quot;; [.D310])" office:value-type="string" office:string-value="31.4 Click on the book you want to add. A popup should display asking if you want to add the book to the location. Click no, a popup should display action canceled and the list should not change." calcext:value-type="string">
            <text:p>31.4 Click on the book you want to add. A popup should display asking if you want to add the book to the location. Click no, a popup should display action canceled and the list should not chang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5">
          <table:table-cell office:value-type="float" office:value="31" calcext:value-type="float">
            <text:p>31</text:p>
          </table:table-cell>
          <table:table-cell office:value-type="float" office:value="5" calcext:value-type="float">
            <text:p>5</text:p>
          </table:table-cell>
          <table:table-cell table:formula="of:=COM.MICROSOFT.CONCAT([.A311]; &quot;.&quot;; [.B311])" office:value-type="string" office:string-value="31.5" calcext:value-type="string">
            <text:p>31.5</text:p>
          </table:table-cell>
          <table:table-cell office:value-type="string" calcext:value-type="string">
            <text:p>Click on the book again and click yes on the popup this time. You should be navigated to the main book view of the selected book and a popup should display saying the book was added to the location. The location name should be filled in. Clicking back should go back to the 'Add Existing Book' screen and the selected book shouldn't be in the list anymore. Clicking back again should go back to the main location view where the selected book is now in the list.</text:p>
          </table:table-cell>
          <table:table-cell table:formula="of:=COM.MICROSOFT.CONCAT([.C311]; &quot; &quot;; [.D311])" office:value-type="string" office:string-value="31.5 Click on the book again and click yes on the popup this time. You should be navigated to the main book view of the selected book and a popup should display saying the book was added to the location. The location name should be filled in. Clicking back should go back to the 'Add Existing Book' screen and the selected book shouldn't be in the list anymore. Clicking back again should go back to the main location view where the selected book is now in the list." calcext:value-type="string">
            <text:p>31.5 Click on the book again and click yes on the popup this time. You should be navigated to the main book view of the selected book and a popup should display saying the book was added to the location. The location name should be filled in. Clicking back should go back to the 'Add Existing Book' screen and the selected book shouldn't be in the list anymore. Clicking back again should go back to the main location view where the selected book is now in the lis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32" calcext:value-type="float">
            <text:p>32</text:p>
          </table:table-cell>
          <table:table-cell table:number-columns-repeated="2"/>
          <table:table-cell office:value-type="string" calcext:value-type="string">
            <text:p>Locations: Sorting</text:p>
          </table:table-cell>
          <table:table-cell table:formula="of:=COM.MICROSOFT.CONCAT(&quot;Test &quot;;[.A313];&quot;: &quot;;[.D313])" office:value-type="string" office:string-value="Test 32: Locations: Sorting" calcext:value-type="string">
            <text:p>Test 32: Locations: Sorting</text:p>
          </table:table-cell>
          <table:table-cell table:formula="of:=IF(COUNTIF([.F314:.F321];&quot;Fail&quot;) &gt; 0; &quot;Fail&quot;; IF(COUNTBLANK([.F314:.F321]) &gt; 0; &quot;N/A&quot;; &quot;Pass&quot;))" office:value-type="string" office:string-value="Pass" calcext:value-type="string">
            <text:p>Pass</text:p>
          </table:table-cell>
          <table:table-cell table:formula="of:=IF(COUNTIF([.G314:.G321];&quot;Fail&quot;) &gt; 0; &quot;Fail&quot;; IF(COUNTBLANK([.G314:.G321]) &gt; 0; &quot;N/A&quot;; &quot;Pass&quot;))" office:value-type="string" office:string-value="Pass" calcext:value-type="string">
            <text:p>Pass</text:p>
          </table:table-cell>
          <table:table-cell table:formula="of:=IF(COUNTIF([.H314:.H321];&quot;Fail&quot;) &gt; 0; &quot;Fail&quot;; IF(COUNTBLANK([.H314:.H321]) &gt; 0; &quot;N/A&quot;; &quot;Pass&quot;))" office:value-type="string" office:string-value="Pass" calcext:value-type="string">
            <text:p>Pass</text:p>
          </table:table-cell>
          <table:table-cell table:formula="of:=IF(COUNTIF([.I314:.I321];&quot;Fail&quot;) &gt; 0; &quot;Fail&quot;; IF(COUNTBLANK([.I314:.I321]) &gt; 0; &quot;N/A&quot;; &quot;Pass&quot;))" office:value-type="string" office:string-value="N/A" calcext:value-type="string">
            <text:p>N/A</text:p>
          </table:table-cell>
          <table:table-cell table:formula="of:=IF(COUNTIF([.J314:.J321];&quot;Fail&quot;) &gt; 0; &quot;Fail&quot;; IF(COUNTBLANK([.J314:.J321]) &gt; 0; &quot;N/A&quot;; &quot;Pass&quot;))" office:value-type="string" office:string-value="N/A" calcext:value-type="string">
            <text:p>N/A</text:p>
          </table:table-cell>
          <table:table-cell table:formula="of:=IF(COUNTIF([.K314:.K321];&quot;Fail&quot;) &gt; 0; &quot;Fail&quot;; IF(COUNTBLANK([.K314:.K321]) &gt; 0; &quot;N/A&quot;; &quot;Pass&quot;))" office:value-type="string" office:string-value="N/A" calcext:value-type="string">
            <text:p>N/A</text:p>
          </table:table-cell>
          <table:table-cell table:formula="of:=IF(COUNTIF([.L314:.L321];&quot;Fail&quot;) &gt; 0; &quot;Fail&quot;; IF(COUNTBLANK([.L314:.L321]) &gt; 0; &quot;N/A&quot;; &quot;Pass&quot;))" office:value-type="string" office:string-value="N/A" calcext:value-type="string">
            <text:p>N/A</text:p>
          </table:table-cell>
          <table:table-cell table:formula="of:=IF(COUNTIF([.M314:.M321];&quot;Fail&quot;) &gt; 0; &quot;Fail&quot;; IF(COUNTBLANK([.M314:.M321]) &gt; 0; &quot;N/A&quot;; &quot;Pass&quot;))" office:value-type="string" office:string-value="N/A" calcext:value-type="string">
            <text:p>N/A</text:p>
          </table:table-cell>
          <table:table-cell table:formula="of:=IF(COUNTIF([.N314:.N321];&quot;Fail&quot;) &gt; 0; &quot;Fail&quot;; IF(COUNTBLANK([.N314:.N321])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32" calcext:value-type="float">
            <text:p>32</text:p>
          </table:table-cell>
          <table:table-cell office:value-type="float" office:value="1" calcext:value-type="float">
            <text:p>1</text:p>
          </table:table-cell>
          <table:table-cell table:formula="of:=COM.MICROSOFT.CONCAT([.A314]; &quot;.&quot;; [.B314])" office:value-type="string" office:string-value="32.1" calcext:value-type="string">
            <text:p>32.1</text:p>
          </table:table-cell>
          <table:table-cell office:value-type="string" calcext:value-type="string">
            <text:p>Location Name: Change the radio buttons to 'Location Name' and 'Ascending' and click save. This should sort the list by the location name (alphabetically).</text:p>
          </table:table-cell>
          <table:table-cell table:formula="of:=COM.MICROSOFT.CONCAT([.C314]; &quot; &quot;; [.D314])" office:value-type="string" office:string-value="32.1 Location Name: Change the radio buttons to 'Location Name' and 'Ascending' and click save. This should sort the list by the location name (alphabetically)." calcext:value-type="string">
            <text:p>32.1 Location Name: Change the radio buttons to 'Location Name' and 'Ascending' and click save. This should sort the list by the location nam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2" calcext:value-type="float">
            <text:p>32</text:p>
          </table:table-cell>
          <table:table-cell office:value-type="float" office:value="2" calcext:value-type="float">
            <text:p>2</text:p>
          </table:table-cell>
          <table:table-cell table:formula="of:=COM.MICROSOFT.CONCAT([.A315]; &quot;.&quot;; [.B315])" office:value-type="string" office:string-value="32.2" calcext:value-type="string">
            <text:p>32.2</text:p>
          </table:table-cell>
          <table:table-cell office:value-type="string" calcext:value-type="string">
            <text:p>Location Name: Change the radio buttons to 'Location Name' and 'Descending' and click save. This should sort the list by the location name (reverse alphabetically).</text:p>
          </table:table-cell>
          <table:table-cell table:formula="of:=COM.MICROSOFT.CONCAT([.C315]; &quot; &quot;; [.D315])" office:value-type="string" office:string-value="32.2 Location Name: Change the radio buttons to 'Location Name' and 'Descending' and click save. This should sort the list by the location name (reverse alphabetically)." calcext:value-type="string">
            <text:p>32.2 Location Name: Change the radio buttons to 'Location Name' and 'Descending' and click save. This should sort the list by the location nam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2" calcext:value-type="float">
            <text:p>32</text:p>
          </table:table-cell>
          <table:table-cell office:value-type="float" office:value="3" calcext:value-type="float">
            <text:p>3</text:p>
          </table:table-cell>
          <table:table-cell table:formula="of:=COM.MICROSOFT.CONCAT([.A316]; &quot;.&quot;; [.B316])" office:value-type="string" office:string-value="32.3" calcext:value-type="string">
            <text:p>32.3</text:p>
          </table:table-cell>
          <table:table-cell office:value-type="string" calcext:value-type="string">
            <text:p>Total Books: Change the radio buttons to 'Total Books' and 'Ascending' and click save. This should sort the list first by the total number of books in the location (smallest), then by the location name (alphabetically).</text:p>
          </table:table-cell>
          <table:table-cell table:formula="of:=COM.MICROSOFT.CONCAT([.C316]; &quot; &quot;; [.D316])" office:value-type="string" office:string-value="32.3 Total Books: Change the radio buttons to 'Total Books' and 'Ascending' and click save. This should sort the list first by the total number of books in the location (smallest), then by the location name (alphabetically)." calcext:value-type="string">
            <text:p>32.3 Total Books: Change the radio buttons to 'Total Books' and 'Ascending' and click save. This should sort the list first by the total number of books in the location (smallest), then by the location nam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2" calcext:value-type="float">
            <text:p>32</text:p>
          </table:table-cell>
          <table:table-cell office:value-type="float" office:value="4" calcext:value-type="float">
            <text:p>4</text:p>
          </table:table-cell>
          <table:table-cell table:formula="of:=COM.MICROSOFT.CONCAT([.A317]; &quot;.&quot;; [.B317])" office:value-type="string" office:string-value="32.4" calcext:value-type="string">
            <text:p>32.4</text:p>
          </table:table-cell>
          <table:table-cell office:value-type="string" calcext:value-type="string">
            <text:p>Total Books: Change the radio buttons to 'Total Books' and 'Descending' and click save. This should sort the list first by the total number of books in the location (largest), then by the location name (reverse alphabetically).</text:p>
          </table:table-cell>
          <table:table-cell table:formula="of:=COM.MICROSOFT.CONCAT([.C317]; &quot; &quot;; [.D317])" office:value-type="string" office:string-value="32.4 Total Books: Change the radio buttons to 'Total Books' and 'Descending' and click save. This should sort the list first by the total number of books in the location (largest), then by the location name (reverse alphabetically)." calcext:value-type="string">
            <text:p>32.4 Total Books: Change the radio buttons to 'Total Books' and 'Descending' and click save. This should sort the list first by the total number of books in the location (largest), then by the location nam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2" calcext:value-type="float">
            <text:p>32</text:p>
          </table:table-cell>
          <table:table-cell office:value-type="float" office:value="5" calcext:value-type="float">
            <text:p>5</text:p>
          </table:table-cell>
          <table:table-cell table:formula="of:=COM.MICROSOFT.CONCAT([.A318]; &quot;.&quot;; [.B318])" office:value-type="string" office:string-value="32.5" calcext:value-type="string">
            <text:p>32.5</text:p>
          </table:table-cell>
          <table:table-cell office:value-type="string" calcext:value-type="string">
            <text:p>Total Price: Change the radio buttons to 'Total Price' and 'Ascending' and click save. This should sort the list first by the total price of books in the location (smallest), then by the location name (alphabetically).</text:p>
          </table:table-cell>
          <table:table-cell table:formula="of:=COM.MICROSOFT.CONCAT([.C318]; &quot; &quot;; [.D318])" office:value-type="string" office:string-value="32.5 Total Price: Change the radio buttons to 'Total Price' and 'Ascending' and click save. This should sort the list first by the total price of books in the location (smallest), then by the location name (alphabetically)." calcext:value-type="string">
            <text:p>32.5 Total Price: Change the radio buttons to 'Total Price' and 'Ascending' and click save. This should sort the list first by the total price of books in the location (smallest), then by the location nam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2" calcext:value-type="float">
            <text:p>32</text:p>
          </table:table-cell>
          <table:table-cell office:value-type="float" office:value="6" calcext:value-type="float">
            <text:p>6</text:p>
          </table:table-cell>
          <table:table-cell table:formula="of:=COM.MICROSOFT.CONCAT([.A319]; &quot;.&quot;; [.B319])" office:value-type="string" office:string-value="32.6" calcext:value-type="string">
            <text:p>32.6</text:p>
          </table:table-cell>
          <table:table-cell office:value-type="string" calcext:value-type="string">
            <text:p>Total Price: Change the radio buttons to 'Total Price' and 'Descending' and click save. This should sort the list first by the total price of books in the location (largest), then by the location name (reverse alphabetically).</text:p>
          </table:table-cell>
          <table:table-cell table:formula="of:=COM.MICROSOFT.CONCAT([.C319]; &quot; &quot;; [.D319])" office:value-type="string" office:string-value="32.6 Total Price: Change the radio buttons to 'Total Price' and 'Descending' and click save. This should sort the list first by the total price of books in the location (largest), then by the location name (reverse alphabetically)." calcext:value-type="string">
            <text:p>32.6 Total Price: Change the radio buttons to 'Total Price' and 'Descending' and click save. This should sort the list first by the total price of books in the location (largest), then by the location nam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2" calcext:value-type="float">
            <text:p>32</text:p>
          </table:table-cell>
          <table:table-cell office:value-type="float" office:value="7" calcext:value-type="float">
            <text:p>7</text:p>
          </table:table-cell>
          <table:table-cell table:formula="of:=COM.MICROSOFT.CONCAT([.A320]; &quot;.&quot;; [.B320])" office:value-type="string" office:string-value="32.7" calcext:value-type="string">
            <text:p>32.7</text:p>
          </table:table-cell>
          <table:table-cell office:value-type="string" calcext:value-type="string">
            <text:p>Default: Location Name, Ascending.</text:p>
          </table:table-cell>
          <table:table-cell table:formula="of:=COM.MICROSOFT.CONCAT([.C320]; &quot; &quot;; [.D320])" office:value-type="string" office:string-value="32.7 Default: Location Name, Ascending." calcext:value-type="string">
            <text:p>32.7 Default: Location Name, Ascend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2" calcext:value-type="float">
            <text:p>32</text:p>
          </table:table-cell>
          <table:table-cell office:value-type="float" office:value="8" calcext:value-type="float">
            <text:p>8</text:p>
          </table:table-cell>
          <table:table-cell table:formula="of:=COM.MICROSOFT.CONCAT([.A321]; &quot;.&quot;; [.B321])" office:value-type="string" office:string-value="32.8" calcext:value-type="string">
            <text:p>32.8</text:p>
          </table:table-cell>
          <table:table-cell office:value-type="string" calcext:value-type="string">
            <text:p>Change the radio buttons to any options and click save. Then close the app. The defaults on the specific view will now be what the last selection was.</text:p>
          </table:table-cell>
          <table:table-cell table:formula="of:=COM.MICROSOFT.CONCAT([.C321]; &quot; &quot;; [.D321])" office:value-type="string" office:string-value="32.8 Change the radio buttons to any options and click save. Then close the app. The defaults on the specific view will now be what the last selection was." calcext:value-type="string">
            <text:p>32.8 Change the radio buttons to any options and click save. Then close the app. The defaults on the specific view will now be what the last selection wa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33" calcext:value-type="float">
            <text:p>33</text:p>
          </table:table-cell>
          <table:table-cell table:number-columns-repeated="2"/>
          <table:table-cell office:value-type="string" calcext:value-type="string">
            <text:p>Wishlist: Add new book</text:p>
          </table:table-cell>
          <table:table-cell table:formula="of:=COM.MICROSOFT.CONCAT(&quot;Test &quot;;[.A323];&quot;: &quot;;[.D323])" office:value-type="string" office:string-value="Test 33: Wishlist: Add new book" calcext:value-type="string">
            <text:p>Test 33: Wishlist: Add new book</text:p>
          </table:table-cell>
          <table:table-cell table:formula="of:=IF(COUNTIF([.F324:.F334];&quot;Fail&quot;) &gt; 0; &quot;Fail&quot;; IF(COUNTBLANK([.F324:.F334]) &gt; 0; &quot;N/A&quot;; &quot;Pass&quot;))" office:value-type="string" office:string-value="Pass" calcext:value-type="string">
            <text:p>Pass</text:p>
          </table:table-cell>
          <table:table-cell table:formula="of:=IF(COUNTIF([.G324:.G334];&quot;Fail&quot;) &gt; 0; &quot;Fail&quot;; IF(COUNTBLANK([.G324:.G334]) &gt; 0; &quot;N/A&quot;; &quot;Pass&quot;))" office:value-type="string" office:string-value="Pass" calcext:value-type="string">
            <text:p>Pass</text:p>
          </table:table-cell>
          <table:table-cell table:formula="of:=IF(COUNTIF([.H324:.H334];&quot;Fail&quot;) &gt; 0; &quot;Fail&quot;; IF(COUNTBLANK([.H324:.H334]) &gt; 0; &quot;N/A&quot;; &quot;Pass&quot;))" office:value-type="string" office:string-value="Pass" calcext:value-type="string">
            <text:p>Pass</text:p>
          </table:table-cell>
          <table:table-cell table:formula="of:=IF(COUNTIF([.I324:.I334];&quot;Fail&quot;) &gt; 0; &quot;Fail&quot;; IF(COUNTBLANK([.I324:.I334]) &gt; 0; &quot;N/A&quot;; &quot;Pass&quot;))" office:value-type="string" office:string-value="N/A" calcext:value-type="string">
            <text:p>N/A</text:p>
          </table:table-cell>
          <table:table-cell table:formula="of:=IF(COUNTIF([.J324:.J334];&quot;Fail&quot;) &gt; 0; &quot;Fail&quot;; IF(COUNTBLANK([.J324:.J334]) &gt; 0; &quot;N/A&quot;; &quot;Pass&quot;))" office:value-type="string" office:string-value="N/A" calcext:value-type="string">
            <text:p>N/A</text:p>
          </table:table-cell>
          <table:table-cell table:formula="of:=IF(COUNTIF([.K324:.K334];&quot;Fail&quot;) &gt; 0; &quot;Fail&quot;; IF(COUNTBLANK([.K324:.K334]) &gt; 0; &quot;N/A&quot;; &quot;Pass&quot;))" office:value-type="string" office:string-value="N/A" calcext:value-type="string">
            <text:p>N/A</text:p>
          </table:table-cell>
          <table:table-cell table:formula="of:=IF(COUNTIF([.L324:.L334];&quot;Fail&quot;) &gt; 0; &quot;Fail&quot;; IF(COUNTBLANK([.L324:.L334]) &gt; 0; &quot;N/A&quot;; &quot;Pass&quot;))" office:value-type="string" office:string-value="N/A" calcext:value-type="string">
            <text:p>N/A</text:p>
          </table:table-cell>
          <table:table-cell table:formula="of:=IF(COUNTIF([.M324:.M334];&quot;Fail&quot;) &gt; 0; &quot;Fail&quot;; IF(COUNTBLANK([.M324:.M334]) &gt; 0; &quot;N/A&quot;; &quot;Pass&quot;))" office:value-type="string" office:string-value="N/A" calcext:value-type="string">
            <text:p>N/A</text:p>
          </table:table-cell>
          <table:table-cell table:formula="of:=IF(COUNTIF([.N324:.N334];&quot;Fail&quot;) &gt; 0; &quot;Fail&quot;; IF(COUNTBLANK([.N324:.N334])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33" calcext:value-type="float">
            <text:p>33</text:p>
          </table:table-cell>
          <table:table-cell office:value-type="float" office:value="1" calcext:value-type="float">
            <text:p>1</text:p>
          </table:table-cell>
          <table:table-cell table:formula="of:=COM.MICROSOFT.CONCAT([.A324]; &quot;.&quot;; [.B324])" office:value-type="string" office:string-value="33.1" calcext:value-type="string">
            <text:p>33.1</text:p>
          </table:table-cell>
          <table:table-cell office:value-type="string" calcext:value-type="string">
            <text:p>Cannot save without title or book format. Popups should show that blank book title and book format are invalid.</text:p>
          </table:table-cell>
          <table:table-cell table:formula="of:=COM.MICROSOFT.CONCAT([.C324]; &quot; &quot;; [.D324])" office:value-type="string" office:string-value="33.1 Cannot save without title or book format. Popups should show that blank book title and book format are invalid." calcext:value-type="string">
            <text:p>33.1 Cannot save without title or book format. Popups should show that blank book title and book format are invali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3" calcext:value-type="float">
            <text:p>33</text:p>
          </table:table-cell>
          <table:table-cell office:value-type="float" office:value="2" calcext:value-type="float">
            <text:p>2</text:p>
          </table:table-cell>
          <table:table-cell table:formula="of:=COM.MICROSOFT.CONCAT([.A325]; &quot;.&quot;; [.B325])" office:value-type="string" office:string-value="33.2" calcext:value-type="string">
            <text:p>33.2</text:p>
          </table:table-cell>
          <table:table-cell office:value-type="string" calcext:value-type="string">
            <text:p>Cannot save without title. Popup should show that blank book title is invalid.</text:p>
          </table:table-cell>
          <table:table-cell table:formula="of:=COM.MICROSOFT.CONCAT([.C325]; &quot; &quot;; [.D325])" office:value-type="string" office:string-value="33.2 Cannot save without title. Popup should show that blank book title is invalid." calcext:value-type="string">
            <text:p>33.2 Cannot save without title. Popup should show that blank book title is invali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3" calcext:value-type="float">
            <text:p>33</text:p>
          </table:table-cell>
          <table:table-cell office:value-type="float" office:value="3" calcext:value-type="float">
            <text:p>3</text:p>
          </table:table-cell>
          <table:table-cell table:formula="of:=COM.MICROSOFT.CONCAT([.A326]; &quot;.&quot;; [.B326])" office:value-type="string" office:string-value="33.3" calcext:value-type="string">
            <text:p>33.3</text:p>
          </table:table-cell>
          <table:table-cell office:value-type="string" calcext:value-type="string">
            <text:p>Cannot save without book format. Popup should show that blank book format is invalid.</text:p>
          </table:table-cell>
          <table:table-cell table:formula="of:=COM.MICROSOFT.CONCAT([.C326]; &quot; &quot;; [.D326])" office:value-type="string" office:string-value="33.3 Cannot save without book format. Popup should show that blank book format is invalid." calcext:value-type="string">
            <text:p>33.3 Cannot save without book format. Popup should show that blank book format is invali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3" calcext:value-type="float">
            <text:p>33</text:p>
          </table:table-cell>
          <table:table-cell office:value-type="float" office:value="4" calcext:value-type="float">
            <text:p>4</text:p>
          </table:table-cell>
          <table:table-cell table:formula="of:=COM.MICROSOFT.CONCAT([.A327]; &quot;.&quot;; [.B327])" office:value-type="string" office:string-value="33.4" calcext:value-type="string">
            <text:p>33.4</text:p>
          </table:table-cell>
          <table:table-cell office:value-type="string" calcext:value-type="string">
            <text:p>Add a title and a book format and click save.</text:p>
          </table:table-cell>
          <table:table-cell table:formula="of:=COM.MICROSOFT.CONCAT([.C327]; &quot; &quot;; [.D327])" office:value-type="string" office:string-value="33.4 Add a title and a book format and click save." calcext:value-type="string">
            <text:p>33.4 Add a title and a book format and click sav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3" calcext:value-type="float">
            <text:p>33</text:p>
          </table:table-cell>
          <table:table-cell office:value-type="float" office:value="5" calcext:value-type="float">
            <text:p>5</text:p>
          </table:table-cell>
          <table:table-cell table:formula="of:=COM.MICROSOFT.CONCAT([.A328]; &quot;.&quot;; [.B328])" office:value-type="string" office:string-value="33.5" calcext:value-type="string">
            <text:p>33.5</text:p>
          </table:table-cell>
          <table:table-cell office:value-type="string" calcext:value-type="string">
            <text:p>Book title and book format should show on the main book view.</text:p>
          </table:table-cell>
          <table:table-cell table:formula="of:=COM.MICROSOFT.CONCAT([.C328]; &quot; &quot;; [.D328])" office:value-type="string" office:string-value="33.5 Book title and book format should show on the main book view." calcext:value-type="string">
            <text:p>33.5 Book title and book format should show on the main book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3" calcext:value-type="float">
            <text:p>33</text:p>
          </table:table-cell>
          <table:table-cell office:value-type="float" office:value="6" calcext:value-type="float">
            <text:p>6</text:p>
          </table:table-cell>
          <table:table-cell table:formula="of:=COM.MICROSOFT.CONCAT([.A329]; &quot;.&quot;; [.B329])" office:value-type="string" office:string-value="33.6" calcext:value-type="string">
            <text:p>33.6</text:p>
          </table:table-cell>
          <table:table-cell office:value-type="string" calcext:value-type="string">
            <text:p>Book shows up in the 'Wishlist' view.</text:p>
          </table:table-cell>
          <table:table-cell table:formula="of:=COM.MICROSOFT.CONCAT([.C329]; &quot; &quot;; [.D329])" office:value-type="string" office:string-value="33.6 Book shows up in the 'Wishlist' view." calcext:value-type="string">
            <text:p>33.6 Book shows up in the 'Wishlist'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3" calcext:value-type="float">
            <text:p>33</text:p>
          </table:table-cell>
          <table:table-cell office:value-type="float" office:value="7" calcext:value-type="float">
            <text:p>7</text:p>
          </table:table-cell>
          <table:table-cell table:formula="of:=COM.MICROSOFT.CONCAT([.A330]; &quot;.&quot;; [.B330])" office:value-type="string" office:string-value="33.7" calcext:value-type="string">
            <text:p>33.7</text:p>
          </table:table-cell>
          <table:table-cell office:value-type="string" calcext:value-type="string">
            <text:p>Book title and book format should show up on the book preview in the book list.</text:p>
          </table:table-cell>
          <table:table-cell table:formula="of:=COM.MICROSOFT.CONCAT([.C330]; &quot; &quot;; [.D330])" office:value-type="string" office:string-value="33.7 Book title and book format should show up on the book preview in the book list." calcext:value-type="string">
            <text:p>33.7 Book title and book format should show up on the book preview in the book lis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5">
          <table:table-cell office:value-type="float" office:value="33" calcext:value-type="float">
            <text:p>33</text:p>
          </table:table-cell>
          <table:table-cell office:value-type="float" office:value="8" calcext:value-type="float">
            <text:p>8</text:p>
          </table:table-cell>
          <table:table-cell table:formula="of:=COM.MICROSOFT.CONCAT([.A331]; &quot;.&quot;; [.B331])" office:value-type="string" office:string-value="33.8" calcext:value-type="string">
            <text:p>33.8</text:p>
          </table:table-cell>
          <table:table-cell office:value-type="string" calcext:value-type="string">
            <text:p>Add a 'Book Series,' 'Book Number,' 'Total Pages,' 'Where to Buy,' 'Book Publisher,' 'Book Publish Year,' 'Book Identifier,' 'Book Language,' 'Book Price,' 'Book URL,' 'Book Summary,' and 'Book Summary.' Click save. The information should be show up on the main book view. On the book preview in the 'Wishlist' view, the 'Book Publisher,' 'Book Publish Year,' 'Where to Buy,' 'Total Number of Pages,' and 'Book Format' should display.</text:p>
          </table:table-cell>
          <table:table-cell table:formula="of:=COM.MICROSOFT.CONCAT([.C331]; &quot; &quot;; [.D331])" office:value-type="string" office:string-value="33.8 Add a 'Book Series,' 'Book Number,' 'Total Pages,' 'Where to Buy,' 'Book Publisher,' 'Book Publish Year,' 'Book Identifier,' 'Book Language,' 'Book Price,' 'Book URL,' 'Book Summary,' and 'Book Summary.' Click save. The information should be show up on the main book view. On the book preview in the 'Wishlist' view, the 'Book Publisher,' 'Book Publish Year,' 'Where to Buy,' 'Total Number of Pages,' and 'Book Format' should display." calcext:value-type="string">
            <text:p>33.8 Add a 'Book Series,' 'Book Number,' 'Total Pages,' 'Where to Buy,' 'Book Publisher,' 'Book Publish Year,' 'Book Identifier,' 'Book Language,' 'Book Price,' 'Book URL,' 'Book Summary,' and 'Book Summary.' Click save. The information should be show up on the main book view. On the book preview in the 'Wishlist' view, the 'Book Publisher,' 'Book Publish Year,' 'Where to Buy,' 'Total Number of Pages,' and 'Book Format' should displa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3" calcext:value-type="float">
            <text:p>33</text:p>
          </table:table-cell>
          <table:table-cell office:value-type="float" office:value="9" calcext:value-type="float">
            <text:p>9</text:p>
          </table:table-cell>
          <table:table-cell table:formula="of:=COM.MICROSOFT.CONCAT([.A332]; &quot;.&quot;; [.B332])" office:value-type="string" office:string-value="33.9" calcext:value-type="string">
            <text:p>33.9</text:p>
          </table:table-cell>
          <table:table-cell office:value-type="string" calcext:value-type="string">
            <text:p>Click the plus button under the authors section three times to add authors. In one of the records, add an author first name and last name. Remove another one. Click save. The added author should be displayed on the main book view and on the book preview in the 'Wishlist' view.</text:p>
          </table:table-cell>
          <table:table-cell table:formula="of:=COM.MICROSOFT.CONCAT([.C332]; &quot; &quot;; [.D332])" office:value-type="string" office:string-value="33.9 Click the plus button under the authors section three times to add authors. In one of the records, add an author first name and last name. Remove another one. Click save. The added author should be displayed on the main book view and on the book preview in the 'Wishlist' view." calcext:value-type="string">
            <text:p>33.9 Click the plus button under the authors section three times to add authors. In one of the records, add an author first name and last name. Remove another one. Click save. The added author should be displayed on the main book view and on the book preview in the 'Wishlist'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3" calcext:value-type="float">
            <text:p>33</text:p>
          </table:table-cell>
          <table:table-cell office:value-type="float" office:value="10" calcext:value-type="float">
            <text:p>10</text:p>
          </table:table-cell>
          <table:table-cell table:formula="of:=COM.MICROSOFT.CONCAT([.A333]; &quot;.&quot;; [.B333])" office:value-type="string" office:string-value="33.10" calcext:value-type="string">
            <text:p>33.10</text:p>
          </table:table-cell>
          <table:table-cell office:value-type="string" calcext:value-type="string">
            <text:p>Add another author and click save. There should be two authors in the lists.</text:p>
          </table:table-cell>
          <table:table-cell table:formula="of:=COM.MICROSOFT.CONCAT([.C333]; &quot; &quot;; [.D333])" office:value-type="string" office:string-value="33.10 Add another author and click save. There should be two authors in the lists." calcext:value-type="string">
            <text:p>33.10 Add another author and click save. There should be two authors in the list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3" calcext:value-type="float">
            <text:p>33</text:p>
          </table:table-cell>
          <table:table-cell office:value-type="float" office:value="11" calcext:value-type="float">
            <text:p>11</text:p>
          </table:table-cell>
          <table:table-cell table:formula="of:=COM.MICROSOFT.CONCAT([.A334]; &quot;.&quot;; [.B334])" office:value-type="string" office:string-value="33.11" calcext:value-type="string">
            <text:p>33.11</text:p>
          </table:table-cell>
          <table:table-cell office:value-type="string" calcext:value-type="string">
            <text:p>Remove one of the authors. The removed author should not longer show in the lists.</text:p>
          </table:table-cell>
          <table:table-cell table:formula="of:=COM.MICROSOFT.CONCAT([.C334]; &quot; &quot;; [.D334])" office:value-type="string" office:string-value="33.11 Remove one of the authors. The removed author should not longer show in the lists." calcext:value-type="string">
            <text:p>33.11 Remove one of the authors. The removed author should not longer show in the list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table:style-name="ce6" table:number-columns-repeated="4"/>
          <table:table-cell table:style-name="ce2"/>
          <table:table-cell table:style-name="ce5" office:value-type="string" calcext:value-type="string">
            <text:p>P</text:p>
          </table:table-cell>
          <table:table-cell table:style-name="ce5" table:number-columns-repeated="8"/>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34" calcext:value-type="float">
            <text:p>34</text:p>
          </table:table-cell>
          <table:table-cell table:number-columns-repeated="2"/>
          <table:table-cell office:value-type="string" calcext:value-type="string">
            <text:p>Wishlist: Add to library</text:p>
          </table:table-cell>
          <table:table-cell table:formula="of:=COM.MICROSOFT.CONCAT(&quot;Test &quot;;[.A336];&quot;: &quot;;[.D336])" office:value-type="string" office:string-value="Test 34: Wishlist: Add to library" calcext:value-type="string">
            <text:p>Test 34: Wishlist: Add to library</text:p>
          </table:table-cell>
          <table:table-cell table:formula="of:=IF(COUNTIF([.F337:.F338];&quot;Fail&quot;) &gt; 0; &quot;Fail&quot;; IF(COUNTBLANK([.F337:.F338]) &gt; 0; &quot;N/A&quot;; &quot;Pass&quot;))" office:value-type="string" office:string-value="Pass" calcext:value-type="string">
            <text:p>Pass</text:p>
          </table:table-cell>
          <table:table-cell table:formula="of:=IF(COUNTIF([.G337:.G338];&quot;Fail&quot;) &gt; 0; &quot;Fail&quot;; IF(COUNTBLANK([.G337:.G338]) &gt; 0; &quot;N/A&quot;; &quot;Pass&quot;))" office:value-type="string" office:string-value="Pass" calcext:value-type="string">
            <text:p>Pass</text:p>
          </table:table-cell>
          <table:table-cell table:formula="of:=IF(COUNTIF([.H337:.H338];&quot;Fail&quot;) &gt; 0; &quot;Fail&quot;; IF(COUNTBLANK([.H337:.H338]) &gt; 0; &quot;N/A&quot;; &quot;Pass&quot;))" office:value-type="string" office:string-value="Pass" calcext:value-type="string">
            <text:p>Pass</text:p>
          </table:table-cell>
          <table:table-cell table:formula="of:=IF(COUNTIF([.I337:.I338];&quot;Fail&quot;) &gt; 0; &quot;Fail&quot;; IF(COUNTBLANK([.I337:.I338]) &gt; 0; &quot;N/A&quot;; &quot;Pass&quot;))" office:value-type="string" office:string-value="N/A" calcext:value-type="string">
            <text:p>N/A</text:p>
          </table:table-cell>
          <table:table-cell table:formula="of:=IF(COUNTIF([.J337:.J338];&quot;Fail&quot;) &gt; 0; &quot;Fail&quot;; IF(COUNTBLANK([.J337:.J338]) &gt; 0; &quot;N/A&quot;; &quot;Pass&quot;))" office:value-type="string" office:string-value="N/A" calcext:value-type="string">
            <text:p>N/A</text:p>
          </table:table-cell>
          <table:table-cell table:formula="of:=IF(COUNTIF([.K337:.K338];&quot;Fail&quot;) &gt; 0; &quot;Fail&quot;; IF(COUNTBLANK([.K337:.K338]) &gt; 0; &quot;N/A&quot;; &quot;Pass&quot;))" office:value-type="string" office:string-value="N/A" calcext:value-type="string">
            <text:p>N/A</text:p>
          </table:table-cell>
          <table:table-cell table:formula="of:=IF(COUNTIF([.L337:.L338];&quot;Fail&quot;) &gt; 0; &quot;Fail&quot;; IF(COUNTBLANK([.L337:.L338]) &gt; 0; &quot;N/A&quot;; &quot;Pass&quot;))" office:value-type="string" office:string-value="N/A" calcext:value-type="string">
            <text:p>N/A</text:p>
          </table:table-cell>
          <table:table-cell table:formula="of:=IF(COUNTIF([.M337:.M338];&quot;Fail&quot;) &gt; 0; &quot;Fail&quot;; IF(COUNTBLANK([.M337:.M338]) &gt; 0; &quot;N/A&quot;; &quot;Pass&quot;))" office:value-type="string" office:string-value="N/A" calcext:value-type="string">
            <text:p>N/A</text:p>
          </table:table-cell>
          <table:table-cell table:formula="of:=IF(COUNTIF([.N337:.N338];&quot;Fail&quot;) &gt; 0; &quot;Fail&quot;; IF(COUNTBLANK([.N337:.N338])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3">
          <table:table-cell office:value-type="float" office:value="34" calcext:value-type="float">
            <text:p>34</text:p>
          </table:table-cell>
          <table:table-cell office:value-type="float" office:value="1" calcext:value-type="float">
            <text:p>1</text:p>
          </table:table-cell>
          <table:table-cell table:formula="of:=COM.MICROSOFT.CONCAT([.A337]; &quot;.&quot;; [.B337])" office:value-type="string" office:string-value="34.1" calcext:value-type="string">
            <text:p>34.1</text:p>
          </table:table-cell>
          <table:table-cell office:value-type="string" calcext:value-type="string">
            <text:p>Click 'Add to Library.' A popup should display asking if you want to move the book to your library. Click no. Another popup should display saying action was canceled. The book should still be in the Wishlist and you should still be on the main book view.</text:p>
          </table:table-cell>
          <table:table-cell table:formula="of:=COM.MICROSOFT.CONCAT([.C337]; &quot; &quot;; [.D337])" office:value-type="string" office:string-value="34.1 Click 'Add to Library.' A popup should display asking if you want to move the book to your library. Click no. Another popup should display saying action was canceled. The book should still be in the Wishlist and you should still be on the main book view." calcext:value-type="string">
            <text:p>34.1 Click 'Add to Library.' A popup should display asking if you want to move the book to your library. Click no. Another popup should display saying action was canceled. The book should still be in the Wishlist and you should still be on the main book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5">
          <table:table-cell office:value-type="float" office:value="34" calcext:value-type="float">
            <text:p>34</text:p>
          </table:table-cell>
          <table:table-cell office:value-type="float" office:value="2" calcext:value-type="float">
            <text:p>2</text:p>
          </table:table-cell>
          <table:table-cell table:formula="of:=COM.MICROSOFT.CONCAT([.A338]; &quot;.&quot;; [.B338])" office:value-type="string" office:string-value="34.2" calcext:value-type="string">
            <text:p>34.2</text:p>
          </table:table-cell>
          <table:table-cell office:value-type="string" calcext:value-type="string">
            <text:p>Click 'Add to Library' again. This time, click yes. A popup will show up saying the book was moved to the library and the Wishlist item was deleted. You should be navigated back to the 'Wishlist' view and the moved book should not be in the list. It should show up in the 'To Be Read' view and 'All Books' view. Also, a new series and author will be created if the names do not match existing records. If the names do match, the Wishlist book will be added to the existing series and/or author.</text:p>
          </table:table-cell>
          <table:table-cell table:formula="of:=COM.MICROSOFT.CONCAT([.C338]; &quot; &quot;; [.D338])" office:value-type="string" office:string-value="34.2 Click 'Add to Library' again. This time, click yes. A popup will show up saying the book was moved to the library and the Wishlist item was deleted. You should be navigated back to the 'Wishlist' view and the moved book should not be in the list. It should show up in the 'To Be Read' view and 'All Books' view. Also, a new series and author will be created if the names do not match existing records. If the names do match, the Wishlist book will be added to the existing series and/or author." calcext:value-type="string">
            <text:p>34.2 Click 'Add to Library' again. This time, click yes. A popup will show up saying the book was moved to the library and the Wishlist item was deleted. You should be navigated back to the 'Wishlist' view and the moved book should not be in the list. It should show up in the 'To Be Read' view and 'All Books' view. Also, a new series and author will be created if the names do not match existing records. If the names do match, the Wishlist book will be added to the existing series and/or author.</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35" calcext:value-type="float">
            <text:p>35</text:p>
          </table:table-cell>
          <table:table-cell table:number-columns-repeated="2"/>
          <table:table-cell office:value-type="string" calcext:value-type="string">
            <text:p>Wishlist: Delete book</text:p>
          </table:table-cell>
          <table:table-cell table:formula="of:=COM.MICROSOFT.CONCAT(&quot;Test &quot;;[.A340];&quot;: &quot;;[.D340])" office:value-type="string" office:string-value="Test 35: Wishlist: Delete book" calcext:value-type="string">
            <text:p>Test 35: Wishlist: Delete book</text:p>
          </table:table-cell>
          <table:table-cell table:formula="of:=IF(COUNTIF([.F341:.F342];&quot;Fail&quot;) &gt; 0; &quot;Fail&quot;; IF(COUNTBLANK([.F341:.F342]) &gt; 0; &quot;N/A&quot;; &quot;Pass&quot;))" office:value-type="string" office:string-value="Pass" calcext:value-type="string">
            <text:p>Pass</text:p>
          </table:table-cell>
          <table:table-cell table:formula="of:=IF(COUNTIF([.G341:.G342];&quot;Fail&quot;) &gt; 0; &quot;Fail&quot;; IF(COUNTBLANK([.G341:.G342]) &gt; 0; &quot;N/A&quot;; &quot;Pass&quot;))" office:value-type="string" office:string-value="Pass" calcext:value-type="string">
            <text:p>Pass</text:p>
          </table:table-cell>
          <table:table-cell table:formula="of:=IF(COUNTIF([.H341:.H342];&quot;Fail&quot;) &gt; 0; &quot;Fail&quot;; IF(COUNTBLANK([.H341:.H342]) &gt; 0; &quot;N/A&quot;; &quot;Pass&quot;))" office:value-type="string" office:string-value="Pass" calcext:value-type="string">
            <text:p>Pass</text:p>
          </table:table-cell>
          <table:table-cell table:formula="of:=IF(COUNTIF([.I341:.I342];&quot;Fail&quot;) &gt; 0; &quot;Fail&quot;; IF(COUNTBLANK([.I341:.I342]) &gt; 0; &quot;N/A&quot;; &quot;Pass&quot;))" office:value-type="string" office:string-value="N/A" calcext:value-type="string">
            <text:p>N/A</text:p>
          </table:table-cell>
          <table:table-cell table:formula="of:=IF(COUNTIF([.J341:.J342];&quot;Fail&quot;) &gt; 0; &quot;Fail&quot;; IF(COUNTBLANK([.J341:.J342]) &gt; 0; &quot;N/A&quot;; &quot;Pass&quot;))" office:value-type="string" office:string-value="N/A" calcext:value-type="string">
            <text:p>N/A</text:p>
          </table:table-cell>
          <table:table-cell table:formula="of:=IF(COUNTIF([.K341:.K342];&quot;Fail&quot;) &gt; 0; &quot;Fail&quot;; IF(COUNTBLANK([.K341:.K342]) &gt; 0; &quot;N/A&quot;; &quot;Pass&quot;))" office:value-type="string" office:string-value="N/A" calcext:value-type="string">
            <text:p>N/A</text:p>
          </table:table-cell>
          <table:table-cell table:formula="of:=IF(COUNTIF([.L341:.L342];&quot;Fail&quot;) &gt; 0; &quot;Fail&quot;; IF(COUNTBLANK([.L341:.L342]) &gt; 0; &quot;N/A&quot;; &quot;Pass&quot;))" office:value-type="string" office:string-value="N/A" calcext:value-type="string">
            <text:p>N/A</text:p>
          </table:table-cell>
          <table:table-cell table:formula="of:=IF(COUNTIF([.M341:.M342];&quot;Fail&quot;) &gt; 0; &quot;Fail&quot;; IF(COUNTBLANK([.M341:.M342]) &gt; 0; &quot;N/A&quot;; &quot;Pass&quot;))" office:value-type="string" office:string-value="N/A" calcext:value-type="string">
            <text:p>N/A</text:p>
          </table:table-cell>
          <table:table-cell table:formula="of:=IF(COUNTIF([.N341:.N342];&quot;Fail&quot;) &gt; 0; &quot;Fail&quot;; IF(COUNTBLANK([.N341:.N342])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3">
          <table:table-cell office:value-type="float" office:value="35" calcext:value-type="float">
            <text:p>35</text:p>
          </table:table-cell>
          <table:table-cell office:value-type="float" office:value="1" calcext:value-type="float">
            <text:p>1</text:p>
          </table:table-cell>
          <table:table-cell table:formula="of:=COM.MICROSOFT.CONCAT([.A341]; &quot;.&quot;; [.B341])" office:value-type="string" office:string-value="35.1" calcext:value-type="string">
            <text:p>35.1</text:p>
          </table:table-cell>
          <table:table-cell office:value-type="string" calcext:value-type="string">
            <text:p>Click 'Delete Book.' You should get a popup asking if you are sure you want to delete the book. Click no. You should get a popup saying the action was canceled and you should stay on the main book view, and the book should not be deleted.</text:p>
          </table:table-cell>
          <table:table-cell table:formula="of:=COM.MICROSOFT.CONCAT([.C341]; &quot; &quot;; [.D341])" office:value-type="string" office:string-value="35.1 Click 'Delete Book.' You should get a popup asking if you are sure you want to delete the book. Click no. You should get a popup saying the action was canceled and you should stay on the main book view, and the book should not be deleted." calcext:value-type="string">
            <text:p>35.1 Click 'Delete Book.' You should get a popup asking if you are sure you want to delete the book. Click no. You should get a popup saying the action was canceled and you should stay on the main book view, and the book should not be dele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5" calcext:value-type="float">
            <text:p>35</text:p>
          </table:table-cell>
          <table:table-cell office:value-type="float" office:value="2" calcext:value-type="float">
            <text:p>2</text:p>
          </table:table-cell>
          <table:table-cell table:formula="of:=COM.MICROSOFT.CONCAT([.A342]; &quot;.&quot;; [.B342])" office:value-type="string" office:string-value="35.2" calcext:value-type="string">
            <text:p>35.2</text:p>
          </table:table-cell>
          <table:table-cell office:value-type="string" calcext:value-type="string">
            <text:p>Click 'Delete Book' again. This time, click yes on the popup. You should get a popup saying the book was deleted. You should be navigated back to the 'Wishlist' view and the Wishlist book should no longer be found.</text:p>
          </table:table-cell>
          <table:table-cell table:formula="of:=COM.MICROSOFT.CONCAT([.C342]; &quot; &quot;; [.D342])" office:value-type="string" office:string-value="35.2 Click 'Delete Book' again. This time, click yes on the popup. You should get a popup saying the book was deleted. You should be navigated back to the 'Wishlist' view and the Wishlist book should no longer be found." calcext:value-type="string">
            <text:p>35.2 Click 'Delete Book' again. This time, click yes on the popup. You should get a popup saying the book was deleted. You should be navigated back to the 'Wishlist' view and the Wishlist book should no longer be foun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36" calcext:value-type="float">
            <text:p>36</text:p>
          </table:table-cell>
          <table:table-cell table:number-columns-repeated="2"/>
          <table:table-cell office:value-type="string" calcext:value-type="string">
            <text:p>Wishlist: Share book</text:p>
          </table:table-cell>
          <table:table-cell table:formula="of:=COM.MICROSOFT.CONCAT(&quot;Test &quot;;[.A344];&quot;: &quot;;[.D344])" office:value-type="string" office:string-value="Test 36: Wishlist: Share book" calcext:value-type="string">
            <text:p>Test 36: Wishlist: Share book</text:p>
          </table:table-cell>
          <table:table-cell table:formula="of:=IF(COUNTIF([.F345:.F350];&quot;Fail&quot;) &gt; 0; &quot;Fail&quot;; IF(COUNTBLANK([.F345:.F350]) &gt; 0; &quot;N/A&quot;; &quot;Pass&quot;))" office:value-type="string" office:string-value="Pass" calcext:value-type="string">
            <text:p>Pass</text:p>
          </table:table-cell>
          <table:table-cell table:formula="of:=IF(COUNTIF([.G345:.G350];&quot;Fail&quot;) &gt; 0; &quot;Fail&quot;; IF(COUNTBLANK([.G345:.G350]) &gt; 0; &quot;N/A&quot;; &quot;Pass&quot;))" office:value-type="string" office:string-value="Pass" calcext:value-type="string">
            <text:p>Pass</text:p>
          </table:table-cell>
          <table:table-cell table:formula="of:=IF(COUNTIF([.H345:.H350];&quot;Fail&quot;) &gt; 0; &quot;Fail&quot;; IF(COUNTBLANK([.H345:.H350]) &gt; 0; &quot;N/A&quot;; &quot;Pass&quot;))" office:value-type="string" office:string-value="Pass" calcext:value-type="string">
            <text:p>Pass</text:p>
          </table:table-cell>
          <table:table-cell table:formula="of:=IF(COUNTIF([.I345:.I350];&quot;Fail&quot;) &gt; 0; &quot;Fail&quot;; IF(COUNTBLANK([.I345:.I350]) &gt; 0; &quot;N/A&quot;; &quot;Pass&quot;))" office:value-type="string" office:string-value="N/A" calcext:value-type="string">
            <text:p>N/A</text:p>
          </table:table-cell>
          <table:table-cell table:formula="of:=IF(COUNTIF([.J345:.J350];&quot;Fail&quot;) &gt; 0; &quot;Fail&quot;; IF(COUNTBLANK([.J345:.J350]) &gt; 0; &quot;N/A&quot;; &quot;Pass&quot;))" office:value-type="string" office:string-value="N/A" calcext:value-type="string">
            <text:p>N/A</text:p>
          </table:table-cell>
          <table:table-cell table:formula="of:=IF(COUNTIF([.K345:.K350];&quot;Fail&quot;) &gt; 0; &quot;Fail&quot;; IF(COUNTBLANK([.K345:.K350]) &gt; 0; &quot;N/A&quot;; &quot;Pass&quot;))" office:value-type="string" office:string-value="N/A" calcext:value-type="string">
            <text:p>N/A</text:p>
          </table:table-cell>
          <table:table-cell table:formula="of:=IF(COUNTIF([.L345:.L350];&quot;Fail&quot;) &gt; 0; &quot;Fail&quot;; IF(COUNTBLANK([.L345:.L350]) &gt; 0; &quot;N/A&quot;; &quot;Pass&quot;))" office:value-type="string" office:string-value="N/A" calcext:value-type="string">
            <text:p>N/A</text:p>
          </table:table-cell>
          <table:table-cell table:formula="of:=IF(COUNTIF([.M345:.M350];&quot;Fail&quot;) &gt; 0; &quot;Fail&quot;; IF(COUNTBLANK([.M345:.M350]) &gt; 0; &quot;N/A&quot;; &quot;Pass&quot;))" office:value-type="string" office:string-value="N/A" calcext:value-type="string">
            <text:p>N/A</text:p>
          </table:table-cell>
          <table:table-cell table:formula="of:=IF(COUNTIF([.N345:.N350];&quot;Fail&quot;) &gt; 0; &quot;Fail&quot;; IF(COUNTBLANK([.N345:.N350])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36" calcext:value-type="float">
            <text:p>36</text:p>
          </table:table-cell>
          <table:table-cell office:value-type="float" office:value="1" calcext:value-type="float">
            <text:p>1</text:p>
          </table:table-cell>
          <table:table-cell table:formula="of:=COM.MICROSOFT.CONCAT([.A345]; &quot;.&quot;; [.B345])" office:value-type="string" office:string-value="36.1" calcext:value-type="string">
            <text:p>36.1</text:p>
          </table:table-cell>
          <table:table-cell office:value-type="string" calcext:value-type="string">
            <text:p>Click the icon in a book.</text:p>
          </table:table-cell>
          <table:table-cell table:formula="of:=COM.MICROSOFT.CONCAT([.C345]; &quot; &quot;; [.D345])" office:value-type="string" office:string-value="36.1 Click the icon in a book." calcext:value-type="string">
            <text:p>36.1 Click the icon in a boo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6" calcext:value-type="float">
            <text:p>36</text:p>
          </table:table-cell>
          <table:table-cell office:value-type="float" office:value="2" calcext:value-type="float">
            <text:p>2</text:p>
          </table:table-cell>
          <table:table-cell table:formula="of:=COM.MICROSOFT.CONCAT([.A346]; &quot;.&quot;; [.B346])" office:value-type="string" office:string-value="36.2" calcext:value-type="string">
            <text:p>36.2</text:p>
          </table:table-cell>
          <table:table-cell office:value-type="string" calcext:value-type="string">
            <text:p>If there is just a book title, you will only see a book title to copy.</text:p>
          </table:table-cell>
          <table:table-cell table:formula="of:=COM.MICROSOFT.CONCAT([.C346]; &quot; &quot;; [.D346])" office:value-type="string" office:string-value="36.2 If there is just a book title, you will only see a book title to copy." calcext:value-type="string">
            <text:p>36.2 If there is just a book title, you will only see a book title to cop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6" calcext:value-type="float">
            <text:p>36</text:p>
          </table:table-cell>
          <table:table-cell office:value-type="float" office:value="3" calcext:value-type="float">
            <text:p>3</text:p>
          </table:table-cell>
          <table:table-cell table:formula="of:=COM.MICROSOFT.CONCAT([.A347]; &quot;.&quot;; [.B347])" office:value-type="string" office:string-value="36.3" calcext:value-type="string">
            <text:p>36.3</text:p>
          </table:table-cell>
          <table:table-cell office:value-type="string" calcext:value-type="string">
            <text:p>If there is a book title and one author, you will see book title by author.</text:p>
          </table:table-cell>
          <table:table-cell table:formula="of:=COM.MICROSOFT.CONCAT([.C347]; &quot; &quot;; [.D347])" office:value-type="string" office:string-value="36.3 If there is a book title and one author, you will see book title by author." calcext:value-type="string">
            <text:p>36.3 If there is a book title and one author, you will see book title by author.</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6" calcext:value-type="float">
            <text:p>36</text:p>
          </table:table-cell>
          <table:table-cell office:value-type="float" office:value="4" calcext:value-type="float">
            <text:p>4</text:p>
          </table:table-cell>
          <table:table-cell table:formula="of:=COM.MICROSOFT.CONCAT([.A348]; &quot;.&quot;; [.B348])" office:value-type="string" office:string-value="36.4" calcext:value-type="string">
            <text:p>36.4</text:p>
          </table:table-cell>
          <table:table-cell office:value-type="string" calcext:value-type="string">
            <text:p>If there is a book title and more than one author, you will see book title by author, et al.</text:p>
          </table:table-cell>
          <table:table-cell table:formula="of:=COM.MICROSOFT.CONCAT([.C348]; &quot; &quot;; [.D348])" office:value-type="string" office:string-value="36.4 If there is a book title and more than one author, you will see book title by author, et al." calcext:value-type="string">
            <text:p>36.4 If there is a book title and more than one author, you will see book title by author, et al.</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6" calcext:value-type="float">
            <text:p>36</text:p>
          </table:table-cell>
          <table:table-cell office:value-type="float" office:value="5" calcext:value-type="float">
            <text:p>5</text:p>
          </table:table-cell>
          <table:table-cell table:formula="of:=COM.MICROSOFT.CONCAT([.A349]; &quot;.&quot;; [.B349])" office:value-type="string" office:string-value="36.5" calcext:value-type="string">
            <text:p>36.5</text:p>
          </table:table-cell>
          <table:table-cell office:value-type="string" calcext:value-type="string">
            <text:p>If there is a book title and author/s and a URL, you will see book title by author (book URL).</text:p>
          </table:table-cell>
          <table:table-cell table:formula="of:=COM.MICROSOFT.CONCAT([.C349]; &quot; &quot;; [.D349])" office:value-type="string" office:string-value="36.5 If there is a book title and author/s and a URL, you will see book title by author (book URL)." calcext:value-type="string">
            <text:p>36.5 If there is a book title and author/s and a URL, you will see book title by author (book URL).</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6" calcext:value-type="float">
            <text:p>36</text:p>
          </table:table-cell>
          <table:table-cell office:value-type="float" office:value="6" calcext:value-type="float">
            <text:p>6</text:p>
          </table:table-cell>
          <table:table-cell table:formula="of:=COM.MICROSOFT.CONCAT([.A350]; &quot;.&quot;; [.B350])" office:value-type="string" office:string-value="36.6" calcext:value-type="string">
            <text:p>36.6</text:p>
          </table:table-cell>
          <table:table-cell office:value-type="string" calcext:value-type="string">
            <text:p>If there is a book title and a URL (no author/s), you will see book tile (book URL).</text:p>
          </table:table-cell>
          <table:table-cell table:formula="of:=COM.MICROSOFT.CONCAT([.C350]; &quot; &quot;; [.D350])" office:value-type="string" office:string-value="36.6 If there is a book title and a URL (no author/s), you will see book tile (book URL)." calcext:value-type="string">
            <text:p>36.6 If there is a book title and a URL (no author/s), you will see book tile (book URL).</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37" calcext:value-type="float">
            <text:p>37</text:p>
          </table:table-cell>
          <table:table-cell table:number-columns-repeated="2"/>
          <table:table-cell office:value-type="string" calcext:value-type="string">
            <text:p>Wishlist: Filtering Wishlist</text:p>
          </table:table-cell>
          <table:table-cell table:formula="of:=COM.MICROSOFT.CONCAT(&quot;Test &quot;;[.A352];&quot;: &quot;;[.D352])" office:value-type="string" office:string-value="Test 37: Wishlist: Filtering Wishlist" calcext:value-type="string">
            <text:p>Test 37: Wishlist: Filtering Wishlist</text:p>
          </table:table-cell>
          <table:table-cell table:formula="of:=IF(COUNTIF([.F353:.F381];&quot;Fail&quot;) &gt; 0; &quot;Fail&quot;; IF(COUNTBLANK([.F353:.F381]) &gt; 0; &quot;N/A&quot;; &quot;Pass&quot;))" office:value-type="string" office:string-value="Pass" calcext:value-type="string">
            <text:p>Pass</text:p>
          </table:table-cell>
          <table:table-cell table:formula="of:=IF(COUNTIF([.G353:.G381];&quot;Fail&quot;) &gt; 0; &quot;Fail&quot;; IF(COUNTBLANK([.G353:.G381]) &gt; 0; &quot;N/A&quot;; &quot;Pass&quot;))" office:value-type="string" office:string-value="Pass" calcext:value-type="string">
            <text:p>Pass</text:p>
          </table:table-cell>
          <table:table-cell table:formula="of:=IF(COUNTIF([.H353:.H381];&quot;Fail&quot;) &gt; 0; &quot;Fail&quot;; IF(COUNTBLANK([.H353:.H381]) &gt; 0; &quot;N/A&quot;; &quot;Pass&quot;))" office:value-type="string" office:string-value="Pass" calcext:value-type="string">
            <text:p>Pass</text:p>
          </table:table-cell>
          <table:table-cell table:formula="of:=IF(COUNTIF([.I353:.I381];&quot;Fail&quot;) &gt; 0; &quot;Fail&quot;; IF(COUNTBLANK([.I353:.I381]) &gt; 0; &quot;N/A&quot;; &quot;Pass&quot;))" office:value-type="string" office:string-value="N/A" calcext:value-type="string">
            <text:p>N/A</text:p>
          </table:table-cell>
          <table:table-cell table:formula="of:=IF(COUNTIF([.J353:.J381];&quot;Fail&quot;) &gt; 0; &quot;Fail&quot;; IF(COUNTBLANK([.J353:.J381]) &gt; 0; &quot;N/A&quot;; &quot;Pass&quot;))" office:value-type="string" office:string-value="N/A" calcext:value-type="string">
            <text:p>N/A</text:p>
          </table:table-cell>
          <table:table-cell table:formula="of:=IF(COUNTIF([.K353:.K381];&quot;Fail&quot;) &gt; 0; &quot;Fail&quot;; IF(COUNTBLANK([.K353:.K381]) &gt; 0; &quot;N/A&quot;; &quot;Pass&quot;))" office:value-type="string" office:string-value="N/A" calcext:value-type="string">
            <text:p>N/A</text:p>
          </table:table-cell>
          <table:table-cell table:formula="of:=IF(COUNTIF([.L353:.L381];&quot;Fail&quot;) &gt; 0; &quot;Fail&quot;; IF(COUNTBLANK([.L353:.L381]) &gt; 0; &quot;N/A&quot;; &quot;Pass&quot;))" office:value-type="string" office:string-value="N/A" calcext:value-type="string">
            <text:p>N/A</text:p>
          </table:table-cell>
          <table:table-cell table:formula="of:=IF(COUNTIF([.M353:.M381];&quot;Fail&quot;) &gt; 0; &quot;Fail&quot;; IF(COUNTBLANK([.M353:.M381]) &gt; 0; &quot;N/A&quot;; &quot;Pass&quot;))" office:value-type="string" office:string-value="N/A" calcext:value-type="string">
            <text:p>N/A</text:p>
          </table:table-cell>
          <table:table-cell table:formula="of:=IF(COUNTIF([.N353:.N381];&quot;Fail&quot;) &gt; 0; &quot;Fail&quot;; IF(COUNTBLANK([.N353:.N381])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3">
          <table:table-cell office:value-type="float" office:value="37" calcext:value-type="float">
            <text:p>37</text:p>
          </table:table-cell>
          <table:table-cell office:value-type="float" office:value="1" calcext:value-type="float">
            <text:p>1</text:p>
          </table:table-cell>
          <table:table-cell table:formula="of:=COM.MICROSOFT.CONCAT([.A353]; &quot;.&quot;; [.B353])" office:value-type="string" office:string-value="37.1" calcext:value-type="string">
            <text:p>37.1</text:p>
          </table:table-cell>
          <table:table-cell office:value-type="string" calcext:value-type="string">
            <text:p>Authors: The default will be 'All Authors' and will display all the books in the list, regardless of the author name (or lack there of). Change the filter to 'No Author' and click save. This should only display books without authors listed.</text:p>
          </table:table-cell>
          <table:table-cell table:formula="of:=COM.MICROSOFT.CONCAT([.C353]; &quot; &quot;; [.D353])" office:value-type="string" office:string-value="37.1 Authors: The default will be 'All Authors' and will display all the books in the list, regardless of the author name (or lack there of). Change the filter to 'No Author' and click save. This should only display books without authors listed." calcext:value-type="string">
            <text:p>37.1 Authors: The default will be 'All Authors' and will display all the books in the list, regardless of the author name (or lack there of). Change the filter to 'No Author' and click save. This should only display books without authors lis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2" calcext:value-type="float">
            <text:p>2</text:p>
          </table:table-cell>
          <table:table-cell table:formula="of:=COM.MICROSOFT.CONCAT([.A354]; &quot;.&quot;; [.B354])" office:value-type="string" office:string-value="37.2" calcext:value-type="string">
            <text:p>37.2</text:p>
          </table:table-cell>
          <table:table-cell office:value-type="string" calcext:value-type="string">
            <text:p>Authors: Change the filter to any of the other listed authors and click save. This should only display books with that author listed.</text:p>
          </table:table-cell>
          <table:table-cell table:formula="of:=COM.MICROSOFT.CONCAT([.C354]; &quot; &quot;; [.D354])" office:value-type="string" office:string-value="37.2 Authors: Change the filter to any of the other listed authors and click save. This should only display books with that author listed." calcext:value-type="string">
            <text:p>37.2 Authors: Change the filter to any of the other listed authors and click save. This should only display books with that author lis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3" calcext:value-type="float">
            <text:p>3</text:p>
          </table:table-cell>
          <table:table-cell table:formula="of:=COM.MICROSOFT.CONCAT([.A355]; &quot;.&quot;; [.B355])" office:value-type="string" office:string-value="37.3" calcext:value-type="string">
            <text:p>37.3</text:p>
          </table:table-cell>
          <table:table-cell office:value-type="string" calcext:value-type="string">
            <text:p>Authors: Change the filter to 'All Authors' and click Save. This should reset the list back.</text:p>
          </table:table-cell>
          <table:table-cell table:formula="of:=COM.MICROSOFT.CONCAT([.C355]; &quot; &quot;; [.D355])" office:value-type="string" office:string-value="37.3 Authors: Change the filter to 'All Authors' and click Save. This should reset the list back." calcext:value-type="string">
            <text:p>37.3 Authors: Change the filter to 'All Authors' and click Save. This should reset the list bac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7" calcext:value-type="float">
            <text:p>37</text:p>
          </table:table-cell>
          <table:table-cell office:value-type="float" office:value="4" calcext:value-type="float">
            <text:p>4</text:p>
          </table:table-cell>
          <table:table-cell table:formula="of:=COM.MICROSOFT.CONCAT([.A356]; &quot;.&quot;; [.B356])" office:value-type="string" office:string-value="37.4" calcext:value-type="string">
            <text:p>37.4</text:p>
          </table:table-cell>
          <table:table-cell office:value-type="string" calcext:value-type="string">
            <text:p>Publishers: The default will be 'All Publishers' and will display all books in the list, regardless of the publisher (or lack there of). Change the filter to 'No Publisher' and click save. This should only display books without publishers listed.</text:p>
          </table:table-cell>
          <table:table-cell table:formula="of:=COM.MICROSOFT.CONCAT([.C356]; &quot; &quot;; [.D356])" office:value-type="string" office:string-value="37.4 Publishers: The default will be 'All Publishers' and will display all books in the list, regardless of the publisher (or lack there of). Change the filter to 'No Publisher' and click save. This should only display books without publishers listed." calcext:value-type="string">
            <text:p>37.4 Publishers: The default will be 'All Publishers' and will display all books in the list, regardless of the publisher (or lack there of). Change the filter to 'No Publisher' and click save. This should only display books without publishers lis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5" calcext:value-type="float">
            <text:p>5</text:p>
          </table:table-cell>
          <table:table-cell table:formula="of:=COM.MICROSOFT.CONCAT([.A357]; &quot;.&quot;; [.B357])" office:value-type="string" office:string-value="37.5" calcext:value-type="string">
            <text:p>37.5</text:p>
          </table:table-cell>
          <table:table-cell office:value-type="string" calcext:value-type="string">
            <text:p>Publishers: Change the filter to any of the other listed publishers and click save. This should only display books with that publisher listed.</text:p>
          </table:table-cell>
          <table:table-cell table:formula="of:=COM.MICROSOFT.CONCAT([.C357]; &quot; &quot;; [.D357])" office:value-type="string" office:string-value="37.5 Publishers: Change the filter to any of the other listed publishers and click save. This should only display books with that publisher listed." calcext:value-type="string">
            <text:p>37.5 Publishers: Change the filter to any of the other listed publishers and click save. This should only display books with that publisher lis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6" calcext:value-type="float">
            <text:p>6</text:p>
          </table:table-cell>
          <table:table-cell table:formula="of:=COM.MICROSOFT.CONCAT([.A358]; &quot;.&quot;; [.B358])" office:value-type="string" office:string-value="37.6" calcext:value-type="string">
            <text:p>37.6</text:p>
          </table:table-cell>
          <table:table-cell office:value-type="string" calcext:value-type="string">
            <text:p>Publishers: Change the filter to 'All Publishers' and click save. This should reset the list back.</text:p>
          </table:table-cell>
          <table:table-cell table:formula="of:=COM.MICROSOFT.CONCAT([.C358]; &quot; &quot;; [.D358])" office:value-type="string" office:string-value="37.6 Publishers: Change the filter to 'All Publishers' and click save. This should reset the list back." calcext:value-type="string">
            <text:p>37.6 Publishers: Change the filter to 'All Publishers' and click save. This should reset the list bac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7" calcext:value-type="float">
            <text:p>37</text:p>
          </table:table-cell>
          <table:table-cell office:value-type="float" office:value="7" calcext:value-type="float">
            <text:p>7</text:p>
          </table:table-cell>
          <table:table-cell table:formula="of:=COM.MICROSOFT.CONCAT([.A359]; &quot;.&quot;; [.B359])" office:value-type="string" office:string-value="37.7" calcext:value-type="string">
            <text:p>37.7</text:p>
          </table:table-cell>
          <table:table-cell office:value-type="string" calcext:value-type="string">
            <text:p>Publish Years: The default will be 'All Publish Years' and will display all books in the list, regardless of the publish year (or lack there of). Change the filter to 'No Publish Year' and click save. This should only display books without a publish year listed.</text:p>
          </table:table-cell>
          <table:table-cell table:formula="of:=COM.MICROSOFT.CONCAT([.C359]; &quot; &quot;; [.D359])" office:value-type="string" office:string-value="37.7 Publish Years: The default will be 'All Publish Years' and will display all books in the list, regardless of the publish year (or lack there of). Change the filter to 'No Publish Year' and click save. This should only display books without a publish year listed." calcext:value-type="string">
            <text:p>37.7 Publish Years: The default will be 'All Publish Years' and will display all books in the list, regardless of the publish year (or lack there of). Change the filter to 'No Publish Year' and click save. This should only display books without a publish year lis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8" calcext:value-type="float">
            <text:p>8</text:p>
          </table:table-cell>
          <table:table-cell table:formula="of:=COM.MICROSOFT.CONCAT([.A360]; &quot;.&quot;; [.B360])" office:value-type="string" office:string-value="37.8" calcext:value-type="string">
            <text:p>37.8</text:p>
          </table:table-cell>
          <table:table-cell office:value-type="string" calcext:value-type="string">
            <text:p>Publish Years: Change the filter to any of the publish year ranges listed and click save. This should only display books within that publish year range.</text:p>
          </table:table-cell>
          <table:table-cell table:formula="of:=COM.MICROSOFT.CONCAT([.C360]; &quot; &quot;; [.D360])" office:value-type="string" office:string-value="37.8 Publish Years: Change the filter to any of the publish year ranges listed and click save. This should only display books within that publish year range." calcext:value-type="string">
            <text:p>37.8 Publish Years: Change the filter to any of the publish year ranges listed and click save. This should only display books within that publish year rang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9" calcext:value-type="float">
            <text:p>9</text:p>
          </table:table-cell>
          <table:table-cell table:formula="of:=COM.MICROSOFT.CONCAT([.A361]; &quot;.&quot;; [.B361])" office:value-type="string" office:string-value="37.9" calcext:value-type="string">
            <text:p>37.9</text:p>
          </table:table-cell>
          <table:table-cell office:value-type="string" calcext:value-type="string">
            <text:p>Publish Years: Change the filter to 'All Publish Years' and click save. This should reset the list back.</text:p>
          </table:table-cell>
          <table:table-cell table:formula="of:=COM.MICROSOFT.CONCAT([.C361]; &quot; &quot;; [.D361])" office:value-type="string" office:string-value="37.9 Publish Years: Change the filter to 'All Publish Years' and click save. This should reset the list back." calcext:value-type="string">
            <text:p>37.9 Publish Years: Change the filter to 'All Publish Years' and click save. This should reset the list bac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10" calcext:value-type="float">
            <text:p>10</text:p>
          </table:table-cell>
          <table:table-cell table:formula="of:=COM.MICROSOFT.CONCAT([.A362]; &quot;.&quot;; [.B362])" office:value-type="string" office:string-value="37.10" calcext:value-type="string">
            <text:p>37.10</text:p>
          </table:table-cell>
          <table:table-cell office:value-type="string" calcext:value-type="string">
            <text:p>Book Formats: The default will be 'All Formats' and will display all the books in the list, regardless of the book format.</text:p>
          </table:table-cell>
          <table:table-cell table:formula="of:=COM.MICROSOFT.CONCAT([.C362]; &quot; &quot;; [.D362])" office:value-type="string" office:string-value="37.10 Book Formats: The default will be 'All Formats' and will display all the books in the list, regardless of the book format." calcext:value-type="string">
            <text:p>37.10 Book Formats: The default will be 'All Formats' and will display all the books in the list, regardless of the book forma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11" calcext:value-type="float">
            <text:p>11</text:p>
          </table:table-cell>
          <table:table-cell table:formula="of:=COM.MICROSOFT.CONCAT([.A363]; &quot;.&quot;; [.B363])" office:value-type="string" office:string-value="37.11" calcext:value-type="string">
            <text:p>37.11</text:p>
          </table:table-cell>
          <table:table-cell office:value-type="string" calcext:value-type="string">
            <text:p>Book Formats: Change the filter to 'eBook' and click save. This should only display books in the eBook format.</text:p>
          </table:table-cell>
          <table:table-cell table:formula="of:=COM.MICROSOFT.CONCAT([.C363]; &quot; &quot;; [.D363])" office:value-type="string" office:string-value="37.11 Book Formats: Change the filter to 'eBook' and click save. This should only display books in the eBook format." calcext:value-type="string">
            <text:p>37.11 Book Formats: Change the filter to 'eBook' and click save. This should only display books in the eBook forma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12" calcext:value-type="float">
            <text:p>12</text:p>
          </table:table-cell>
          <table:table-cell table:formula="of:=COM.MICROSOFT.CONCAT([.A364]; &quot;.&quot;; [.B364])" office:value-type="string" office:string-value="37.12" calcext:value-type="string">
            <text:p>37.12</text:p>
          </table:table-cell>
          <table:table-cell office:value-type="string" calcext:value-type="string">
            <text:p>Book Formats: Change the filter to 'Paperback' and click save. This should only display books in the Paperback format.</text:p>
          </table:table-cell>
          <table:table-cell table:formula="of:=COM.MICROSOFT.CONCAT([.C364]; &quot; &quot;; [.D364])" office:value-type="string" office:string-value="37.12 Book Formats: Change the filter to 'Paperback' and click save. This should only display books in the Paperback format." calcext:value-type="string">
            <text:p>37.12 Book Formats: Change the filter to 'Paperback' and click save. This should only display books in the Paperback forma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13" calcext:value-type="float">
            <text:p>13</text:p>
          </table:table-cell>
          <table:table-cell table:formula="of:=COM.MICROSOFT.CONCAT([.A365]; &quot;.&quot;; [.B365])" office:value-type="string" office:string-value="37.13" calcext:value-type="string">
            <text:p>37.13</text:p>
          </table:table-cell>
          <table:table-cell office:value-type="string" calcext:value-type="string">
            <text:p>Book Formats: Change the filter to 'Hardcover' and click save. This should only display books in the Hardcover format.</text:p>
          </table:table-cell>
          <table:table-cell table:formula="of:=COM.MICROSOFT.CONCAT([.C365]; &quot; &quot;; [.D365])" office:value-type="string" office:string-value="37.13 Book Formats: Change the filter to 'Hardcover' and click save. This should only display books in the Hardcover format." calcext:value-type="string">
            <text:p>37.13 Book Formats: Change the filter to 'Hardcover' and click save. This should only display books in the Hardcover forma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14" calcext:value-type="float">
            <text:p>14</text:p>
          </table:table-cell>
          <table:table-cell table:formula="of:=COM.MICROSOFT.CONCAT([.A366]; &quot;.&quot;; [.B366])" office:value-type="string" office:string-value="37.14" calcext:value-type="string">
            <text:p>37.14</text:p>
          </table:table-cell>
          <table:table-cell office:value-type="string" calcext:value-type="string">
            <text:p>Book Formats: Change the filter to 'Audiobook' and click save. This should only display books in the Audiobook format.</text:p>
          </table:table-cell>
          <table:table-cell table:formula="of:=COM.MICROSOFT.CONCAT([.C366]; &quot; &quot;; [.D366])" office:value-type="string" office:string-value="37.14 Book Formats: Change the filter to 'Audiobook' and click save. This should only display books in the Audiobook format." calcext:value-type="string">
            <text:p>37.14 Book Formats: Change the filter to 'Audiobook' and click save. This should only display books in the Audiobook forma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15" calcext:value-type="float">
            <text:p>15</text:p>
          </table:table-cell>
          <table:table-cell table:formula="of:=COM.MICROSOFT.CONCAT([.A367]; &quot;.&quot;; [.B367])" office:value-type="string" office:string-value="37.15" calcext:value-type="string">
            <text:p>37.15</text:p>
          </table:table-cell>
          <table:table-cell office:value-type="string" calcext:value-type="string">
            <text:p>Book Formats: Change the filter to 'All Formats' and click save. This should reset the list back.</text:p>
          </table:table-cell>
          <table:table-cell table:formula="of:=COM.MICROSOFT.CONCAT([.C367]; &quot; &quot;; [.D367])" office:value-type="string" office:string-value="37.15 Book Formats: Change the filter to 'All Formats' and click save. This should reset the list back." calcext:value-type="string">
            <text:p>37.15 Book Formats: Change the filter to 'All Formats' and click save. This should reset the list bac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7" calcext:value-type="float">
            <text:p>37</text:p>
          </table:table-cell>
          <table:table-cell office:value-type="float" office:value="16" calcext:value-type="float">
            <text:p>16</text:p>
          </table:table-cell>
          <table:table-cell table:formula="of:=COM.MICROSOFT.CONCAT([.A368]; &quot;.&quot;; [.B368])" office:value-type="string" office:string-value="37.16" calcext:value-type="string">
            <text:p>37.16</text:p>
          </table:table-cell>
          <table:table-cell office:value-type="string" calcext:value-type="string">
            <text:p>Book Language: The default will be 'All Languages' and will display all the books in the list, regardless of language (or lack there of). Change the filter to 'No Language' and click save. This should only display books without a language listed.</text:p>
          </table:table-cell>
          <table:table-cell table:formula="of:=COM.MICROSOFT.CONCAT([.C368]; &quot; &quot;; [.D368])" office:value-type="string" office:string-value="37.16 Book Language: The default will be 'All Languages' and will display all the books in the list, regardless of language (or lack there of). Change the filter to 'No Language' and click save. This should only display books without a language listed." calcext:value-type="string">
            <text:p>37.16 Book Language: The default will be 'All Languages' and will display all the books in the list, regardless of language (or lack there of). Change the filter to 'No Language' and click save. This should only display books without a language lis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17" calcext:value-type="float">
            <text:p>17</text:p>
          </table:table-cell>
          <table:table-cell table:formula="of:=COM.MICROSOFT.CONCAT([.A369]; &quot;.&quot;; [.B369])" office:value-type="string" office:string-value="37.17" calcext:value-type="string">
            <text:p>37.17</text:p>
          </table:table-cell>
          <table:table-cell office:value-type="string" calcext:value-type="string">
            <text:p>Book Language: Change the filter to any of the languages listed and click save. This should only display books with that language listed.</text:p>
          </table:table-cell>
          <table:table-cell table:formula="of:=COM.MICROSOFT.CONCAT([.C369]; &quot; &quot;; [.D369])" office:value-type="string" office:string-value="37.17 Book Language: Change the filter to any of the languages listed and click save. This should only display books with that language listed." calcext:value-type="string">
            <text:p>37.17 Book Language: Change the filter to any of the languages listed and click save. This should only display books with that language lis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18" calcext:value-type="float">
            <text:p>18</text:p>
          </table:table-cell>
          <table:table-cell table:formula="of:=COM.MICROSOFT.CONCAT([.A370]; &quot;.&quot;; [.B370])" office:value-type="string" office:string-value="37.18" calcext:value-type="string">
            <text:p>37.18</text:p>
          </table:table-cell>
          <table:table-cell office:value-type="string" calcext:value-type="string">
            <text:p>Book Language: Change the filter to 'All Languages' and click save. This should reset the list back.</text:p>
          </table:table-cell>
          <table:table-cell table:formula="of:=COM.MICROSOFT.CONCAT([.C370]; &quot; &quot;; [.D370])" office:value-type="string" office:string-value="37.18 Book Language: Change the filter to 'All Languages' and click save. This should reset the list back." calcext:value-type="string">
            <text:p>37.18 Book Language: Change the filter to 'All Languages' and click save. This should reset the list bac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7" calcext:value-type="float">
            <text:p>37</text:p>
          </table:table-cell>
          <table:table-cell office:value-type="float" office:value="19" calcext:value-type="float">
            <text:p>19</text:p>
          </table:table-cell>
          <table:table-cell table:formula="of:=COM.MICROSOFT.CONCAT([.A371]; &quot;.&quot;; [.B371])" office:value-type="string" office:string-value="37.19" calcext:value-type="string">
            <text:p>37.19</text:p>
          </table:table-cell>
          <table:table-cell office:value-type="string" calcext:value-type="string">
            <text:p>Book Location: The default will be 'All Locations' and will display all the books in the list, regardless of location (or lack there of). Change the filter to 'No Location' and click save. This should only display books without a location listed.</text:p>
          </table:table-cell>
          <table:table-cell table:formula="of:=COM.MICROSOFT.CONCAT([.C371]; &quot; &quot;; [.D371])" office:value-type="string" office:string-value="37.19 Book Location: The default will be 'All Locations' and will display all the books in the list, regardless of location (or lack there of). Change the filter to 'No Location' and click save. This should only display books without a location listed." calcext:value-type="string">
            <text:p>37.19 Book Location: The default will be 'All Locations' and will display all the books in the list, regardless of location (or lack there of). Change the filter to 'No Location' and click save. This should only display books without a location lis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20" calcext:value-type="float">
            <text:p>20</text:p>
          </table:table-cell>
          <table:table-cell table:formula="of:=COM.MICROSOFT.CONCAT([.A372]; &quot;.&quot;; [.B372])" office:value-type="string" office:string-value="37.20" calcext:value-type="string">
            <text:p>37.20</text:p>
          </table:table-cell>
          <table:table-cell office:value-type="string" calcext:value-type="string">
            <text:p>Book Location: Change the filter to any of the locations listed and click save. This should only display books with that location listed.</text:p>
          </table:table-cell>
          <table:table-cell table:formula="of:=COM.MICROSOFT.CONCAT([.C372]; &quot; &quot;; [.D372])" office:value-type="string" office:string-value="37.20 Book Location: Change the filter to any of the locations listed and click save. This should only display books with that location listed." calcext:value-type="string">
            <text:p>37.20 Book Location: Change the filter to any of the locations listed and click save. This should only display books with that location lis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21" calcext:value-type="float">
            <text:p>21</text:p>
          </table:table-cell>
          <table:table-cell table:formula="of:=COM.MICROSOFT.CONCAT([.A373]; &quot;.&quot;; [.B373])" office:value-type="string" office:string-value="37.21" calcext:value-type="string">
            <text:p>37.21</text:p>
          </table:table-cell>
          <table:table-cell office:value-type="string" calcext:value-type="string">
            <text:p>Book Location: Change the filter to 'All Locations' and click save. This should reset the list back.</text:p>
          </table:table-cell>
          <table:table-cell table:formula="of:=COM.MICROSOFT.CONCAT([.C373]; &quot; &quot;; [.D373])" office:value-type="string" office:string-value="37.21 Book Location: Change the filter to 'All Locations' and click save. This should reset the list back." calcext:value-type="string">
            <text:p>37.21 Book Location: Change the filter to 'All Locations' and click save. This should reset the list bac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7" calcext:value-type="float">
            <text:p>37</text:p>
          </table:table-cell>
          <table:table-cell office:value-type="float" office:value="22" calcext:value-type="float">
            <text:p>22</text:p>
          </table:table-cell>
          <table:table-cell table:formula="of:=COM.MICROSOFT.CONCAT([.A374]; &quot;.&quot;; [.B374])" office:value-type="string" office:string-value="37.22" calcext:value-type="string">
            <text:p>37.22</text:p>
          </table:table-cell>
          <table:table-cell office:value-type="string" calcext:value-type="string">
            <text:p>Book Series: The default will be 'All Series' and will display all the books in the list, regardless of series (or lack there of). Change the filter to 'No Series' and click save. This should only display books without a series listed.</text:p>
          </table:table-cell>
          <table:table-cell table:formula="of:=COM.MICROSOFT.CONCAT([.C374]; &quot; &quot;; [.D374])" office:value-type="string" office:string-value="37.22 Book Series: The default will be 'All Series' and will display all the books in the list, regardless of series (or lack there of). Change the filter to 'No Series' and click save. This should only display books without a series listed." calcext:value-type="string">
            <text:p>37.22 Book Series: The default will be 'All Series' and will display all the books in the list, regardless of series (or lack there of). Change the filter to 'No Series' and click save. This should only display books without a series lis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23" calcext:value-type="float">
            <text:p>23</text:p>
          </table:table-cell>
          <table:table-cell table:formula="of:=COM.MICROSOFT.CONCAT([.A375]; &quot;.&quot;; [.B375])" office:value-type="string" office:string-value="37.23" calcext:value-type="string">
            <text:p>37.23</text:p>
          </table:table-cell>
          <table:table-cell office:value-type="string" calcext:value-type="string">
            <text:p>Book Series: Change the filter to any of the series listed and click save. This should only display books with that series listed.</text:p>
          </table:table-cell>
          <table:table-cell table:formula="of:=COM.MICROSOFT.CONCAT([.C375]; &quot; &quot;; [.D375])" office:value-type="string" office:string-value="37.23 Book Series: Change the filter to any of the series listed and click save. This should only display books with that series listed." calcext:value-type="string">
            <text:p>37.23 Book Series: Change the filter to any of the series listed and click save. This should only display books with that series list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24" calcext:value-type="float">
            <text:p>24</text:p>
          </table:table-cell>
          <table:table-cell table:formula="of:=COM.MICROSOFT.CONCAT([.A376]; &quot;.&quot;; [.B376])" office:value-type="string" office:string-value="37.24" calcext:value-type="string">
            <text:p>37.24</text:p>
          </table:table-cell>
          <table:table-cell office:value-type="string" calcext:value-type="string">
            <text:p>Book Series: Change the filter to 'All Series' and click save. This should reset the list back.</text:p>
          </table:table-cell>
          <table:table-cell table:formula="of:=COM.MICROSOFT.CONCAT([.C376]; &quot; &quot;; [.D376])" office:value-type="string" office:string-value="37.24 Book Series: Change the filter to 'All Series' and click save. This should reset the list back." calcext:value-type="string">
            <text:p>37.24 Book Series: Change the filter to 'All Series' and click save. This should reset the list bac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7" calcext:value-type="float">
            <text:p>37</text:p>
          </table:table-cell>
          <table:table-cell office:value-type="float" office:value="25" calcext:value-type="float">
            <text:p>25</text:p>
          </table:table-cell>
          <table:table-cell table:formula="of:=COM.MICROSOFT.CONCAT([.A377]; &quot;.&quot;; [.B377])" office:value-type="string" office:string-value="37.25" calcext:value-type="string">
            <text:p>37.25</text:p>
          </table:table-cell>
          <table:table-cell office:value-type="string" calcext:value-type="string">
            <text:p>Book Covers: The default will be 'Both' and will display all the books in the list, both books with and without covers. Change the filter to 'Has a Book Cover' and click save. This should only display books with book covers.</text:p>
          </table:table-cell>
          <table:table-cell table:formula="of:=COM.MICROSOFT.CONCAT([.C377]; &quot; &quot;; [.D377])" office:value-type="string" office:string-value="37.25 Book Covers: The default will be 'Both' and will display all the books in the list, both books with and without covers. Change the filter to 'Has a Book Cover' and click save. This should only display books with book covers." calcext:value-type="string">
            <text:p>37.25 Book Covers: The default will be 'Both' and will display all the books in the list, both books with and without covers. Change the filter to 'Has a Book Cover' and click save. This should only display books with book cover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26" calcext:value-type="float">
            <text:p>26</text:p>
          </table:table-cell>
          <table:table-cell table:formula="of:=COM.MICROSOFT.CONCAT([.A378]; &quot;.&quot;; [.B378])" office:value-type="string" office:string-value="37.26" calcext:value-type="string">
            <text:p>37.26</text:p>
          </table:table-cell>
          <table:table-cell office:value-type="string" calcext:value-type="string">
            <text:p>Book Covers: Change the filter to 'Has no Book Cover' and click save. This should only display books without a book cover.</text:p>
          </table:table-cell>
          <table:table-cell table:formula="of:=COM.MICROSOFT.CONCAT([.C378]; &quot; &quot;; [.D378])" office:value-type="string" office:string-value="37.26 Book Covers: Change the filter to 'Has no Book Cover' and click save. This should only display books without a book cover." calcext:value-type="string">
            <text:p>37.26 Book Covers: Change the filter to 'Has no Book Cover' and click save. This should only display books without a book cover.</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27" calcext:value-type="float">
            <text:p>27</text:p>
          </table:table-cell>
          <table:table-cell table:formula="of:=COM.MICROSOFT.CONCAT([.A379]; &quot;.&quot;; [.B379])" office:value-type="string" office:string-value="37.27" calcext:value-type="string">
            <text:p>37.27</text:p>
          </table:table-cell>
          <table:table-cell office:value-type="string" calcext:value-type="string">
            <text:p>Book Cover: Change the filter to 'Both' and click Save. This should reset the list back.</text:p>
          </table:table-cell>
          <table:table-cell table:formula="of:=COM.MICROSOFT.CONCAT([.C379]; &quot; &quot;; [.D379])" office:value-type="string" office:string-value="37.27 Book Cover: Change the filter to 'Both' and click Save. This should reset the list back." calcext:value-type="string">
            <text:p>37.27 Book Cover: Change the filter to 'Both' and click Save. This should reset the list back.</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28" calcext:value-type="float">
            <text:p>28</text:p>
          </table:table-cell>
          <table:table-cell table:formula="of:=COM.MICROSOFT.CONCAT([.A380]; &quot;.&quot;; [.B380])" office:value-type="string" office:string-value="37.28" calcext:value-type="string">
            <text:p>37.28</text:p>
          </table:table-cell>
          <table:table-cell office:value-type="string" calcext:value-type="string">
            <text:p>Change any number of filters, but click outside the popup and do not save. The list should not update.</text:p>
          </table:table-cell>
          <table:table-cell table:formula="of:=COM.MICROSOFT.CONCAT([.C380]; &quot; &quot;; [.D380])" office:value-type="string" office:string-value="37.28 Change any number of filters, but click outside the popup and do not save. The list should not update." calcext:value-type="string">
            <text:p>37.28 Change any number of filters, but click outside the popup and do not save. The list should not updat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7" calcext:value-type="float">
            <text:p>37</text:p>
          </table:table-cell>
          <table:table-cell office:value-type="float" office:value="29" calcext:value-type="float">
            <text:p>29</text:p>
          </table:table-cell>
          <table:table-cell table:formula="of:=COM.MICROSOFT.CONCAT([.A381]; &quot;.&quot;; [.B381])" office:value-type="string" office:string-value="37.29" calcext:value-type="string">
            <text:p>37.29</text:p>
          </table:table-cell>
          <table:table-cell office:value-type="string" calcext:value-type="string">
            <text:p>Change the filters to any options and click save. Then close the app. The defaults on the specific view will now be what the last selection was.</text:p>
          </table:table-cell>
          <table:table-cell table:formula="of:=COM.MICROSOFT.CONCAT([.C381]; &quot; &quot;; [.D381])" office:value-type="string" office:string-value="37.29 Change the filters to any options and click save. Then close the app. The defaults on the specific view will now be what the last selection was." calcext:value-type="string">
            <text:p>37.29 Change the filters to any options and click save. Then close the app. The defaults on the specific view will now be what the last selection wa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38" calcext:value-type="float">
            <text:p>38</text:p>
          </table:table-cell>
          <table:table-cell table:number-columns-repeated="2"/>
          <table:table-cell office:value-type="string" calcext:value-type="string">
            <text:p>Wishlist: Sorting Wishlist</text:p>
          </table:table-cell>
          <table:table-cell table:formula="of:=COM.MICROSOFT.CONCAT(&quot;Test &quot;;[.A383];&quot;: &quot;;[.D383])" office:value-type="string" office:string-value="Test 38: Wishlist: Sorting Wishlist" calcext:value-type="string">
            <text:p>Test 38: Wishlist: Sorting Wishlist</text:p>
          </table:table-cell>
          <table:table-cell table:formula="of:=IF(COUNTIF([.F384:.F399];&quot;Fail&quot;) &gt; 0; &quot;Fail&quot;; IF(COUNTBLANK([.F384:.F399]) &gt; 0; &quot;N/A&quot;; &quot;Pass&quot;))" office:value-type="string" office:string-value="Pass" calcext:value-type="string">
            <text:p>Pass</text:p>
          </table:table-cell>
          <table:table-cell table:formula="of:=IF(COUNTIF([.G384:.G399];&quot;Fail&quot;) &gt; 0; &quot;Fail&quot;; IF(COUNTBLANK([.G384:.G399]) &gt; 0; &quot;N/A&quot;; &quot;Pass&quot;))" office:value-type="string" office:string-value="Pass" calcext:value-type="string">
            <text:p>Pass</text:p>
          </table:table-cell>
          <table:table-cell table:formula="of:=IF(COUNTIF([.H384:.H399];&quot;Fail&quot;) &gt; 0; &quot;Fail&quot;; IF(COUNTBLANK([.H384:.H399]) &gt; 0; &quot;N/A&quot;; &quot;Pass&quot;))" office:value-type="string" office:string-value="Pass" calcext:value-type="string">
            <text:p>Pass</text:p>
          </table:table-cell>
          <table:table-cell table:formula="of:=IF(COUNTIF([.I384:.I399];&quot;Fail&quot;) &gt; 0; &quot;Fail&quot;; IF(COUNTBLANK([.I384:.I399]) &gt; 0; &quot;N/A&quot;; &quot;Pass&quot;))" office:value-type="string" office:string-value="N/A" calcext:value-type="string">
            <text:p>N/A</text:p>
          </table:table-cell>
          <table:table-cell table:formula="of:=IF(COUNTIF([.J384:.J399];&quot;Fail&quot;) &gt; 0; &quot;Fail&quot;; IF(COUNTBLANK([.J384:.J399]) &gt; 0; &quot;N/A&quot;; &quot;Pass&quot;))" office:value-type="string" office:string-value="N/A" calcext:value-type="string">
            <text:p>N/A</text:p>
          </table:table-cell>
          <table:table-cell table:formula="of:=IF(COUNTIF([.K384:.K399];&quot;Fail&quot;) &gt; 0; &quot;Fail&quot;; IF(COUNTBLANK([.K384:.K399]) &gt; 0; &quot;N/A&quot;; &quot;Pass&quot;))" office:value-type="string" office:string-value="N/A" calcext:value-type="string">
            <text:p>N/A</text:p>
          </table:table-cell>
          <table:table-cell table:formula="of:=IF(COUNTIF([.L384:.L399];&quot;Fail&quot;) &gt; 0; &quot;Fail&quot;; IF(COUNTBLANK([.L384:.L399]) &gt; 0; &quot;N/A&quot;; &quot;Pass&quot;))" office:value-type="string" office:string-value="N/A" calcext:value-type="string">
            <text:p>N/A</text:p>
          </table:table-cell>
          <table:table-cell table:formula="of:=IF(COUNTIF([.M384:.M399];&quot;Fail&quot;) &gt; 0; &quot;Fail&quot;; IF(COUNTBLANK([.M384:.M399]) &gt; 0; &quot;N/A&quot;; &quot;Pass&quot;))" office:value-type="string" office:string-value="N/A" calcext:value-type="string">
            <text:p>N/A</text:p>
          </table:table-cell>
          <table:table-cell table:formula="of:=IF(COUNTIF([.N384:.N399];&quot;Fail&quot;) &gt; 0; &quot;Fail&quot;; IF(COUNTBLANK([.N384:.N399])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38" calcext:value-type="float">
            <text:p>38</text:p>
          </table:table-cell>
          <table:table-cell office:value-type="float" office:value="1" calcext:value-type="float">
            <text:p>1</text:p>
          </table:table-cell>
          <table:table-cell table:formula="of:=COM.MICROSOFT.CONCAT([.A384]; &quot;.&quot;; [.B384])" office:value-type="string" office:string-value="38.1" calcext:value-type="string">
            <text:p>38.1</text:p>
          </table:table-cell>
          <table:table-cell office:value-type="string" calcext:value-type="string">
            <text:p>Book Title: Change the radio buttons to 'Book Title' and 'Ascending' and click save. This should sort the list by book title (alphabetically).</text:p>
          </table:table-cell>
          <table:table-cell table:formula="of:=COM.MICROSOFT.CONCAT([.C384]; &quot; &quot;; [.D384])" office:value-type="string" office:string-value="38.1 Book Title: Change the radio buttons to 'Book Title' and 'Ascending' and click save. This should sort the list by book title (alphabetically)." calcext:value-type="string">
            <text:p>38.1 Book Title: Change the radio buttons to 'Book Title' and 'Ascending' and click save. This should sort the list by book titl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8" calcext:value-type="float">
            <text:p>38</text:p>
          </table:table-cell>
          <table:table-cell office:value-type="float" office:value="2" calcext:value-type="float">
            <text:p>2</text:p>
          </table:table-cell>
          <table:table-cell table:formula="of:=COM.MICROSOFT.CONCAT([.A385]; &quot;.&quot;; [.B385])" office:value-type="string" office:string-value="38.2" calcext:value-type="string">
            <text:p>38.2</text:p>
          </table:table-cell>
          <table:table-cell office:value-type="string" calcext:value-type="string">
            <text:p>Book Title: Change the radio buttons to 'Book Title' and 'Descending' and click save. This should sort the list by book title (reverse alphabetically).</text:p>
          </table:table-cell>
          <table:table-cell table:formula="of:=COM.MICROSOFT.CONCAT([.C385]; &quot; &quot;; [.D385])" office:value-type="string" office:string-value="38.2 Book Title: Change the radio buttons to 'Book Title' and 'Descending' and click save. This should sort the list by book title (reverse alphabetically)." calcext:value-type="string">
            <text:p>38.2 Book Title: Change the radio buttons to 'Book Title' and 'Descending' and click save. This should sort the list by book titl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8" calcext:value-type="float">
            <text:p>38</text:p>
          </table:table-cell>
          <table:table-cell office:value-type="float" office:value="3" calcext:value-type="float">
            <text:p>3</text:p>
          </table:table-cell>
          <table:table-cell table:formula="of:=COM.MICROSOFT.CONCAT([.A386]; &quot;.&quot;; [.B386])" office:value-type="string" office:string-value="38.3" calcext:value-type="string">
            <text:p>38.3</text:p>
          </table:table-cell>
          <table:table-cell office:value-type="string" calcext:value-type="string">
            <text:p>Author Last Name: Change the radio buttons to 'Author Last Name' and 'Ascending' and click save. This should sort the list first by the first listed author last name (alphabetically), then by book title (alphabetically).</text:p>
          </table:table-cell>
          <table:table-cell table:formula="of:=COM.MICROSOFT.CONCAT([.C386]; &quot; &quot;; [.D386])" office:value-type="string" office:string-value="38.3 Author Last Name: Change the radio buttons to 'Author Last Name' and 'Ascending' and click save. This should sort the list first by the first listed author last name (alphabetically), then by book title (alphabetically)." calcext:value-type="string">
            <text:p>38.3 Author Last Name: Change the radio buttons to 'Author Last Name' and 'Ascending' and click save. This should sort the list first by the first listed author last name (alphabetically), then by book titl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8" calcext:value-type="float">
            <text:p>38</text:p>
          </table:table-cell>
          <table:table-cell office:value-type="float" office:value="4" calcext:value-type="float">
            <text:p>4</text:p>
          </table:table-cell>
          <table:table-cell table:formula="of:=COM.MICROSOFT.CONCAT([.A387]; &quot;.&quot;; [.B387])" office:value-type="string" office:string-value="38.4" calcext:value-type="string">
            <text:p>38.4</text:p>
          </table:table-cell>
          <table:table-cell office:value-type="string" calcext:value-type="string">
            <text:p>Author Last Name: Change the radio buttons to 'Author Last Name' and 'Descending' and click save. This should sort the list first by the first listed author last name (reverse alphabetically), then by book title (reverse alphabetically).</text:p>
          </table:table-cell>
          <table:table-cell table:formula="of:=COM.MICROSOFT.CONCAT([.C387]; &quot; &quot;; [.D387])" office:value-type="string" office:string-value="38.4 Author Last Name: Change the radio buttons to 'Author Last Name' and 'Descending' and click save. This should sort the list first by the first listed author last name (reverse alphabetically), then by book title (reverse alphabetically)." calcext:value-type="string">
            <text:p>38.4 Author Last Name: Change the radio buttons to 'Author Last Name' and 'Descending' and click save. This should sort the list first by the first listed author last name (reverse alphabetically), then by book titl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8" calcext:value-type="float">
            <text:p>38</text:p>
          </table:table-cell>
          <table:table-cell office:value-type="float" office:value="5" calcext:value-type="float">
            <text:p>5</text:p>
          </table:table-cell>
          <table:table-cell table:formula="of:=COM.MICROSOFT.CONCAT([.A388]; &quot;.&quot;; [.B388])" office:value-type="string" office:string-value="38.5" calcext:value-type="string">
            <text:p>38.5</text:p>
          </table:table-cell>
          <table:table-cell office:value-type="string" calcext:value-type="string">
            <text:p>Book Publisher: Change the radio buttons to 'Book Publisher' and 'Ascending' and click save. This should sort the list first by the book publisher (alphabetically), then by book title (alphabetically).</text:p>
          </table:table-cell>
          <table:table-cell table:formula="of:=COM.MICROSOFT.CONCAT([.C388]; &quot; &quot;; [.D388])" office:value-type="string" office:string-value="38.5 Book Publisher: Change the radio buttons to 'Book Publisher' and 'Ascending' and click save. This should sort the list first by the book publisher (alphabetically), then by book title (alphabetically)." calcext:value-type="string">
            <text:p>38.5 Book Publisher: Change the radio buttons to 'Book Publisher' and 'Ascending' and click save. This should sort the list first by the book publisher (alphabetically), then by book titl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8" calcext:value-type="float">
            <text:p>38</text:p>
          </table:table-cell>
          <table:table-cell office:value-type="float" office:value="6" calcext:value-type="float">
            <text:p>6</text:p>
          </table:table-cell>
          <table:table-cell table:formula="of:=COM.MICROSOFT.CONCAT([.A389]; &quot;.&quot;; [.B389])" office:value-type="string" office:string-value="38.6" calcext:value-type="string">
            <text:p>38.6</text:p>
          </table:table-cell>
          <table:table-cell office:value-type="string" calcext:value-type="string">
            <text:p>Book Publisher: Change the radio buttons to 'Book Publisher' and 'Descending' and click save. This should sort the list first by the book publisher (reverse alphabetically), then by book title (reverse alphabetically).</text:p>
          </table:table-cell>
          <table:table-cell table:formula="of:=COM.MICROSOFT.CONCAT([.C389]; &quot; &quot;; [.D389])" office:value-type="string" office:string-value="38.6 Book Publisher: Change the radio buttons to 'Book Publisher' and 'Descending' and click save. This should sort the list first by the book publisher (reverse alphabetically), then by book title (reverse alphabetically)." calcext:value-type="string">
            <text:p>38.6 Book Publisher: Change the radio buttons to 'Book Publisher' and 'Descending' and click save. This should sort the list first by the book publisher (reverse alphabetically), then by book titl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8" calcext:value-type="float">
            <text:p>38</text:p>
          </table:table-cell>
          <table:table-cell office:value-type="float" office:value="7" calcext:value-type="float">
            <text:p>7</text:p>
          </table:table-cell>
          <table:table-cell table:formula="of:=COM.MICROSOFT.CONCAT([.A390]; &quot;.&quot;; [.B390])" office:value-type="string" office:string-value="38.7" calcext:value-type="string">
            <text:p>38.7</text:p>
          </table:table-cell>
          <table:table-cell office:value-type="string" calcext:value-type="string">
            <text:p>Book Publish Year: Change the radio buttons to 'Book Publish Year' and 'Ascending' and click save. This should sort the list first by the book publish year (oldest) then by book title (alphabetically).</text:p>
          </table:table-cell>
          <table:table-cell table:formula="of:=COM.MICROSOFT.CONCAT([.C390]; &quot; &quot;; [.D390])" office:value-type="string" office:string-value="38.7 Book Publish Year: Change the radio buttons to 'Book Publish Year' and 'Ascending' and click save. This should sort the list first by the book publish year (oldest) then by book title (alphabetically)." calcext:value-type="string">
            <text:p>38.7 Book Publish Year: Change the radio buttons to 'Book Publish Year' and 'Ascending' and click save. This should sort the list first by the book publish year (oldest) then by book titl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8" calcext:value-type="float">
            <text:p>38</text:p>
          </table:table-cell>
          <table:table-cell office:value-type="float" office:value="8" calcext:value-type="float">
            <text:p>8</text:p>
          </table:table-cell>
          <table:table-cell table:formula="of:=COM.MICROSOFT.CONCAT([.A391]; &quot;.&quot;; [.B391])" office:value-type="string" office:string-value="38.8" calcext:value-type="string">
            <text:p>38.8</text:p>
          </table:table-cell>
          <table:table-cell office:value-type="string" calcext:value-type="string">
            <text:p>Book Publish Year: Change the radio buttons to 'Book Publish Year' and 'Descending' and click save. This should sort the list first by the book publish year (newest) then by book title (reverse alphabetically).</text:p>
          </table:table-cell>
          <table:table-cell table:formula="of:=COM.MICROSOFT.CONCAT([.C391]; &quot; &quot;; [.D391])" office:value-type="string" office:string-value="38.8 Book Publish Year: Change the radio buttons to 'Book Publish Year' and 'Descending' and click save. This should sort the list first by the book publish year (newest) then by book title (reverse alphabetically)." calcext:value-type="string">
            <text:p>38.8 Book Publish Year: Change the radio buttons to 'Book Publish Year' and 'Descending' and click save. This should sort the list first by the book publish year (newest) then by book titl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8" calcext:value-type="float">
            <text:p>38</text:p>
          </table:table-cell>
          <table:table-cell office:value-type="float" office:value="9" calcext:value-type="float">
            <text:p>9</text:p>
          </table:table-cell>
          <table:table-cell table:formula="of:=COM.MICROSOFT.CONCAT([.A392]; &quot;.&quot;; [.B392])" office:value-type="string" office:string-value="38.9" calcext:value-type="string">
            <text:p>38.9</text:p>
          </table:table-cell>
          <table:table-cell office:value-type="string" calcext:value-type="string">
            <text:p>Book Format: Change the radio buttons to 'Book Format' and 'Ascending' and click save. This should sort the list first by the book format (alphabetically), then by book title (alphabetically).</text:p>
          </table:table-cell>
          <table:table-cell table:formula="of:=COM.MICROSOFT.CONCAT([.C392]; &quot; &quot;; [.D392])" office:value-type="string" office:string-value="38.9 Book Format: Change the radio buttons to 'Book Format' and 'Ascending' and click save. This should sort the list first by the book format (alphabetically), then by book title (alphabetically)." calcext:value-type="string">
            <text:p>38.9 Book Format: Change the radio buttons to 'Book Format' and 'Ascending' and click save. This should sort the list first by the book format (alphabetically), then by book titl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8" calcext:value-type="float">
            <text:p>38</text:p>
          </table:table-cell>
          <table:table-cell office:value-type="float" office:value="10" calcext:value-type="float">
            <text:p>10</text:p>
          </table:table-cell>
          <table:table-cell table:formula="of:=COM.MICROSOFT.CONCAT([.A393]; &quot;.&quot;; [.B393])" office:value-type="string" office:string-value="38.10" calcext:value-type="string">
            <text:p>38.10</text:p>
          </table:table-cell>
          <table:table-cell office:value-type="string" calcext:value-type="string">
            <text:p>Book Format: Change the radio buttons to 'Book Format' and 'Descending' and click save. This should sort the list first by the book format (reverse alphabetically), then by book title (reverse alphabetically).</text:p>
          </table:table-cell>
          <table:table-cell table:formula="of:=COM.MICROSOFT.CONCAT([.C393]; &quot; &quot;; [.D393])" office:value-type="string" office:string-value="38.10 Book Format: Change the radio buttons to 'Book Format' and 'Descending' and click save. This should sort the list first by the book format (reverse alphabetically), then by book title (reverse alphabetically)." calcext:value-type="string">
            <text:p>38.10 Book Format: Change the radio buttons to 'Book Format' and 'Descending' and click save. This should sort the list first by the book format (reverse alphabetically), then by book titl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8" calcext:value-type="float">
            <text:p>38</text:p>
          </table:table-cell>
          <table:table-cell office:value-type="float" office:value="11" calcext:value-type="float">
            <text:p>11</text:p>
          </table:table-cell>
          <table:table-cell table:formula="of:=COM.MICROSOFT.CONCAT([.A394]; &quot;.&quot;; [.B394])" office:value-type="string" office:string-value="38.11" calcext:value-type="string">
            <text:p>38.11</text:p>
          </table:table-cell>
          <table:table-cell office:value-type="string" calcext:value-type="string">
            <text:p>Page Count / Book Time: Change the radio buttons to 'Page Count / Book Time' and 'Ascending' and click save. This should sort the list first by the book total pages (smallest) then by book title (alphabetically), then by audio book time (smallest) then by book title (alphabetically).</text:p>
          </table:table-cell>
          <table:table-cell table:formula="of:=COM.MICROSOFT.CONCAT([.C394]; &quot; &quot;; [.D394])" office:value-type="string" office:string-value="38.11 Page Count / Book Time: Change the radio buttons to 'Page Count / Book Time' and 'Ascending' and click save. This should sort the list first by the book total pages (smallest) then by book title (alphabetically), then by audio book time (smallest) then by book title (alphabetically)." calcext:value-type="string">
            <text:p>38.11 Page Count / Book Time: Change the radio buttons to 'Page Count / Book Time' and 'Ascending' and click save. This should sort the list first by the book total pages (smallest) then by book title (alphabetically), then by audio book time (smallest) then by book titl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8" calcext:value-type="float">
            <text:p>38</text:p>
          </table:table-cell>
          <table:table-cell office:value-type="float" office:value="12" calcext:value-type="float">
            <text:p>12</text:p>
          </table:table-cell>
          <table:table-cell table:formula="of:=COM.MICROSOFT.CONCAT([.A395]; &quot;.&quot;; [.B395])" office:value-type="string" office:string-value="38.12" calcext:value-type="string">
            <text:p>38.12</text:p>
          </table:table-cell>
          <table:table-cell office:value-type="string" calcext:value-type="string">
            <text:p>Page Count / Book Time: Change the radio buttons to 'Page Count / Book Time' and 'Descending' and click save. This should sort the list first by the book total pages (largest) then by book title (reverse alphabetically), then by audio book time (largest) then by book title (reverse alphabetically).</text:p>
          </table:table-cell>
          <table:table-cell table:formula="of:=COM.MICROSOFT.CONCAT([.C395]; &quot; &quot;; [.D395])" office:value-type="string" office:string-value="38.12 Page Count / Book Time: Change the radio buttons to 'Page Count / Book Time' and 'Descending' and click save. This should sort the list first by the book total pages (largest) then by book title (reverse alphabetically), then by audio book time (largest) then by book title (reverse alphabetically)." calcext:value-type="string">
            <text:p>38.12 Page Count / Book Time: Change the radio buttons to 'Page Count / Book Time' and 'Descending' and click save. This should sort the list first by the book total pages (largest) then by book title (reverse alphabetically), then by audio book time (largest) then by book titl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8" calcext:value-type="float">
            <text:p>38</text:p>
          </table:table-cell>
          <table:table-cell office:value-type="float" office:value="13" calcext:value-type="float">
            <text:p>13</text:p>
          </table:table-cell>
          <table:table-cell table:formula="of:=COM.MICROSOFT.CONCAT([.A396]; &quot;.&quot;; [.B396])" office:value-type="string" office:string-value="38.13" calcext:value-type="string">
            <text:p>38.13</text:p>
          </table:table-cell>
          <table:table-cell office:value-type="string" calcext:value-type="string">
            <text:p>Book Price: Change the radio buttons to 'Book Price' and 'Ascending' and click save. This should sort the list first by the book price (smallest) then by book title (alphabetically).</text:p>
          </table:table-cell>
          <table:table-cell table:formula="of:=COM.MICROSOFT.CONCAT([.C396]; &quot; &quot;; [.D396])" office:value-type="string" office:string-value="38.13 Book Price: Change the radio buttons to 'Book Price' and 'Ascending' and click save. This should sort the list first by the book price (smallest) then by book title (alphabetically)." calcext:value-type="string">
            <text:p>38.13 Book Price: Change the radio buttons to 'Book Price' and 'Ascending' and click save. This should sort the list first by the book price (smallest) then by book titl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38" calcext:value-type="float">
            <text:p>38</text:p>
          </table:table-cell>
          <table:table-cell office:value-type="float" office:value="14" calcext:value-type="float">
            <text:p>14</text:p>
          </table:table-cell>
          <table:table-cell table:formula="of:=COM.MICROSOFT.CONCAT([.A397]; &quot;.&quot;; [.B397])" office:value-type="string" office:string-value="38.14" calcext:value-type="string">
            <text:p>38.14</text:p>
          </table:table-cell>
          <table:table-cell office:value-type="string" calcext:value-type="string">
            <text:p>Book Price: Change the radio buttons to 'Book Price' and 'Descending' and click save. This should sort the list first by the book price (largest) then by book title (reverse alphabetically).</text:p>
          </table:table-cell>
          <table:table-cell table:formula="of:=COM.MICROSOFT.CONCAT([.C397]; &quot; &quot;; [.D397])" office:value-type="string" office:string-value="38.14 Book Price: Change the radio buttons to 'Book Price' and 'Descending' and click save. This should sort the list first by the book price (largest) then by book title (reverse alphabetically)." calcext:value-type="string">
            <text:p>38.14 Book Price: Change the radio buttons to 'Book Price' and 'Descending' and click save. This should sort the list first by the book price (largest) then by book title (reverse alphabetically).</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8" calcext:value-type="float">
            <text:p>38</text:p>
          </table:table-cell>
          <table:table-cell office:value-type="float" office:value="15" calcext:value-type="float">
            <text:p>15</text:p>
          </table:table-cell>
          <table:table-cell table:formula="of:=COM.MICROSOFT.CONCAT([.A398]; &quot;.&quot;; [.B398])" office:value-type="string" office:string-value="38.15" calcext:value-type="string">
            <text:p>38.15</text:p>
          </table:table-cell>
          <table:table-cell office:value-type="string" calcext:value-type="string">
            <text:p>Default: Book Title, Ascending.</text:p>
          </table:table-cell>
          <table:table-cell table:formula="of:=COM.MICROSOFT.CONCAT([.C398]; &quot; &quot;; [.D398])" office:value-type="string" office:string-value="38.15 Default: Book Title, Ascending." calcext:value-type="string">
            <text:p>38.15 Default: Book Title, Ascend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8" calcext:value-type="float">
            <text:p>38</text:p>
          </table:table-cell>
          <table:table-cell office:value-type="float" office:value="16" calcext:value-type="float">
            <text:p>16</text:p>
          </table:table-cell>
          <table:table-cell table:formula="of:=COM.MICROSOFT.CONCAT([.A399]; &quot;.&quot;; [.B399])" office:value-type="string" office:string-value="38.16" calcext:value-type="string">
            <text:p>38.16</text:p>
          </table:table-cell>
          <table:table-cell office:value-type="string" calcext:value-type="string">
            <text:p>Change the radio buttons to any options and click save. Then close the app. The defaults on the specific view will now be what the last selection was.</text:p>
          </table:table-cell>
          <table:table-cell table:formula="of:=COM.MICROSOFT.CONCAT([.C399]; &quot; &quot;; [.D399])" office:value-type="string" office:string-value="38.16 Change the radio buttons to any options and click save. Then close the app. The defaults on the specific view will now be what the last selection was." calcext:value-type="string">
            <text:p>38.16 Change the radio buttons to any options and click save. Then close the app. The defaults on the specific view will now be what the last selection wa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39" calcext:value-type="float">
            <text:p>39</text:p>
          </table:table-cell>
          <table:table-cell table:number-columns-repeated="2"/>
          <table:table-cell office:value-type="string" calcext:value-type="string">
            <text:p>Wishlist: Share Wishlist</text:p>
          </table:table-cell>
          <table:table-cell table:formula="of:=COM.MICROSOFT.CONCAT(&quot;Test &quot;;[.A401];&quot;: &quot;;[.D401])" office:value-type="string" office:string-value="Test 39: Wishlist: Share Wishlist" calcext:value-type="string">
            <text:p>Test 39: Wishlist: Share Wishlist</text:p>
          </table:table-cell>
          <table:table-cell table:formula="of:=IF(COUNTIF([.F402:.F403];&quot;Fail&quot;) &gt; 0; &quot;Fail&quot;; IF(COUNTBLANK([.F402:.F403]) &gt; 0; &quot;N/A&quot;; &quot;Pass&quot;))" office:value-type="string" office:string-value="Pass" calcext:value-type="string">
            <text:p>Pass</text:p>
          </table:table-cell>
          <table:table-cell table:formula="of:=IF(COUNTIF([.G402:.G403];&quot;Fail&quot;) &gt; 0; &quot;Fail&quot;; IF(COUNTBLANK([.G402:.G403]) &gt; 0; &quot;N/A&quot;; &quot;Pass&quot;))" office:value-type="string" office:string-value="Pass" calcext:value-type="string">
            <text:p>Pass</text:p>
          </table:table-cell>
          <table:table-cell table:formula="of:=IF(COUNTIF([.H402:.H403];&quot;Fail&quot;) &gt; 0; &quot;Fail&quot;; IF(COUNTBLANK([.H402:.H403]) &gt; 0; &quot;N/A&quot;; &quot;Pass&quot;))" office:value-type="string" office:string-value="Pass" calcext:value-type="string">
            <text:p>Pass</text:p>
          </table:table-cell>
          <table:table-cell table:formula="of:=IF(COUNTIF([.I402:.I403];&quot;Fail&quot;) &gt; 0; &quot;Fail&quot;; IF(COUNTBLANK([.I402:.I403]) &gt; 0; &quot;N/A&quot;; &quot;Pass&quot;))" office:value-type="string" office:string-value="N/A" calcext:value-type="string">
            <text:p>N/A</text:p>
          </table:table-cell>
          <table:table-cell table:formula="of:=IF(COUNTIF([.J402:.J403];&quot;Fail&quot;) &gt; 0; &quot;Fail&quot;; IF(COUNTBLANK([.J402:.J403]) &gt; 0; &quot;N/A&quot;; &quot;Pass&quot;))" office:value-type="string" office:string-value="N/A" calcext:value-type="string">
            <text:p>N/A</text:p>
          </table:table-cell>
          <table:table-cell table:formula="of:=IF(COUNTIF([.K402:.K403];&quot;Fail&quot;) &gt; 0; &quot;Fail&quot;; IF(COUNTBLANK([.K402:.K403]) &gt; 0; &quot;N/A&quot;; &quot;Pass&quot;))" office:value-type="string" office:string-value="N/A" calcext:value-type="string">
            <text:p>N/A</text:p>
          </table:table-cell>
          <table:table-cell table:formula="of:=IF(COUNTIF([.L402:.L403];&quot;Fail&quot;) &gt; 0; &quot;Fail&quot;; IF(COUNTBLANK([.L402:.L403]) &gt; 0; &quot;N/A&quot;; &quot;Pass&quot;))" office:value-type="string" office:string-value="N/A" calcext:value-type="string">
            <text:p>N/A</text:p>
          </table:table-cell>
          <table:table-cell table:formula="of:=IF(COUNTIF([.M402:.M403];&quot;Fail&quot;) &gt; 0; &quot;Fail&quot;; IF(COUNTBLANK([.M402:.M403]) &gt; 0; &quot;N/A&quot;; &quot;Pass&quot;))" office:value-type="string" office:string-value="N/A" calcext:value-type="string">
            <text:p>N/A</text:p>
          </table:table-cell>
          <table:table-cell table:formula="of:=IF(COUNTIF([.N402:.N403];&quot;Fail&quot;) &gt; 0; &quot;Fail&quot;; IF(COUNTBLANK([.N402:.N403])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39" calcext:value-type="float">
            <text:p>39</text:p>
          </table:table-cell>
          <table:table-cell office:value-type="float" office:value="1" calcext:value-type="float">
            <text:p>1</text:p>
          </table:table-cell>
          <table:table-cell table:formula="of:=COM.MICROSOFT.CONCAT([.A402]; &quot;.&quot;; [.B402])" office:value-type="string" office:string-value="39.1" calcext:value-type="string">
            <text:p>39.1</text:p>
          </table:table-cell>
          <table:table-cell office:value-type="string" calcext:value-type="string">
            <text:p>Click the Share icon on the Wishlist (not the books).</text:p>
          </table:table-cell>
          <table:table-cell table:formula="of:=COM.MICROSOFT.CONCAT([.C402]; &quot; &quot;; [.D402])" office:value-type="string" office:string-value="39.1 Click the Share icon on the Wishlist (not the books)." calcext:value-type="string">
            <text:p>39.1 Click the Share icon on the Wishlist (not the book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39" calcext:value-type="float">
            <text:p>39</text:p>
          </table:table-cell>
          <table:table-cell office:value-type="float" office:value="2" calcext:value-type="float">
            <text:p>2</text:p>
          </table:table-cell>
          <table:table-cell table:formula="of:=COM.MICROSOFT.CONCAT([.A403]; &quot;.&quot;; [.B403])" office:value-type="string" office:string-value="39.2" calcext:value-type="string">
            <text:p>39.2</text:p>
          </table:table-cell>
          <table:table-cell office:value-type="string" calcext:value-type="string">
            <text:p>A text file should be created called Wishlist and you should be able to share it.</text:p>
          </table:table-cell>
          <table:table-cell table:formula="of:=COM.MICROSOFT.CONCAT([.C403]; &quot; &quot;; [.D403])" office:value-type="string" office:string-value="39.2 A text file should be created called Wishlist and you should be able to share it." calcext:value-type="string">
            <text:p>39.2 A text file should be created called Wishlist and you should be able to share i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40" calcext:value-type="float">
            <text:p>40</text:p>
          </table:table-cell>
          <table:table-cell table:number-columns-repeated="2"/>
          <table:table-cell office:value-type="string" calcext:value-type="string">
            <text:p>Information popups</text:p>
          </table:table-cell>
          <table:table-cell table:formula="of:=COM.MICROSOFT.CONCAT(&quot;Test &quot;;[.A405];&quot;: &quot;;[.D405])" office:value-type="string" office:string-value="Test 40: Information popups" calcext:value-type="string">
            <text:p>Test 40: Information popups</text:p>
          </table:table-cell>
          <table:table-cell table:formula="of:=IF(COUNTIF([.F406];&quot;Fail&quot;) &gt; 0; &quot;Fail&quot;; IF(COUNTBLANK([.F406]) &gt; 0; &quot;N/A&quot;; &quot;Pass&quot;))" office:value-type="string" office:string-value="Pass" calcext:value-type="string">
            <text:p>Pass</text:p>
          </table:table-cell>
          <table:table-cell table:formula="of:=IF(COUNTIF([.G406];&quot;Fail&quot;) &gt; 0; &quot;Fail&quot;; IF(COUNTBLANK([.G406]) &gt; 0; &quot;N/A&quot;; &quot;Pass&quot;))" office:value-type="string" office:string-value="Pass" calcext:value-type="string">
            <text:p>Pass</text:p>
          </table:table-cell>
          <table:table-cell table:formula="of:=IF(COUNTIF([.H406];&quot;Fail&quot;) &gt; 0; &quot;Fail&quot;; IF(COUNTBLANK([.H406]) &gt; 0; &quot;N/A&quot;; &quot;Pass&quot;))" office:value-type="string" office:string-value="Pass" calcext:value-type="string">
            <text:p>Pass</text:p>
          </table:table-cell>
          <table:table-cell table:formula="of:=IF(COUNTIF([.I406];&quot;Fail&quot;) &gt; 0; &quot;Fail&quot;; IF(COUNTBLANK([.I406]) &gt; 0; &quot;N/A&quot;; &quot;Pass&quot;))" office:value-type="string" office:string-value="N/A" calcext:value-type="string">
            <text:p>N/A</text:p>
          </table:table-cell>
          <table:table-cell table:formula="of:=IF(COUNTIF([.J406];&quot;Fail&quot;) &gt; 0; &quot;Fail&quot;; IF(COUNTBLANK([.J406]) &gt; 0; &quot;N/A&quot;; &quot;Pass&quot;))" office:value-type="string" office:string-value="N/A" calcext:value-type="string">
            <text:p>N/A</text:p>
          </table:table-cell>
          <table:table-cell table:formula="of:=IF(COUNTIF([.K406];&quot;Fail&quot;) &gt; 0; &quot;Fail&quot;; IF(COUNTBLANK([.K406]) &gt; 0; &quot;N/A&quot;; &quot;Pass&quot;))" office:value-type="string" office:string-value="N/A" calcext:value-type="string">
            <text:p>N/A</text:p>
          </table:table-cell>
          <table:table-cell table:formula="of:=IF(COUNTIF([.L406];&quot;Fail&quot;) &gt; 0; &quot;Fail&quot;; IF(COUNTBLANK([.L406]) &gt; 0; &quot;N/A&quot;; &quot;Pass&quot;))" office:value-type="string" office:string-value="N/A" calcext:value-type="string">
            <text:p>N/A</text:p>
          </table:table-cell>
          <table:table-cell table:formula="of:=IF(COUNTIF([.M406];&quot;Fail&quot;) &gt; 0; &quot;Fail&quot;; IF(COUNTBLANK([.M406]) &gt; 0; &quot;N/A&quot;; &quot;Pass&quot;))" office:value-type="string" office:string-value="N/A" calcext:value-type="string">
            <text:p>N/A</text:p>
          </table:table-cell>
          <table:table-cell table:formula="of:=IF(COUNTIF([.N406];&quot;Fail&quot;) &gt; 0; &quot;Fail&quot;; IF(COUNTBLANK([.N406])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3">
          <table:table-cell office:value-type="float" office:value="40" calcext:value-type="float">
            <text:p>40</text:p>
          </table:table-cell>
          <table:table-cell office:value-type="float" office:value="1" calcext:value-type="float">
            <text:p>1</text:p>
          </table:table-cell>
          <table:table-cell table:formula="of:=COM.MICROSOFT.CONCAT([.A406]; &quot;.&quot;; [.B406])" office:value-type="string" office:string-value="40.1" calcext:value-type="string">
            <text:p>40.1</text:p>
          </table:table-cell>
          <table:table-cell office:value-type="string" calcext:value-type="string">
            <text:p>Click on the information popups on all the screens. There should be the information icon on the left and text on the right of the popup. It should be formatted and the text should be visible on the entire popup.</text:p>
          </table:table-cell>
          <table:table-cell table:formula="of:=COM.MICROSOFT.CONCAT([.C406]; &quot; &quot;; [.D406])" office:value-type="string" office:string-value="40.1 Click on the information popups on all the screens. There should be the information icon on the left and text on the right of the popup. It should be formatted and the text should be visible on the entire popup." calcext:value-type="string">
            <text:p>40.1 Click on the information popups on all the screens. There should be the information icon on the left and text on the right of the popup. It should be formatted and the text should be visible on the entire popup.</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41" calcext:value-type="float">
            <text:p>41</text:p>
          </table:table-cell>
          <table:table-cell table:number-columns-repeated="2"/>
          <table:table-cell office:value-type="string" calcext:value-type="string">
            <text:p>Statistics</text:p>
          </table:table-cell>
          <table:table-cell table:formula="of:=COM.MICROSOFT.CONCAT(&quot;Test &quot;;[.A408];&quot;: &quot;;[.D408])" office:value-type="string" office:string-value="Test 41: Statistics" calcext:value-type="string">
            <text:p>Test 41: Statistics</text:p>
          </table:table-cell>
          <table:table-cell table:formula="of:=IF(COUNTIF([.F409:.F427];&quot;Fail&quot;) &gt; 0; &quot;Fail&quot;; IF(COUNTBLANK([.F409:.F427]) &gt; 0; &quot;N/A&quot;; &quot;Pass&quot;))" office:value-type="string" office:string-value="Pass" calcext:value-type="string">
            <text:p>Pass</text:p>
          </table:table-cell>
          <table:table-cell table:formula="of:=IF(COUNTIF([.G409:.G427];&quot;Fail&quot;) &gt; 0; &quot;Fail&quot;; IF(COUNTBLANK([.G409:.G427]) &gt; 0; &quot;N/A&quot;; &quot;Pass&quot;))" office:value-type="string" office:string-value="Pass" calcext:value-type="string">
            <text:p>Pass</text:p>
          </table:table-cell>
          <table:table-cell table:formula="of:=IF(COUNTIF([.H409:.H427];&quot;Fail&quot;) &gt; 0; &quot;Fail&quot;; IF(COUNTBLANK([.H409:.H427]) &gt; 0; &quot;N/A&quot;; &quot;Pass&quot;))" office:value-type="string" office:string-value="Pass" calcext:value-type="string">
            <text:p>Pass</text:p>
          </table:table-cell>
          <table:table-cell table:formula="of:=IF(COUNTIF([.I409:.I427];&quot;Fail&quot;) &gt; 0; &quot;Fail&quot;; IF(COUNTBLANK([.I409:.I427]) &gt; 0; &quot;N/A&quot;; &quot;Pass&quot;))" office:value-type="string" office:string-value="N/A" calcext:value-type="string">
            <text:p>N/A</text:p>
          </table:table-cell>
          <table:table-cell table:formula="of:=IF(COUNTIF([.J409:.J427];&quot;Fail&quot;) &gt; 0; &quot;Fail&quot;; IF(COUNTBLANK([.J409:.J427]) &gt; 0; &quot;N/A&quot;; &quot;Pass&quot;))" office:value-type="string" office:string-value="N/A" calcext:value-type="string">
            <text:p>N/A</text:p>
          </table:table-cell>
          <table:table-cell table:formula="of:=IF(COUNTIF([.K409:.K427];&quot;Fail&quot;) &gt; 0; &quot;Fail&quot;; IF(COUNTBLANK([.K409:.K427]) &gt; 0; &quot;N/A&quot;; &quot;Pass&quot;))" office:value-type="string" office:string-value="N/A" calcext:value-type="string">
            <text:p>N/A</text:p>
          </table:table-cell>
          <table:table-cell table:formula="of:=IF(COUNTIF([.L409:.L427];&quot;Fail&quot;) &gt; 0; &quot;Fail&quot;; IF(COUNTBLANK([.L409:.L427]) &gt; 0; &quot;N/A&quot;; &quot;Pass&quot;))" office:value-type="string" office:string-value="N/A" calcext:value-type="string">
            <text:p>N/A</text:p>
          </table:table-cell>
          <table:table-cell table:formula="of:=IF(COUNTIF([.M409:.M427];&quot;Fail&quot;) &gt; 0; &quot;Fail&quot;; IF(COUNTBLANK([.M409:.M427]) &gt; 0; &quot;N/A&quot;; &quot;Pass&quot;))" office:value-type="string" office:string-value="N/A" calcext:value-type="string">
            <text:p>N/A</text:p>
          </table:table-cell>
          <table:table-cell table:formula="of:=IF(COUNTIF([.N409:.N427];&quot;Fail&quot;) &gt; 0; &quot;Fail&quot;; IF(COUNTBLANK([.N409:.N427])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41" calcext:value-type="float">
            <text:p>41</text:p>
          </table:table-cell>
          <table:table-cell office:value-type="float" office:value="1" calcext:value-type="float">
            <text:p>1</text:p>
          </table:table-cell>
          <table:table-cell table:formula="of:=COM.MICROSOFT.CONCAT([.A409]; &quot;.&quot;; [.B409])" office:value-type="string" office:string-value="41.1" calcext:value-type="string">
            <text:p>41.1</text:p>
          </table:table-cell>
          <table:table-cell office:value-type="string" calcext:value-type="string">
            <text:p>Library Statistics: The 'Number of Books' should be all the books on the 'All Books' view.</text:p>
          </table:table-cell>
          <table:table-cell table:formula="of:=COM.MICROSOFT.CONCAT([.C409]; &quot; &quot;; [.D409])" office:value-type="string" office:string-value="41.1 Library Statistics: The 'Number of Books' should be all the books on the 'All Books' view." calcext:value-type="string">
            <text:p>41.1 Library Statistics: The 'Number of Books' should be all the books on the 'All Books'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1" calcext:value-type="float">
            <text:p>41</text:p>
          </table:table-cell>
          <table:table-cell office:value-type="float" office:value="2" calcext:value-type="float">
            <text:p>2</text:p>
          </table:table-cell>
          <table:table-cell table:formula="of:=COM.MICROSOFT.CONCAT([.A410]; &quot;.&quot;; [.B410])" office:value-type="string" office:string-value="41.2" calcext:value-type="string">
            <text:p>41.2</text:p>
          </table:table-cell>
          <table:table-cell office:value-type="string" calcext:value-type="string">
            <text:p>Library Statistics: The 'Total Value' should be the combined price of all the books on the 'All Books' view.</text:p>
          </table:table-cell>
          <table:table-cell table:formula="of:=COM.MICROSOFT.CONCAT([.C410]; &quot; &quot;; [.D410])" office:value-type="string" office:string-value="41.2 Library Statistics: The 'Total Value' should be the combined price of all the books on the 'All Books' view." calcext:value-type="string">
            <text:p>41.2 Library Statistics: The 'Total Value' should be the combined price of all the books on the 'All Books'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1" calcext:value-type="float">
            <text:p>41</text:p>
          </table:table-cell>
          <table:table-cell office:value-type="float" office:value="3" calcext:value-type="float">
            <text:p>3</text:p>
          </table:table-cell>
          <table:table-cell table:formula="of:=COM.MICROSOFT.CONCAT([.A411]; &quot;.&quot;; [.B411])" office:value-type="string" office:string-value="41.3" calcext:value-type="string">
            <text:p>41.3</text:p>
          </table:table-cell>
          <table:table-cell office:value-type="string" calcext:value-type="string">
            <text:p>Library Statistics: The 'Reading Status' graph should display the number of books on the 'Reading' view, 'To Be Read' view, and 'Read' view, totaling up to the 'Number of Books.'</text:p>
          </table:table-cell>
          <table:table-cell table:formula="of:=COM.MICROSOFT.CONCAT([.C411]; &quot; &quot;; [.D411])" office:value-type="string" office:string-value="41.3 Library Statistics: The 'Reading Status' graph should display the number of books on the 'Reading' view, 'To Be Read' view, and 'Read' view, totaling up to the 'Number of Books.'" calcext:value-type="string">
            <text:p>41.3 Library Statistics: The 'Reading Status' graph should display the number of books on the 'Reading' view, 'To Be Read' view, and 'Read' view, totaling up to the 'Number of Book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1" calcext:value-type="float">
            <text:p>41</text:p>
          </table:table-cell>
          <table:table-cell office:value-type="float" office:value="4" calcext:value-type="float">
            <text:p>4</text:p>
          </table:table-cell>
          <table:table-cell table:formula="of:=COM.MICROSOFT.CONCAT([.A412]; &quot;.&quot;; [.B412])" office:value-type="string" office:string-value="41.4" calcext:value-type="string">
            <text:p>41.4</text:p>
          </table:table-cell>
          <table:table-cell office:value-type="string" calcext:value-type="string">
            <text:p>Library Statistics: The 'Favorite Status' graph should display the number of books listed as favorites and non-favorites, totaling up to the 'Number of Books.'</text:p>
          </table:table-cell>
          <table:table-cell table:formula="of:=COM.MICROSOFT.CONCAT([.C412]; &quot; &quot;; [.D412])" office:value-type="string" office:string-value="41.4 Library Statistics: The 'Favorite Status' graph should display the number of books listed as favorites and non-favorites, totaling up to the 'Number of Books.'" calcext:value-type="string">
            <text:p>41.4 Library Statistics: The 'Favorite Status' graph should display the number of books listed as favorites and non-favorites, totaling up to the 'Number of Book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1" calcext:value-type="float">
            <text:p>41</text:p>
          </table:table-cell>
          <table:table-cell office:value-type="float" office:value="5" calcext:value-type="float">
            <text:p>5</text:p>
          </table:table-cell>
          <table:table-cell table:formula="of:=COM.MICROSOFT.CONCAT([.A413]; &quot;.&quot;; [.B413])" office:value-type="string" office:string-value="41.5" calcext:value-type="string">
            <text:p>41.5</text:p>
          </table:table-cell>
          <table:table-cell office:value-type="string" calcext:value-type="string">
            <text:p>Library Statistics: The 'Rating Status' graph should display the number of books with each rating, totaling up to the 'Number of Books.'</text:p>
          </table:table-cell>
          <table:table-cell table:formula="of:=COM.MICROSOFT.CONCAT([.C413]; &quot; &quot;; [.D413])" office:value-type="string" office:string-value="41.5 Library Statistics: The 'Rating Status' graph should display the number of books with each rating, totaling up to the 'Number of Books.'" calcext:value-type="string">
            <text:p>41.5 Library Statistics: The 'Rating Status' graph should display the number of books with each rating, totaling up to the 'Number of Book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1" calcext:value-type="float">
            <text:p>41</text:p>
          </table:table-cell>
          <table:table-cell office:value-type="float" office:value="6" calcext:value-type="float">
            <text:p>6</text:p>
          </table:table-cell>
          <table:table-cell table:formula="of:=COM.MICROSOFT.CONCAT([.A414]; &quot;.&quot;; [.B414])" office:value-type="string" office:string-value="41.6" calcext:value-type="string">
            <text:p>41.6</text:p>
          </table:table-cell>
          <table:table-cell office:value-type="string" calcext:value-type="string">
            <text:p>Library Statistics: The 'Book Format' graph should display the number of books for each book format, totaling up to the 'Number of Books.'</text:p>
          </table:table-cell>
          <table:table-cell table:formula="of:=COM.MICROSOFT.CONCAT([.C414]; &quot; &quot;; [.D414])" office:value-type="string" office:string-value="41.6 Library Statistics: The 'Book Format' graph should display the number of books for each book format, totaling up to the 'Number of Books.'" calcext:value-type="string">
            <text:p>41.6 Library Statistics: The 'Book Format' graph should display the number of books for each book format, totaling up to the 'Number of Book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1" calcext:value-type="float">
            <text:p>41</text:p>
          </table:table-cell>
          <table:table-cell office:value-type="float" office:value="7" calcext:value-type="float">
            <text:p>7</text:p>
          </table:table-cell>
          <table:table-cell table:formula="of:=COM.MICROSOFT.CONCAT([.A415]; &quot;.&quot;; [.B415])" office:value-type="string" office:string-value="41.7" calcext:value-type="string">
            <text:p>41.7</text:p>
          </table:table-cell>
          <table:table-cell office:value-type="string" calcext:value-type="string">
            <text:p>Library Statistics: The 'Book Formats By Price' graph should display the price per book format, totaling up to the 'Total Value.'</text:p>
          </table:table-cell>
          <table:table-cell table:formula="of:=COM.MICROSOFT.CONCAT([.C415]; &quot; &quot;; [.D415])" office:value-type="string" office:string-value="41.7 Library Statistics: The 'Book Formats By Price' graph should display the price per book format, totaling up to the 'Total Value.'" calcext:value-type="string">
            <text:p>41.7 Library Statistics: The 'Book Formats By Price' graph should display the price per book format, totaling up to the 'Total Valu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1" calcext:value-type="float">
            <text:p>41</text:p>
          </table:table-cell>
          <table:table-cell office:value-type="float" office:value="8" calcext:value-type="float">
            <text:p>8</text:p>
          </table:table-cell>
          <table:table-cell table:formula="of:=COM.MICROSOFT.CONCAT([.A416]; &quot;.&quot;; [.B416])" office:value-type="string" office:string-value="41.8" calcext:value-type="string">
            <text:p>41.8</text:p>
          </table:table-cell>
          <table:table-cell office:value-type="string" calcext:value-type="string">
            <text:p>Library Statistics: The 'Top Collections' graph should display the top collections (up to 5, and including No Collection) with the total number of books in each (descending order), totaling up to the 'Number of Books.'</text:p>
          </table:table-cell>
          <table:table-cell table:formula="of:=COM.MICROSOFT.CONCAT([.C416]; &quot; &quot;; [.D416])" office:value-type="string" office:string-value="41.8 Library Statistics: The 'Top Collections' graph should display the top collections (up to 5, and including No Collection) with the total number of books in each (descending order), totaling up to the 'Number of Books.'" calcext:value-type="string">
            <text:p>41.8 Library Statistics: The 'Top Collections' graph should display the top collections (up to 5, and including No Collection) with the total number of books in each (descending order), totaling up to the 'Number of Book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1" calcext:value-type="float">
            <text:p>41</text:p>
          </table:table-cell>
          <table:table-cell office:value-type="float" office:value="9" calcext:value-type="float">
            <text:p>9</text:p>
          </table:table-cell>
          <table:table-cell table:formula="of:=COM.MICROSOFT.CONCAT([.A417]; &quot;.&quot;; [.B417])" office:value-type="string" office:string-value="41.9" calcext:value-type="string">
            <text:p>41.9</text:p>
          </table:table-cell>
          <table:table-cell office:value-type="string" calcext:value-type="string">
            <text:p>Library Statistics: The 'Top Genres' graph should display the top genres (up to 5, and including No Genre) with the total number of books in each (descending order), totaling up to the 'Number of Books.'</text:p>
          </table:table-cell>
          <table:table-cell table:formula="of:=COM.MICROSOFT.CONCAT([.C417]; &quot; &quot;; [.D417])" office:value-type="string" office:string-value="41.9 Library Statistics: The 'Top Genres' graph should display the top genres (up to 5, and including No Genre) with the total number of books in each (descending order), totaling up to the 'Number of Books.'" calcext:value-type="string">
            <text:p>41.9 Library Statistics: The 'Top Genres' graph should display the top genres (up to 5, and including No Genre) with the total number of books in each (descending order), totaling up to the 'Number of Book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1" calcext:value-type="float">
            <text:p>41</text:p>
          </table:table-cell>
          <table:table-cell office:value-type="float" office:value="10" calcext:value-type="float">
            <text:p>10</text:p>
          </table:table-cell>
          <table:table-cell table:formula="of:=COM.MICROSOFT.CONCAT([.A418]; &quot;.&quot;; [.B418])" office:value-type="string" office:string-value="41.10" calcext:value-type="string">
            <text:p>41.10</text:p>
          </table:table-cell>
          <table:table-cell office:value-type="string" calcext:value-type="string">
            <text:p>Library Statistics: The 'Top Series' graph should display the top series (up to 5, and including No Series) with the total number of books in each (descending order), totaling up to the 'Number of Books.'</text:p>
          </table:table-cell>
          <table:table-cell table:formula="of:=COM.MICROSOFT.CONCAT([.C418]; &quot; &quot;; [.D418])" office:value-type="string" office:string-value="41.10 Library Statistics: The 'Top Series' graph should display the top series (up to 5, and including No Series) with the total number of books in each (descending order), totaling up to the 'Number of Books.'" calcext:value-type="string">
            <text:p>41.10 Library Statistics: The 'Top Series' graph should display the top series (up to 5, and including No Series) with the total number of books in each (descending order), totaling up to the 'Number of Book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1" calcext:value-type="float">
            <text:p>41</text:p>
          </table:table-cell>
          <table:table-cell office:value-type="float" office:value="11" calcext:value-type="float">
            <text:p>11</text:p>
          </table:table-cell>
          <table:table-cell table:formula="of:=COM.MICROSOFT.CONCAT([.A419]; &quot;.&quot;; [.B419])" office:value-type="string" office:string-value="41.11" calcext:value-type="string">
            <text:p>41.11</text:p>
          </table:table-cell>
          <table:table-cell office:value-type="string" calcext:value-type="string">
            <text:p>Library Statistics: The 'Top Authors' graph should display the top authors (up to 5, and including No Author) with the total number of books for each (descending order), totaling up to the 'Number of Books.'</text:p>
          </table:table-cell>
          <table:table-cell table:formula="of:=COM.MICROSOFT.CONCAT([.C419]; &quot; &quot;; [.D419])" office:value-type="string" office:string-value="41.11 Library Statistics: The 'Top Authors' graph should display the top authors (up to 5, and including No Author) with the total number of books for each (descending order), totaling up to the 'Number of Books.'" calcext:value-type="string">
            <text:p>41.11 Library Statistics: The 'Top Authors' graph should display the top authors (up to 5, and including No Author) with the total number of books for each (descending order), totaling up to the 'Number of Book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1" calcext:value-type="float">
            <text:p>41</text:p>
          </table:table-cell>
          <table:table-cell office:value-type="float" office:value="12" calcext:value-type="float">
            <text:p>12</text:p>
          </table:table-cell>
          <table:table-cell table:formula="of:=COM.MICROSOFT.CONCAT([.A420]; &quot;.&quot;; [.B420])" office:value-type="string" office:string-value="41.12" calcext:value-type="string">
            <text:p>41.12</text:p>
          </table:table-cell>
          <table:table-cell office:value-type="string" calcext:value-type="string">
            <text:p>Library Statistics: The 'Top Locations' graph should display the top locations (up to 5, and including No Location) with the total number of books in each (descending order), totaling up to the 'Number of Books.'</text:p>
          </table:table-cell>
          <table:table-cell table:formula="of:=COM.MICROSOFT.CONCAT([.C420]; &quot; &quot;; [.D420])" office:value-type="string" office:string-value="41.12 Library Statistics: The 'Top Locations' graph should display the top locations (up to 5, and including No Location) with the total number of books in each (descending order), totaling up to the 'Number of Books.'" calcext:value-type="string">
            <text:p>41.12 Library Statistics: The 'Top Locations' graph should display the top locations (up to 5, and including No Location) with the total number of books in each (descending order), totaling up to the 'Number of Book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1" calcext:value-type="float">
            <text:p>41</text:p>
          </table:table-cell>
          <table:table-cell office:value-type="float" office:value="13" calcext:value-type="float">
            <text:p>13</text:p>
          </table:table-cell>
          <table:table-cell table:formula="of:=COM.MICROSOFT.CONCAT([.A421]; &quot;.&quot;; [.B421])" office:value-type="string" office:string-value="41.13" calcext:value-type="string">
            <text:p>41.13</text:p>
          </table:table-cell>
          <table:table-cell office:value-type="string" calcext:value-type="string">
            <text:p>Wishlist Statistics: The 'Number of Books' should be all the books on the 'Wishlist' view.</text:p>
          </table:table-cell>
          <table:table-cell table:formula="of:=COM.MICROSOFT.CONCAT([.C421]; &quot; &quot;; [.D421])" office:value-type="string" office:string-value="41.13 Wishlist Statistics: The 'Number of Books' should be all the books on the 'Wishlist' view." calcext:value-type="string">
            <text:p>41.13 Wishlist Statistics: The 'Number of Books' should be all the books on the 'Wishlist'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1" calcext:value-type="float">
            <text:p>41</text:p>
          </table:table-cell>
          <table:table-cell office:value-type="float" office:value="14" calcext:value-type="float">
            <text:p>14</text:p>
          </table:table-cell>
          <table:table-cell table:formula="of:=COM.MICROSOFT.CONCAT([.A422]; &quot;.&quot;; [.B422])" office:value-type="string" office:string-value="41.14" calcext:value-type="string">
            <text:p>41.14</text:p>
          </table:table-cell>
          <table:table-cell office:value-type="string" calcext:value-type="string">
            <text:p>Wishlist Statistics: The 'Total Value' should be the combined price of all the books on the 'Wishlist' view.</text:p>
          </table:table-cell>
          <table:table-cell table:formula="of:=COM.MICROSOFT.CONCAT([.C422]; &quot; &quot;; [.D422])" office:value-type="string" office:string-value="41.14 Wishlist Statistics: The 'Total Value' should be the combined price of all the books on the 'Wishlist' view." calcext:value-type="string">
            <text:p>41.14 Wishlist Statistics: The 'Total Value' should be the combined price of all the books on the 'Wishlist'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1" calcext:value-type="float">
            <text:p>41</text:p>
          </table:table-cell>
          <table:table-cell office:value-type="float" office:value="15" calcext:value-type="float">
            <text:p>15</text:p>
          </table:table-cell>
          <table:table-cell table:formula="of:=COM.MICROSOFT.CONCAT([.A423]; &quot;.&quot;; [.B423])" office:value-type="string" office:string-value="41.15" calcext:value-type="string">
            <text:p>41.15</text:p>
          </table:table-cell>
          <table:table-cell office:value-type="string" calcext:value-type="string">
            <text:p>Wishlist Statistics: The 'Book Format' graph should display the number of books for each book format, totaling up to the 'Number of Books.'</text:p>
          </table:table-cell>
          <table:table-cell table:formula="of:=COM.MICROSOFT.CONCAT([.C423]; &quot; &quot;; [.D423])" office:value-type="string" office:string-value="41.15 Wishlist Statistics: The 'Book Format' graph should display the number of books for each book format, totaling up to the 'Number of Books.'" calcext:value-type="string">
            <text:p>41.15 Wishlist Statistics: The 'Book Format' graph should display the number of books for each book format, totaling up to the 'Number of Book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1" calcext:value-type="float">
            <text:p>41</text:p>
          </table:table-cell>
          <table:table-cell office:value-type="float" office:value="16" calcext:value-type="float">
            <text:p>16</text:p>
          </table:table-cell>
          <table:table-cell table:formula="of:=COM.MICROSOFT.CONCAT([.A424]; &quot;.&quot;; [.B424])" office:value-type="string" office:string-value="41.16" calcext:value-type="string">
            <text:p>41.16</text:p>
          </table:table-cell>
          <table:table-cell office:value-type="string" calcext:value-type="string">
            <text:p>Wishlist Statistics: The 'Book Formats By Price' graph should display the price per book format, totaling up to the 'Total Value.'</text:p>
          </table:table-cell>
          <table:table-cell table:formula="of:=COM.MICROSOFT.CONCAT([.C424]; &quot; &quot;; [.D424])" office:value-type="string" office:string-value="41.16 Wishlist Statistics: The 'Book Formats By Price' graph should display the price per book format, totaling up to the 'Total Value.'" calcext:value-type="string">
            <text:p>41.16 Wishlist Statistics: The 'Book Formats By Price' graph should display the price per book format, totaling up to the 'Total Valu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1" calcext:value-type="float">
            <text:p>41</text:p>
          </table:table-cell>
          <table:table-cell office:value-type="float" office:value="17" calcext:value-type="float">
            <text:p>17</text:p>
          </table:table-cell>
          <table:table-cell table:formula="of:=COM.MICROSOFT.CONCAT([.A425]; &quot;.&quot;; [.B425])" office:value-type="string" office:string-value="41.17" calcext:value-type="string">
            <text:p>41.17</text:p>
          </table:table-cell>
          <table:table-cell office:value-type="string" calcext:value-type="string">
            <text:p>Wishlist Statistics: The 'Top Series' graph should display the top series (up to 5, and including No Series) with the total number of books in each (descending order), totaling up to the 'Number of Books.'</text:p>
          </table:table-cell>
          <table:table-cell table:formula="of:=COM.MICROSOFT.CONCAT([.C425]; &quot; &quot;; [.D425])" office:value-type="string" office:string-value="41.17 Wishlist Statistics: The 'Top Series' graph should display the top series (up to 5, and including No Series) with the total number of books in each (descending order), totaling up to the 'Number of Books.'" calcext:value-type="string">
            <text:p>41.17 Wishlist Statistics: The 'Top Series' graph should display the top series (up to 5, and including No Series) with the total number of books in each (descending order), totaling up to the 'Number of Book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1" calcext:value-type="float">
            <text:p>41</text:p>
          </table:table-cell>
          <table:table-cell office:value-type="float" office:value="18" calcext:value-type="float">
            <text:p>18</text:p>
          </table:table-cell>
          <table:table-cell table:formula="of:=COM.MICROSOFT.CONCAT([.A426]; &quot;.&quot;; [.B426])" office:value-type="string" office:string-value="41.18" calcext:value-type="string">
            <text:p>41.18</text:p>
          </table:table-cell>
          <table:table-cell office:value-type="string" calcext:value-type="string">
            <text:p>Wishlist Statistics: The 'Top Authors' graph should display the top authors (up to 5, and including No Author) with the total number of books for each (descending order), totaling up to the 'Number of Books.'</text:p>
          </table:table-cell>
          <table:table-cell table:formula="of:=COM.MICROSOFT.CONCAT([.C426]; &quot; &quot;; [.D426])" office:value-type="string" office:string-value="41.18 Wishlist Statistics: The 'Top Authors' graph should display the top authors (up to 5, and including No Author) with the total number of books for each (descending order), totaling up to the 'Number of Books.'" calcext:value-type="string">
            <text:p>41.18 Wishlist Statistics: The 'Top Authors' graph should display the top authors (up to 5, and including No Author) with the total number of books for each (descending order), totaling up to the 'Number of Book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1" calcext:value-type="float">
            <text:p>41</text:p>
          </table:table-cell>
          <table:table-cell office:value-type="float" office:value="19" calcext:value-type="float">
            <text:p>19</text:p>
          </table:table-cell>
          <table:table-cell table:formula="of:=COM.MICROSOFT.CONCAT([.A427]; &quot;.&quot;; [.B427])" office:value-type="string" office:string-value="41.19" calcext:value-type="string">
            <text:p>41.19</text:p>
          </table:table-cell>
          <table:table-cell office:value-type="string" calcext:value-type="string">
            <text:p>Wishlist Statistics: The 'Top Locations' graph should display the top locations (up to 5, and including No Location) with the total number of books in each (descending order), totaling up to the 'Number of Books.'</text:p>
          </table:table-cell>
          <table:table-cell table:formula="of:=COM.MICROSOFT.CONCAT([.C427]; &quot; &quot;; [.D427])" office:value-type="string" office:string-value="41.19 Wishlist Statistics: The 'Top Locations' graph should display the top locations (up to 5, and including No Location) with the total number of books in each (descending order), totaling up to the 'Number of Books.'" calcext:value-type="string">
            <text:p>41.19 Wishlist Statistics: The 'Top Locations' graph should display the top locations (up to 5, and including No Location) with the total number of books in each (descending order), totaling up to the 'Number of Book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1" calcext:value-type="float">
            <text:p>41</text:p>
          </table:table-cell>
          <table:table-cell office:value-type="float" office:value="20" calcext:value-type="float">
            <text:p>20</text:p>
          </table:table-cell>
          <table:table-cell table:formula="of:=COM.MICROSOFT.CONCAT([.A428]; &quot;.&quot;; [.B428])" office:value-type="string" office:string-value="41.20" calcext:value-type="string">
            <text:p>41.20</text:p>
          </table:table-cell>
          <table:table-cell office:value-type="string" calcext:value-type="string">
            <text:p>Reading Data: The view should show the default of 5 for the year count and a table with this year and the 4 previous years, along with the number of books read, pages read, and audiobook hours listened to in each year.</text:p>
          </table:table-cell>
          <table:table-cell table:formula="of:=COM.MICROSOFT.CONCAT([.C428]; &quot; &quot;; [.D428])" office:value-type="string" office:string-value="41.20 Reading Data: The view should show the default of 5 for the year count and a table with this year and the 4 previous years, along with the number of books read, pages read, and audiobook hours listened to in each year." calcext:value-type="string">
            <text:p>41.20 Reading Data: The view should show the default of 5 for the year count and a table with this year and the 4 previous years, along with the number of books read, pages read, and audiobook hours listened to in each year.</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1" calcext:value-type="float">
            <text:p>41</text:p>
          </table:table-cell>
          <table:table-cell office:value-type="float" office:value="21" calcext:value-type="float">
            <text:p>21</text:p>
          </table:table-cell>
          <table:table-cell table:formula="of:=COM.MICROSOFT.CONCAT([.A429]; &quot;.&quot;; [.B429])" office:value-type="string" office:string-value="41.21" calcext:value-type="string">
            <text:p>41.21</text:p>
          </table:table-cell>
          <table:table-cell office:value-type="string" calcext:value-type="string">
            <text:p>Reading Data: You should be able to change the year count to any value between 1 and 20 years. If the value is empty, less than 0 or greater than 20, the table shouldn’t update and the valid should show as invalid.</text:p>
          </table:table-cell>
          <table:table-cell table:formula="of:=COM.MICROSOFT.CONCAT([.C429]; &quot; &quot;; [.D429])" office:value-type="string" office:string-value="41.21 Reading Data: You should be able to change the year count to any value between 1 and 20 years. If the value is empty, less than 0 or greater than 20, the table shouldn’t update and the valid should show as invalid." calcext:value-type="string">
            <text:p>41.21 Reading Data: You should be able to change the year count to any value between 1 and 20 years. If the value is empty, less than 0 or greater than 20, the table shouldn’t update and the valid should show as invali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42" calcext:value-type="float">
            <text:p>42</text:p>
          </table:table-cell>
          <table:table-cell table:number-columns-repeated="2"/>
          <table:table-cell office:value-type="string" calcext:value-type="string">
            <text:p>Export</text:p>
          </table:table-cell>
          <table:table-cell table:formula="of:=COM.MICROSOFT.CONCAT(&quot;Test &quot;;[.A431];&quot;: &quot;;[.D431])" office:value-type="string" office:string-value="Test 42: Export" calcext:value-type="string">
            <text:p>Test 42: Export</text:p>
          </table:table-cell>
          <table:table-cell table:formula="of:=IF(COUNTIF([.F432:.F435];&quot;Fail&quot;) &gt; 0; &quot;Fail&quot;; IF(COUNTBLANK([.F432:.F435]) &gt; 0; &quot;N/A&quot;; &quot;Pass&quot;))" office:value-type="string" office:string-value="Pass" calcext:value-type="string">
            <text:p>Pass</text:p>
          </table:table-cell>
          <table:table-cell table:formula="of:=IF(COUNTIF([.G432:.G435];&quot;Fail&quot;) &gt; 0; &quot;Fail&quot;; IF(COUNTBLANK([.G432:.G435]) &gt; 0; &quot;N/A&quot;; &quot;Pass&quot;))" office:value-type="string" office:string-value="Pass" calcext:value-type="string">
            <text:p>Pass</text:p>
          </table:table-cell>
          <table:table-cell table:formula="of:=IF(COUNTIF([.H432:.H435];&quot;Fail&quot;) &gt; 0; &quot;Fail&quot;; IF(COUNTBLANK([.H432:.H435]) &gt; 0; &quot;N/A&quot;; &quot;Pass&quot;))" office:value-type="string" office:string-value="Pass" calcext:value-type="string">
            <text:p>Pass</text:p>
          </table:table-cell>
          <table:table-cell table:formula="of:=IF(COUNTIF([.I432:.I435];&quot;Fail&quot;) &gt; 0; &quot;Fail&quot;; IF(COUNTBLANK([.I432:.I435]) &gt; 0; &quot;N/A&quot;; &quot;Pass&quot;))" office:value-type="string" office:string-value="N/A" calcext:value-type="string">
            <text:p>N/A</text:p>
          </table:table-cell>
          <table:table-cell table:formula="of:=IF(COUNTIF([.J432:.J435];&quot;Fail&quot;) &gt; 0; &quot;Fail&quot;; IF(COUNTBLANK([.J432:.J435]) &gt; 0; &quot;N/A&quot;; &quot;Pass&quot;))" office:value-type="string" office:string-value="N/A" calcext:value-type="string">
            <text:p>N/A</text:p>
          </table:table-cell>
          <table:table-cell table:formula="of:=IF(COUNTIF([.K432:.K435];&quot;Fail&quot;) &gt; 0; &quot;Fail&quot;; IF(COUNTBLANK([.K432:.K435]) &gt; 0; &quot;N/A&quot;; &quot;Pass&quot;))" office:value-type="string" office:string-value="N/A" calcext:value-type="string">
            <text:p>N/A</text:p>
          </table:table-cell>
          <table:table-cell table:formula="of:=IF(COUNTIF([.L432:.L435];&quot;Fail&quot;) &gt; 0; &quot;Fail&quot;; IF(COUNTBLANK([.L432:.L435]) &gt; 0; &quot;N/A&quot;; &quot;Pass&quot;))" office:value-type="string" office:string-value="N/A" calcext:value-type="string">
            <text:p>N/A</text:p>
          </table:table-cell>
          <table:table-cell table:formula="of:=IF(COUNTIF([.M432:.M435];&quot;Fail&quot;) &gt; 0; &quot;Fail&quot;; IF(COUNTBLANK([.M432:.M435]) &gt; 0; &quot;N/A&quot;; &quot;Pass&quot;))" office:value-type="string" office:string-value="N/A" calcext:value-type="string">
            <text:p>N/A</text:p>
          </table:table-cell>
          <table:table-cell table:formula="of:=IF(COUNTIF([.N432:.N435];&quot;Fail&quot;) &gt; 0; &quot;Fail&quot;; IF(COUNTBLANK([.N432:.N435])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42" calcext:value-type="float">
            <text:p>42</text:p>
          </table:table-cell>
          <table:table-cell office:value-type="float" office:value="1" calcext:value-type="float">
            <text:p>1</text:p>
          </table:table-cell>
          <table:table-cell table:formula="of:=COM.MICROSOFT.CONCAT([.A432]; &quot;.&quot;; [.B432])" office:value-type="string" office:string-value="42.1" calcext:value-type="string">
            <text:p>42.1</text:p>
          </table:table-cell>
          <table:table-cell office:value-type="string" calcext:value-type="string">
            <text:p>All checkboxes should be checked by default except the Book Cover Images.</text:p>
          </table:table-cell>
          <table:table-cell table:formula="of:=COM.MICROSOFT.CONCAT([.C432]; &quot; &quot;; [.D432])" office:value-type="string" office:string-value="42.1 All checkboxes should be checked by default except the Book Cover Images." calcext:value-type="string">
            <text:p>42.1 All checkboxes should be checked by default except the Book Cover Image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2" calcext:value-type="float">
            <text:p>42</text:p>
          </table:table-cell>
          <table:table-cell office:value-type="float" office:value="2" calcext:value-type="float">
            <text:p>2</text:p>
          </table:table-cell>
          <table:table-cell table:formula="of:=COM.MICROSOFT.CONCAT([.A433]; &quot;.&quot;; [.B433])" office:value-type="string" office:string-value="42.2" calcext:value-type="string">
            <text:p>42.2</text:p>
          </table:table-cell>
          <table:table-cell office:value-type="string" calcext:value-type="string">
            <text:p>Click 'Export.' A popup should show asking if you want to export the data. Click no. Another popup will show the action has been canceled and nothing happens.</text:p>
          </table:table-cell>
          <table:table-cell table:formula="of:=COM.MICROSOFT.CONCAT([.C433]; &quot; &quot;; [.D433])" office:value-type="string" office:string-value="42.2 Click 'Export.' A popup should show asking if you want to export the data. Click no. Another popup will show the action has been canceled and nothing happens." calcext:value-type="string">
            <text:p>42.2 Click 'Export.' A popup should show asking if you want to export the data. Click no. Another popup will show the action has been canceled and nothing happen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6">
          <table:table-cell office:value-type="float" office:value="42" calcext:value-type="float">
            <text:p>42</text:p>
          </table:table-cell>
          <table:table-cell office:value-type="float" office:value="3" calcext:value-type="float">
            <text:p>3</text:p>
          </table:table-cell>
          <table:table-cell table:formula="of:=COM.MICROSOFT.CONCAT([.A434]; &quot;.&quot;; [.B434])" office:value-type="string" office:string-value="42.3" calcext:value-type="string">
            <text:p>42.3</text:p>
          </table:table-cell>
          <table:table-cell office:value-type="string" calcext:value-type="string">
            <text:p>Click 'Export' again. This time, click yes. If export location has not been set before, you will be prompted to select the location. The export will continue to retrieve data and write it to a spreadsheet for each of the times. While an item is being worked on, it will show as the default color. If the item has not been worked on, it will show as waiting. If an item was not checked, it will show as skipped. When the export is complete, a popup will display. You can confirm the totals are correct. You can also refresh to reset the screen.</text:p>
          </table:table-cell>
          <table:table-cell table:formula="of:=COM.MICROSOFT.CONCAT([.C434]; &quot; &quot;; [.D434])" office:value-type="string" office:string-value="42.3 Click 'Export' again. This time, click yes. If export location has not been set before, you will be prompted to select the location. The export will continue to retrieve data and write it to a spreadsheet for each of the times. While an item is being worked on, it will show as the default color. If the item has not been worked on, it will show as waiting. If an item was not checked, it will show as skipped. When the export is complete, a popup will display. You can confirm the totals are correct. You can also refresh to reset the screen." calcext:value-type="string">
            <text:p>42.3 Click 'Export' again. This time, click yes. If export location has not been set before, you will be prompted to select the location. The export will continue to retrieve data and write it to a spreadsheet for each of the times. While an item is being worked on, it will show as the default color. If the item has not been worked on, it will show as waiting. If an item was not checked, it will show as skipped. When the export is complete, a popup will display. You can confirm the totals are correct. You can also refresh to reset the screen.</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2" calcext:value-type="float">
            <text:p>42</text:p>
          </table:table-cell>
          <table:table-cell office:value-type="float" office:value="4" calcext:value-type="float">
            <text:p>4</text:p>
          </table:table-cell>
          <table:table-cell table:formula="of:=COM.MICROSOFT.CONCAT([.A435]; &quot;.&quot;; [.B435])" office:value-type="string" office:string-value="42.4" calcext:value-type="string">
            <text:p>42.4</text:p>
          </table:table-cell>
          <table:table-cell office:value-type="string" calcext:value-type="string">
            <text:p>If there are any errors during export, it will cancel.</text:p>
          </table:table-cell>
          <table:table-cell table:formula="of:=COM.MICROSOFT.CONCAT([.C435]; &quot; &quot;; [.D435])" office:value-type="string" office:string-value="42.4 If there are any errors during export, it will cancel." calcext:value-type="string">
            <text:p>42.4 If there are any errors during export, it will cancel.</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43" calcext:value-type="float">
            <text:p>43</text:p>
          </table:table-cell>
          <table:table-cell table:number-columns-repeated="2"/>
          <table:table-cell office:value-type="string" calcext:value-type="string">
            <text:p>Import</text:p>
          </table:table-cell>
          <table:table-cell table:formula="of:=COM.MICROSOFT.CONCAT(&quot;Test &quot;;[.A437];&quot;: &quot;;[.D437])" office:value-type="string" office:string-value="Test 43: Import" calcext:value-type="string">
            <text:p>Test 43: Import</text:p>
          </table:table-cell>
          <table:table-cell table:formula="of:=IF(COUNTIF([.F438:.F441];&quot;Fail&quot;) &gt; 0; &quot;Fail&quot;; IF(COUNTBLANK([.F438:.F441]) &gt; 0; &quot;N/A&quot;; &quot;Pass&quot;))" office:value-type="string" office:string-value="Pass" calcext:value-type="string">
            <text:p>Pass</text:p>
          </table:table-cell>
          <table:table-cell table:formula="of:=IF(COUNTIF([.G438:.G441];&quot;Fail&quot;) &gt; 0; &quot;Fail&quot;; IF(COUNTBLANK([.G438:.G441]) &gt; 0; &quot;N/A&quot;; &quot;Pass&quot;))" office:value-type="string" office:string-value="Pass" calcext:value-type="string">
            <text:p>Pass</text:p>
          </table:table-cell>
          <table:table-cell table:formula="of:=IF(COUNTIF([.H438:.H441];&quot;Fail&quot;) &gt; 0; &quot;Fail&quot;; IF(COUNTBLANK([.H438:.H441]) &gt; 0; &quot;N/A&quot;; &quot;Pass&quot;))" office:value-type="string" office:string-value="Pass" calcext:value-type="string">
            <text:p>Pass</text:p>
          </table:table-cell>
          <table:table-cell table:formula="of:=IF(COUNTIF([.I438:.I441];&quot;Fail&quot;) &gt; 0; &quot;Fail&quot;; IF(COUNTBLANK([.I438:.I441]) &gt; 0; &quot;N/A&quot;; &quot;Pass&quot;))" office:value-type="string" office:string-value="N/A" calcext:value-type="string">
            <text:p>N/A</text:p>
          </table:table-cell>
          <table:table-cell table:formula="of:=IF(COUNTIF([.J438:.J441];&quot;Fail&quot;) &gt; 0; &quot;Fail&quot;; IF(COUNTBLANK([.J438:.J441]) &gt; 0; &quot;N/A&quot;; &quot;Pass&quot;))" office:value-type="string" office:string-value="N/A" calcext:value-type="string">
            <text:p>N/A</text:p>
          </table:table-cell>
          <table:table-cell table:formula="of:=IF(COUNTIF([.K438:.K441];&quot;Fail&quot;) &gt; 0; &quot;Fail&quot;; IF(COUNTBLANK([.K438:.K441]) &gt; 0; &quot;N/A&quot;; &quot;Pass&quot;))" office:value-type="string" office:string-value="N/A" calcext:value-type="string">
            <text:p>N/A</text:p>
          </table:table-cell>
          <table:table-cell table:formula="of:=IF(COUNTIF([.L438:.L441];&quot;Fail&quot;) &gt; 0; &quot;Fail&quot;; IF(COUNTBLANK([.L438:.L441]) &gt; 0; &quot;N/A&quot;; &quot;Pass&quot;))" office:value-type="string" office:string-value="N/A" calcext:value-type="string">
            <text:p>N/A</text:p>
          </table:table-cell>
          <table:table-cell table:formula="of:=IF(COUNTIF([.M438:.M441];&quot;Fail&quot;) &gt; 0; &quot;Fail&quot;; IF(COUNTBLANK([.M438:.M441]) &gt; 0; &quot;N/A&quot;; &quot;Pass&quot;))" office:value-type="string" office:string-value="N/A" calcext:value-type="string">
            <text:p>N/A</text:p>
          </table:table-cell>
          <table:table-cell table:formula="of:=IF(COUNTIF([.N438:.N441];&quot;Fail&quot;) &gt; 0; &quot;Fail&quot;; IF(COUNTBLANK([.N438:.N441])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43" calcext:value-type="float">
            <text:p>43</text:p>
          </table:table-cell>
          <table:table-cell office:value-type="float" office:value="1" calcext:value-type="float">
            <text:p>1</text:p>
          </table:table-cell>
          <table:table-cell table:formula="of:=COM.MICROSOFT.CONCAT([.A438]; &quot;.&quot;; [.B438])" office:value-type="string" office:string-value="43.1" calcext:value-type="string">
            <text:p>43.1</text:p>
          </table:table-cell>
          <table:table-cell office:value-type="string" calcext:value-type="string">
            <text:p>All checkboxes should be checked by default except the Book Cover Images.</text:p>
          </table:table-cell>
          <table:table-cell table:formula="of:=COM.MICROSOFT.CONCAT([.C438]; &quot; &quot;; [.D438])" office:value-type="string" office:string-value="43.1 All checkboxes should be checked by default except the Book Cover Images." calcext:value-type="string">
            <text:p>43.1 All checkboxes should be checked by default except the Book Cover Image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3" calcext:value-type="float">
            <text:p>43</text:p>
          </table:table-cell>
          <table:table-cell office:value-type="float" office:value="2" calcext:value-type="float">
            <text:p>2</text:p>
          </table:table-cell>
          <table:table-cell table:formula="of:=COM.MICROSOFT.CONCAT([.A439]; &quot;.&quot;; [.B439])" office:value-type="string" office:string-value="43.2" calcext:value-type="string">
            <text:p>43.2</text:p>
          </table:table-cell>
          <table:table-cell office:value-type="string" calcext:value-type="string">
            <text:p>Click 'Import.' A popup should show asking if you want to import the data. Click no. Another popup will show the action has been canceled and nothing happens.</text:p>
          </table:table-cell>
          <table:table-cell table:formula="of:=COM.MICROSOFT.CONCAT([.C439]; &quot; &quot;; [.D439])" office:value-type="string" office:string-value="43.2 Click 'Import.' A popup should show asking if you want to import the data. Click no. Another popup will show the action has been canceled and nothing happens." calcext:value-type="string">
            <text:p>43.2 Click 'Import.' A popup should show asking if you want to import the data. Click no. Another popup will show the action has been canceled and nothing happen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5">
          <table:table-cell office:value-type="float" office:value="43" calcext:value-type="float">
            <text:p>43</text:p>
          </table:table-cell>
          <table:table-cell office:value-type="float" office:value="3" calcext:value-type="float">
            <text:p>3</text:p>
          </table:table-cell>
          <table:table-cell table:formula="of:=COM.MICROSOFT.CONCAT([.A440]; &quot;.&quot;; [.B440])" office:value-type="string" office:string-value="43.3" calcext:value-type="string">
            <text:p>43.3</text:p>
          </table:table-cell>
          <table:table-cell office:value-type="string" calcext:value-type="string">
            <text:p>Click 'Import' again. This time, click yes. You will be navigated to a selection screen to pick the file to import. The import will continue to retrieve data and write it to the phone for each of the times. While an item is being worked on, it will show as the default color. If the item has not been worked on, it will show as waiting. If an item was not checked, it will show as skipped. When the import is complete, a popup will display. You can confirm the totals are correct. You can also refresh to reset the screen.</text:p>
          </table:table-cell>
          <table:table-cell table:formula="of:=COM.MICROSOFT.CONCAT([.C440]; &quot; &quot;; [.D440])" office:value-type="string" office:string-value="43.3 Click 'Import' again. This time, click yes. You will be navigated to a selection screen to pick the file to import. The import will continue to retrieve data and write it to the phone for each of the times. While an item is being worked on, it will show as the default color. If the item has not been worked on, it will show as waiting. If an item was not checked, it will show as skipped. When the import is complete, a popup will display. You can confirm the totals are correct. You can also refresh to reset the screen." calcext:value-type="string">
            <text:p>43.3 Click 'Import' again. This time, click yes. You will be navigated to a selection screen to pick the file to import. The import will continue to retrieve data and write it to the phone for each of the times. While an item is being worked on, it will show as the default color. If the item has not been worked on, it will show as waiting. If an item was not checked, it will show as skipped. When the import is complete, a popup will display. You can confirm the totals are correct. You can also refresh to reset the screen.</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3" calcext:value-type="float">
            <text:p>43</text:p>
          </table:table-cell>
          <table:table-cell office:value-type="float" office:value="4" calcext:value-type="float">
            <text:p>4</text:p>
          </table:table-cell>
          <table:table-cell table:formula="of:=COM.MICROSOFT.CONCAT([.A441]; &quot;.&quot;; [.B441])" office:value-type="string" office:string-value="43.4" calcext:value-type="string">
            <text:p>43.4</text:p>
          </table:table-cell>
          <table:table-cell office:value-type="string" calcext:value-type="string">
            <text:p>If there are any errors during import, it will cancel.</text:p>
          </table:table-cell>
          <table:table-cell table:formula="of:=COM.MICROSOFT.CONCAT([.C441]; &quot; &quot;; [.D441])" office:value-type="string" office:string-value="43.4 If there are any errors during import, it will cancel." calcext:value-type="string">
            <text:p>43.4 If there are any errors during import, it will cancel.</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44" calcext:value-type="float">
            <text:p>44</text:p>
          </table:table-cell>
          <table:table-cell table:number-columns-repeated="2"/>
          <table:table-cell office:value-type="string" calcext:value-type="string">
            <text:p>Settings</text:p>
          </table:table-cell>
          <table:table-cell table:formula="of:=COM.MICROSOFT.CONCAT(&quot;Test &quot;;[.A443];&quot;: &quot;;[.D443])" office:value-type="string" office:string-value="Test 44: Settings" calcext:value-type="string">
            <text:p>Test 44: Settings</text:p>
          </table:table-cell>
          <table:table-cell table:formula="of:=IF(COUNTIF([.F444:.F459];&quot;Fail&quot;) &gt; 0; &quot;Fail&quot;; IF(COUNTBLANK([.F444:.F459]) &gt; 0; &quot;N/A&quot;; &quot;Pass&quot;))" office:value-type="string" office:string-value="Pass" calcext:value-type="string">
            <text:p>Pass</text:p>
          </table:table-cell>
          <table:table-cell table:formula="of:=IF(COUNTIF([.G444:.G459];&quot;Fail&quot;) &gt; 0; &quot;Fail&quot;; IF(COUNTBLANK([.G444:.G459]) &gt; 0; &quot;N/A&quot;; &quot;Pass&quot;))" office:value-type="string" office:string-value="Pass" calcext:value-type="string">
            <text:p>Pass</text:p>
          </table:table-cell>
          <table:table-cell table:formula="of:=IF(COUNTIF([.H444:.H459];&quot;Fail&quot;) &gt; 0; &quot;Fail&quot;; IF(COUNTBLANK([.H444:.H459]) &gt; 0; &quot;N/A&quot;; &quot;Pass&quot;))" office:value-type="string" office:string-value="Pass" calcext:value-type="string">
            <text:p>Pass</text:p>
          </table:table-cell>
          <table:table-cell table:formula="of:=IF(COUNTIF([.I444:.I459];&quot;Fail&quot;) &gt; 0; &quot;Fail&quot;; IF(COUNTBLANK([.I444:.I459]) &gt; 0; &quot;N/A&quot;; &quot;Pass&quot;))" office:value-type="string" office:string-value="N/A" calcext:value-type="string">
            <text:p>N/A</text:p>
          </table:table-cell>
          <table:table-cell table:formula="of:=IF(COUNTIF([.J444:.J459];&quot;Fail&quot;) &gt; 0; &quot;Fail&quot;; IF(COUNTBLANK([.J444:.J459]) &gt; 0; &quot;N/A&quot;; &quot;Pass&quot;))" office:value-type="string" office:string-value="N/A" calcext:value-type="string">
            <text:p>N/A</text:p>
          </table:table-cell>
          <table:table-cell table:formula="of:=IF(COUNTIF([.K444:.K459];&quot;Fail&quot;) &gt; 0; &quot;Fail&quot;; IF(COUNTBLANK([.K444:.K459]) &gt; 0; &quot;N/A&quot;; &quot;Pass&quot;))" office:value-type="string" office:string-value="N/A" calcext:value-type="string">
            <text:p>N/A</text:p>
          </table:table-cell>
          <table:table-cell table:formula="of:=IF(COUNTIF([.L444:.L459];&quot;Fail&quot;) &gt; 0; &quot;Fail&quot;; IF(COUNTBLANK([.L444:.L459]) &gt; 0; &quot;N/A&quot;; &quot;Pass&quot;))" office:value-type="string" office:string-value="N/A" calcext:value-type="string">
            <text:p>N/A</text:p>
          </table:table-cell>
          <table:table-cell table:formula="of:=IF(COUNTIF([.M444:.M459];&quot;Fail&quot;) &gt; 0; &quot;Fail&quot;; IF(COUNTBLANK([.M444:.M459]) &gt; 0; &quot;N/A&quot;; &quot;Pass&quot;))" office:value-type="string" office:string-value="N/A" calcext:value-type="string">
            <text:p>N/A</text:p>
          </table:table-cell>
          <table:table-cell table:formula="of:=IF(COUNTIF([.N444:.N459];&quot;Fail&quot;) &gt; 0; &quot;Fail&quot;; IF(COUNTBLANK([.N444:.N459])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3">
          <table:table-cell office:value-type="float" office:value="44" calcext:value-type="float">
            <text:p>44</text:p>
          </table:table-cell>
          <table:table-cell office:value-type="float" office:value="1" calcext:value-type="float">
            <text:p>1</text:p>
          </table:table-cell>
          <table:table-cell table:formula="of:=COM.MICROSOFT.CONCAT([.A444]; &quot;.&quot;; [.B444])" office:value-type="string" office:string-value="44.1" calcext:value-type="string">
            <text:p>44.1</text:p>
          </table:table-cell>
          <table:table-cell office:value-type="string" calcext:value-type="string">
            <text:p>Main Settings: App Theme: This should default to the system default, or whatever the user selected. Change the theme and close the app. Notice the theme stays whatever was last selected upon reopening.</text:p>
          </table:table-cell>
          <table:table-cell table:formula="of:=COM.MICROSOFT.CONCAT([.C444]; &quot; &quot;; [.D444])" office:value-type="string" office:string-value="44.1 Main Settings: App Theme: This should default to the system default, or whatever the user selected. Change the theme and close the app. Notice the theme stays whatever was last selected upon reopening." calcext:value-type="string">
            <text:p>44.1 Main Settings: App Theme: This should default to the system default, or whatever the user selected. Change the theme and close the app. Notice the theme stays whatever was last selected upon reopen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4" calcext:value-type="float">
            <text:p>44</text:p>
          </table:table-cell>
          <table:table-cell office:value-type="float" office:value="2" calcext:value-type="float">
            <text:p>2</text:p>
          </table:table-cell>
          <table:table-cell table:formula="of:=COM.MICROSOFT.CONCAT([.A445]; &quot;.&quot;; [.B445])" office:value-type="string" office:string-value="44.2" calcext:value-type="string">
            <text:p>44.2</text:p>
          </table:table-cell>
          <table:table-cell office:value-type="string" calcext:value-type="string">
            <text:p>Main Settings: App Color: You can select the color you want the app to display. At the moment, there are 7 presets. The color will not change on the app icon or splash screen, but all the other components inside that app should change.</text:p>
          </table:table-cell>
          <table:table-cell table:formula="of:=COM.MICROSOFT.CONCAT([.C445]; &quot; &quot;; [.D445])" office:value-type="string" office:string-value="44.2 Main Settings: App Color: You can select the color you want the app to display. At the moment, there are 7 presets. The color will not change on the app icon or splash screen, but all the other components inside that app should change." calcext:value-type="string">
            <text:p>44.2 Main Settings: App Color: You can select the color you want the app to display. At the moment, there are 7 presets. The color will not change on the app icon or splash screen, but all the other components inside that app should chang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4" calcext:value-type="float">
            <text:p>44</text:p>
          </table:table-cell>
          <table:table-cell office:value-type="float" office:value="3" calcext:value-type="float">
            <text:p>3</text:p>
          </table:table-cell>
          <table:table-cell table:formula="of:=COM.MICROSOFT.CONCAT([.A446]; &quot;.&quot;; [.B446])" office:value-type="string" office:string-value="44.3" calcext:value-type="string">
            <text:p>44.3</text:p>
          </table:table-cell>
          <table:table-cell office:value-type="string" calcext:value-type="string">
            <text:p>Main Settings: Export Location: You can set or reset the default export location here. If you set this first before you export, you will not be asked to pick a default location on first export.</text:p>
          </table:table-cell>
          <table:table-cell table:formula="of:=COM.MICROSOFT.CONCAT([.C446]; &quot; &quot;; [.D446])" office:value-type="string" office:string-value="44.3 Main Settings: Export Location: You can set or reset the default export location here. If you set this first before you export, you will not be asked to pick a default location on first export." calcext:value-type="string">
            <text:p>44.3 Main Settings: Export Location: You can set or reset the default export location here. If you set this first before you export, you will not be asked to pick a default location on first export.</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4" calcext:value-type="float">
            <text:p>44</text:p>
          </table:table-cell>
          <table:table-cell office:value-type="float" office:value="4" calcext:value-type="float">
            <text:p>4</text:p>
          </table:table-cell>
          <table:table-cell table:formula="of:=COM.MICROSOFT.CONCAT([.A447]; &quot;.&quot;; [.B447])" office:value-type="string" office:string-value="44.4" calcext:value-type="string">
            <text:p>44.4</text:p>
          </table:table-cell>
          <table:table-cell office:value-type="string" calcext:value-type="string">
            <text:p>Main Settings: App Language: This sets the language of the app. Only English is available right now.</text:p>
          </table:table-cell>
          <table:table-cell table:formula="of:=COM.MICROSOFT.CONCAT([.C447]; &quot; &quot;; [.D447])" office:value-type="string" office:string-value="44.4 Main Settings: App Language: This sets the language of the app. Only English is available right now." calcext:value-type="string">
            <text:p>44.4 Main Settings: App Language: This sets the language of the app. Only English is available right no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4" calcext:value-type="float">
            <text:p>44</text:p>
          </table:table-cell>
          <table:table-cell office:value-type="float" office:value="5" calcext:value-type="float">
            <text:p>5</text:p>
          </table:table-cell>
          <table:table-cell table:formula="of:=COM.MICROSOFT.CONCAT([.A448]; &quot;.&quot;; [.B448])" office:value-type="string" office:string-value="44.5" calcext:value-type="string">
            <text:p>44.5</text:p>
          </table:table-cell>
          <table:table-cell office:value-type="string" calcext:value-type="string">
            <text:p>Main Settings: App Currency: This sets the currency of the app. Only USD is available right now.</text:p>
          </table:table-cell>
          <table:table-cell table:formula="of:=COM.MICROSOFT.CONCAT([.C448]; &quot; &quot;; [.D448])" office:value-type="string" office:string-value="44.5 Main Settings: App Currency: This sets the currency of the app. Only USD is available right now." calcext:value-type="string">
            <text:p>44.5 Main Settings: App Currency: This sets the currency of the app. Only USD is available right no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4" calcext:value-type="float">
            <text:p>44</text:p>
          </table:table-cell>
          <table:table-cell office:value-type="float" office:value="6" calcext:value-type="float">
            <text:p>6</text:p>
          </table:table-cell>
          <table:table-cell table:formula="of:=COM.MICROSOFT.CONCAT([.A449]; &quot;.&quot;; [.B449])" office:value-type="string" office:string-value="44.6" calcext:value-type="string">
            <text:p>44.6</text:p>
          </table:table-cell>
          <table:table-cell office:value-type="string" calcext:value-type="string">
            <text:p>Toggle Settings: Comments Toggle: Setting 'Show Comments in books' to false will hide (not delete) the comments section in the books and Wishlist books.</text:p>
          </table:table-cell>
          <table:table-cell table:formula="of:=COM.MICROSOFT.CONCAT([.C449]; &quot; &quot;; [.D449])" office:value-type="string" office:string-value="44.6 Toggle Settings: Comments Toggle: Setting 'Show Comments in books' to false will hide (not delete) the comments section in the books and Wishlist books." calcext:value-type="string">
            <text:p>44.6 Toggle Settings: Comments Toggle: Setting 'Show Comments in books' to false will hide (not delete) the comments section in the books and Wishlist book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4" calcext:value-type="float">
            <text:p>44</text:p>
          </table:table-cell>
          <table:table-cell office:value-type="float" office:value="7" calcext:value-type="float">
            <text:p>7</text:p>
          </table:table-cell>
          <table:table-cell table:formula="of:=COM.MICROSOFT.CONCAT([.A450]; &quot;.&quot;; [.B450])" office:value-type="string" office:string-value="44.7" calcext:value-type="string">
            <text:p>44.7</text:p>
          </table:table-cell>
          <table:table-cell office:value-type="string" calcext:value-type="string">
            <text:p>Toggle Settings: Chapters Toggle: Setting 'Show Chapters in books' to false will hide (not delete) the chapters section in the books and Wishlist books.</text:p>
          </table:table-cell>
          <table:table-cell table:formula="of:=COM.MICROSOFT.CONCAT([.C450]; &quot; &quot;; [.D450])" office:value-type="string" office:string-value="44.7 Toggle Settings: Chapters Toggle: Setting 'Show Chapters in books' to false will hide (not delete) the chapters section in the books and Wishlist books." calcext:value-type="string">
            <text:p>44.7 Toggle Settings: Chapters Toggle: Setting 'Show Chapters in books' to false will hide (not delete) the chapters section in the books and Wishlist book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4" calcext:value-type="float">
            <text:p>44</text:p>
          </table:table-cell>
          <table:table-cell office:value-type="float" office:value="8" calcext:value-type="float">
            <text:p>8</text:p>
          </table:table-cell>
          <table:table-cell table:formula="of:=COM.MICROSOFT.CONCAT([.A451]; &quot;.&quot;; [.B451])" office:value-type="string" office:string-value="44.8" calcext:value-type="string">
            <text:p>44.8</text:p>
          </table:table-cell>
          <table:table-cell office:value-type="string" calcext:value-type="string">
            <text:p>Toggle Settings: Favorite Toggle: Setting 'Show Favorite option in books' to false will hide the ability to mark a book as a favorite, the favorite filter, and the favorite graph on the 'Statistics' view.</text:p>
          </table:table-cell>
          <table:table-cell table:formula="of:=COM.MICROSOFT.CONCAT([.C451]; &quot; &quot;; [.D451])" office:value-type="string" office:string-value="44.8 Toggle Settings: Favorite Toggle: Setting 'Show Favorite option in books' to false will hide the ability to mark a book as a favorite, the favorite filter, and the favorite graph on the 'Statistics' view." calcext:value-type="string">
            <text:p>44.8 Toggle Settings: Favorite Toggle: Setting 'Show Favorite option in books' to false will hide the ability to mark a book as a favorite, the favorite filter, and the favorite graph on the 'Statistics'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4" calcext:value-type="float">
            <text:p>44</text:p>
          </table:table-cell>
          <table:table-cell office:value-type="float" office:value="9" calcext:value-type="float">
            <text:p>9</text:p>
          </table:table-cell>
          <table:table-cell table:formula="of:=COM.MICROSOFT.CONCAT([.A452]; &quot;.&quot;; [.B452])" office:value-type="string" office:string-value="44.9" calcext:value-type="string">
            <text:p>44.9</text:p>
          </table:table-cell>
          <table:table-cell office:value-type="string" calcext:value-type="string">
            <text:p>Toggle Settings: Rating Toggle: Setting 'Show Rating option in books' to false will hide the ability to rate a book, the rating filter, and the rating graph on the 'Statistics' view.</text:p>
          </table:table-cell>
          <table:table-cell table:formula="of:=COM.MICROSOFT.CONCAT([.C452]; &quot; &quot;; [.D452])" office:value-type="string" office:string-value="44.9 Toggle Settings: Rating Toggle: Setting 'Show Rating option in books' to false will hide the ability to rate a book, the rating filter, and the rating graph on the 'Statistics' view." calcext:value-type="string">
            <text:p>44.9 Toggle Settings: Rating Toggle: Setting 'Show Rating option in books' to false will hide the ability to rate a book, the rating filter, and the rating graph on the 'Statistics'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4" calcext:value-type="float">
            <text:p>44</text:p>
          </table:table-cell>
          <table:table-cell office:value-type="float" office:value="10" calcext:value-type="float">
            <text:p>10</text:p>
          </table:table-cell>
          <table:table-cell table:formula="of:=COM.MICROSOFT.CONCAT([.A453]; &quot;.&quot;; [.B453])" office:value-type="string" office:string-value="44.10" calcext:value-type="string">
            <text:p>44.10</text:p>
          </table:table-cell>
          <table:table-cell office:value-type="string" calcext:value-type="string">
            <text:p>Toggle Settings: Hidden Books Toggle: Setting 'Show Hidden Books in lists' to false will hide the books marked for hiding. They will not show up in any of the lists, counts, or graphs will the toggle is false.</text:p>
          </table:table-cell>
          <table:table-cell table:formula="of:=COM.MICROSOFT.CONCAT([.C453]; &quot; &quot;; [.D453])" office:value-type="string" office:string-value="44.10 Toggle Settings: Hidden Books Toggle: Setting 'Show Hidden Books in lists' to false will hide the books marked for hiding. They will not show up in any of the lists, counts, or graphs will the toggle is false." calcext:value-type="string">
            <text:p>44.10 Toggle Settings: Hidden Books Toggle: Setting 'Show Hidden Books in lists' to false will hide the books marked for hiding. They will not show up in any of the lists, counts, or graphs will the toggle is fals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4" calcext:value-type="float">
            <text:p>44</text:p>
          </table:table-cell>
          <table:table-cell office:value-type="float" office:value="11" calcext:value-type="float">
            <text:p>11</text:p>
          </table:table-cell>
          <table:table-cell table:formula="of:=COM.MICROSOFT.CONCAT([.A454]; &quot;.&quot;; [.B454])" office:value-type="string" office:string-value="44.11" calcext:value-type="string">
            <text:p>44.11</text:p>
          </table:table-cell>
          <table:table-cell office:value-type="string" calcext:value-type="string">
            <text:p>Toggle Settings: Hidden Collections Toggle: Setting 'Show Hidden Collections in lists' to false will hide the collections marked for hiding. They will not show up in any of the lists, counts, or graphs will the toggle is false.</text:p>
          </table:table-cell>
          <table:table-cell table:formula="of:=COM.MICROSOFT.CONCAT([.C454]; &quot; &quot;; [.D454])" office:value-type="string" office:string-value="44.11 Toggle Settings: Hidden Collections Toggle: Setting 'Show Hidden Collections in lists' to false will hide the collections marked for hiding. They will not show up in any of the lists, counts, or graphs will the toggle is false." calcext:value-type="string">
            <text:p>44.11 Toggle Settings: Hidden Collections Toggle: Setting 'Show Hidden Collections in lists' to false will hide the collections marked for hiding. They will not show up in any of the lists, counts, or graphs will the toggle is fals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4" calcext:value-type="float">
            <text:p>44</text:p>
          </table:table-cell>
          <table:table-cell office:value-type="float" office:value="12" calcext:value-type="float">
            <text:p>12</text:p>
          </table:table-cell>
          <table:table-cell table:formula="of:=COM.MICROSOFT.CONCAT([.A455]; &quot;.&quot;; [.B455])" office:value-type="string" office:string-value="44.12" calcext:value-type="string">
            <text:p>44.12</text:p>
          </table:table-cell>
          <table:table-cell office:value-type="string" calcext:value-type="string">
            <text:p>Toggle Settings: Hidden Genres Toggle: Setting 'Show Hidden Genres in lists' to false will hide the genres marked for hiding. They will not show up in any of the lists, counts, or graphs will the toggle is false.</text:p>
          </table:table-cell>
          <table:table-cell table:formula="of:=COM.MICROSOFT.CONCAT([.C455]; &quot; &quot;; [.D455])" office:value-type="string" office:string-value="44.12 Toggle Settings: Hidden Genres Toggle: Setting 'Show Hidden Genres in lists' to false will hide the genres marked for hiding. They will not show up in any of the lists, counts, or graphs will the toggle is false." calcext:value-type="string">
            <text:p>44.12 Toggle Settings: Hidden Genres Toggle: Setting 'Show Hidden Genres in lists' to false will hide the genres marked for hiding. They will not show up in any of the lists, counts, or graphs will the toggle is fals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4" calcext:value-type="float">
            <text:p>44</text:p>
          </table:table-cell>
          <table:table-cell office:value-type="float" office:value="13" calcext:value-type="float">
            <text:p>13</text:p>
          </table:table-cell>
          <table:table-cell table:formula="of:=COM.MICROSOFT.CONCAT([.A456]; &quot;.&quot;; [.B456])" office:value-type="string" office:string-value="44.13" calcext:value-type="string">
            <text:p>44.13</text:p>
          </table:table-cell>
          <table:table-cell office:value-type="string" calcext:value-type="string">
            <text:p>Toggle Settings: Hidden Series Toggle: Setting 'Show Hidden Series in lists' to false will hide the series marked for hiding. They will not show up in any of the lists, counts, or graphs will the toggle is false.</text:p>
          </table:table-cell>
          <table:table-cell table:formula="of:=COM.MICROSOFT.CONCAT([.C456]; &quot; &quot;; [.D456])" office:value-type="string" office:string-value="44.13 Toggle Settings: Hidden Series Toggle: Setting 'Show Hidden Series in lists' to false will hide the series marked for hiding. They will not show up in any of the lists, counts, or graphs will the toggle is false." calcext:value-type="string">
            <text:p>44.13 Toggle Settings: Hidden Series Toggle: Setting 'Show Hidden Series in lists' to false will hide the series marked for hiding. They will not show up in any of the lists, counts, or graphs will the toggle is fals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4" calcext:value-type="float">
            <text:p>44</text:p>
          </table:table-cell>
          <table:table-cell office:value-type="float" office:value="14" calcext:value-type="float">
            <text:p>14</text:p>
          </table:table-cell>
          <table:table-cell table:formula="of:=COM.MICROSOFT.CONCAT([.A457]; &quot;.&quot;; [.B457])" office:value-type="string" office:string-value="44.14" calcext:value-type="string">
            <text:p>44.14</text:p>
          </table:table-cell>
          <table:table-cell office:value-type="string" calcext:value-type="string">
            <text:p>Toggle Settings: Hidden Authors Toggle: Setting 'Show Hidden Authors in lists' to false will hide the authors marked for hiding. They will not show up in any of the lists, counts, or graphs will the toggle is false.</text:p>
          </table:table-cell>
          <table:table-cell table:formula="of:=COM.MICROSOFT.CONCAT([.C457]; &quot; &quot;; [.D457])" office:value-type="string" office:string-value="44.14 Toggle Settings: Hidden Authors Toggle: Setting 'Show Hidden Authors in lists' to false will hide the authors marked for hiding. They will not show up in any of the lists, counts, or graphs will the toggle is false." calcext:value-type="string">
            <text:p>44.14 Toggle Settings: Hidden Authors Toggle: Setting 'Show Hidden Authors in lists' to false will hide the authors marked for hiding. They will not show up in any of the lists, counts, or graphs will the toggle is fals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4" calcext:value-type="float">
            <text:p>44</text:p>
          </table:table-cell>
          <table:table-cell office:value-type="float" office:value="15" calcext:value-type="float">
            <text:p>15</text:p>
          </table:table-cell>
          <table:table-cell table:formula="of:=COM.MICROSOFT.CONCAT([.A458]; &quot;.&quot;; [.B458])" office:value-type="string" office:string-value="44.15" calcext:value-type="string">
            <text:p>44.15</text:p>
          </table:table-cell>
          <table:table-cell office:value-type="string" calcext:value-type="string">
            <text:p>Toggle Settings: Hidden Locations Toggle: Setting 'Show Hidden Locations in lists' to false will hide the locations marked for hiding. They will not show up in any of the lists, counts, or graphs will the toggle is false.</text:p>
          </table:table-cell>
          <table:table-cell table:formula="of:=COM.MICROSOFT.CONCAT([.C458]; &quot; &quot;; [.D458])" office:value-type="string" office:string-value="44.15 Toggle Settings: Hidden Locations Toggle: Setting 'Show Hidden Locations in lists' to false will hide the locations marked for hiding. They will not show up in any of the lists, counts, or graphs will the toggle is false." calcext:value-type="string">
            <text:p>44.15 Toggle Settings: Hidden Locations Toggle: Setting 'Show Hidden Locations in lists' to false will hide the locations marked for hiding. They will not show up in any of the lists, counts, or graphs will the toggle is fals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4" calcext:value-type="float">
            <text:p>44</text:p>
          </table:table-cell>
          <table:table-cell office:value-type="float" office:value="16" calcext:value-type="float">
            <text:p>16</text:p>
          </table:table-cell>
          <table:table-cell table:formula="of:=COM.MICROSOFT.CONCAT([.A459]; &quot;.&quot;; [.B459])" office:value-type="string" office:string-value="44.16" calcext:value-type="string">
            <text:p>44.16</text:p>
          </table:table-cell>
          <table:table-cell office:value-type="string" calcext:value-type="string">
            <text:p>Toggle Settings: Hidden Wishlist Books Toggle: Setting 'Show Hidden Wishlist Books in lists' to false will hide the books marked for hiding. They will not show up in the list, counts, or graphs will the toggle is false.</text:p>
          </table:table-cell>
          <table:table-cell table:formula="of:=COM.MICROSOFT.CONCAT([.C459]; &quot; &quot;; [.D459])" office:value-type="string" office:string-value="44.16 Toggle Settings: Hidden Wishlist Books Toggle: Setting 'Show Hidden Wishlist Books in lists' to false will hide the books marked for hiding. They will not show up in the list, counts, or graphs will the toggle is false." calcext:value-type="string">
            <text:p>44.16 Toggle Settings: Hidden Wishlist Books Toggle: Setting 'Show Hidden Wishlist Books in lists' to false will hide the books marked for hiding. They will not show up in the list, counts, or graphs will the toggle is false.</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4">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1">
          <table:table-cell office:value-type="float" office:value="45" calcext:value-type="float">
            <text:p>45</text:p>
          </table:table-cell>
          <table:table-cell table:number-columns-repeated="2"/>
          <table:table-cell office:value-type="string" calcext:value-type="string">
            <text:p>Book Search and Scan</text:p>
          </table:table-cell>
          <table:table-cell table:formula="of:=COM.MICROSOFT.CONCAT(&quot;Test &quot;;[.A461];&quot;: &quot;;[.D461])" office:value-type="string" office:string-value="Test 45: Book Search and Scan" calcext:value-type="string">
            <text:p>Test 45: Book Search and Scan</text:p>
          </table:table-cell>
          <table:table-cell table:formula="of:=IF(COUNTIF([.F462:.F466];&quot;Fail&quot;) &gt; 0; &quot;Fail&quot;; IF(COUNTBLANK([.F462:.F466]) &gt; 0; &quot;N/A&quot;; &quot;Pass&quot;))" office:value-type="string" office:string-value="Pass" calcext:value-type="string">
            <text:p>Pass</text:p>
          </table:table-cell>
          <table:table-cell table:formula="of:=IF(COUNTIF([.G462:.G466];&quot;Fail&quot;) &gt; 0; &quot;Fail&quot;; IF(COUNTBLANK([.G462:.G466]) &gt; 0; &quot;N/A&quot;; &quot;Pass&quot;))" office:value-type="string" office:string-value="Pass" calcext:value-type="string">
            <text:p>Pass</text:p>
          </table:table-cell>
          <table:table-cell table:formula="of:=IF(COUNTIF([.H462:.H466];&quot;Fail&quot;) &gt; 0; &quot;Fail&quot;; IF(COUNTBLANK([.H462:.H466]) &gt; 0; &quot;N/A&quot;; &quot;Pass&quot;))" office:value-type="string" office:string-value="Pass" calcext:value-type="string">
            <text:p>Pass</text:p>
          </table:table-cell>
          <table:table-cell table:formula="of:=IF(COUNTIF([.I462:.I466];&quot;Fail&quot;) &gt; 0; &quot;Fail&quot;; IF(COUNTBLANK([.I462:.I466]) &gt; 0; &quot;N/A&quot;; &quot;Pass&quot;))" office:value-type="string" office:string-value="N/A" calcext:value-type="string">
            <text:p>N/A</text:p>
          </table:table-cell>
          <table:table-cell table:formula="of:=IF(COUNTIF([.J462:.J466];&quot;Fail&quot;) &gt; 0; &quot;Fail&quot;; IF(COUNTBLANK([.J462:.J466]) &gt; 0; &quot;N/A&quot;; &quot;Pass&quot;))" office:value-type="string" office:string-value="N/A" calcext:value-type="string">
            <text:p>N/A</text:p>
          </table:table-cell>
          <table:table-cell table:formula="of:=IF(COUNTIF([.K462:.K466];&quot;Fail&quot;) &gt; 0; &quot;Fail&quot;; IF(COUNTBLANK([.K462:.K466]) &gt; 0; &quot;N/A&quot;; &quot;Pass&quot;))" office:value-type="string" office:string-value="N/A" calcext:value-type="string">
            <text:p>N/A</text:p>
          </table:table-cell>
          <table:table-cell table:formula="of:=IF(COUNTIF([.L462:.L466];&quot;Fail&quot;) &gt; 0; &quot;Fail&quot;; IF(COUNTBLANK([.L462:.L466]) &gt; 0; &quot;N/A&quot;; &quot;Pass&quot;))" office:value-type="string" office:string-value="N/A" calcext:value-type="string">
            <text:p>N/A</text:p>
          </table:table-cell>
          <table:table-cell table:formula="of:=IF(COUNTIF([.M462:.M466];&quot;Fail&quot;) &gt; 0; &quot;Fail&quot;; IF(COUNTBLANK([.M462:.M466]) &gt; 0; &quot;N/A&quot;; &quot;Pass&quot;))" office:value-type="string" office:string-value="N/A" calcext:value-type="string">
            <text:p>N/A</text:p>
          </table:table-cell>
          <table:table-cell table:formula="of:=IF(COUNTIF([.N462:.N466];&quot;Fail&quot;) &gt; 0; &quot;Fail&quot;; IF(COUNTBLANK([.N462:.N466]) &gt; 0; &quot;N/A&quot;; &quot;Pass&quot;))" office:value-type="string" office:string-value="N/A" calcext:value-type="string">
            <text:p>N/A</text:p>
          </table:table-cell>
          <table:table-cell table:number-columns-repeated="96"/>
          <table:table-cell table:style-name="Default" table:number-columns-repeated="16274"/>
        </table:table-row>
        <table:table-row table:style-name="ro1">
          <table:table-cell office:value-type="float" office:value="45" calcext:value-type="float">
            <text:p>45</text:p>
          </table:table-cell>
          <table:table-cell office:value-type="float" office:value="1" calcext:value-type="float">
            <text:p>1</text:p>
          </table:table-cell>
          <table:table-cell table:formula="of:=COM.MICROSOFT.CONCAT([.A462]; &quot;.&quot;; [.B462])" office:value-type="string" office:string-value="45.1" calcext:value-type="string">
            <text:p>45.1</text:p>
          </table:table-cell>
          <table:table-cell office:value-type="string" calcext:value-type="string">
            <text:p>Click the book search icon in the edit book view.</text:p>
          </table:table-cell>
          <table:table-cell table:formula="of:=COM.MICROSOFT.CONCAT([.C462]; &quot; &quot;; [.D462])" office:value-type="string" office:string-value="45.1 Click the book search icon in the edit book view." calcext:value-type="string">
            <text:p>45.1 Click the book search icon in the edit book view.</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5" calcext:value-type="float">
            <text:p>45</text:p>
          </table:table-cell>
          <table:table-cell office:value-type="float" office:value="2" calcext:value-type="float">
            <text:p>2</text:p>
          </table:table-cell>
          <table:table-cell table:formula="of:=COM.MICROSOFT.CONCAT([.A463]; &quot;.&quot;; [.B463])" office:value-type="string" office:string-value="45.2" calcext:value-type="string">
            <text:p>45.2</text:p>
          </table:table-cell>
          <table:table-cell office:value-type="string" calcext:value-type="string">
            <text:p>To scan a barcode, click 'Scan Barcode' and the camera will popup. The scanner will recognize all barcodes, but only approve book barcodes.</text:p>
          </table:table-cell>
          <table:table-cell table:formula="of:=COM.MICROSOFT.CONCAT([.C463]; &quot; &quot;; [.D463])" office:value-type="string" office:string-value="45.2 To scan a barcode, click 'Scan Barcode' and the camera will popup. The scanner will recognize all barcodes, but only approve book barcodes." calcext:value-type="string">
            <text:p>45.2 To scan a barcode, click 'Scan Barcode' and the camera will popup. The scanner will recognize all barcodes, but only approve book barcodes.</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5" calcext:value-type="float">
            <text:p>45</text:p>
          </table:table-cell>
          <table:table-cell office:value-type="float" office:value="3" calcext:value-type="float">
            <text:p>3</text:p>
          </table:table-cell>
          <table:table-cell table:formula="of:=COM.MICROSOFT.CONCAT([.A464]; &quot;.&quot;; [.B464])" office:value-type="string" office:string-value="45.3" calcext:value-type="string">
            <text:p>45.3</text:p>
          </table:table-cell>
          <table:table-cell office:value-type="string" calcext:value-type="string">
            <text:p>Once book barcode is scanned, it will automatically try to search for the book. If the book was found, it will display in the list. Click on the book to add the data to the previous screen. It will not override any existing data (example, you already have a title typed).</text:p>
          </table:table-cell>
          <table:table-cell table:formula="of:=COM.MICROSOFT.CONCAT([.C464]; &quot; &quot;; [.D464])" office:value-type="string" office:string-value="45.3 Once book barcode is scanned, it will automatically try to search for the book. If the book was found, it will display in the list. Click on the book to add the data to the previous screen. It will not override any existing data (example, you already have a title typed)." calcext:value-type="string">
            <text:p>45.3 Once book barcode is scanned, it will automatically try to search for the book. If the book was found, it will display in the list. Click on the book to add the data to the previous screen. It will not override any existing data (example, you already have a title typ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3">
          <table:table-cell office:value-type="float" office:value="45" calcext:value-type="float">
            <text:p>45</text:p>
          </table:table-cell>
          <table:table-cell office:value-type="float" office:value="4" calcext:value-type="float">
            <text:p>4</text:p>
          </table:table-cell>
          <table:table-cell table:formula="of:=COM.MICROSOFT.CONCAT([.A465]; &quot;.&quot;; [.B465])" office:value-type="string" office:string-value="45.4" calcext:value-type="string">
            <text:p>45.4</text:p>
          </table:table-cell>
          <table:table-cell office:value-type="string" calcext:value-type="string">
            <text:p>To search on just a ISBN (Book Identifier), you can type in the number and click search. If book was found, click on it to add. It will not override any existing data (example, you already have a title typed).</text:p>
          </table:table-cell>
          <table:table-cell table:formula="of:=COM.MICROSOFT.CONCAT([.C465]; &quot; &quot;; [.D465])" office:value-type="string" office:string-value="45.4 To search on just a ISBN (Book Identifier), you can type in the number and click search. If book was found, click on it to add. It will not override any existing data (example, you already have a title typed)." calcext:value-type="string">
            <text:p>45.4 To search on just a ISBN (Book Identifier), you can type in the number and click search. If book was found, click on it to add. It will not override any existing data (example, you already have a title typed).</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1">
          <table:table-cell office:value-type="float" office:value="45" calcext:value-type="float">
            <text:p>45</text:p>
          </table:table-cell>
          <table:table-cell office:value-type="float" office:value="5" calcext:value-type="float">
            <text:p>5</text:p>
          </table:table-cell>
          <table:table-cell table:formula="of:=COM.MICROSOFT.CONCAT([.A466]; &quot;.&quot;; [.B466])" office:value-type="string" office:string-value="45.5" calcext:value-type="string">
            <text:p>45.5</text:p>
          </table:table-cell>
          <table:table-cell office:value-type="string" calcext:value-type="string">
            <text:p>Add or edit any additional data before saving.</text:p>
          </table:table-cell>
          <table:table-cell table:formula="of:=COM.MICROSOFT.CONCAT([.C466]; &quot; &quot;; [.D466])" office:value-type="string" office:string-value="45.5 Add or edit any additional data before saving." calcext:value-type="string">
            <text:p>45.5 Add or edit any additional data before saving.</text:p>
          </table:table-cell>
          <table:table-cell table:number-columns-repeated="3" office:value-type="string" calcext:value-type="string">
            <text:p>Pass</text:p>
          </table:table-cell>
          <table:table-cell table:number-columns-repeated="102"/>
          <table:table-cell table:style-name="Default" table:number-columns-repeated="16274"/>
        </table:table-row>
        <table:table-row table:style-name="ro2">
          <table:table-cell table:style-name="ce6" table:number-columns-repeated="4"/>
          <table:table-cell table:style-name="ce2"/>
          <table:table-cell table:style-name="ce5" table:number-columns-repeated="9"/>
          <table:table-cell table:style-name="ce11" table:number-columns-repeated="66"/>
          <table:table-cell table:style-name="ce13" table:number-columns-repeated="30"/>
          <table:table-cell table:style-name="Default" table:number-columns-repeated="16274"/>
        </table:table-row>
        <table:table-row table:style-name="ro2" table:number-rows-repeated="1048108">
          <table:table-cell table:number-columns-repeated="110"/>
          <table:table-cell table:style-name="Default" table:number-columns-repeated="16274"/>
        </table:table-row>
        <table:table-row table:style-name="ro2">
          <table:table-cell table:number-columns-repeated="110"/>
          <table:table-cell table:style-name="Default" table:number-columns-repeated="16274"/>
        </table:table-row>
        <calcext:conditional-formats>
          <calcext:conditional-format calcext:target-range-address="Sheet1.O1:Sheet1.DF1048576 Sheet1.F1:Sheet1.N1 Sheet1.F10:Sheet1.G1048576 Sheet1.G2:Sheet1.N2 Sheet1.H3:Sheet1.N1048576 Sheet1.F3:Sheet1.N9 Sheet1.F2:Sheet1.F9">
            <calcext:condition calcext:apply-style-name="ConditionalStyle_1" calcext:value="=&quot;N/A&quot;" calcext:base-cell-address="Sheet1.F1"/>
            <calcext:condition calcext:apply-style-name="ConditionalStyle_3" calcext:value="=&quot;Fail&quot;" calcext:base-cell-address="Sheet1.F1"/>
            <calcext:condition calcext:apply-style-name="ConditionalStyle_2" calcext:value="=&quot;Pass&quot;" calcext:base-cell-address="Sheet1.F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ptos Narrow" svg:font-family="'Aptos Narrow'"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ptos Narrow" fo:font-family="'Aptos Narrow'"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ffefbd"/>
      <style:text-properties fo:color="#ffc000">
        <loext:char-complex-color loext:theme-type="dark1" loext:color-type="theme"/>
      </style:text-properties>
    </style:style>
    <style:style style:name="ConditionalStyle_5f_3" style:display-name="ConditionalStyle_3" style:family="table-cell" style:parent-style-name="Default">
      <style:table-cell-properties fo:background-color="#ffb3b3"/>
      <style:text-properties fo:color="#ff0000">
        <loext:char-complex-color loext:theme-type="dark1" loext:color-type="theme"/>
      </style:text-properties>
    </style:style>
    <style:style style:name="ConditionalStyle_5f_2" style:display-name="ConditionalStyle_2" style:family="table-cell" style:parent-style-name="Default">
      <style:table-cell-properties fo:background-color="#92d050"/>
      <style:text-properties fo:color="#196b24">
        <loext:char-complex-color loext:theme-type="accent3" loext:color-type="theme"/>
      </style:text-properties>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24">00/00/0000</text:date>, <text:time style:data-style-name="N2" text:time-value="12:10:19.445918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elena Phillips</meta:initial-creator>
    <meta:creation-date>2025-12-18T15:50:36</meta:creation-date>
    <dc:date>2026-03-24T13:56:51.364724000</dc:date>
    <meta:generator>LibreOffice/25.8.5.2$Windows_X86_64 LibreOffice_project/9c8b85f387cc00a89945a79c9e6239f32e450ac2</meta:generator>
    <meta:editing-duration>PT4H17S</meta:editing-duration>
    <meta:editing-cycles>26</meta:editing-cycles>
    <meta:document-statistic meta:table-count="1" meta:cell-count="3556" meta:object-count="0"/>
    <meta:user-defined meta:name="AppVersion">16.0300</meta:user-defined>
  </office:meta>
</office:document-meta>
</file>